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乌克兰欢迎45名亚速营战斗人员归来，并归还3名俄罗斯飞行员</text:span>
</text:h>
      <text:p text:style-name="P4">
Author: chinese@voanews.com (美国之音)</text:p>
      <text:p text:style-name="P4">
Publisher: 美国之音中文网 (Type: NewsMediaOrganization)</text:p>
      <text:p text:style-name="P4">
Published Time: 2023-05-07T03:51:23+08:00</text:p>
      <text:p text:style-name="P4">
Modified Time: 2023-05-06 19:51:23Z</text:p>
      <text:p text:style-name="P4">
Description: 乌克兰星期六欢迎去年在马里乌波尔战斗中被俘的45名亚速营战斗人员归来，俄罗斯同时说基辅释放了3名俄罗斯飞行员。显然是战俘交换的细节依然不明。</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e-russia-exchange-pows-20230506/7081868.html" text:style-name="Internet_20_link" text:visited-style-name="Visited_20_Internet_20_Link">
https://www.voachinese.com/a/ukraine-russia-exchange-pows-20230506/7081868.html</text:a>
</text:p>
      <!--NEWS-->
      <text:h text:style-name="P10" text:outline-level="1">
<text:span text:style-name="T4">
中国外长要求巴基斯坦克服政治不稳定</text:span>
</text:h>
      <text:p text:style-name="P4">
Author: chinese@voanews.com (萨拉·扎曼)</text:p>
      <text:p text:style-name="P4">
Publisher: 美国之音中文网 (Type: NewsMediaOrganization)</text:p>
      <text:p text:style-name="P4">
Published Time: 2023-05-07T05:00:41+08:00</text:p>
      <text:p text:style-name="P4">
Modified Time: 2023-05-06 21:00:41Z</text:p>
      <text:p text:style-name="P4">
Description: 中国外长秦刚要求巴基斯坦克服政治分歧，为经济进步铺路。</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china-ask-pakistan-to-overcome-instability-20230506/7081894.html" text:style-name="Internet_20_link" text:visited-style-name="Visited_20_Internet_20_Link">
https://www.voachinese.com/a/china-ask-pakistan-to-overcome-instability-20230506/7081894.html</text:a>
</text:p>
      <!--NEWS-->
      <text:h text:style-name="P10" text:outline-level="1">
<text:span text:style-name="T4">
研究：与中国等重要经济体脱钩将严重打击德国经济</text:span>
</text:h>
      <text:p text:style-name="P4">
Author: None (Language: zh)</text:p>
      <text:p text:style-name="P4">
Publisher: None</text:p>
      <text:p text:style-name="P4">
Time: 2023-05-07T06:52:00Z</text:p>
      <text:p text:style-name="P4">
Description: 根据一项新的研究，与中国和欧盟以外的其他重要经济体脱钩，将对德国经济造成非常大的打击。发表该研究的著名经济学家费尔伯梅尔提醒政治家必须非常谨慎地处理脱钩问题。</text:p>
      <text:p text:style-name="P4">
Videos: []</text:p>
      <text:p text:style-name="P4">
Images: ["<text:a xlink:type="simple" xlink:href="https://static.dw.com/image/61554314_303.jpg" text:style-name="Internet_20_link" text:visited-style-name="Visited_20_Internet_20_Link">
61554314_303.jpg</text:a>
", "<text:a xlink:type="simple" xlink:href="https://static.dw.com/image/52008981_401.jpg" text:style-name="Internet_20_link" text:visited-style-name="Visited_20_Internet_20_Link">
52008981_401.jpg</text:a>
"]</text:p>
      <text:p text:style-name="P4">
Subject: 经济纵横</text:p>
      <text:p text:style-name="P4">
Subjects: ['奥巴马', '希腊债务危机', '欧债危机', '欧盟', '乌克兰', '戴安娜', '岛屿主权争端', '专题报道：全景观看“习马会”', '诺贝尔奖', '欧洲难民危机']</text:p>
      <text:p text:style-name="P4">
Keywords: ['脱钩', '中国', '德国', '美国', '欧盟', '瑞士', '英国', 'Gabriel Felbermayr', '经济研究所', '加布里埃尔·费尔伯梅尔', '奥地利']</text:p>
      <text:p text:style-name="P4">
ID: 65519064</text:p>
      <!--METADATA-->
      <text:p text:style-name="P4">
<text:a xlink:type="simple" xlink:href="https://www.dw.com/zh/overlay/image/article/65519064/61554314" text:style-name="Internet_20_link" text:visited-style-name="Visited_20_Internet_20_Link">
 <draw:frame draw:style-name="fr1" draw:name="Image2" text:anchor-type="as-char" svg:width="6.9236in" svg:height="3.896998in" draw:z-index="0">
<draw:image xlink:href="../Images/dwzh/2023-05-07T06-52-00Z/61554314_303.jpg" xlink:type="simple" xlink:show="embed" xlink:actuate="onLoad" draw:mime-type="image/jpeg"/>
</draw:frame>
</text:a>
</text:p>
      <text:p text:style-name="P4">
德国经济严重依赖对外贸易</text:p>
      <text:p text:style-name="P4">
（德国之声中文网）如果德国真的停止和中国的中间产品及初级产品贸易，那么，德国的实际国内生产总值可能会缩水2%。德国与英国的产品链脱钩也将使德国的GDP缩水2%，如果和美国的产品链脱钩，德国经济甚至将缩水3%。这是奥地利经济研究所所长加布里埃尔·费尔伯梅尔（GabrielFelbermayr）本周四发表的一项最新研究的估算。该研究受慕尼黑家族企业基金会委托，背景是关于德国经济对中国及其他国家依赖性的政治讨论。合作作者为科勒布斯（OliverKrebs）。费尔伯梅尔是德语界最著名的经济学家之一，曾在慕尼黑Ifo研究所工作多年，2019 年至 2021 年担任基尔世界经济研究所所长。 自2021年以来担任奥地利经济研究所所长。</text:p>
      <text:p text:style-name="P4">
该研究强调指出，德国断绝与其他国家的进口关系总是比断绝出口关系代价更高，但与中国的贸易正好相反。如果完全切断德国与欧盟及世界其他地区的工业中间产品和初级产品贸易，那么德国公民的实际收入将在短期内下降20%。实际收入是反映购买力的经济指标，为家庭收入除以消费者物价指数。</text:p>
      <text:p text:style-name="P4">
加布里埃尔·费尔伯梅尔和科勒布斯在研究中写道，脱钩将对国民经济产生长期影响，"因此，政治家必须非常谨慎地处理这个问题，即便采取的措施还不足以与个别供应国或部门完全脱钩。"该研究明确提到了 <text:a xlink:type="simple" xlink:href="https://www.dw.com/zh/zh/欧盟离战略自主还有多远/a-64286779" text:style-name="Internet_20_link" text:visited-style-name="Visited_20_Internet_20_Link">
 </text:a>
 。</text:p>
      <text:p text:style-name="P4">
<draw:frame draw:style-name="fr1" draw:name="Image3" text:anchor-type="as-char" svg:width="6.9236in" svg:height="3.896998in" draw:z-index="0">
<draw:image xlink:href="../Images/dwzh/2023-05-07T06-52-00Z/52008981_401.jpg" xlink:type="simple" xlink:show="embed" xlink:actuate="onLoad" draw:mime-type="image/jpeg"/>
</draw:frame>
</text:p>
      <text:p text:style-name="P4">
奥地利经济研究所所长加布里埃尔·费尔伯梅尔（Gabriel Felbermayr）</text:p>
      <text:h text:style-name="P12" text:outline-level="3">
<text:span text:style-name="T4">
脱钩对各经济部门和地区影响不一</text:span>
</text:h>
      <text:p text:style-name="P4">
根据模型计算，与其他国家脱钩对各个经济部门和地区会产生不同的影响。从长远来看，德国经济可以弥补部分损失。 尤其受到脱钩影响的会是食品、化工、汽车和建筑行业。两位研究者还模拟了与欧盟的关系不受政治争议影响或影响轻微的国家，其中包括瑞士。 根据这项研究，如果与瑞士的中间贸易中断，将主要损害比邻的德国巴登-符腾堡州。</text:p>
      <text:p text:style-name="P4">
家族企业基金会主席克施多夫（RainerKirchdörfer）评论说，新冠危机和乌克兰危机促使政界和企业重新评估供应链和依赖性，这是明智的，但研究也表明，"全球贸易的优势通常无可匹敌。"</text:p>
      <text:p text:style-name="P4">
德国对其它经济体的依赖从最新出口数据也可见一斑。根据德国联邦统计局5月4日公布的数据，由于世界两大经济体美国和中国以及欧盟的需求疲软，德国3月份出口意外大幅下滑，与2月相比下降了5.2%，降至1297 亿欧元。</text:p>
      <text:p text:style-name="P4">
(德新社）</text:p>
      <text:p text:style-name="P4">
Source: <text:a xlink:type="simple" xlink:href="https://www.dw.com/zh/研究：与中国等重要经济体脱钩将严重打击德国经济/a-65519064" text:style-name="Internet_20_link" text:visited-style-name="Visited_20_Internet_20_Link">
https://www.dw.com/zh/研究：与中国等重要经济体脱钩将严重打击德国经济/a-65519064?maca=chi-rss-chi-all-1127-rdf</text:a>
</text:p>
      <!--NEWS-->
      <text:h text:style-name="P10" text:outline-level="1">
<text:span text:style-name="T4">
欧盟19国呼吁减少制药工业对中国的依赖</text:span>
</text:h>
      <text:p text:style-name="P4">
Author: None (Language: zh)</text:p>
      <text:p text:style-name="P4">
Publisher: None</text:p>
      <text:p text:style-name="P4">
Time: 2023-05-07T06:53:00Z</text:p>
      <text:p text:style-name="P4">
Description: 欧盟近日公布的一份文件显示，欧盟19个成员国正在推动相关措施，以减少欧盟在进口药物成分方面对中国市场的高度依赖。</text:p>
      <text:p text:style-name="P4">
Videos: []</text:p>
      <text:p text:style-name="P4">
Images: ["<text:a xlink:type="simple" xlink:href="https://static.dw.com/image/64177542_303.jpeg" text:style-name="Internet_20_link" text:visited-style-name="Visited_20_Internet_20_Link">
64177542_303....</text:a>
", "<text:a xlink:type="simple" xlink:href="https://static.dw.com/image/65470580_401.jpg" text:style-name="Internet_20_link" text:visited-style-name="Visited_20_Internet_20_Link">
65470580_401.jpg</text:a>
"]</text:p>
      <text:p text:style-name="P4">
Subject: 新闻广角</text:p>
      <text:p text:style-name="P4">
Subjects: ['德中关系', '希腊债务危机', '欧债危机', '欧盟', '乌克兰', '岛屿主权争端', '专题报道：全景观看“习马会”', '诺贝尔奖', '欧洲难民危机', '欧洲']</text:p>
      <text:p text:style-name="P4">
Keywords: ['制药业', '有效成分', '经济依赖', '中国', '欧盟']</text:p>
      <text:p text:style-name="P4">
ID: 65501791</text:p>
      <!--METADATA-->
      <text:p text:style-name="P4">
<text:a xlink:type="simple" xlink:href="https://www.dw.com/zh/overlay/image/article/65501791/64177542" text:style-name="Internet_20_link" text:visited-style-name="Visited_20_Internet_20_Link">
 <draw:frame draw:style-name="fr1" draw:name="Image4" text:anchor-type="as-char" svg:width="6.9236in" svg:height="3.896998in" draw:z-index="0">
<draw:image xlink:href="../Images/dwzh/2023-05-07T06-53-00Z/64177542_303.jpeg" xlink:type="simple" xlink:show="embed" xlink:actuate="onLoad" draw:mime-type="image/jpeg"/>
</draw:frame>
</text:a>
</text:p>
      <text:p text:style-name="P4">
（德国之声中文网）不久前，欧盟提出了修正制药业法律规范的建议。欧盟拥有产值1369亿欧元的制药工业。欧盟委员会提出的法律草案旨在重新激活对制药工业的投资热情，以改善药物的供给状况，并使药物价格恢复常态。受疫情防控的影响，卫生保健领域的预算出现严重不足。</text:p>
      <text:p text:style-name="P4">
不过，签署上述文件的国家，其中包括比利时、法国、西班牙以及德国要求欧盟制定《关键性药品法》，以确保欧盟在核心药物领域的供给安全。</text:p>
      <text:p text:style-name="P4">
目前世界各国药物生产均高度依赖于为数不多的几家中国生产商以及他们生产的药物有效成分，这一现状引起了相关国家的担忧。符合欧盟标准的药物有效成分中，有50%以上来自中国五家企业。</text:p>
      <text:p text:style-name="P4">
<draw:frame draw:style-name="fr1" draw:name="Image5" text:anchor-type="as-char" svg:width="6.9236in" svg:height="3.896998in" draw:z-index="0">
<draw:image xlink:href="../Images/dwzh/2023-05-07T06-53-00Z/65470580_401.jpg" xlink:type="simple" xlink:show="embed" xlink:actuate="onLoad" draw:mime-type="image/jpeg"/>
</draw:frame>
</text:p>
      <text:p text:style-name="P4">
常用药供给不足的问题已经困扰德国数月之久。</text:p>
      <text:p text:style-name="P4">
相关文件中写道：“欧盟对少数几个地区的几家生产商产生了越来越严重的依赖。2019年，全球范围内，40%以上的API（（活性药物成分）来自中国。而在中间产品领域，全球几乎所有API厂家都离不开中国。”</text:p>
      <text:p text:style-name="P4">
欧盟委员会计划对一系列关键药物加强管控， <text:a xlink:type="simple" xlink:href="https://www.dw.com/zh/zh/欧洲儿童药物短缺-多国医师联署呼吁解决/a-65471846" text:style-name="Internet_20_link" text:visited-style-name="Visited_20_Internet_20_Link">
 </text:a>
。文件中称：“对于上述药物的供应情况必须予以监控，并对全球供应链进行追踪，以便及时发现潜在的供应商和薄弱环节。”</text:p>
      <text:p text:style-name="P4">
文件中称，对于已经多次出现短缺的药物应率先实施监控。除此之外，有关国家还希望欧盟能出台具体措施，允许各国在无法找到替代供应商和替代性药品的极端情况下，展开互助行动。</text:p>
      <text:p text:style-name="P4">
（路透社）</text:p>
      <text:p text:style-name="P4">
Source: <text:a xlink:type="simple" xlink:href="https://www.dw.com/zh/欧盟19国呼吁减少制药工业对中国的依赖/a-65501791" text:style-name="Internet_20_link" text:visited-style-name="Visited_20_Internet_20_Link">
https://www.dw.com/zh/欧盟19国呼吁减少制药工业对中国的依赖/a-65501791?maca=chi-rss-chi-all-1127-rdf</text:a>
</text:p>
      <!--NEWS-->
      <text:h text:style-name="P10" text:outline-level="1">
<text:span text:style-name="T4">
英警在查尔斯三世加冕典礼逮捕逾50人</text:span>
</text:h>
      <text:p text:style-name="P4">
Author: 联合早报 (Person)</text:p>
      <text:p text:style-name="P4">
Publisher: 联合早报 (Organization)</text:p>
      <text:p text:style-name="P4">
Published Time: 2023-05-07T06:57</text:p>
      <text:p text:style-name="P4">
Modified Time: 2023-05-07T08:01</text:p>
      <text:p text:style-name="P4">
Description: 英国警方星期六（5月6日）在国王查尔斯三世举行加冕仪式期间，逮捕了反君主制团体领袖，以及另外51名抗议者。路透社报道，伦敦市警局局长芬德利发声明说：“针对我们星期六上午的逮捕行动，...</text:p>
      <text:p text:style-name="P4">
Videos: []</text:p>
      <text:p text:style-name="P4">
Audios: []</text:p>
      <text:p text:style-name="P4">
Images: []</text:p>
      <text:p text:style-name="P4">
Type: NewsArticle</text:p>
      <text:p text:style-name="P4">
Breadcrumbs: ['即时', '国际']</text:p>
      <text:p text:style-name="P4">
Keywords: ['查尔斯三世', '英国', '伦敦', '示威', '抗议', '英国王室']</text:p>
      <!--METADATA-->
      <text:p text:style-name="P4">
英国警方星期六（5月6日）在国王 <text:a xlink:type="simple" xlink:href="https://www.zaobao.com/keywords/king-charles-iii" text:style-name="Internet_20_link" text:visited-style-name="Visited_20_Internet_20_Link">
 </text:a>
 举行 <text:a xlink:type="simple" xlink:href="https://www.zaobao.com/realtime/world/story20230506-1391537" text:style-name="Internet_20_link" text:visited-style-name="Visited_20_Internet_20_Link">
</text:a>
 ， <text:a xlink:type="simple" xlink:href="https://www.zaobao.com/realtime/world/story20230506-1391516" text:style-name="Internet_20_link" text:visited-style-name="Visited_20_Internet_20_Link">
</text:a>
 ，以及另外51名抗议者。</text:p>
      <text:p text:style-name="P4">
路透社报道，伦敦市警局局长芬德利发声明说：“针对我们星期六上午的逮捕行动，我们完全理解公众对这起事件的担忧。”</text:p>
      <text:p text:style-name="P4">
芬德利指出：“在过去24小时里，警方收到抗议者决心破坏加冕典礼游行的信息后，便采取了行动。”</text:p>
      <text:p text:style-name="P4">
在加冕仪式当天，数百名身着黄衣的反君主制团体“共和国”（Republic）成员聚集在伦敦特拉法尔加广场，高举“不是我的国王”“你不觉得这一切有点傻吗？”等抗议标语，以及发出嘘声，反对查尔斯三世的加冕仪式。</text:p>
      <text:p text:style-name="P4">
另据日前报道，“共和国”的领袖史密斯（Graham Smith）已被警方逮捕，但这一消息尚未得到英警证实。</text:p>
      <text:p text:style-name="P4">
英国警方强调，他们之所以发起逮捕行动，是为了避免示威者以油漆损坏公共纪念碑等方式，扰乱加冕典礼；52名抗议者目前仍在拘留中。</text:p>
      <text:p text:style-name="P4">
英国民调显示，大多数人仍希望保留王室，但这一支持率呈长期下滑的趋势。</text:p>
      <text:p text:style-name="P4">
据民调机构YouGov上月公布的数据，英国有64%的人说他们对加冕仪式只有一点兴趣或没有兴趣；在18岁至24岁的群体中，这一数字上升到75%。</text:p>
      <text:p text:style-name="P4">
Source: <text:a xlink:type="simple" xlink:href="https://www.zaobao.com.sg/realtime/world/story20230507-1391700" text:style-name="Internet_20_link" text:visited-style-name="Visited_20_Internet_20_Link">
https://www.zaobao.com.sg/realtime/world/story20230507-1391700</text:a>
</text:p>
      <!--NEWS-->
      <text:h text:style-name="P10" text:outline-level="1">
<text:span text:style-name="T4">
民调：八成日本人认为日本重男轻女</text:span>
</text:h>
      <text:p text:style-name="P4">
Author: None (Language: zh)</text:p>
      <text:p text:style-name="P4">
Publisher: None</text:p>
      <text:p text:style-name="P4">
Time: 2023-05-07T07:14:00Z</text:p>
      <text:p text:style-name="P4">
Description: 日本内阁府最近发布的一次的调查显示，日本社会在教育、就业、政治和其他各个方面，都存在严重的性别不平等现象。</text:p>
      <text:p text:style-name="P4">
Videos: []</text:p>
      <text:p text:style-name="P4">
Images: ["<text:a xlink:type="simple" xlink:href="https://static.dw.com/image/65332883_303.jpg" text:style-name="Internet_20_link" text:visited-style-name="Visited_20_Internet_20_Link">
65332883_303.jpg</text:a>
", "<text:a xlink:type="simple" xlink:href="https://static.dw.com/image/65464152_401.jpg" text:style-name="Internet_20_link" text:visited-style-name="Visited_20_Internet_20_Link">
65464152_401.jpg</text:a>
", "<text:a xlink:type="simple" xlink:href="https://static.dw.com/image/65464125_401.jpg" text:style-name="Internet_20_link" text:visited-style-name="Visited_20_Internet_20_Link">
65464125_401.jpg</text:a>
"]</text:p>
      <text:p text:style-name="P4">
Subject: 文化经纬</text:p>
      <text:p text:style-name="P4">
Subjects: []</text:p>
      <text:p text:style-name="P4">
Keywords: ['德国之声系列报道：打破藩篱的亚洲女性们']</text:p>
      <text:p text:style-name="P4">
ID: 65481659</text:p>
      <!--METADATA-->
      <text:p text:style-name="P4">
<text:a xlink:type="simple" xlink:href="https://www.dw.com/zh/overlay/image/article/65481659/65332883" text:style-name="Internet_20_link" text:visited-style-name="Visited_20_Internet_20_Link">
 <draw:frame draw:style-name="fr1" draw:name="Image6" text:anchor-type="as-char" svg:width="6.9236in" svg:height="3.896998in" draw:z-index="0">
<draw:image xlink:href="../Images/dwzh/2023-05-07T07-14-00Z/65332883_303.jpg" xlink:type="simple" xlink:show="embed" xlink:actuate="onLoad" draw:mime-type="image/jpeg"/>
</draw:frame>
</text:a>
</text:p>
      <text:p text:style-name="P4">
日本女性在教育、就业、政治等方面遭受诸多不平等待遇</text:p>
      <text:p text:style-name="P4">
（德国之声中文网）将近80%的日本人认为这个亚洲国家的社会重男轻女，这是日本内阁府最近发布的一次的调查结论。调查显示，只有14.7%的居民认为日本的女性受到平等对待。该研究强调了所有领域都存在严重的性别不平等——  从政治到教育到"社会接受的观念、习俗和惯例。</text:p>
      <text:p text:style-name="P4">
在社会的哪些领域存在最严重的不平等现象？近82%的受访者回答说：政治领域；超过64%的受访者说：工作场所。此外，近60%的人强调了家庭生活：社会习俗规定妇女要做饭、打扫卫生、管理家庭和抚养孩子。</text:p>
      <text:p text:style-name="P4">
<draw:frame draw:style-name="fr1" draw:name="Image7" text:anchor-type="as-char" svg:width="6.9236in" svg:height="3.896998in" draw:z-index="0">
<draw:image xlink:href="../Images/dwzh/2023-05-07T07-14-00Z/65464152_401.jpg" xlink:type="simple" xlink:show="embed" xlink:actuate="onLoad" draw:mime-type="image/jpeg"/>
</draw:frame>
</text:p>
      <text:p text:style-name="P4">
3月8日国际妇女节在东京举行的抗议活动。一名妇女举起标语牌，心形图案内写着：结束父权制。</text:p>
      <text:p text:style-name="P4">
"民意调查结果并不让我感到惊讶。不幸的是，似乎没有什么变化，没有好转。"广岛大学社会学教授和骚扰案件联系人北中千里（Chisato Kitanaka） 说。</text:p>
      <text:p text:style-name="P4">
"这在日本社会的各个方面都是一个问题。这可能在收入差异以及女性的就业机会方面最为明显。"她告诉德国之声，"大学毕业的年轻女性拥有与男性相同的技能和知识，但雇用她们的公司和组织往往停留在老旧的思维方式上。"她说，他们认为女性会在几年后离开公司结婚生子，"因此，他们为女性提供与男性员工相同的培训和晋升机会是没有意义的。"</text:p>
      <text:h text:style-name="P12" text:outline-level="3">
<text:span text:style-name="T4">
日本妇女有话说</text:span>
</text:h>
      <text:h text:style-name="P12" text:outline-level="3">
<text:span text:style-name="T4">
在教育领域也不平等</text:span>
</text:h>
      <text:p text:style-name="P4">
<text:a xlink:type="simple" xlink:href="https://www.dw.com/zh/zh/森喜郎失言風波日本政壇女性弱勢現象/a-56558078" text:style-name="Internet_20_link" text:visited-style-name="Visited_20_Internet_20_Link">
 </text:a>
在全球议会联盟（IPU）监测的180个国家中，日本排名第165位。在最近的下议院选举中，只有18%的候选人是女性。</text:p>
      <text:p text:style-name="P4">
至少在教育领域，男女之间是平等的  ——  至少这是长期以来的假设。但这也不是真的，东京天普大学政治学教授村上广美 (Hiromi Murakami)说，"这种差异可能不那么明显。但近年来发生了一些丑闻，大学更青睐男性申请者而不是考试成绩更好的女性。"</text:p>
      <text:p text:style-name="P4">
欧洲就业和社会权利专员施密特（NicolasSchmit）最近在日本参加七国集团劳工部长会议时，对那里的性别不平等感到惊讶。他随后对共同社记者说，我们需要发出明确而有力的声明。</text:p>
      <text:h text:style-name="P12" text:outline-level="3">
<text:span text:style-name="T4">
来自保守派的逆流</text:span>
</text:h>
      <text:p text:style-name="P4">
日本首相岸田文雄也强调了这一点，他已指示内阁和劳动力市场专家，确保日本大型企业的行政职位到2030年拥有30%的女性。岸田文雄说，更高的工资、更多的晋升和结束对妇女的社会暴力，对于妇女在公司获得更多的高层职位至关重要。</text:p>
      <text:p text:style-name="P4">
<draw:frame draw:style-name="fr1" draw:name="Image8" text:anchor-type="as-char" svg:width="6.9236in" svg:height="3.896998in" draw:z-index="0">
<draw:image xlink:href="../Images/dwzh/2023-05-07T07-14-00Z/65464125_401.jpg" xlink:type="simple" xlink:show="embed" xlink:actuate="onLoad" draw:mime-type="image/jpeg"/>
</draw:frame>
</text:p>
      <text:p text:style-name="P4">
日本妇女在东京抗议争取平等权利。抗议牌上的照片显示了一男一女穿着商务装并排而坐。</text:p>
      <text:p text:style-name="P4">
价值观保守的传统主义者不同意女性在工作场所遭受歧视的说法。"我不认为女性在日本社会处于不利地位。长期以来，一直有法律保障她们与男性享有同等权利。"福井县立大学的研究员岛田洋一（YoichiShimada）说，"也许劣势是由于社会期望女性应该是孩子的主要照料者。但这并不是一个罕见的问题。在世界其他地方，比如美国或欧洲也是如此。这不是一个大问题。"</text:p>
      <text:p text:style-name="P4">
正是这种态度，让社会学家北中千里对日本真正变革的机会非常悲观。"这些态度在我们的社会中根深蒂固。"她说，"也许会有变化，但它会逐渐地而且非常缓慢地到来。"</text:p>
      <text:p text:style-name="P4">
Source: <text:a xlink:type="simple" xlink:href="https://www.dw.com/zh/民调：八成日本人认为日本重男轻女/a-65481659" text:style-name="Internet_20_link" text:visited-style-name="Visited_20_Internet_20_Link">
https://www.dw.com/zh/民调：八成日本人认为日本重男轻女/a-65481659?maca=chi-rss-chi-all-1127-rdf</text:a>
</text:p>
      <!--NEWS-->
      <text:h text:style-name="P10" text:outline-level="1">
<text:span text:style-name="T4">
美国得州商场枪击事件 酿九死七伤</text:span>
</text:h>
      <text:p text:style-name="P4">
Author: 联合早报 (Person)</text:p>
      <text:p text:style-name="P4">
Publisher: 联合早报 (Organization)</text:p>
      <text:p text:style-name="P4">
Published Time: 2023-05-07T07:18</text:p>
      <text:p text:style-name="P4">
Modified Time: 2023-05-07T11:56</text:p>
      <text:p text:style-name="P4">
Description: 美国得克萨斯州一家繁忙的商场星期六（5月6日）发生枪击事件，造成包括枪手在内至少九人死亡，另有七人受伤。综合路透社和法新社报道，发生枪击事件的Allen Premium Outle...</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得克萨斯州', '枪击案', '美国枪击', '枪击事件']</text:p>
      <!--METADATA-->
      <text:p text:style-name="P4">
美国得克萨斯州一家繁忙的商场星期六（5月6日）发生枪击事件，造成包括枪手在内至少九人死亡，另有七人受伤。</text:p>
      <text:p text:style-name="P4">
综合路透社和法新社报道，发生枪击事件的Allen PremiumOutlets商场位于达拉斯东北部约40公里的艾伦市（Allen）。该市消防局局长博伊德说，救援人员将至少九名伤者送往地区医院，其中两人已死亡、另有三人情况危急。</text:p>
      <text:p text:style-name="P4">
达拉斯市警察局长哈维（Brian Harvey）在新闻发布会上说，这名枪手在商场外开始射击后，被一名警察击毙，枪手相信是单独行动。</text:p>
      <text:p text:style-name="P4">
<draw:frame draw:style-name="fr1" draw:name="Image9" text:anchor-type="as-char" svg:width="6.9236in" svg:height="4.615733in" draw:z-index="0">
<draw:image xlink:href="../Images/zaobao world/2023-05-07T07-18/000000.png" xlink:type="simple" xlink:show="embed" xlink:actuate="onLoad" draw:mime-type="image/png"/>
</draw:frame>
 这起枪击事件造成多人伤亡。（路透社）</text:p>
      <text:p text:style-name="P4">
据悉，袭击在当地时间下午3时30分（新加坡7日凌晨4时30分）发生时，商场里刚好有一名警察正在处理与枪击无关的事情。</text:p>
      <text:p text:style-name="P4">
哈维说：“他（这名警员）听到了枪声，走到枪声处，与嫌疑人交火后将他制服，随后叫来了救护车。”</text:p>
      <text:p text:style-name="P4">
当局尚未公布枪手的身份信息，当警员赶到现场时，枪手与另外六名死者都在商场里，包括一名年仅五岁的受害者。</text:p>
      <text:p text:style-name="P4">
当地媒体拍摄的录像画面，大批购物者举起双手，冷静地走出商场。商场外的人行道有血迹，还有被白布盖着的尸体。</text:p>
      <text:p text:style-name="P4">
一名目击者说：“他（枪手）好像是走在人行道上……在外面开枪，他大部分时间都在开枪到处射击。”</text:p>
      <text:p text:style-name="P4">
艾伦市约有10万常驻人口。</text:p>
      <text:p text:style-name="P4">
Source: <text:a xlink:type="simple" xlink:href="https://www.zaobao.com.sg/realtime/world/story20230507-1391701" text:style-name="Internet_20_link" text:visited-style-name="Visited_20_Internet_20_Link">
https://www.zaobao.com.sg/realtime/world/story20230507-1391701</text:a>
</text:p>
      <!--NEWS-->
      <text:h text:style-name="P10" text:outline-level="1">
<text:span text:style-name="T4">
野火肆虐 加拿大阿尔伯塔省进入紧急状态</text:span>
</text:h>
      <text:p text:style-name="P4">
Author: 联合早报 (Person)</text:p>
      <text:p text:style-name="P4">
Publisher: 联合早报 (Organization)</text:p>
      <text:p text:style-name="P4">
Published Time: 2023-05-07T09:22</text:p>
      <text:p text:style-name="P4">
Modified Time: 2023-05-07T10:33</text:p>
      <text:p text:style-name="P4">
Description: 加拿大野火持续延烧，阿尔伯塔省宣布进入紧急状态，数万人被迫撤离家园。路透社报道，截至星期六（5月6日）傍晚，阿尔伯塔（Alberta）全省共出现110场活跃野火，其中36场已失去控...</text:p>
      <text:p text:style-name="P4">
Videos: []</text:p>
      <text:p text:style-name="P4">
Audios: []</text:p>
      <text:p text:style-name="P4">
Images: []</text:p>
      <text:p text:style-name="P4">
Type: NewsArticle</text:p>
      <text:p text:style-name="P4">
Breadcrumbs: ['即时', '国际']</text:p>
      <text:p text:style-name="P4">
Keywords: ['野火', '干旱', '加拿大']</text:p>
      <!--METADATA-->
      <text:p text:style-name="P4">
加拿大野火持续延烧，阿尔伯塔省宣布进入紧急状态，数万人被迫撤离家园。</text:p>
      <text:p text:style-name="P4">
路透社报道，截至星期六（5月6日）傍晚，阿尔伯塔（Alberta）全省共出现110场活跃野火，其中36场已失去控制，为避免火势蔓延威胁民众安全，当局撤离了逾2万4000名在地居民。</text:p>
      <text:p text:style-name="P4">
被疏散的社区包括狐湖（Fox Lake）的3600名居民，占地1458公顷的野火吞噬了当地20座房屋和警署。</text:p>
      <text:p text:style-name="P4">
阿尔伯塔省野火信息部主管塔克说：“对这里的消防员来说，这是极具挑战性的一天。我们需要与非常强大的风，以及炎热的天气战斗，这些强风产生了极端的野火活动。”</text:p>
      <text:p text:style-name="P4">
塔克补充说，当局将从魁北克和安大略省调派更多消防员前来救火。</text:p>
      <text:p text:style-name="P4">
阿尔伯塔拥有干燥的大陆性气候，在整个春季，大部分地区处于极端炎热天气。</text:p>
      <text:p text:style-name="P4">
阿尔伯塔省执政联合保守党（UCP）党魁史密斯（DanielleSmith）说：“大部分地区经历了一个炎热、干燥的春天，由于火种那么多，只需要一些火花就能点燃可怕的野火。”</text:p>
      <text:p text:style-name="P4">
史密斯说，这场“不寻常”的野火今年至今已烧毁了4.3万公顷的土地。</text:p>
      <text:p text:style-name="P4">
Source: <text:a xlink:type="simple" xlink:href="https://www.zaobao.com.sg/realtime/world/story20230507-1391716" text:style-name="Internet_20_link" text:visited-style-name="Visited_20_Internet_20_Link">
https://www.zaobao.com.sg/realtime/world/story20230507-1391716</text:a>
</text:p>
      <!--NEWS-->
      <text:h text:style-name="P10" text:outline-level="1">
<text:span text:style-name="T4">
乌克兰：用“爱国者”击落俄高超音速导弹</text:span>
</text:h>
      <text:p text:style-name="P4">
Author: None (Language: zh)</text:p>
      <text:p text:style-name="P4">
Publisher: None</text:p>
      <text:p text:style-name="P4">
Time: 2023-05-07T10:14:00Z</text:p>
      <text:p text:style-name="P4">
Description: 乌克兰方面称用最新获得的美制爱国者防空导弹系统在基辅上空击落了一枚俄军发射的高超音速导弹。这是乌克兰首次使用爱国者导弹的相关报告。</text:p>
      <text:p text:style-name="P4">
Videos: []</text:p>
      <text:p text:style-name="P4">
Images: ["<text:a xlink:type="simple" xlink:href="https://static.dw.com/image/65529545_303.jpg" text:style-name="Internet_20_link" text:visited-style-name="Visited_20_Internet_20_Link">
65529545_303.jpg</text:a>
", "<text:a xlink:type="simple" xlink:href="https://static.dw.com/image/65541028_401.jpg" text:style-name="Internet_20_link" text:visited-style-name="Visited_20_Internet_20_Link">
65541028_401.jpg</text:a>
"]</text:p>
      <text:p text:style-name="P4">
Subject: 时政风云</text:p>
      <text:p text:style-name="P4">
Subjects: ['俄罗斯', '乌克兰', '普京', '俄罗斯入侵乌克兰']</text:p>
      <text:p text:style-name="P4">
Keywords: ['乌克兰战争', '俄罗斯', '巴赫穆特', '克里米亚', '爱国者导弹', '高超音速导弹', '瓦格纳集团']</text:p>
      <text:p text:style-name="P4">
ID: 65541835</text:p>
      <!--METADATA-->
      <text:p text:style-name="P4">
<text:a xlink:type="simple" xlink:href="https://www.dw.com/zh/overlay/image/article/65541835/65529545" text:style-name="Internet_20_link" text:visited-style-name="Visited_20_Internet_20_Link">
 <draw:frame draw:style-name="fr1" draw:name="Image10" text:anchor-type="as-char" svg:width="6.9236in" svg:height="3.896998in" draw:z-index="0">
<draw:image xlink:href="../Images/dwzh/2023-05-07T10-14-00Z/65529545_303.jpg" xlink:type="simple" xlink:show="embed" xlink:actuate="onLoad" draw:mime-type="image/jpeg"/>
</draw:frame>
</text:a>
</text:p>
      <text:p text:style-name="P4">
俄罗斯“匕首”高超音速导弹（资料图片）</text:p>
      <text:p text:style-name="P4">
（德国之声中文网）乌克兰军方周六称，使用美国提供的"爱国者"导弹防御系统，在基辅上空击落了一枚俄罗斯高超音速导弹。如果情况属实，这将是乌克兰首次成功拦截俄罗斯最先进的高超音速导弹。</text:p>
      <text:p text:style-name="P4">
乌克兰空军司令米科拉·奥列什丘克（MykolaOleshchuk）称，俄军本周稍早对基辅发动导弹夜袭时，一枚"匕首"高超音速导弹被乌克兰部队使用美国提供的爱国者防空导弹击落。"是的，我们击落了'不可一世'的匕首"，奥列什丘克在社媒上贴文写道，导弹是由一架米格-31K战机从俄罗斯领土上空发射的。</text:p>
      <text:p text:style-name="P4">
匕首高超音速导弹是俄罗斯研发的最新一款而且也是最先进的一款空射 <text:a xlink:type="simple" xlink:href="https://www.dw.com/zh/zh/俄罗斯又在乌克兰动用高超音速导弹/a-64972052" text:style-name="Internet_20_link" text:visited-style-name="Visited_20_Internet_20_Link">
</text:a>
，射程据说超过2000公里，而且可以10倍音速飞行，因此很难拦截。匕首导弹由于具有高超音速和巨大的弹头，因此可以摧毁加固的目标，例如地下掩体和山中隧道。</text:p>
      <text:p text:style-name="P4">
乌克兰今年四月底获得首批爱国者反导弹系统。美国和德国承认各自至少向乌克兰交付了一套爱国者防空导弹系统，而荷兰则表示已向基辅交付了两套爱国者导弹系统。</text:p>
      <text:p text:style-name="P4">
<draw:frame draw:style-name="fr1" draw:name="Image11" text:anchor-type="as-char" svg:width="6.9236in" svg:height="3.896998in" draw:z-index="0">
<draw:image xlink:href="../Images/dwzh/2023-05-07T10-14-00Z/65541028_401.jpg" xlink:type="simple" xlink:show="embed" xlink:actuate="onLoad" draw:mime-type="image/jpeg"/>
</draw:frame>
</text:p>
      <text:p text:style-name="P4">
瓦格纳首领普里戈津：我的人不在巴赫穆特送死了</text:p>
      <text:h text:style-name="P12" text:outline-level="3">
<text:span text:style-name="T4">
瓦格纳"继续为俄罗斯而战"</text:span>
</text:h>
      <text:p text:style-name="P4">
在乌克兰宣布击落俄高超音速导弹后数小时，俄罗斯方面则称在克里米亚半岛击落了一枚乌克兰的弹道导弹。莫斯科任命的克里米亚行政长官阿克索诺夫（SergeiAksyonov）在社交媒体上表示，一枚乌克兰弹道导弹"在克里米亚共和国上空被击落"，没有造成人员伤亡。</text:p>
      <text:p text:style-name="P4">
据塔斯社报道，俄罗斯 <text:a xlink:type="simple" xlink:href="https://www.dw.com/zh/zh/瓦格纳集团首领发帖呼吁结束乌克兰战争/a-65346519" text:style-name="Internet_20_link" text:visited-style-name="Visited_20_Internet_20_Link">
 </text:a>
的首领普里戈津表示，在撤离 <text:a xlink:type="simple" xlink:href="https://www.dw.com/zh/zh/俄乌战争中最血腥的战斗巴赫穆特争夺战/a-65235766" text:style-name="Internet_20_link" text:visited-style-name="Visited_20_Internet_20_Link">
 </text:a>
之后，该武装将继续为莫斯科战斗："瓦格纳的战士将在接下来的行动中继续为俄罗斯的利益而战"。</text:p>
      <text:p text:style-name="P4">
此前，普里戈津5月5日宣布瓦格纳将在下周撤出巴赫穆特。他先后两次在视频中对俄军方提出前所未有的严厉指责，抱怨其部队得不到充足的弹药，在巴赫穆特"无谓送死"。</text:p>
      <text:p text:style-name="P4">
据悉，瓦格纳在巴赫穆特的阵地下周三将由车臣首领卡迪罗夫的军队接管。俄乌军队在该市已激战数月。据普里戈津称，俄军已占领该市95%的区域。</text:p>
      <text:h text:style-name="P12" text:outline-level="3">
<text:span text:style-name="T4">
乌克兰表示决不放弃巴赫穆特</text:span>
</text:h>
      <text:p text:style-name="P4">
（美联社、路透社、法新社）</text:p>
      <text:p text:style-name="P4">
Source: <text:a xlink:type="simple" xlink:href="https://www.dw.com/zh/乌克兰：用-爱国者-击落俄高超音速导弹/a-65541835" text:style-name="Internet_20_link" text:visited-style-name="Visited_20_Internet_20_Link">
https://www.dw.com/zh/乌克兰：用-爱国者-击落俄高超音速导弹/a-65541835?maca=chi-rss-chi-all-1127-rdf</text:a>
</text:p>
      <!--NEWS-->
      <text:h text:style-name="P10" text:outline-level="1">
<text:span text:style-name="T4">
智库：美欧应与全球“摇摆国家”打交道</text:span>
</text:h>
      <text:p text:style-name="P4">
Author: None (Language: zh)</text:p>
      <text:p text:style-name="P4">
Publisher: None</text:p>
      <text:p text:style-name="P4">
Time: 2023-05-07T10:27:00Z</text:p>
      <text:p text:style-name="P4">
Description: 随着既定全球秩序的转变，德国马歇尔基金会敦促欧盟和美国，重新考虑与跨大西洋联盟之外“摇摆国家”的关系，在合作时表现出灵活性，避免迫使地缘政治伙伴做出“非此即彼”的抉择。</text:p>
      <text:p text:style-name="P4">
Videos: []</text:p>
      <text:p text:style-name="P4">
Images: ["<text:a xlink:type="simple" xlink:href="https://static.dw.com/image/64915936_303.jpg" text:style-name="Internet_20_link" text:visited-style-name="Visited_20_Internet_20_Link">
64915936_303.jpg</text:a>
", "<text:a xlink:type="simple" xlink:href="https://static.dw.com/image/19184032_303.jpg" text:style-name="Internet_20_link" text:visited-style-name="Visited_20_Internet_20_Link">
19184032_303.jpg</text:a>
", "<text:a xlink:type="simple" xlink:href="https://static.dw.com/image/18199546_303.jpg" text:style-name="Internet_20_link" text:visited-style-name="Visited_20_Internet_20_Link">
18199546_303.jpg</text:a>
", "<text:a xlink:type="simple" xlink:href="https://static.dw.com/image/19105999_303.jpg" text:style-name="Internet_20_link" text:visited-style-name="Visited_20_Internet_20_Link">
19105999_303.jpg</text:a>
", "<text:a xlink:type="simple" xlink:href="https://static.dw.com/image/56000859_303.jpg" text:style-name="Internet_20_link" text:visited-style-name="Visited_20_Internet_20_Link">
56000859_303.jpg</text:a>
", "<text:a xlink:type="simple" xlink:href="https://static.dw.com/image/65197172_303.jpg" text:style-name="Internet_20_link" text:visited-style-name="Visited_20_Internet_20_Link">
65197172_303.jpg</text:a>
", "<text:a xlink:type="simple" xlink:href="https://static.dw.com/image/19183972_303.jpg" text:style-name="Internet_20_link" text:visited-style-name="Visited_20_Internet_20_Link">
19183972_303.jpg</text:a>
", "<text:a xlink:type="simple" xlink:href="https://static.dw.com/image/59138964_303.jpg" text:style-name="Internet_20_link" text:visited-style-name="Visited_20_Internet_20_Link">
59138964_303.jpg</text:a>
", "<text:a xlink:type="simple" xlink:href="https://static.dw.com/image/64574797_401.jpg" text:style-name="Internet_20_link" text:visited-style-name="Visited_20_Internet_20_Link">
64574797_401.jpg</text:a>
"]</text:p>
      <text:p text:style-name="P4">
Subject: 时政风云</text:p>
      <text:p text:style-name="P4">
Subjects: []</text:p>
      <text:p text:style-name="P4">
Keywords: ['印度尼西亚', '印度', '足球世界杯', '土耳其', '巴西']</text:p>
      <text:p text:style-name="P4">
ID: 65494281</text:p>
      <!--METADATA-->
      <text:p text:style-name="P4">
<text:a xlink:type="simple" xlink:href="https://www.dw.com/zh/overlay/image/article/65494281/64915936" text:style-name="Internet_20_link" text:visited-style-name="Visited_20_Internet_20_Link">
 <draw:frame draw:style-name="fr1" draw:name="Image12" text:anchor-type="as-char" svg:width="6.9236in" svg:height="3.896998in" draw:z-index="0">
<draw:image xlink:href="../Images/dwzh/2023-05-07T10-27-00Z/64915936_303.jpg" xlink:type="simple" xlink:show="embed" xlink:actuate="onLoad" draw:mime-type="image/jpeg"/>
</draw:frame>
</text:a>
</text:p>
      <text:p text:style-name="P4">
美国应与新兴"摇摆国家"进行更有意义的接触（2023年德里G20峰会）</text:p>
      <text:p text:style-name="P4">
（德国之声中文网）华盛顿智库德国马歇尔基金会周二（5月2日）在最新报告中指出，如果西方国家希望维持在国际舞台上的影响力，必须与新兴"摇摆国家"进行更有意义的接触。</text:p>
      <text:p text:style-name="P4">
报告作者指出， <text:a xlink:type="simple" xlink:href="https://www.dw.com/zh/zh/巴西总统愿与中国阿联酋联手调解俄乌冲突/a-65339949" text:style-name="Internet_20_link" text:visited-style-name="Visited_20_Internet_20_Link">
 </text:a>
 、 <text:a xlink:type="simple" xlink:href="https://www.dw.com/zh/zh/人口超越中国的印度能获得人口红利吗/a-65471911" text:style-name="Internet_20_link" text:visited-style-name="Visited_20_Internet_20_Link">
</text:a>
、印尼、沙特阿拉伯、南非和土耳其是在世界舞台上具有重要影响力的摇摆国家，它们对于在西方跨大西洋联盟之外的合作各有不同偏好。</text:p>
      <text:p text:style-name="P4">
在俄罗斯入侵乌克兰和 <text:a xlink:type="simple" xlink:href="https://www.dw.com/zh/zh/美国国家安全顾问对华关系要去风险-而非脱钩/a-65462184" text:style-name="Internet_20_link" text:visited-style-name="Visited_20_Internet_20_Link">
 </text:a>
的背景下，这些国家比以往任何时候都更能影响全球事务。</text:p>
      <text:p text:style-name="P4">
马歇尔基金会主席康利（Heather A.Conley）写道："西方经常错误地将这些摇摆国家与其他选择成为或处于两个新兴全球集团之间的国家统称为'全球南方'，但这一标签反映出缺乏知识严谨性。"</text:p>
      <text:p text:style-name="P4">
"这些国家是国际机遇时刻的外交和经济创业者。"</text:p>
      <text:h text:style-name="P12" text:outline-level="3">
<text:span text:style-name="T4">
国际合作需要灵活性</text:span>
</text:h>
      <text:p text:style-name="P4">
报告指出，巴西的合作是务实的，其领导层不认为与不同伙伴（例如中国、欧盟、俄罗斯和美国）的合作是互相冲突的。西方国家因此应在气候变化、不平等和其他全球治理问题上与之加强合作，接受从传统权力中心的转移。</text:p>
      <ul>
        <li>
          <draw:frame draw:style-name="fr1" draw:name="Image13" text:anchor-type="as-char" svg:width="6.9236in" svg:height="3.896998in" draw:z-index="0">
            <draw:image xlink:href="../Images/dwzh/2023-05-07T10-27-00Z/19184032_303.jpg" xlink:type="simple" xlink:show="embed" xlink:actuate="onLoad" draw:mime-type="image/jpeg"/>
          </draw:frame>
        </li>
      </ul>
      <h5>
你需要了解的“全球南方”和“全球北方”</h5>
      <text:h text:style-name="P12" text:outline-level="3">
<text:span text:style-name="T4">
曾经的世界阵营划分</text:span>
</text:h>
      <text:p text:style-name="P4">
在冷战时期，根据意识形态不同，世界被划为东西阵营。西方资本主义阵营被看作是所谓的“第一世界”，东方社会主义阵营被看作是“第二世界”，“第三世界“常常是指经济水平更为落后的“南方世界”。这种分类如今已经过时。冷战结束后，按社会经济和政治特征划分的全球北方和全球南方的概念变得更为流行（图为1955年的第一次亚非会议）。</text:p>
      <ul>
        <li>
          <draw:frame draw:style-name="fr1" draw:name="Image14" text:anchor-type="as-char" svg:width="6.9236in" svg:height="3.896998in" draw:z-index="0">
            <draw:image xlink:href="../Images/dwzh/2023-05-07T10-27-00Z/18199546_303.jpg" xlink:type="simple" xlink:show="embed" xlink:actuate="onLoad" draw:mime-type="image/jpeg"/>
          </draw:frame>
        </li>
      </ul>
      <h5>
你需要了解的“全球南方”和“全球北方”</h5>
      <text:h text:style-name="P12" text:outline-level="3">
<text:span text:style-name="T4">
“南北分歧”</text:span>
</text:h>
      <text:p text:style-name="P4">
简单来说，全球南方的特点是低收入、人口密集、基础设施差，可以理解为发展中国家、低收入国家。另一边的全球北方则主要是指发达国家、高收入国家。“南北分歧”（也称作“南北差距”，North-south Divide）等术语被广泛使用。这里的“南”、“北”并不是指地理方位上的南与北。</text:p>
      <ul>
        <li>
          <draw:frame draw:style-name="fr1" draw:name="Image15" text:anchor-type="as-char" svg:width="6.9236in" svg:height="3.896998in" draw:z-index="0">
            <draw:image xlink:href="../Images/dwzh/2023-05-07T10-27-00Z/19105999_303.jpg" xlink:type="simple" xlink:show="embed" xlink:actuate="onLoad" draw:mime-type="image/jpeg"/>
          </draw:frame>
        </li>
      </ul>
      <h5>
你需要了解的“全球南方”和“全球北方”</h5>
      <text:h text:style-name="P12" text:outline-level="3">
<text:span text:style-name="T4">
全球北方</text:span>
</text:h>
      <text:p text:style-name="P4">
公开学术资料显示，一般来说，全球北方的定义包括美国、加拿大、几乎所有欧洲国家、以色列、塞浦路斯、日本、韩国、新加坡、台湾、澳大利亚和新西兰等。不过，国际对于全球北方以及全球南方的划分并没有公认的界定，也存在争议和不同的解读。</text:p>
      <ul>
        <li>
          <draw:frame draw:style-name="fr1" draw:name="Image16" text:anchor-type="as-char" svg:width="6.9236in" svg:height="3.896998in" draw:z-index="0">
            <draw:image xlink:href="../Images/dwzh/2023-05-07T10-27-00Z/56000859_303.jpg" xlink:type="simple" xlink:show="embed" xlink:actuate="onLoad" draw:mime-type="image/jpeg"/>
          </draw:frame>
        </li>
      </ul>
      <h5>
你需要了解的“全球南方”和“全球北方”</h5>
      <text:h text:style-name="P12" text:outline-level="3">
<text:span text:style-name="T4">
全球南方</text:span>
</text:h>
      <text:p text:style-name="P4">
针对全球南方也有着多种解读。World PopulationReview网站指出，传统上，全球南方指的是不发达或经济处于弱势的国家。这些国家在历史上常面临全球北方国家（尤其是欧洲国家）的殖民统治。不过，也存在其他定义，用全球南方来泛指那些受到资本主义全球化负面影响的国家。一般认为全球南方由非洲、拉丁美洲和加勒比地区、太平洋岛屿以及亚洲的发展中国家组成。</text:p>
      <ul>
        <li>
          <draw:frame draw:style-name="fr1" draw:name="Image17" text:anchor-type="as-char" svg:width="6.9236in" svg:height="3.896998in" draw:z-index="0">
            <draw:image xlink:href="../Images/dwzh/2023-05-07T10-27-00Z/65197172_303.jpg" xlink:type="simple" xlink:show="embed" xlink:actuate="onLoad" draw:mime-type="image/jpeg"/>
          </draw:frame>
        </li>
      </ul>
      <h5>
你需要了解的“全球南方”和“全球北方”</h5>
      <text:h text:style-name="P12" text:outline-level="3">
<text:span text:style-name="T4">
中国属于哪边？</text:span>
</text:h>
      <text:p text:style-name="P4">
如同印度、巴西一样，中国也自己看作是全球南方国家。联合国南南合作金融中心有一份全球南方国家名单，该名单目前包括78个国家，名单也被称为“77国和中国”。</text:p>
      <ul>
        <li>
          <draw:frame draw:style-name="fr1" draw:name="Image18" text:anchor-type="as-char" svg:width="6.9236in" svg:height="3.896998in" draw:z-index="0">
            <draw:image xlink:href="../Images/dwzh/2023-05-07T10-27-00Z/19183972_303.jpg" xlink:type="simple" xlink:show="embed" xlink:actuate="onLoad" draw:mime-type="image/jpeg"/>
          </draw:frame>
        </li>
      </ul>
      <h5>
你需要了解的“全球南方”和“全球北方”</h5>
      <text:h text:style-name="P12" text:outline-level="3">
<text:span text:style-name="T4">
南南合作</text:span>
</text:h>
      <text:p text:style-name="P4">
南南合作（SSC）是决策者和学术界用来描述全球南方国家在各个领域交流与合作的一种术语。公开资料显示，南南合作的形成可以追溯到1955年在印度尼西亚万隆举行的万隆会议（图），被认为促进了南南合作的形成。联合国在2003年12月23日通过的58/220决议中，将每年12月19日为南南合作日，后来又改为9月12日。</text:p>
      <ul>
        <li>
          <draw:frame draw:style-name="fr1" draw:name="Image19" text:anchor-type="as-char" svg:width="6.9236in" svg:height="3.896998in" draw:z-index="0">
            <draw:image xlink:href="../Images/dwzh/2023-05-07T10-27-00Z/59138964_303.jpg" xlink:type="simple" xlink:show="embed" xlink:actuate="onLoad" draw:mime-type="image/jpeg"/>
          </draw:frame>
        </li>
      </ul>
      <h5>
你需要了解的“全球南方”和“全球北方”</h5>
      <text:h text:style-name="P12" text:outline-level="3">
<text:span text:style-name="T4">
为何全球南方愈加受关注？</text:span>
</text:h>
      <text:p text:style-name="P4">
一段时间以来，“全球南方”成为舆论热词（图为2021年的金砖峰会，金砖强调南南合作）。印度2023年初举行了“全球南方国家之声”线上峰会；日本在接任G7轮值主席国时主张加强与全球南方的关系；2023年2月的慕安会还设置了“南北合作”专场，强调西方要争取全球南方。这些变化与俄乌战争以及中国崛起不无关系。华盛顿外交关系委员会的菲克斯（LianaFix）对DW表示，西方正在努力防止俄罗斯在乌克兰取得胜利，也在试图制衡正在崛起的中国。“西方第一次要依靠全球南方国家，而这些国家第一次可以反过来利用其对西方的影响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南非也主张一个多级的全球秩序，并认同所谓的全球南方。报告称，西方领导人可以通过专注于对双方有利的具体政策领域，以促进更紧密的合作。</text:p>
      <text:p text:style-name="P4">
报告作者昆塞兹（Martin Quencez）和陶森德弗伦德（RachelTausendfreund）指出："这些摇摆国家的政府并不认为自己要在两个静态极点之间作出选择。"</text:p>
      <text:p text:style-name="P4">
"他们更倾向根据自身的特定利益和战略分析，针对个别问题从一个选项移动到另一个选项。"</text:p>
      <text:h text:style-name="P12" text:outline-level="3">
<text:span text:style-name="T4">
大国之间的平衡</text:span>
</text:h>
      <text:p text:style-name="P4">
随着中印边界争端和经济竞争升温， <text:a xlink:type="simple" xlink:href="https://www.dw.com/zh/zh/言论出格印度外长批评索罗斯很危险/a-64750121" text:style-name="Internet_20_link" text:visited-style-name="Visited_20_Internet_20_Link">
 </text:a>
，但其战略自治原则仍然使其与俄罗斯等国保持密切联系。</text:p>
      <text:p text:style-name="P4">
报告指出，西方可以通过避免怀有"我们或他们"的心态，更有效地与印度接触，因为这种思维方式与印度更有针对性的小型多边外交不相容。</text:p>
      <text:p text:style-name="P4">
印尼的目标则是置身于大国的竞争之外，在没有美国的协助下自行处理在南中国海的争端。</text:p>
      <text:p text:style-name="P4">
报告指出，西方国家在殖民时期和冷战时期长达一世纪的侵权行为，导致西方对新的不自由政策的批评并不受到印尼立法者的认同。</text:p>
      <text:p text:style-name="P4">
<draw:frame draw:style-name="fr1" draw:name="Image20" text:anchor-type="as-char" svg:width="6.9236in" svg:height="3.896998in" draw:z-index="0">
<draw:image xlink:href="../Images/dwzh/2023-05-07T10-27-00Z/64574797_401.jpg" xlink:type="simple" xlink:show="embed" xlink:actuate="onLoad" draw:mime-type="image/jpeg"/>
</draw:frame>
</text:p>
      <text:p text:style-name="P4">
印度总理莫迪（左）与美国总统拜登2022年11月在巴厘岛</text:p>
      <text:p text:style-name="P4">
作者写道："一个更具建设性的外交政策对话，可以围绕着对国家主权和多边主义的相互尊重展开。"</text:p>
      <text:p text:style-name="P4">
"虽然摇摆国家普遍意识到俄罗斯和中国的野心带来的风险，但他们并不认为美国或欧洲是可信的国家主权全球倡导者。"</text:p>
      <text:h text:style-name="P12" text:outline-level="3">
<text:span text:style-name="T4">
不同的国防和贸易伙伴</text:span>
</text:h>
      <text:p text:style-name="P4">
土耳其的战略一直是在主要大国之间取得平衡，以减轻这种竞争构成的影响，其最近在乌克兰战争中的调解也印证了这一点。</text:p>
      <text:p text:style-name="P4">
土耳其依旧是北约的重要成员国和欧盟的亲密经济伙伴，同时认为世界"不仅限于五个国家"-这里所指的是联合国安理会五个常任理事国。</text:p>
      <text:p text:style-name="P4">
沙特阿拉伯在安全方面也与西方维持紧密关系，尤其是与美国。但沙特将俄罗斯视为欧佩克+（OPEC+）的重要伙伴，中国则是其主要贸易伙伴。</text:p>
      <text:p text:style-name="P4">
马歇尔基金会的报告认为，西方不应忽视其他国家的全球斡旋能力；由于预计美国对中东的关注会减少，利雅得正借此机会加强自己在该地区的地位。</text:p>
      <text:p text:style-name="P4">
总体而言，马歇尔基金会的专家认为，欧盟和美国必须在合作方面展现出灵活性，对非西方国家的协助抱持开放态度，避免迫使地缘政治伙伴进行非此即彼的抉择。</text:p>
      <text:p text:style-name="P4">
报告作者写道："与分散的政治行为者建立关系，也可能有利于所有伙伴的长期利益。"</text:p>
      <text:p text:style-name="P4">
Source: <text:a xlink:type="simple" xlink:href="https://www.dw.com/zh/智库：美欧应与全球-摇摆国家-打交道/a-65494281" text:style-name="Internet_20_link" text:visited-style-name="Visited_20_Internet_20_Link">
https://www.dw.com/zh/智库：美欧应与全球-摇摆国家-打交道/a-65494281?maca=chi-rss-chi-all-1127-rdf</text:a>
</text:p>
      <!--NEWS-->
      <text:h text:style-name="P10" text:outline-level="1">
<text:span text:style-name="T4">
废水研究发现18种“实验室毒品”</text:span>
</text:h>
      <text:p text:style-name="P4">
Author: None (Language: zh)</text:p>
      <text:p text:style-name="P4">
Publisher: None</text:p>
      <text:p text:style-name="P4">
Time: 2023-05-07T10:28:00Z</text:p>
      <text:p text:style-name="P4">
Description: 一项测试研究显示，目前在全球范围内有一系列“新精神活性物质”得到广泛使用。科学家们认为，犯罪分子正在开发与非法毒品略有不同的物质，以绕过法律上的毒品管制。</text:p>
      <text:p text:style-name="P4">
Videos: []</text:p>
      <text:p text:style-name="P4">
Images: ["<text:a xlink:type="simple" xlink:href="https://static.dw.com/image/55702323_303.jpg" text:style-name="Internet_20_link" text:visited-style-name="Visited_20_Internet_20_Link">
55702323_303.jpg</text:a>
"]</text:p>
      <text:p text:style-name="P4">
Subject: 新闻广角</text:p>
      <text:p text:style-name="P4">
Subjects: []</text:p>
      <text:p text:style-name="P4">
Keywords: ['毒品', '策划药', '废水研究', '新精神活性物质', '实验室毒品', '街头毒品', 'NPS', '健康']</text:p>
      <text:p text:style-name="P4">
ID: 65480019</text:p>
      <!--METADATA-->
      <text:p text:style-name="P4">
<text:a xlink:type="simple" xlink:href="https://www.dw.com/zh/overlay/image/article/65480019/55702323" text:style-name="Internet_20_link" text:visited-style-name="Visited_20_Internet_20_Link">
 <draw:frame draw:style-name="fr1" draw:name="Image21" text:anchor-type="as-char" svg:width="6.9236in" svg:height="3.896998in" draw:z-index="0">
<draw:image xlink:href="../Images/dwzh/2023-05-07T10-28-00Z/55702323_303.jpg" xlink:type="simple" xlink:show="embed" xlink:actuate="onLoad" draw:mime-type="image/jpeg"/>
</draw:frame>
</text:a>
</text:p>
      <text:p text:style-name="P4">
新精神活性物质是经过改造的药物，在中文世界也被称作“策划药”、“实验室毒品”</text:p>
      <text:p text:style-name="P4">
（德国之声中文网）一个由澳大利亚主导的团队在16个国家的废水中发现了所谓的 <text:a xlink:type="simple" xlink:href="https://www.unodc.org/LSS/Page/NPS" text:style-name="Internet_20_link" text:visited-style-name="Visited_20_Internet_20_Link">
 </text:a>
。新研究显示，它们具有与 <text:a xlink:type="simple" xlink:href="https://www.dw.com/zh/zh/新冠疫情改变毒品走私模式/a-53972479" text:style-name="Internet_20_link" text:visited-style-name="Visited_20_Internet_20_Link">
 </text:a>
 相似的效果。</text:p>
      <text:p text:style-name="P4">
新精神活性物质在中文世界也被称作“策划药”、“实验室毒品”，这些物质是经过改造的药物，可模仿已有的非法药物的效果，同时可以避开法律限制——在许多国家，法律限制是与特定的物质、化学成分绑定的。</text:p>
      <text:h text:style-name="P12" text:outline-level="3">
<text:span text:style-name="T4">
<text:span text:style-name="T4">
研究了47个城市的样本，也包括中国城市</text:span>
</text:span>
</text:h>
      <text:p text:style-name="P4">
澳洲昆士兰大学领导的团队在2019年至2022年连续三年期间分析了欧洲、美国、加拿大、新西兰、澳大利亚、中国、巴西和韩国47个城市的样本。</text:p>
      <text:p text:style-name="P4">
他们检测到18种新物质，这些物质与能改变心智的街头毒品类似，但新物质的化学结构略有改变。</text:p>
      <text:p text:style-name="P4">
昆士兰大学的研究者巴德博士（Dr RichardBade）说：“这些物质是为了取代被禁物质而合成的，这意味着它们的分子结构略有不同，以绕开法律限制。”他还指出，“它们的制造量一般比传统的非法药物小，使执法部门难以控制其流通。”</text:p>
      <text:h text:style-name="P12" text:outline-level="3">
<text:span text:style-name="T4">
阿富汗吸毒者：谁来拯救他们</text:span>
</text:h>
      <text:h text:style-name="P12" text:outline-level="3">
<text:span text:style-name="T4">
<text:span text:style-name="T4">
它们属于什么类型的物质？</text:span>
</text:span>
</text:h>
      <text:p text:style-name="P4">
调查显示，新精神活性物质（NPS）的使用遍及全球，但存在强烈的区域趋势。</text:p>
      <text:p text:style-name="P4">
合成卡西酮是最普遍的一类NPS。它在化学上与卡塔叶植物中发现的对中枢神经有刺激作用的卡西酮有关。其中的一种化学物质——3-甲基卡西酮，在欧洲发现的含量格外高，特别是在西班牙和斯洛伐克。2019年时，只有欧洲的废水分析中发现该物质，但它在随后的年份蔓延到北美和大洋洲。</text:p>
      <text:p text:style-name="P4">
同样出名的还有苯乙胺，它可以产生与中枢神经刺激剂安非他命、有镇静作用的苯二氮卓类似的效果。</text:p>
      <text:p text:style-name="P4">
研究小组仅在澳大利亚就发现了七种新精神活性物质，包括甲氧麻黄酮（mephedrone）等。这些物质都具有与 <text:a xlink:type="simple" xlink:href="https://www.dw.com/zh/zh/德国周末派对满是可卡因摇头丸/a-2331749" text:style-name="Internet_20_link" text:visited-style-name="Visited_20_Internet_20_Link">
</text:a>
 或者 <text:a xlink:type="simple" xlink:href="https://www.dw.com/zh/zh/可疑包裹在公海漂浮-新西兰查获32吨可卡因/a-64642453" text:style-name="Internet_20_link" text:visited-style-name="Visited_20_Internet_20_Link">
</text:a>
 类似的效果。</text:p>
      <text:p text:style-name="P4">
在美国，以植物为基础的止痛剂米特拉吉宁（mitragynine，简称MIT）被发现的量特别大。美国食品和药物管理局已经多次警告咖啡科植物卡痛（kratom）的危险性，但米特拉吉宁目前不在联邦层面上受监管。</text:p>
      <text:p text:style-name="P4">
Source: <text:a xlink:type="simple" xlink:href="https://www.dw.com/zh/废水研究发现18种-实验室毒品/a-65480019" text:style-name="Internet_20_link" text:visited-style-name="Visited_20_Internet_20_Link">
https://www.dw.com/zh/废水研究发现18种-实验室毒品/a-65480019?maca=chi-rss-chi-all-1127-rdf</text:a>
</text:p>
      <!--NEWS-->
      <text:h text:style-name="P10" text:outline-level="1">
<text:span text:style-name="T4">
消息：乌军对克里米亚半岛发动袭击</text:span>
</text:h>
      <text:p text:style-name="P4">
Author: 联合早报 (Person)</text:p>
      <text:p text:style-name="P4">
Publisher: 联合早报 (Organization)</text:p>
      <text:p text:style-name="P4">
Published Time: 2023-05-07T10:47</text:p>
      <text:p text:style-name="P4">
Modified Time: 2023-05-07T11:36</text:p>
      <text:p text:style-name="P4">
Description: 综合俄罗斯和乌克兰媒体报道，克里米亚半岛几处地区星期天（5月7日）发生爆炸袭击，俄罗斯防空部队正在击退攻击。路透社引述俄罗斯媒体Baza报道称，乌克兰向克里米亚半岛派出无人机，俄防...</text:p>
      <text:p text:style-name="P4">
Videos: []</text:p>
      <text:p text:style-name="P4">
Audios: []</text:p>
      <text:p text:style-name="P4">
Images: []</text:p>
      <text:p text:style-name="P4">
Type: NewsArticle</text:p>
      <text:p text:style-name="P4">
Breadcrumbs: ['即时', '国际']</text:p>
      <text:p text:style-name="P4">
Keywords: ['克里米亚', '俄罗斯', '乌克兰', '俄乌战争', '乌克兰危机']</text:p>
      <!--METADATA-->
      <text:p text:style-name="P4">
综合俄罗斯和乌克兰媒体报道，克里米亚半岛几处地区星期天（5月7日）发生爆炸袭击，俄罗斯防空部队正在击退攻击。</text:p>
      <text:p text:style-name="P4">
路透社引述俄罗斯媒体Baza报道称，乌克兰向克里米亚半岛派出无人机，俄防空部队在塞瓦斯托波尔市（Sevastopol）港口上空击落至少一架无人机；初步消息显示，暂未有人员伤亡。</text:p>
      <text:p text:style-name="P4">
另据在地俄控官员拉兹沃扎耶夫（Mikhail Razvozhayev）公布的消息，乌军一夜之间向克里米亚发射了10多架无人机，其中三架出现在塞瓦斯托波尔市。</text:p>
      <text:p text:style-name="P4">
此外，根据监测乌克兰情况的数个Telegram频道消息，爆炸袭击发生在塞瓦斯托波尔市和萨基镇（Saki），俄罗斯在当地设有空军基地。</text:p>
      <text:p text:style-name="P4">
除了这两处地点，俄军还在其他几个地点设有军事据点。</text:p>
      <text:p text:style-name="P4">
上述消息尚未得到俄乌官方证实。</text:p>
      <text:p text:style-name="P4">
过去两周，乌军对俄控地区尤其克里米亚加强打击。乌克兰没有证实这些袭击的作用，只说破坏基础设施是为计划的地面反攻做准备。</text:p>
      <text:p text:style-name="P4">
Source: <text:a xlink:type="simple" xlink:href="https://www.zaobao.com.sg/realtime/world/story20230507-1391724" text:style-name="Internet_20_link" text:visited-style-name="Visited_20_Internet_20_Link">
https://www.zaobao.com.sg/realtime/world/story20230507-1391724</text:a>
</text:p>
      <!--NEWS-->
      <text:h text:style-name="P10" text:outline-level="1">
<text:span text:style-name="T4">
日韩举行首脑会谈深化双边关系</text:span>
</text:h>
      <text:p text:style-name="P4">
Author: None (Language: zh)</text:p>
      <text:p text:style-name="P4">
Publisher: None</text:p>
      <text:p text:style-name="P4">
Time: 2023-05-07T10:52:00Z</text:p>
      <text:p text:style-name="P4">
Description: 在平壤核计划等共同威胁下，日韩关系日益密切。在重启“穿梭外交”后，日本首相岸田文雄周日回访首尔，与韩国总统尹锡悦举行首脑会谈，旨在深化双边关系以应对平壤的核威胁。</text:p>
      <text:p text:style-name="P4">
Videos: []</text:p>
      <text:p text:style-name="P4">
Images: ["<text:a xlink:type="simple" xlink:href="https://static.dw.com/image/65541558_303.jpg" text:style-name="Internet_20_link" text:visited-style-name="Visited_20_Internet_20_Link">
65541558_303.jpg</text:a>
", "<text:a xlink:type="simple" xlink:href="https://static.dw.com/image/65541242_401.jpg" text:style-name="Internet_20_link" text:visited-style-name="Visited_20_Internet_20_Link">
65541242_401.jpg</text:a>
", "<text:a xlink:type="simple" xlink:href="https://static.dw.com/image/64255939_401.jpg" text:style-name="Internet_20_link" text:visited-style-name="Visited_20_Internet_20_Link">
64255939_401.jpg</text:a>
"]</text:p>
      <text:p text:style-name="P4">
Subject: 时政风云</text:p>
      <text:p text:style-name="P4">
Subjects: ['韩国', '岛屿主权争端', '中日关系', '日本', '朝鲜', '金正恩']</text:p>
      <text:p text:style-name="P4">
Keywords: ['日本', '韩国', '日韩关系', '慰安妇', '首脑会谈', '岸田文雄', '尹锡悦', '朝鲜', '核威胁', '金正恩']</text:p>
      <text:p text:style-name="P4">
ID: 65542032</text:p>
      <!--METADATA-->
      <text:p text:style-name="P4">
<text:a xlink:type="simple" xlink:href="https://www.dw.com/zh/overlay/image/article/65542032/65541558" text:style-name="Internet_20_link" text:visited-style-name="Visited_20_Internet_20_Link">
 <draw:frame draw:style-name="fr1" draw:name="Image22" text:anchor-type="as-char" svg:width="6.9236in" svg:height="3.896998in" draw:z-index="0">
<draw:image xlink:href="../Images/dwzh/2023-05-07T10-52-00Z/65541558_303.jpg" xlink:type="simple" xlink:show="embed" xlink:actuate="onLoad" draw:mime-type="image/jpeg"/>
</draw:frame>
</text:a>
</text:p>
      <text:p text:style-name="P4">
（德国之声中文网）日本首相岸田文雄周日（5月7日）抵达首尔，与韩国总统尹锡悦举行日韩首脑会谈，旨在深化双边关系以应对平壤日益加剧的核威胁。</text:p>
      <text:p text:style-name="P4">
据韩联社报道，岸田文雄周日前往位于首尔市铜雀区的国家公墓"显忠院"参拜，当地祭祀的是韩国殉国英烈。周五午后，岸田与尹锡悦在龙山总统府举行首脑会谈。</text:p>
      <text:p text:style-name="P4">
岸田表示，他希望在本月的七国集团峰会前，讨论近期发生的事件以及在印太地区就全球问题开展的合作。岸田此前邀请尹锡悦参加本月将于日本举行的七国集团峰会，并将在场外与美国举行三方会谈。</text:p>
      <text:p text:style-name="P4">
据共同社报道，岸田文雄在周日的日韩首脑会议开始时表示，两国已经活跃开启了各种对话，希望就两国关系的进展交换意见。</text:p>
      <text:p text:style-name="P4">
韩联社则引述尹锡悦称，他感受到了开创两国关系空前友好时代的责任感。两国虽然时隔12年才重启"穿梭外交"，但 <text:a xlink:type="simple" xlink:href="https://www.dw.com/zh/zh/有意放弃历史恩怨-韩总统时隔4年首度访日/a-65007845" text:style-name="Internet_20_link" text:visited-style-name="Visited_20_Internet_20_Link">
</text:a>
，"良好的改变趋势虽来之不易，但一旦形成就很可能成为大势所趋。"</text:p>
      <text:p text:style-name="P4">
<draw:frame draw:style-name="fr1" draw:name="Image23" text:anchor-type="as-char" svg:width="6.9236in" svg:height="3.896998in" draw:z-index="0">
<draw:image xlink:href="../Images/dwzh/2023-05-07T10-52-00Z/65541242_401.jpg" xlink:type="simple" xlink:show="embed" xlink:actuate="onLoad" draw:mime-type="image/jpeg"/>
</draw:frame>
</text:p>
      <text:p text:style-name="P4">
岸田文雄携夫人访问首尔</text:p>
      <text:h text:style-name="P12" text:outline-level="3">
<text:span text:style-name="T4">
艰难历史问题</text:span>
</text:h>
      <text:p text:style-name="P4">
日本在1945年之前对朝鲜半岛殖民占领长达35年，导致日韩长期以来关系冷淡。日本在殖民时期在朝鲜的暴行，如性奴役和强迫劳动，造成两国难以和解。</text:p>
      <text:p text:style-name="P4">
韩国总统尹锡悦正试图修复双边关系，并将其视为执政优先事项。尽管两国存在历史恩怨，尹锡悦今年3月曾访问日本，希望日韩关系能翻开新篇章。</text:p>
      <text:p text:style-name="P4">
在回访韩国前，岸田文雄对记者表示，他希望与尹锡悦"开诚布公地交流"。</text:p>
      <text:p text:style-name="P4">
然而，少有专家认为岸田文雄会对日本在朝鲜半岛的暴行进一步致歉，尽管他们认为日本迄今的道歉仍嫌不足。</text:p>
      <text:p text:style-name="P4">
2015年， <text:a xlink:type="simple" xlink:href="https://www.dw.com/zh/zh/日韩外长就慰安妇-难题达成协议/a-18944995" text:style-name="Internet_20_link" text:visited-style-name="Visited_20_Internet_20_Link">
 </text:a>
。根据这一协议，韩国将设立"慰安妇"赔偿基金，日方为之拨款10亿日元（约值830万美元）。但由于改基金会为受害者提供的帮助不足，很快就被韩国政府注销。</text:p>
      <text:p text:style-name="P4">
首尔国立大学国际问题研究所研究教授恩格尔（Ben Engel）对法新社表示，如果岸田文雄不真诚致歉，他在首尔不太可能受到欢迎。</text:p>
      <text:p text:style-name="P4">
美国国务院东亚和太平洋事务前助理国务卿拉塞尔（Daniel Russel）则对路透社指出，日本领导人正放慢脚步以适应国内政治。</text:p>
      <text:p text:style-name="P4">
本周六，约有100名韩国民众抗议岸田的到访，认为殖民主义的错误行为必须成为峰会议程的首要议题。</text:p>
      <text:p text:style-name="P4">
<draw:frame draw:style-name="fr1" draw:name="Image24" text:anchor-type="as-char" svg:width="6.9236in" svg:height="3.896998in" draw:z-index="0">
<draw:image xlink:href="../Images/dwzh/2023-05-07T10-52-00Z/64255939_401.jpg" xlink:type="simple" xlink:show="embed" xlink:actuate="onLoad" draw:mime-type="image/jpeg"/>
</draw:frame>
</text:p>
      <text:p text:style-name="P4">
朝鲜最高领导人金正恩2022年9月宣布，朝鲜拥核地位"不可逆转"</text:p>
      <text:h text:style-name="P12" text:outline-level="3">
<text:span text:style-name="T4">
朝鲜核目标被提上议程</text:span>
</text:h>
      <text:p text:style-name="P4">
高丽大学国际关系教授李信和对路透社指出，尹锡悦此前已表示，岸田的道歉没有必要；他可能会关注日韩在面对朝鲜核威胁使的共同合作。</text:p>
      <text:p text:style-name="P4">
事实上，据共同社报道，尹锡悦周日表示"必须摆脱若不完全梳理历史问题就一步也无法向未来合作迈进的观念"。他此前在接受《华盛顿邮报》专访时也曾说过，因为百年前的事情要求日本下跪道歉，他无法接受这样的观点。</text:p>
      <text:p text:style-name="P4">
美国总统拜登近期在白宫接待了尹锡悦，双方签署《华盛顿宣言》。根据这份宣言，美国承诺与韩国分享更多核情报信息。尹锡悦则承诺韩国将不会追求发展自己的核项目。</text:p>
      <text:p text:style-name="P4">
朝鲜最高领导人金正恩去年9月宣布，朝鲜拥核地位"不可逆转"，自此之后更加倍进行武器开发和试验。</text:p>
      <text:p text:style-name="P4">
(路透社、法新社)</text:p>
      <text:p text:style-name="P4">
Source: <text:a xlink:type="simple" xlink:href="https://www.dw.com/zh/日韩举行首脑会谈深化双边关系/a-65542032" text:style-name="Internet_20_link" text:visited-style-name="Visited_20_Internet_20_Link">
https://www.dw.com/zh/日韩举行首脑会谈深化双边关系/a-65542032?maca=chi-rss-chi-all-1127-rdf</text:a>
</text:p>
      <!--NEWS-->
      <text:h text:style-name="P10" text:outline-level="1">
<text:span text:style-name="T4">
中国游客重返欧洲：购物人数减少，大笔消费增加</text:span>
</text:h>
      <text:p text:style-name="P4">
Author: None (Language: zh)</text:p>
      <text:p text:style-name="P4">
Publisher: None</text:p>
      <text:p text:style-name="P4">
Time: 2023-05-07T11:02:00Z</text:p>
      <text:p text:style-name="P4">
Description: 五一节假期没有给欧洲奢侈品商店带来拥挤的中国消费者，但是大手笔花钱的富人们捷足先归。在经历了三年疫情打击之后，国内外消费习惯都在发生变化。</text:p>
      <text:p text:style-name="P4">
Videos: []</text:p>
      <text:p text:style-name="P4">
Images: ["<text:a xlink:type="simple" xlink:href="https://static.dw.com/image/60125283_303.jpg" text:style-name="Internet_20_link" text:visited-style-name="Visited_20_Internet_20_Link">
60125283_303.jpg</text:a>
", "<text:a xlink:type="simple" xlink:href="https://static.dw.com/image/65276029_303.jpg" text:style-name="Internet_20_link" text:visited-style-name="Visited_20_Internet_20_Link">
65276029_303.jpg</text:a>
", "<text:a xlink:type="simple" xlink:href="https://static.dw.com/image/65271243_303.jpg" text:style-name="Internet_20_link" text:visited-style-name="Visited_20_Internet_20_Link">
65271243_303.jpg</text:a>
", "<text:a xlink:type="simple" xlink:href="https://static.dw.com/image/65487910_303.jpg" text:style-name="Internet_20_link" text:visited-style-name="Visited_20_Internet_20_Link">
65487910_303.jpg</text:a>
", "<text:a xlink:type="simple" xlink:href="https://static.dw.com/image/65455780_303.jpg" text:style-name="Internet_20_link" text:visited-style-name="Visited_20_Internet_20_Link">
65455780_303.jpg</text:a>
", "<text:a xlink:type="simple" xlink:href="https://static.dw.com/image/65475177_303.jpeg" text:style-name="Internet_20_link" text:visited-style-name="Visited_20_Internet_20_Link">
65475177_303....</text:a>
", "<text:a xlink:type="simple" xlink:href="https://static.dw.com/image/64706983_303.jpg" text:style-name="Internet_20_link" text:visited-style-name="Visited_20_Internet_20_Link">
64706983_303.jpg</text:a>
", "<text:a xlink:type="simple" xlink:href="https://static.dw.com/image/57148545_303.jpg" text:style-name="Internet_20_link" text:visited-style-name="Visited_20_Internet_20_Link">
57148545_303.jpg</text:a>
", "<text:a xlink:type="simple" xlink:href="https://static.dw.com/image/65395092_303.jpg" text:style-name="Internet_20_link" text:visited-style-name="Visited_20_Internet_20_Link">
65395092_303.jpg</text:a>
"]</text:p>
      <text:p text:style-name="P4">
Subject: 经济纵横</text:p>
      <text:p text:style-name="P4">
Subjects: ['欧盟', '欧洲']</text:p>
      <text:p text:style-name="P4">
Keywords: ['中国游客', '欧洲', '奢侈品', '中国消费者', '消费习惯', '五一']</text:p>
      <text:p text:style-name="P4">
ID: 65528947</text:p>
      <!--METADATA-->
      <text:p text:style-name="P4">
<text:a xlink:type="simple" xlink:href="https://www.dw.com/zh/overlay/image/article/65528947/60125283" text:style-name="Internet_20_link" text:visited-style-name="Visited_20_Internet_20_Link">
 <draw:frame draw:style-name="fr1" draw:name="Image25" text:anchor-type="as-char" svg:width="6.9236in" svg:height="3.896998in" draw:z-index="0">
<draw:image xlink:href="../Images/dwzh/2023-05-07T11-02-00Z/60125283_303.jpg" xlink:type="simple" xlink:show="embed" xlink:actuate="onLoad" draw:mime-type="image/jpeg"/>
</draw:frame>
</text:a>
</text:p>
      <text:p text:style-name="P4">
（德国之声中文网）5月初中国的五天劳动节假期曾经是很多人到欧洲旅行的好机会--日程中往往包含奢侈品消费。但由于中国边境在1月份重新开放后航班仍然有限，欧洲奢侈品店还需要更长时间的等待，才能见到他们曾经赖以实现增长的大量游客的归来。但这对奢侈品公司生存的影响可能比之前想象的小。</text:p>
      <text:p text:style-name="P4">
品牌商和投资者正在努力把握中国消费者复苏可能带动的买气。在经历了三年疫情打击之后，国内外消费习惯都在发生变化。谈到海外高端购物，零售业高管和分析师表示，相对游客人数来说，前往欧洲的中国消费者类型可能更加重要。</text:p>
      <text:p text:style-name="P4">
根据旅游数据公司ForwardKeys的数据，从中国到欧洲的机票价格比新冠疫情前上涨了80%，五一假期期间的旅客人数比2019年减少了64%。</text:p>
      <text:p text:style-name="P4">
LV母公司路威酩轩集团（LVMH）董事总经理贝洛尼 （Antonio Belloni）在接受采访时表示，目前重返欧洲的人大多是商务旅行者和有钱人，他们有能力"不太一样"地旅行。</text:p>
      <text:p text:style-name="P4">
奢侈品消费者研究和咨询公司Agility Research &amp; Strategy总经理班塔（AmritaBanta）表示，当下前往巴黎和米兰等地的中国游客往往是更大的消费者，他们对机票价格不那么敏感，而且更有可能获得签证，因为他们可以证明银行账户里有更多金额。</text:p>
      <ul>
        <li>
          <draw:frame draw:style-name="fr1" draw:name="Image26" text:anchor-type="as-char" svg:width="6.9236in" svg:height="3.896998in" draw:z-index="0">
            <draw:image xlink:href="../Images/dwzh/2023-05-07T11-02-00Z/65276029_303.jpg" xlink:type="simple" xlink:show="embed" xlink:actuate="onLoad" draw:mime-type="image/jpeg"/>
          </draw:frame>
        </li>
      </ul>
      <h5>
欧洲景点游客如云 商家涨价没商量</h5>
      <text:h text:style-name="P12" text:outline-level="3">
<text:span text:style-name="T4">
罗马假日</text:span>
</text:h>
      <text:p text:style-name="P4">
2023年4月初复活节假期，大批游客涌入意大利历史悠久的的文化名城罗马。加上复活节期间到这个天主教廷所在地来朝圣的教徒，罗马市中心一些地方几乎拥挤到寸步难行。</text:p>
      <ul>
        <li>
          <draw:frame draw:style-name="fr1" draw:name="Image27" text:anchor-type="as-char" svg:width="6.9236in" svg:height="3.896998in" draw:z-index="0">
            <draw:image xlink:href="../Images/dwzh/2023-05-07T11-02-00Z/65271243_303.jpg" xlink:type="simple" xlink:show="embed" xlink:actuate="onLoad" draw:mime-type="image/jpeg"/>
          </draw:frame>
        </li>
      </ul>
      <h5>
欧洲景点游客如云 商家涨价没商量</h5>
      <text:h text:style-name="P12" text:outline-level="3">
<text:span text:style-name="T4">
希腊圣托里尼</text:span>
</text:h>
      <text:p text:style-name="P4">
希腊风景如画的的圣托里尼岛再度人满为患。小岛上狭窄的小巷、蜿蜒的石阶路经常挤得水泄不通。观赏日落的观景台上，自拍的游客摩肩接踵。美景不再。</text:p>
      <ul>
        <li>
          <draw:frame draw:style-name="fr1" draw:name="Image28" text:anchor-type="as-char" svg:width="6.9236in" svg:height="3.896998in" draw:z-index="0">
            <draw:image xlink:href="../Images/dwzh/2023-05-07T11-02-00Z/65487910_303.jpg" xlink:type="simple" xlink:show="embed" xlink:actuate="onLoad" draw:mime-type="image/jpeg"/>
          </draw:frame>
        </li>
      </ul>
      <h5>
欧洲景点游客如云 商家涨价没商量</h5>
      <text:h text:style-name="P12" text:outline-level="3">
<text:span text:style-name="T4">
伦敦：围观加冕</text:span>
</text:h>
      <text:p text:style-name="P4">
英国国王查尔斯三世的加冕仪式5月6日举行。商家和市民早早开始做准备，来自世界各地的游客也已源源不断涌至这个恢复了生机的大都会。甚至几天前就有人在伦敦的林荫大道上露营扎寨，以便能够抢到前排的围观位置。</text:p>
      <ul>
        <li>
          <draw:frame draw:style-name="fr1" draw:name="Image29" text:anchor-type="as-char" svg:width="6.9236in" svg:height="3.896998in" draw:z-index="0">
            <draw:image xlink:href="../Images/dwzh/2023-05-07T11-02-00Z/65455780_303.jpg" xlink:type="simple" xlink:show="embed" xlink:actuate="onLoad" draw:mime-type="image/jpeg"/>
          </draw:frame>
        </li>
      </ul>
      <h5>
欧洲景点游客如云 商家涨价没商量</h5>
      <text:h text:style-name="P12" text:outline-level="3">
<text:span text:style-name="T4">
西班牙热浪</text:span>
</text:h>
      <text:p text:style-name="P4">
作为欧洲人最喜爱的旅游地之一，西班牙自去年夏天又迎来了大批游客。该国旅店行业协会的数据显示，今年复活节假期前后，该国酒店预订比去年增长20%，今年夏季的客房入住率可能超过90%。而住宿价格估计会上涨20%。尽管4月下旬西班牙南部酷热，气温逼近40摄氏度，塞维利亚市中心（图）依然游人如织。</text:p>
      <ul>
        <li>
          <draw:frame draw:style-name="fr1" draw:name="Image30" text:anchor-type="as-char" svg:width="6.9236in" svg:height="3.896998in" draw:z-index="0">
            <draw:image xlink:href="../Images/dwzh/2023-05-07T11-02-00Z/65475177_303.jpeg" xlink:type="simple" xlink:show="embed" xlink:actuate="onLoad" draw:mime-type="image/jpeg"/>
          </draw:frame>
        </li>
      </ul>
      <h5>
欧洲景点游客如云 商家涨价没商量</h5>
      <text:h text:style-name="P12" text:outline-level="3">
<text:span text:style-name="T4">
机票价格不降反升</text:span>
</text:h>
      <text:p text:style-name="P4">
旅游业全面回暖，而出行的机票价格却继续上涨。据德国汽车俱乐部（ADAC）估计，今年夏季，从德国出发的机票与2022年同期相比，上涨幅度可能最高达46%。汉莎航空和瑞士航空的票价，与2021年相比甚至翻了一倍。原因包括通货膨胀、飞机燃油价格居高不下、飞机以及工作人员数量不足等。</text:p>
      <ul>
        <li>
          <draw:frame draw:style-name="fr1" draw:name="Image31" text:anchor-type="as-char" svg:width="6.9236in" svg:height="3.896998in" draw:z-index="0">
            <draw:image xlink:href="../Images/dwzh/2023-05-07T11-02-00Z/64706983_303.jpg" xlink:type="simple" xlink:show="embed" xlink:actuate="onLoad" draw:mime-type="image/jpeg"/>
          </draw:frame>
        </li>
      </ul>
      <h5>
欧洲景点游客如云 商家涨价没商量</h5>
      <text:h text:style-name="P12" text:outline-level="3">
<text:span text:style-name="T4">
汉莎：销售、价格齐飙升</text:span>
</text:h>
      <text:p text:style-name="P4">
德国汉莎航空预测，今年夏季将迎来一个客运高潮，公司全年的营销将创下新高。该集团最新财报显示，今年第一季度汉莎旗下的航线（还包括瑞士航空、奥地利航空、欧洲之翼）搭载旅客数量达2200万人次，比去年同期猛增了70%，销售额增长40%。不过，由于过去几年受疫情的影响，尤其是货运方面，一季度整体仍有4.67亿欧元的亏损。</text:p>
      <ul>
        <li>
          <draw:frame draw:style-name="fr1" draw:name="Image32" text:anchor-type="as-char" svg:width="6.9236in" svg:height="3.896998in" draw:z-index="0">
            <draw:image xlink:href="../Images/dwzh/2023-05-07T11-02-00Z/57148545_303.jpg" xlink:type="simple" xlink:show="embed" xlink:actuate="onLoad" draw:mime-type="image/jpeg"/>
          </draw:frame>
        </li>
      </ul>
      <h5>
欧洲景点游客如云 商家涨价没商量</h5>
      <text:h text:style-name="P12" text:outline-level="3">
<text:span text:style-name="T4">
酒店不愁没有客人</text:span>
</text:h>
      <text:p text:style-name="P4">
在欧洲受青睐的旅行目的地，住宿价格也水涨船高。不少酒店、民宿在疫情期间翻了新房屋、设施，去年开始以新面貌迎接客人。2022年夏季的数据显示，热门旅游目的地的中高档酒店的价格上涨尤其明显，意大利四星级酒店价格平均上升了44%，希腊上涨了47%。</text:p>
      <ul>
        <li>
          <draw:frame draw:style-name="fr1" draw:name="Image33" text:anchor-type="as-char" svg:width="6.9236in" svg:height="3.896998in" draw:z-index="0">
            <draw:image xlink:href="../Images/dwzh/2023-05-07T11-02-00Z/65395092_303.jpg" xlink:type="simple" xlink:show="embed" xlink:actuate="onLoad" draw:mime-type="image/jpeg"/>
          </draw:frame>
        </li>
      </ul>
      <h5>
欧洲景点游客如云 商家涨价没商量</h5>
      <text:h text:style-name="P12" text:outline-level="3">
<text:span text:style-name="T4">
德国人亦青睐国内游</text:span>
</text:h>
      <text:p text:style-name="P4">
根据德国基尔的休假与旅游研究协会（FUR）的一项问卷调查，70%的德国人表示今年计划出游，高于去年（61%）和前年（49%）。延续了疫情期间的趋势，德国北部的海滨、阿尔卑斯山区依然是受欢迎的选项。图为德国波罗的海吕根岛（Rügen）的沙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没有来势汹涌，而是逐渐回归</text:span>
</text:h>
      <text:p text:style-name="P4">
瑞银援引增值税退税提供商 Planet 的数据显示，3月份中国游客在欧洲的平均交易额比2019年高出28%。</text:p>
      <text:p text:style-name="P4">
瑞银指出，卡地亚母公司历峰集团、爱马仕和路威酩轩最有可能从富有的中国购物者那里获益。</text:p>
      <text:p text:style-name="P4">
路威酩轩董事总经理贝洛尼表示，新冠疫情后旅行趋势的变化意味着中国旅行团可能是最后的回归者。</text:p>
      <text:p text:style-name="P4">
投资者一直在向高管们施压，询问奢侈品业将如何应对疫情后客流量的急剧上升，但贝洛尼表示，他们更乐见的是顾客逐渐回归。"没有人准备好应对突然之间的人潮汹涌，无论是商店、酒店还是航空公司。"他说。</text:p>
      <text:p text:style-name="P4">
总体而言，奢侈品公司正专注于吸引购买力更强的富人。其中包括古驰（Gucci）母公司开云集团，寄希望于新开的超高端"古驰沙龙"，提供价格高达300万美元的商品。</text:p>
      <text:p text:style-name="P4">
奢侈品零售商盟可睐（MONCLER）的首席企业和供应执行官桑特尔 （Luciano Santel）周三（5月3日）对分析师表示，前往欧洲旅游的中国人仍然只是"一小部分贡献，但这一数字每周都在增长"。</text:p>
      <text:p text:style-name="P4">
法国巴黎银行旗下证券机构Exane BNPParibas在五一劳动节假期前发布的研究报告称，巴黎和米兰的业内人士认为，中国消费者是仅次于法国人和美国人的第三大消费群体，有时在旅游区的商店中跃居第二大消费群体。</text:p>
      <text:p text:style-name="P4">
而随着富有的中国人返回欧洲和其他外国旅游目的地，中国海南岛这个免税购物地点对顶级奢侈品消费者的吸引力似乎正在减弱。咨询公司奥纬咨询（OliverWyman）的零售和消费品合伙人沃特斯（Imke Wouters）表示，与海南销售人员的讨论显示，在这个热带岛屿购买高端商品的人中，有多达 70%的人是第一次购买奢侈品。她表示，中国"收入较高的顶级奢侈品消费者又出国旅游了"，导致海南的人均消费明显下降。</text:p>
      <text:h text:style-name="P12" text:outline-level="3">
<text:span text:style-name="T4">
中国首批游客在柬埔寨受到欢迎</text:span>
</text:h>
      <text:h text:style-name="P12" text:outline-level="3">
<text:span text:style-name="T4">
比上不足，比下有余</text:span>
</text:h>
      <text:p text:style-name="P4">
奢侈品公司报告称，自2月以来，在中国边境重新开放而且新冠病毒感染浪潮消退之后，以海南为首的消费大军卷土重来。路威酩轩和爱马仕是最大受益者。这反映在他们第一季度的全球销售额增长中，分别增长了17%和23%。</text:p>
      <text:p text:style-name="P4">
但这种基于去年清零政策时期的比较，没有看上去那么值得让人高兴。当时的严厉封锁抑制了支出，第二季度上海也出现了大规模停工。</text:p>
      <text:p text:style-name="P4">
"今年，将公司的表现与整个行业进行比较很重要。"咨询公司罗兰贝格（Roland Berger）驻上海的负责人乔纳森·严（Jonathan Yan）说，"两位数的增长本身并不意味着什么。"</text:p>
      <text:p text:style-name="P4">
奥纬咨询的沃特斯表示，2022年是异常低迷的一年。但是，2020年疫情全球爆发，奢侈品消费回流中国之后，2021年又是异常增长的一年。</text:p>
      <text:p text:style-name="P4">
不过，跟2019 年相比--当时中国消费者高达70%的奢侈品支出都是在国外进行的--2021年又相形见拙了。分析师预测，即使从长期来看，海外消费支出也不太可能恢复到当时的水平。</text:p>
      <text:p text:style-name="P4">
沃特斯说："如果你与奢侈品牌商交流，他们有点难以确定比较的实际基准是什么。"</text:p>
      <text:p text:style-name="P4">
（路透社）</text:p>
      <text:p text:style-name="P4">
Source: <text:a xlink:type="simple" xlink:href="https://www.dw.com/zh/中国游客重返欧洲：购物人数减少，大笔消费增加/a-65528947" text:style-name="Internet_20_link" text:visited-style-name="Visited_20_Internet_20_Link">
https://www.dw.com/zh/中国游客重返欧洲：购物人数减少，大笔消费增加/a-65528947?maca=chi-rss-chi-all-1127-rdf</text:a>
</text:p>
      <!--NEWS-->
      <text:h text:style-name="P10" text:outline-level="1">
<text:span text:style-name="T4">
巴菲特指责美政府应对银行危机的处理方式</text:span>
</text:h>
      <text:p text:style-name="P4">
Author: 联合早报 (Person)</text:p>
      <text:p text:style-name="P4">
Publisher: 联合早报 (Organization)</text:p>
      <text:p text:style-name="P4">
Published Time: 2023-05-07T11:22</text:p>
      <text:p text:style-name="P4">
Modified Time: 2023-05-07T11:26</text:p>
      <text:p text:style-name="P4">
Description: 美国“股神”巴菲特认为，消费者信心尚未恢复与美国政府针对地区银行危机所使的“糟糕”处理方式有关。法新社报道，自3月初以来，美国先后有四家银行陷入倒闭危机，其中三家在当局的介入下被其...</text:p>
      <text:p text:style-name="P4">
Videos: []</text:p>
      <text:p text:style-name="P4">
Audios: []</text:p>
      <text:p text:style-name="P4">
Images: []</text:p>
      <text:p text:style-name="P4">
Type: NewsArticle</text:p>
      <text:p text:style-name="P4">
Breadcrumbs: ['即时', '国际']</text:p>
      <text:p text:style-name="P4">
Keywords: ['银行业', '巴菲特', '美国政府', '破产', '金融业']</text:p>
      <!--METADATA-->
      <text:p text:style-name="P4">
美国“股神”巴菲特认为，消费者信心尚未恢复与美国政府针对地区银行危机所使的“糟糕”处理方式有关。</text:p>
      <text:p text:style-name="P4">
法新社报道，自3月初以来，美国先后有四家银行陷入倒闭危机，其中三家在当局的介入下被其他机构接管。</text:p>
      <text:p text:style-name="P4">
美国法律规定，即使联邦存款保险公司对银行存户首25万美元（约33万新元）的存款提供担保。但对 <text:a xlink:type="simple" xlink:href="https://www.zaobao.com/news/world/story20230315-1372911" text:style-name="Internet_20_link" text:visited-style-name="Visited_20_Internet_20_Link">
</text:a>
 （SVB）和 <text:a xlink:type="simple" xlink:href="https://www.zaobao.com/realtime/world/story20230313-1372033" text:style-name="Internet_20_link" text:visited-style-name="Visited_20_Internet_20_Link">
</text:a>
 （SignatureBank）来说，监管机构将为所有存户提供保险，包括那些超过法定限额的。</text:p>
      <text:p text:style-name="P4">
巴菲特星期六（5月6日）在伯克希尔哈撒韦（BerkshireHathaway）的年度会议上说，尽管美政府采取了这一特殊措施，对硅谷银行存户扩大存款担保，但消费者仍然感到担心和困惑，称“这是不应该发生的”。</text:p>
      <text:p text:style-name="P4">
巴菲特将这一情况归结成政府与公众之间的失效信息传递。</text:p>
      <text:p text:style-name="P4">
他说：“（美国）政客的信息传递一直很差……各机构的信息传递也很差，新闻界也很糟糕。”</text:p>
      <text:p text:style-name="P4">
Source: <text:a xlink:type="simple" xlink:href="https://www.zaobao.com.sg/realtime/world/story20230507-1391728" text:style-name="Internet_20_link" text:visited-style-name="Visited_20_Internet_20_Link">
https://www.zaobao.com.sg/realtime/world/story20230507-1391728</text:a>
</text:p>
      <!--NEWS-->
      <text:h text:style-name="P10" text:outline-level="1">
<text:span text:style-name="T4">
美国德州购物中心枪击案致8人死亡 枪手被击毙</text:span>
</text:h>
      <text:p text:style-name="P4">
Author: chinese@voanews.com (美国之音)</text:p>
      <text:p text:style-name="P4">
Publisher: 美国之音中文网 (Type: NewsMediaOrganization)</text:p>
      <text:p text:style-name="P4">
Published Time: 2023-05-07T11:55:55+08:00</text:p>
      <text:p text:style-name="P4">
Modified Time: 2023-05-07 05:07:45Z</text:p>
      <text:p text:style-name="P4">
Description: 当地政府部门星期六说，美国德克萨斯州达拉斯地区一家购物中心发生枪击案，造成8人死亡，7人受伤，其中3人伤势严重。枪手被一名正好在附近的警察开枪打死。</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texas-shooting-20230506/7082222.html" text:style-name="Internet_20_link" text:visited-style-name="Visited_20_Internet_20_Link">
https://www.voachinese.com/a/texas-shooting-20230506/7082222.html</text:a>
</text:p>
      <!--NEWS-->
      <text:h text:style-name="P10" text:outline-level="1">
<text:span text:style-name="T4">
90%日本民众担心大陆攻台</text:span>
</text:h>
      <text:p text:style-name="P4">
Author: None</text:p>
      <text:p text:style-name="P4">
Publisher: Radio Free Asia (Organization)</text:p>
      <text:p text:style-name="P4">
Published Time: 2023-05-07T12:24:00-04:00</text:p>
      <text:p text:style-name="P4">
Modified Time: 2023-05-07T16:05: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656679in" draw:z-index="0">
<draw:image xlink:href="../Images/rfamandarin/2023-05-07T12-24-00-04-00/000000.png" xlink:type="simple" xlink:show="embed" xlink:actuate="onLoad" draw:mime-type="image/png"/>
</draw:frame>
 日本民众担心大陆攻台 <text:a xlink:type="simple" xlink:href="https://www.rfa.org/mandarin/Xinwen/1-05072023121822.html/@@images/image" text:style-name="Internet_20_link" text:visited-style-name="Visited_20_Internet_20_Link">
</text:a>
路透社图片</text:p>
      <text:p text:style-name="P4">
日本共同社英文网站周日（5月7日）公布一项民调，53%的受访日本民众非常担心中国大陆可能武力攻台，另有36%的民众有点担心。</text:p>
      <text:p text:style-name="P4">
民调中还显示，56%的受访日本民众认为，如果台湾发生了突发事件，日本应该通过外交或经济制裁等非军事手段予以回应。还有33%的受访者认为，日本应该向美国等盟友提供后勤支援。</text:p>
      <text:p text:style-name="P4">
这项调查在3月初进行，共收到了1959份有效问卷。</text:p>
      <text:p text:style-name="P4">
（责编：王允）</text:p>
      <text:p text:style-name="P4">
Source: <text:a xlink:type="simple" xlink:href="https://www.rfa.org/mandarin/Xinwen/1-05072023121822.html" text:style-name="Internet_20_link" text:visited-style-name="Visited_20_Internet_20_Link">
https://www.rfa.org/mandarin/Xinwen/1-05072023121822.html</text:a>
</text:p>
      <!--NEWS-->
      <text:h text:style-name="P10" text:outline-level="1">
<text:span text:style-name="T4">
在华外企困惑：红线在哪里?</text:span>
</text:h>
      <text:p text:style-name="P4">
Author: None</text:p>
      <text:p text:style-name="P4">
Publisher: Radio Free Asia (Organization)</text:p>
      <text:p text:style-name="P4">
Published Time: 2023-05-07T12:32:00-04:00</text:p>
      <text:p text:style-name="P4">
Modified Time: 2023-05-07T16:04: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4.600844in" draw:z-index="0">
<draw:image xlink:href="../Images/rfamandarin/2023-05-07T12-32-00-04-00/000000.png" xlink:type="simple" xlink:show="embed" xlink:actuate="onLoad" draw:mime-type="image/png"/>
</draw:frame>
 MintzGroup位于北京的办公楼已关闭的办公室。该公司于3月24日表示，美国尽职调查公司Mintz Group北京办事处的五名中国员工已被当局拘留。 <text:a xlink:type="simple" xlink:href="https://www.rfa.org/mandarin/Xinwen/2-05072023122456.html/@@images/image" text:style-name="Internet_20_link" text:visited-style-name="Visited_20_Internet_20_Link">
</text:a>
法新社图片</text:p>
      <text:p text:style-name="P4">
最近中国政府对外企似乎收紧了管控，这让这些外企有些无所适从。美国《华尔街日报》报道指出，现在的在华外企是在走钢丝。</text:p>
      <text:p text:style-name="P4">
报道指出，近期中国政府部门对咨询机构贝恩公司(Bain &amp; Co.)上海办公室的员工进行问话，还拘留了美国尽职调查公司MintzGroup驻北京的员工，这些事件引起了在中国进行尽职调查和收集商业情报的公司的警惕。</text:p>
      <text:p text:style-name="P4">
为这些公司提供法律服务的律师或顾问指出，这些企业的担忧与日俱增，不清楚中国政府这么做到底是为了什么，以及外企在华展开业务的边界在什么地方。</text:p>
      <text:p text:style-name="P4">
也有业内人士指出，目前的情况还不能说中国政府正在进行全行业打击。对并购和首次公开募股(IPO)等金融交易进行核查的公司还没有感受到这样的压力。</text:p>
      <text:p text:style-name="P4">
在另一面，美国《反海外腐败法》多年来提出了越来越多的合规要求，并明确禁止美国公司在海外行贿，在海外对这些美国公司进行合规调查的业务越来越多。在中国，这些调查可能涉及更多敏感领域，比如与中国新疆地区有关的供应商等等。但中国有关部门目前正在对收集这些信息的公司予以更多限制，这对这些咨询机构和外企都带来了更大风险。</text:p>
      <text:p text:style-name="P4">
（责编：王允）</text:p>
      <text:p text:style-name="P4">
Source: <text:a xlink:type="simple" xlink:href="https://www.rfa.org/mandarin/Xinwen/2-05072023122456.html" text:style-name="Internet_20_link" text:visited-style-name="Visited_20_Internet_20_Link">
https://www.rfa.org/mandarin/Xinwen/2-05072023122456.html</text:a>
</text:p>
      <!--NEWS-->
      <text:h text:style-name="P10" text:outline-level="1">
<text:span text:style-name="T4">
越南气温达44摄氏度 创历史新高</text:span>
</text:h>
      <text:p text:style-name="P4">
Author: 联合早报 (Person)</text:p>
      <text:p text:style-name="P4">
Publisher: 联合早报 (Organization)</text:p>
      <text:p text:style-name="P4">
Published Time: 2023-05-07T12:41</text:p>
      <text:p text:style-name="P4">
Modified Time: 2023-05-07T12:43</text:p>
      <text:p text:style-name="P4">
Description: 越南夏季高温天气持续，中北部地区星期六（5月6日）出现创纪录高温达约44摄氏度，打破2019年的最高温纪录。法新社报道，大部分南亚国家在4月一直处于闷热天气，按照以往情况，越南的天...</text:p>
      <text:p text:style-name="P4">
Videos: []</text:p>
      <text:p text:style-name="P4">
Audios: []</text:p>
      <text:p text:style-name="P4">
Images: []</text:p>
      <text:p text:style-name="P4">
Type: NewsArticle</text:p>
      <text:p text:style-name="P4">
Breadcrumbs: ['即时', '国际']</text:p>
      <text:p text:style-name="P4">
Keywords: ['越南', '高温']</text:p>
      <!--METADATA-->
      <text:p text:style-name="P4">
越南夏季高温天气持续，中北部地区星期六（5月6日）出现创纪录高温达约44摄氏度，打破2019年的最高温纪录。</text:p>
      <text:p text:style-name="P4">
法新社报道，大部分南亚国家在4月一直处于闷热天气，按照以往情况，越南的天气从北到南各不相同，但极端高温眼下却出现在越南全境。</text:p>
      <text:p text:style-name="P4">
越南中央水文气象预报中心通报，星期六下午中北部省份清化（Thanh Hoa）出现44.1摄氏度创纪录高温，比香溪县（HuongKhe）在2019年录得的43.4摄氏度还要高。</text:p>
      <text:p text:style-name="P4">
越南气候变化专家阮玉辉（Nguyen Ngoc Huy）说：“在气候变化和全球变暖的背景下，这是一个令人担忧的纪录……我相信这个纪录会重复很多次。”</text:p>
      <text:p text:style-name="P4">
Source: <text:a xlink:type="simple" xlink:href="https://www.zaobao.com.sg/realtime/world/story20230507-1391733" text:style-name="Internet_20_link" text:visited-style-name="Visited_20_Internet_20_Link">
https://www.zaobao.com.sg/realtime/world/story20230507-1391733</text:a>
</text:p>
      <!--NEWS-->
      <text:h text:style-name="P10" text:outline-level="1">
<text:span text:style-name="T4">
江苏房产7折贱卖 被官方罚款</text:span>
</text:h>
      <text:p text:style-name="P4">
Author: None</text:p>
      <text:p text:style-name="P4">
Publisher: Radio Free Asia (Organization)</text:p>
      <text:p text:style-name="P4">
Published Time: 2023-05-07T12:41:40-04:00</text:p>
      <text:p text:style-name="P4">
Modified Time: 2023-05-07T12:4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9.492032in" draw:z-index="0">
<draw:image xlink:href="../Images/rfamandarin/2023-05-07T12-41-40-04-00/000000.png" xlink:type="simple" xlink:show="embed" xlink:actuate="onLoad" draw:mime-type="image/png"/>
</draw:frame>
江苏昆山市两处房产项目在五一期间以7折卖房，遭到当地政府通报并罚款。 <text:a xlink:type="simple" xlink:href="https://www.rfa.org/mandarin/Xinwen/3-05072023123314.html/@@images/image" text:style-name="Internet_20_link" text:visited-style-name="Visited_20_Internet_20_Link">
</text:a>
网络截图</text:p>
      <text:p text:style-name="P4">
据中国界面新闻报道，江苏昆山市两处房产项目在五一期间以7折卖房，遭到当地政府通报并罚款。</text:p>
      <text:p text:style-name="P4">
这两处房产项目分别是昆山嘉宝网尚置业下属的“梦之悦花园”和长泰置业旗下的“尚滨花园”。其中，“尚滨花园”原价是1.8万至1.9万元人民币/平方米，房产公司的实际销售价是1.4万元。“梦之悦花园”原价是2.1万至2.2万元，实际销售价是1.6万至1.8万。</text:p>
      <text:p text:style-name="P4">
当地政府指责这两家公司擅自大幅度降价销售，扰乱了房地产市场的正常秩序，造成社会不稳定因素。但有“尚滨花园”的房产销售业务代理指出，虽然被政府罚款，但优惠方案仍在继续。</text:p>
      <text:p text:style-name="P4">
目前全国房地产市场仍不景气，据财经网报道，中国百强房企4月份的销售额环比下降17.4%。有业内人士指出，目前房地产行业信心尚未完全恢复，市场的购买力仍然处于历史相对低位。</text:p>
      <text:p text:style-name="P4">
（责编：王允）</text:p>
      <text:p text:style-name="P4">
Source: <text:a xlink:type="simple" xlink:href="https://www.rfa.org/mandarin/Xinwen/3-05072023123314.html" text:style-name="Internet_20_link" text:visited-style-name="Visited_20_Internet_20_Link">
https://www.rfa.org/mandarin/Xinwen/3-05072023123314.html</text:a>
</text:p>
      <!--NEWS-->
      <text:h text:style-name="P10" text:outline-level="1">
<text:span text:style-name="T4">
粮食领域专项整治 陕西追赃5000万元</text:span>
</text:h>
      <text:p text:style-name="P4">
Author: None</text:p>
      <text:p text:style-name="P4">
Publisher: Radio Free Asia (Organization)</text:p>
      <text:p text:style-name="P4">
Published Time: 2023-05-07T12:46:46-04:00</text:p>
      <text:p text:style-name="P4">
Modified Time: 2023-05-07T12:46: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506468in" draw:z-index="0">
<draw:image xlink:href="../Images/rfamandarin/2023-05-07T12-46-46-04-00/000000.png" xlink:type="simple" xlink:show="embed" xlink:actuate="onLoad" draw:mime-type="image/png"/>
</draw:frame>
 粮食领域专项整治 陕西追赃5000万元 <text:a xlink:type="simple" xlink:href="https://www.rfa.org/mandarin/Xinwen/4-05072023124208.html/@@images/image" text:style-name="Internet_20_link" text:visited-style-name="Visited_20_Internet_20_Link">
</text:a>
网络截图/中央纪委国家监委网站</text:p>
      <text:p text:style-name="P4">
今年初以来，中国粮食管理系统的腐败问题日益浮出水面。今年2月份，中国共产党中央纪委国家监委网站就披露，今年要深化粮食企业购销领域腐败问题的整治。</text:p>
      <text:p text:style-name="P4">
从中央纪委国家监委网站的信息页面可以看到，近期有关粮食系统专项整治的新闻出现频率较高。</text:p>
      <text:p text:style-name="P4">
4月底，中国国家粮食和物资储备局原局长张务锋涉嫌受贿，被四川省德阳市人民检察院提起公诉。5月初，新疆、福建和江西等地的纪检监察工作汇报中都明确列出了粮食系统专项整治的问题。</text:p>
      <text:p text:style-name="P4">
比较突出的是陕西省，据中央纪委国家监委网站周日（5月7日）披露，自粮食购销领域腐败问题专项整治开展以来，全省共受理问题线索800余件，追赃挽损5000余万元；同时，包括陕西粮农集团有限责任公司原党委书记、董事长王东锋等在内的一批粮仓“硕鼠”被查处。</text:p>
      <text:p text:style-name="P4">
由此可以看出，中国粮食系统的腐败问题比较普遍，与外界之前的估计比较一致。不清楚的是，这次所谓的专项整治能够进行到何种地步，又能在多大程度上解决多年积累的腐败问题。</text:p>
      <text:p text:style-name="P4">
（责编：王允）</text:p>
      <text:p text:style-name="P4">
Source: <text:a xlink:type="simple" xlink:href="https://www.rfa.org/mandarin/Xinwen/4-05072023124208.html" text:style-name="Internet_20_link" text:visited-style-name="Visited_20_Internet_20_Link">
https://www.rfa.org/mandarin/Xinwen/4-05072023124208.html</text:a>
</text:p>
      <!--NEWS-->
      <text:h text:style-name="P10" text:outline-level="1">
<text:span text:style-name="T4">
米兔又一例：洁白的手术室 满屋的黄段子</text:span>
</text:h>
      <text:p text:style-name="P4">
Author: None</text:p>
      <text:p text:style-name="P4">
Publisher: Radio Free Asia (Organization)</text:p>
      <text:p text:style-name="P4">
Published Time: 2023-05-07T13:13:00-04:00</text:p>
      <text:p text:style-name="P4">
Modified Time: 2023-05-07T16:05: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4.634345in" draw:z-index="0">
<draw:image xlink:href="../Images/rfamandarin/2023-05-07T13-13-00-04-00/000000.png" xlink:type="simple" xlink:show="embed" xlink:actuate="onLoad" draw:mime-type="image/png"/>
</draw:frame>
 手术室示意图 <text:a xlink:type="simple" xlink:href="https://www.rfa.org/mandarin/Xinwen/5-05072023124715.html/@@images/image" text:style-name="Internet_20_link" text:visited-style-name="Visited_20_Internet_20_Link">
</text:a>
路透社图片</text:p>
      <text:p text:style-name="P4">
据中国医学科普类微信公众号“丁香园”的文章披露，中国各级医院手术室里充满黄段子已经成了见怪不惊的现象。</text:p>
      <text:p text:style-name="P4">
据一名化名的护士介绍，10台手术至少有3台手术是充满黄段子，而且这并非男医生专利，女性这方面也有过之而无不及。</text:p>
      <text:p text:style-name="P4">
与此同时，医疗行业里的性骚扰案例也较多。位于四川泸州的西南医科大学府书中医医院2018年发布的中国卫生产业调研报告指出，女性护理人员被性骚扰的机率远高于女医生，尤其是实习女护士。</text:p>
      <text:p text:style-name="P4">
这些女护士实习生在等级深严的医院里没有话语权，只能默默承受级别比她们高、年龄偏大的男性的言语性骚扰。</text:p>
      <text:p text:style-name="P4">
（责编：王允）</text:p>
      <text:p text:style-name="P4">
Source: <text:a xlink:type="simple" xlink:href="https://www.rfa.org/mandarin/Xinwen/5-05072023124715.html" text:style-name="Internet_20_link" text:visited-style-name="Visited_20_Internet_20_Link">
https://www.rfa.org/mandarin/Xinwen/5-05072023124715.html</text:a>
</text:p>
      <!--NEWS-->
      <text:h text:style-name="P10" text:outline-level="1">
<text:span text:style-name="T4">
岸田抵达首尔 寻求加深日韩合作关系</text:span>
</text:h>
      <text:p text:style-name="P4">
Author: 联合早报 (Person)</text:p>
      <text:p text:style-name="P4">
Publisher: 联合早报 (Organization)</text:p>
      <text:p text:style-name="P4">
Published Time: 2023-05-07T13:19</text:p>
      <text:p text:style-name="P4">
Modified Time: 2023-05-07T13:22</text:p>
      <text:p text:style-name="P4">
Description: 日本首相岸田文雄星期天（5月7日）抵达韩国首尔，与韩国总统尹锡悦举行首脑会晤，寻求在朝鲜威胁加剧和中国态度强硬的背景下，进一步深化日韩合作关系。路透社报道，此次的双边会晤是日本领导...</text:p>
      <text:p text:style-name="P4">
Videos: []</text:p>
      <text:p text:style-name="P4">
Audios: []</text:p>
      <text:p text:style-name="P4">
Images: []</text:p>
      <text:p text:style-name="P4">
Type: NewsArticle</text:p>
      <text:p text:style-name="P4">
Breadcrumbs: ['即时', '国际']</text:p>
      <text:p text:style-name="P4">
Keywords: ['日本', '韩国', '日韩关系', '岸田文雄', '尹锡悦']</text:p>
      <!--METADATA-->
      <text:p text:style-name="P4">
日本首相岸田文雄星期天（5月7日）抵达韩国首尔，与韩国总统尹锡悦举行首脑会晤，寻求在朝鲜威胁加剧和中国态度强硬的背景下，进一步深化日韩合作关系。</text:p>
      <text:p text:style-name="P4">
路透社报道，此次的双边会晤是日本领导人近12年来首次访问韩国，也是继 <text:a xlink:type="simple" xlink:href="https://www.zaobao.com/news/world/story20230317-1373307" text:style-name="Internet_20_link" text:visited-style-name="Visited_20_Internet_20_Link">
</text:a>
后的回访行程。出发前，岸田对记者说，他希望与尹锡悦进行“基于信任关系的公开讨论”，但未详细说明问题。</text:p>
      <text:p text:style-name="P4">
另一方面，尹锡悦因积极改善日韩关系在国内面临批评。抨击者认为，尹锡悦在改善双边关系上所付出的努力比实际得到的还要多，包括提议韩国企业对日本二战强征劳工 <text:a xlink:type="simple" xlink:href="https://www.zaobao.com/news/world/story20230307-1369947" text:style-name="Internet_20_link" text:visited-style-name="Visited_20_Internet_20_Link">
</text:a>
 。</text:p>
      <text:p text:style-name="P4">
韩国官员希望岸田能做出某种姿态以回报韩国的付出，并提供一些政治支持。</text:p>
      <text:p text:style-name="P4">
韩国大学国际关系学教授李新华说，面对朝鲜的核威胁，这次的首脑会晤或重点讨论安全合作议题。她补充说：”在概述了加强延伸威慑计划的‘华盛顿宣言’框架内，韩国将探讨如何加强与日本的合作。”</text:p>
      <text:p text:style-name="P4">
日本一名外务省官员则说： “在应对朝鲜的威胁和确保印太地区的自由开放方面，我们（日韩）有很多合作的机会。”</text:p>
      <text:p text:style-name="P4">
不过，横在两国之间的历史差异也是不可忽视的现实，分析认为，这一差异或给两国首脑之间的合作关系埋下阴影。</text:p>
      <text:p text:style-name="P4">
李新华说，大多数韩国人认为日本没有为其在1910至1945年占领韩国时所犯下的暴行而道歉，”他们认为岸田在访韩期间，应该表现出诚意，比如提及历史问题并表达歉意”。</text:p>
      <text:p text:style-name="P4">
韩国总统办公室星期五（5日）说，为期两天的韩日首脑会谈将讨论针对朝鲜核威胁的安全合作及情报共享、半导体等经济产业领域的合作、社会文化交流等议题。</text:p>
      <text:p text:style-name="P4">
岸田将在韩国开展为期两天的国事访问。</text:p>
      <text:p text:style-name="P4">
Source: <text:a xlink:type="simple" xlink:href="https://www.zaobao.com.sg/realtime/world/story20230507-1391736" text:style-name="Internet_20_link" text:visited-style-name="Visited_20_Internet_20_Link">
https://www.zaobao.com.sg/realtime/world/story20230507-1391736</text:a>
</text:p>
      <!--NEWS-->
      <text:h text:style-name="P10" text:outline-level="1">
<text:span text:style-name="T4">
印度族群冲突致50余人死亡</text:span>
</text:h>
      <text:p text:style-name="P4">
Author: None (Language: zh)</text:p>
      <text:p text:style-name="P4">
Publisher: None</text:p>
      <text:p text:style-name="P4">
Time: 2023-05-07T13:30:00Z</text:p>
      <text:p text:style-name="P4">
Description: 印度东北部近日爆发的族群冲突已导致50多人死亡。冲突导火索是政府欲赋予梅泰族“表列部落”地位，该部落将能因此获得政府工作和大学录取等保障名额，引发其他族群不满。</text:p>
      <text:p text:style-name="P4">
Videos: []</text:p>
      <text:p text:style-name="P4">
Images: ["<text:a xlink:type="simple" xlink:href="https://static.dw.com/image/65539407_303.jpg" text:style-name="Internet_20_link" text:visited-style-name="Visited_20_Internet_20_Link">
65539407_303.jpg</text:a>
", "<text:a xlink:type="simple" xlink:href="https://static.dw.com/image/65539390_401.jpg" text:style-name="Internet_20_link" text:visited-style-name="Visited_20_Internet_20_Link">
65539390_401.jpg</text:a>
", "<text:a xlink:type="simple" xlink:href="https://static.dw.com/image/65539374_401.jpg" text:style-name="Internet_20_link" text:visited-style-name="Visited_20_Internet_20_Link">
65539374_401.jpg</text:a>
"]</text:p>
      <text:p text:style-name="P4">
Subject: 时政风云</text:p>
      <text:p text:style-name="P4">
Subjects: ['印度']</text:p>
      <text:p text:style-name="P4">
Keywords: ['印度', '族群冲突', '表列部落', '少数族群', '曼尼普尔邦']</text:p>
      <text:p text:style-name="P4">
ID: 65542386</text:p>
      <!--METADATA-->
      <text:p text:style-name="P4">
<text:a xlink:type="simple" xlink:href="https://www.dw.com/zh/overlay/image/article/65542386/65539407" text:style-name="Internet_20_link" text:visited-style-name="Visited_20_Internet_20_Link">
 <draw:frame draw:style-name="fr1" draw:name="Image39" text:anchor-type="as-char" svg:width="6.9236in" svg:height="3.896998in" draw:z-index="0">
<draw:image xlink:href="../Images/dwzh/2023-05-07T13-30-00Z/65539407_303.jpg" xlink:type="simple" xlink:show="embed" xlink:actuate="onLoad" draw:mime-type="image/jpeg"/>
</draw:frame>
</text:a>
</text:p>
      <text:p text:style-name="P4">
（德国之声中文网）印度东北部偏远地区爆发族群冲突，导致逾50人丧生。据当地媒体报道，曼尼普尔邦首府因帕尔以及更南部的楚拉昌普县医院已通报共54人死亡。约有23000人因为暴力冲突升级而逃离。此外，有关当局表示，族群冲突造成约100人受伤。过去数日有超过500间房屋被烧毁，汽车遭到纵火。</text:p>
      <text:p text:style-name="P4">
造成冲突的原因是政府可能承认印度教少数族群梅泰族（Meitei）为"表列部落"。印度法律保障获得这一地位的少数族群能得到一定的政府职位和大学录取名额，以解决结构性歧视问题。他们还有资格参加国家福利计划、获得特殊权利，以及在某些情况下拥有自治权。然而，曼尼普尔邦其他以信奉基督教为主的那加族(Naga)和库基族（Kuki）反对这一决定，认为梅泰族已经足够富裕。</text:p>
      <text:p text:style-name="P4">
<draw:frame draw:style-name="fr1" draw:name="Image40" text:anchor-type="as-char" svg:width="6.9236in" svg:height="3.896998in" draw:z-index="0">
<draw:image xlink:href="../Images/dwzh/2023-05-07T13-30-00Z/65539390_401.jpg" xlink:type="simple" xlink:show="embed" xlink:actuate="onLoad" draw:mime-type="image/jpeg"/>
</draw:frame>
</text:p>
      <text:p text:style-name="P4">
印度东北部近日爆发的种族冲突已导致50多人死亡</text:p>
      <text:h text:style-name="P12" text:outline-level="3">
<text:span text:style-name="T4">
当局出动数千军力</text:span>
</text:h>
      <text:p text:style-name="P4">
本周三，一场抗议游行升级为暴力冲突，当局派遣数千士兵前往曼尼普尔邦。当地政府实施了互联网禁令，并下令在"极端情况"下可进行射击。周五晚间再次发生暴力事件，但此后局势有所缓和。</text:p>
      <text:p text:style-name="P4">
在拥有2900万人口的曼尼普尔邦，梅泰族占总人口约53%，其次是各部落族群，约占40%。根据2011年的人口普查，印度教和基督教是该邦的主要宗教。</text:p>
      <text:p text:style-name="P4">
<draw:frame draw:style-name="fr1" draw:name="Image41" text:anchor-type="as-char" svg:width="6.9236in" svg:height="3.896998in" draw:z-index="0">
<draw:image xlink:href="../Images/dwzh/2023-05-07T13-30-00Z/65539374_401.jpg" xlink:type="simple" xlink:show="embed" xlink:actuate="onLoad" draw:mime-type="image/jpeg"/>
</draw:frame>
</text:p>
      <text:p text:style-name="P4">
自1950年代开始，印度东北部一直处于动荡之中</text:p>
      <text:h text:style-name="P12" text:outline-level="3">
<text:span text:style-name="T4">
种族冲突已导致5万人死亡</text:span>
</text:h>
      <text:p text:style-name="P4">
自1950年代开始，由于少数民族和分离主义团体寻求自治甚至脱离印度，印度东北部一直处于动荡之中。仅仅在曼尼普尔邦就累计至少5万人死亡。随着许多团体与新德里的联邦政府达成协议取得更多权力，近年此类冲突有所趋缓。</text:p>
      <text:p text:style-name="P4">
(法新社、路透社、天主教通讯社)</text:p>
      <text:p text:style-name="P4">
Source: <text:a xlink:type="simple" xlink:href="https://www.dw.com/zh/印度族群冲突致50余人死亡/a-65542386" text:style-name="Internet_20_link" text:visited-style-name="Visited_20_Internet_20_Link">
https://www.dw.com/zh/印度族群冲突致50余人死亡/a-65542386?maca=chi-rss-chi-all-1127-rdf</text:a>
</text:p>
      <!--NEWS-->
      <text:h text:style-name="P10" text:outline-level="1">
<text:span text:style-name="T4">
俄承诺提供弹药 瓦格纳决定不从乌东巴赫姆特撤军</text:span>
</text:h>
      <text:p text:style-name="P4">
Publisher: 法新社</text:p>
      <text:p text:style-name="P4">
Published Time: 2023-05-07T13:32:08+00:00</text:p>
      <text:p text:style-name="P4">
Modified Time: 2023-05-07T13:20:03+00:00</text:p>
      <text:p text:style-name="P4">
Description: （法新社莫斯科7日电） 俄罗斯佣兵组织瓦格纳集团首脑普里格津（Yevgeny Prigozhin）今天说，在他威胁要将前线部队撤出巴赫姆特（Bakhmut）之后，已获得俄罗斯军方「承诺」提供更多弹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07T13-32-08-00-00/000000.png" xlink:type="simple" xlink:show="embed" xlink:actuate="onLoad" draw:mime-type="image/png"/>
</draw:frame>
</text:p>
      <text:p text:style-name="P4">
普里格津曾就乌克兰与莫斯科部队激战焦点的巴赫姆特情势、猛烈抨击俄罗斯军事首长，他今天说：「他们承诺将提供我们继续行动所需的所有弹药和武器。」</text:p>
      <text:p text:style-name="P4">
他说，他们已经获得保证，「巴赫姆特周围的战斗人员一切所需的东西都将获得满足」。</text:p>
      <text:p text:style-name="P4">
普里格津领导的瓦格纳集团（WagnerGroup）在俄罗斯对巴赫姆特长达数月的艰苦进攻中担任带头角色，在这场俄乌战争中时间最长、最血腥的战斗中几乎攻占这座城市。</text:p>
      <text:p text:style-name="P4">
普里格津5日一度威胁说，「我将把瓦格纳部队撤出巴赫姆特，因为在缺乏弹药的情况下，他们会面临无意义的死亡」。他当时还说，他正在等待撤离巴赫姆特的命令。</text:p>
      <text:p text:style-name="P4">
Source: <text:a xlink:type="simple" xlink:href="https://www.rfi.fr/cn/%E5%9B%BD%E9%99%85%E6%8A%A5%E9%81%93/20230507-%E4%BF%84%E6%89%BF%E8%AF%BA%E6%8F%90%E4%BE%9B%E5%BC%B9%E8%8D%AF-%E7%93%A6%E6%A0%BC%E7%BA%B3%E5%86%B3%E5%AE%9A%E4%B8%8D%E4%BB%8E%E4%B9%8C%E4%B8%9C%E5%B7%B4%E8%B5%AB%E5%A7%86%E7%89%B9%E6%92%A4%E5%86%9B" text:style-name="Internet_20_link" text:visited-style-name="Visited_20_Internet_20_Link">
https://www.rfi.fr/cn/%E5%9B%BD%E9%99%85%E6%8A%A5%E9%81%93/20230507-%E4%BF%84%E6%89%BF%E8%AF%BA%E6%8F%90%E4%BE%9B%E5%BC%B9%E8%8D%AF-%E7%93%A6%E6%A0%BC%E7%BA%B3%E5%86%B3%E5%AE%9A%E4%B8%8D%E4%BB%8E%E4%B9%8C%E4%B8%9C%E5%B7%B4%E8%B5%AB%E5%A7%86%E7%89%B9%E6%92%A4%E5%86%9B</text:a>
</text:p>
      <!--NEWS-->
      <text:h text:style-name="P10" text:outline-level="1">
<text:span text:style-name="T4">
墙外文摘：当“润”成为一种集体反抗运动</text:span>
</text:h>
      <text:p text:style-name="P4">
Author: None (Language: zh)</text:p>
      <text:p text:style-name="P4">
Publisher: None</text:p>
      <text:p text:style-name="P4">
Time: 2023-05-07T13:52:00Z</text:p>
      <text:p text:style-name="P4">
Description: 有评论认为，在社会运动失去了全部空间后，选择彻底退出这个不公的体制也是一种反抗。当“润”渐渐变成一种集体运动，并被赋予“用脚投票”的意义时，它将给一个极权国家带来的动摇尚且难说，人们内心对公平、自由和安全的天然追求，仍然值得尊重。</text:p>
      <text:p text:style-name="P4">
Videos: []</text:p>
      <text:p text:style-name="P4">
Images: ["<text:a xlink:type="simple" xlink:href="https://static.dw.com/image/64324318_303.jpg" text:style-name="Internet_20_link" text:visited-style-name="Visited_20_Internet_20_Link">
64324318_303.jpg</text:a>
", "<text:a xlink:type="simple" xlink:href="https://static.dw.com/image/58855870_401.jpg" text:style-name="Internet_20_link" text:visited-style-name="Visited_20_Internet_20_Link">
58855870_401.jpg</text:a>
", "<text:a xlink:type="simple" xlink:href="https://static.dw.com/image/59423120_303.jpeg" text:style-name="Internet_20_link" text:visited-style-name="Visited_20_Internet_20_Link">
59423120_303....</text:a>
", "<text:a xlink:type="simple" xlink:href="https://static.dw.com/image/59423688_303.jpeg" text:style-name="Internet_20_link" text:visited-style-name="Visited_20_Internet_20_Link">
59423688_303....</text:a>
", "<text:a xlink:type="simple" xlink:href="https://static.dw.com/image/59423168_303.jpeg" text:style-name="Internet_20_link" text:visited-style-name="Visited_20_Internet_20_Link">
59423168_303....</text:a>
", "<text:a xlink:type="simple" xlink:href="https://static.dw.com/image/59423191_303.jpeg" text:style-name="Internet_20_link" text:visited-style-name="Visited_20_Internet_20_Link">
59423191_303....</text:a>
", "<text:a xlink:type="simple" xlink:href="https://static.dw.com/image/59423213_303.jpeg" text:style-name="Internet_20_link" text:visited-style-name="Visited_20_Internet_20_Link">
59423213_303....</text:a>
", "<text:a xlink:type="simple" xlink:href="https://static.dw.com/image/59423145_303.jpeg" text:style-name="Internet_20_link" text:visited-style-name="Visited_20_Internet_20_Link">
59423145_303....</text:a>
"]</text:p>
      <text:p text:style-name="P4">
Subject: 评论分析</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习近平', '极权', '朝鲜战争', '宣传', '长津湖', '中美关系']</text:p>
      <text:p text:style-name="P4">
ID: 65542529</text:p>
      <!--METADATA-->
      <text:p text:style-name="P4">
<text:a xlink:type="simple" xlink:href="https://www.dw.com/zh/overlay/image/article/65542529/64324318" text:style-name="Internet_20_link" text:visited-style-name="Visited_20_Internet_20_Link">
 <draw:frame draw:style-name="fr1" draw:name="Image43" text:anchor-type="as-char" svg:width="6.9236in" svg:height="3.896998in" draw:z-index="0">
<draw:image xlink:href="../Images/dwzh/2023-05-07T13-52-00Z/64324318_303.jpg" xlink:type="simple" xlink:show="embed" xlink:actuate="onLoad" draw:mime-type="image/jpeg"/>
</draw:frame>
</text:a>
</text:p>
      <text:p text:style-name="P4">
越来越多失望的中国人选择了“润”</text:p>
      <text:p text:style-name="P4">
（德国之声中文网）位于美国华盛顿的中文媒体“歪脑”发表文章《润是一场个人对国家的消极反抗，却也暗示了社会运动的新可能》，作者钟山指出，过去十年，中国的政治异议人士，维权律师，女权活动家，劳工行动者遭遇严苛的打压，不但个人付出失去自由的代价，而且家人遭到骚扰、甚至被“连坐”惩罚，子女没办法享有正常、公正的教育权利。随着打压愈演愈烈，法制形同虚设，现在别说是活动家，就是普通人都随时可能遭受社会主义铁拳，在自己的社交账号上发个吐槽贴都能惊动网警上门“查水表”。对很多经历过封控噩梦的人来说，“润”才能让自己和后代获得新生，过上正常的生活。</text:p>
      <text:p text:style-name="P4">
作者认为，在社会运动失去了全部空间后，选择彻底退出这个不公的体制也是一种反抗，介于其高昂的成本，说它只是消极的“逃避”并不公平。当“ <text:a xlink:type="simple" xlink:href="https://www.dw.com/zh/zh/德语媒体润学在中国/a-62355958" text:style-name="Internet_20_link" text:visited-style-name="Visited_20_Internet_20_Link">
</text:a>
”渐渐变成一种集体运动，并被赋予“用脚投票”的意义时，它将给一个极权国家带来的动摇尚且难说，可从人本的角度来看，人们内心对公平、自由和安全的天然追求，以及想要改变、掌握自己命运的勇敢尝试，仍然值得尊重。</text:p>
      <text:p text:style-name="P4">
<draw:frame draw:style-name="fr1" draw:name="Image44" text:anchor-type="as-char" svg:width="6.9236in" svg:height="3.896998in" draw:z-index="0">
<draw:image xlink:href="../Images/dwzh/2023-05-07T13-52-00Z/58855870_401.jpg" xlink:type="simple" xlink:show="embed" xlink:actuate="onLoad" draw:mime-type="image/jpeg"/>
</draw:frame>
</text:p>
      <text:p text:style-name="P4">
中国能否实现超越美国成为世界最大经济体的目标?</text:p>
      <text:h text:style-name="P12" text:outline-level="3">
<text:span text:style-name="T4">
中共的反美宣传出于不安全感</text:span>
</text:h>
      <text:p text:style-name="P4">
《纽约时报》发表文章《中国真的想要取代美国吗》，作者Jessica ChenWeiss认为，中国国家主席习近平誓言要挫败他所认为的以美国为首的“围堵、打压”中国的努力，并表示“资本主义最终消亡、社会主义最终胜利”。但这种意识形态宣言在一定程度上是出于不安全感——大多数共产主义国家已经垮台，中国领导层担心自己是下一个——而且这种意识形态宣言更多是为了灌输国内对党的信心和忠诚，而不是反映实际政策或固定的信念。</text:p>
      <text:p text:style-name="P4">
文章说，人们越来越怀疑，面对经济逆风和人口萎缩，中国能否实现超越美国成为世界最大经济体的目标，更不用说全球领导地位的其他衡量指标了。在中国，人们普遍认为，它在军事、经济和技术上仍然弱于美国，进一步的现代化取决于在稳定的经济秩序下继续获得国际技术、资本和市场。文章引述中国学者黄仁伟的话指出，“美国要遏制中国不可能，中国要<text:a xlink:type="simple" xlink:href="https://www.dw.com/zh/zh/澳洲智库-中国在关键新兴技术竞争中正超越美国/a-64862977" text:style-name="Internet_20_link" text:visited-style-name="Visited_20_Internet_20_Link">
 </text:a>
 也不可能。”</text:p>
      <ul>
        <li>
          <draw:frame draw:style-name="fr1" draw:name="Image45" text:anchor-type="as-char" svg:width="6.9236in" svg:height="3.896998in" draw:z-index="0">
            <draw:image xlink:href="../Images/dwzh/2023-05-07T13-52-00Z/59423120_303.jpeg" xlink:type="simple" xlink:show="embed" xlink:actuate="onLoad" draw:mime-type="image/jpeg"/>
          </draw:frame>
        </li>
      </ul>
      <h5>
历史上的长津湖战役</h5>
      <text:h text:style-name="P12" text:outline-level="3">
<text:span text:style-name="T4">
美军突遭伏击包围</text:span>
</text:h>
      <text:p text:style-name="P4">
1950年11月下旬，分散部署在朝鲜半岛东北部的美国第10军陷入了隐蔽埋伏在长津湖地区的中国军队的包围。在遭到伏击包围之前，美军的目标是尽快歼灭朝鲜人民军、争取在1950年前统一整个半岛。图为美军陆战一师突围行军过程中。</text:p>
      <ul>
        <li>
          <draw:frame draw:style-name="fr1" draw:name="Image46" text:anchor-type="as-char" svg:width="6.9236in" svg:height="3.896998in" draw:z-index="0">
            <draw:image xlink:href="../Images/dwzh/2023-05-07T13-52-00Z/59423688_303.jpeg" xlink:type="simple" xlink:show="embed" xlink:actuate="onLoad" draw:mime-type="image/jpeg"/>
          </draw:frame>
        </li>
      </ul>
      <h5>
历史上的长津湖战役</h5>
      <text:h text:style-name="P12" text:outline-level="3">
<text:span text:style-name="T4">
中国军队缺乏冬装</text:span>
</text:h>
      <text:p text:style-name="P4">
当时，长津湖地区出现了极寒天气，气温跌到了零下30度左右。中国人民志愿军第9兵团紧急进入朝鲜半岛，接替42军等先头部队。其中，部分军队为了加快行军穿插速度，甚至放弃了重武器以及冬季军服。中美两国的战史都提到了第9兵团因极寒天气遭受了极其严重的非战斗减员。图为一支志愿军部队身着单衣在零下30度的天气中进行战前动员。</text:p>
      <ul>
        <li>
          <draw:frame draw:style-name="fr1" draw:name="Image47" text:anchor-type="as-char" svg:width="6.9236in" svg:height="3.896998in" draw:z-index="0">
            <draw:image xlink:href="../Images/dwzh/2023-05-07T13-52-00Z/59423168_303.jpeg" xlink:type="simple" xlink:show="embed" xlink:actuate="onLoad" draw:mime-type="image/jpeg"/>
          </draw:frame>
        </li>
      </ul>
      <h5>
历史上的长津湖战役</h5>
      <text:h text:style-name="P12" text:outline-level="3">
<text:span text:style-name="T4">
柳潭里美军成功撤离</text:span>
</text:h>
      <text:p text:style-name="P4">
遭到包围的美军则相对给养充足。在柳潭里，中美双方展开激战，双方都蒙受了严重的伤亡。美军主力最终成功地突破了包围圈，撤退到了下碣隅里。图为美军陆战一师正在与中国军队交火。</text:p>
      <ul>
        <li>
          <draw:frame draw:style-name="fr1" draw:name="Image48" text:anchor-type="as-char" svg:width="6.9236in" svg:height="3.896998in" draw:z-index="0">
            <draw:image xlink:href="../Images/dwzh/2023-05-07T13-52-00Z/59423191_303.jpeg" xlink:type="simple" xlink:show="embed" xlink:actuate="onLoad" draw:mime-type="image/jpeg"/>
          </draw:frame>
        </li>
      </ul>
      <h5>
历史上的长津湖战役</h5>
      <text:h text:style-name="P12" text:outline-level="3">
<text:span text:style-name="T4">
“北极熊团”几乎遭全歼</text:span>
</text:h>
      <text:p text:style-name="P4">
在长津湖以东的新兴里，美军第7步兵师下辖的“北极熊团”遭到了志愿军第80师、第81师的猛攻，伤亡惨重；而人数占优的中国军队因为火力严重不足，同样遭到了重创。美军陆战一师曾被命令前去援救，但是也受到了巨大阻力。图为战斗间隙，陆战一师士兵正在喝热饮取暖。根据中国方面的战史，对“北极熊团”一战是志愿军参加朝鲜战争初期唯一一次成建制歼灭美军1个团的战役。而美军方面则记载，“北极熊团”12月1日成功突围后，原编制的2500人只剩下1050人，其中只有385人还能继续战斗。</text:p>
      <ul>
        <li>
          <draw:frame draw:style-name="fr1" draw:name="Image49" text:anchor-type="as-char" svg:width="6.9236in" svg:height="3.896998in" draw:z-index="0">
            <draw:image xlink:href="../Images/dwzh/2023-05-07T13-52-00Z/59423213_303.jpeg" xlink:type="simple" xlink:show="embed" xlink:actuate="onLoad" draw:mime-type="image/jpeg"/>
          </draw:frame>
        </li>
      </ul>
      <h5>
历史上的长津湖战役</h5>
      <text:h text:style-name="P12" text:outline-level="3">
<text:span text:style-name="T4">
双方战略目标都未达成</text:span>
</text:h>
      <text:p text:style-name="P4">
美军在突破中国军队包围时，大量使用了空中投掷的凝固汽油弹，令志愿军遭受了重大伤亡。根据中方史料记载，整场长津湖战役中，志愿军第9兵团战斗伤亡1.9万人，冻死冻伤约近3万人，总计减员4.8万人，减员幅度过半。尽管中国阻止了美军攻克朝鲜半岛全境的战略企图，但是其全歼美军陆战一师的战略目标同样没能达成。</text:p>
      <ul>
        <li>
          <draw:frame draw:style-name="fr1" draw:name="Image50" text:anchor-type="as-char" svg:width="6.9236in" svg:height="3.896998in" draw:z-index="0">
            <draw:image xlink:href="../Images/dwzh/2023-05-07T13-52-00Z/59423145_303.jpeg" xlink:type="simple" xlink:show="embed" xlink:actuate="onLoad" draw:mime-type="image/jpeg"/>
          </draw:frame>
        </li>
      </ul>
      <h5>
历史上的长津湖战役</h5>
      <text:h text:style-name="P12" text:outline-level="3">
<text:span text:style-name="T4">
刘伯承：10倍于敌的代价</text:span>
</text:h>
      <text:p text:style-name="P4">
根据美军战史，陆战一师此战期间战斗减员约4400人，非战斗减员7300人。而“北极熊团”则战斗伤亡2200人，几乎遭全歼。中国军队元帅刘伯承多年后评价：志愿军一个兵团围歼美军一个师，付出了10倍于敌的代价，却依然让美军成建制地撤出战场，并带走了全部伤员和武器装备。图为12月24日联合国军从兴南港完成撤离后，炸毁港口设施。撤退时，美军甚至还带走了数以万计的平民。</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长津湖”战役把“该打的仗”都打完了吗？</text:span>
</text:h>
      <text:p text:style-name="P4">
4月27日，访问美国的韩国总统尹锡悦在演说中盛赞美国海军陆战队第一师在 <text:a xlink:type="simple" xlink:href="https://www.dw.com/zh/zh/爱国主义大片长津湖-引韩国人愤怒/a-59520117" text:style-name="Internet_20_link" text:visited-style-name="Visited_20_Internet_20_Link">
 </text:a>
突破中共军队十二万人的人海战术，取得奇迹般成果。台湾“上报”发表文章《尹锡悦看了中国“神作”%lt;津湖&gt;
会作何感想》，作者何与怀指出，代价极其惨重的长津湖战役仍被中共某些人视作一个“伟大胜利”。根据中国人民解放军军事科学院编纂的《中国人民志愿军战史》，朝鲜战争中，志愿军伤亡、失踪、事故、疾病及被俘等总数约为九十余万人，几十万葬身异国他乡，再一次在世界面前展示中共“人海战术”草菅人命的惨烈。战争还大大损害了当时中国百废待兴还来不及的国民经济，让中国老百姓苦不堪言。</text:p>
      <text:p text:style-name="P4">
作者说，过去中共对长津湖战役是感到屈辱不愿声张，现在却大肆吹捧，原因何在？战争片是用来检讨悲惨残酷不幸的，不是用来激发战争热情煽动人类仇恨的。《长津湖》有一句经典台词：“我们把该打的仗都打了，我们的后辈就不用打了。”然而，近年来，中共在全世界四处树敌，因此也导致国际环境极其恶化。今上多次强调“抛掉幻想，敢于斗争”，现在在中共词汇里，“斗争”一词每天层出不穷。</text:p>
      <text:p text:style-name="P4">
<text:span text:style-name="T5">
摘编自其他媒体的内容，不代表德国之声的立场或观点。</text:span>
</text:p>
      <text:p text:style-name="P4">
Source: <text:a xlink:type="simple" xlink:href="https://www.dw.com/zh/墙外文摘：当-润-成为一种集体反抗运动/a-65542529" text:style-name="Internet_20_link" text:visited-style-name="Visited_20_Internet_20_Link">
https://www.dw.com/zh/墙外文摘：当-润-成为一种集体反抗运动/a-65542529?maca=chi-rss-chi-all-1127-rdf</text:a>
</text:p>
      <!--NEWS-->
      <text:h text:style-name="P10" text:outline-level="1">
<text:span text:style-name="T4">
秦刚呼吁塔利班打击“恐怖势力”</text:span>
</text:h>
      <text:p text:style-name="P4">
Author: None (Language: zh)</text:p>
      <text:p text:style-name="P4">
Publisher: None</text:p>
      <text:p text:style-name="P4">
Time: 2023-05-07T13:55:00Z</text:p>
      <text:p text:style-name="P4">
Description: 中国外长秦刚在印度出席上合组织外长会议后，前往伊斯兰堡同巴基斯坦和阿富汗的最高外交官员会晤。秦刚对塔利班外长说，中国“始终坚定同阿人民站在一起”，并同时要求塔利班打击包括"东伊运"在内的恐怖势力。</text:p>
      <text:p text:style-name="P4">
Videos: []</text:p>
      <text:p text:style-name="P4">
Images: ["<text:a xlink:type="simple" xlink:href="https://static.dw.com/image/65542457_303.jpg" text:style-name="Internet_20_link" text:visited-style-name="Visited_20_Internet_20_Link">
65542457_303.jpg</text:a>
", "<text:a xlink:type="simple" xlink:href="https://static.dw.com/image/58998762_303.jpg" text:style-name="Internet_20_link" text:visited-style-name="Visited_20_Internet_20_Link">
58998762_303.jpg</text:a>
", "<text:a xlink:type="simple" xlink:href="https://static.dw.com/image/57471221_303.jpg" text:style-name="Internet_20_link" text:visited-style-name="Visited_20_Internet_20_Link">
57471221_303.jpg</text:a>
", "<text:a xlink:type="simple" xlink:href="https://static.dw.com/image/59023267_303.jpg" text:style-name="Internet_20_link" text:visited-style-name="Visited_20_Internet_20_Link">
59023267_303.jpg</text:a>
", "<text:a xlink:type="simple" xlink:href="https://static.dw.com/image/58997641_303.jpg" text:style-name="Internet_20_link" text:visited-style-name="Visited_20_Internet_20_Link">
58997641_303.jpg</text:a>
", "<text:a xlink:type="simple" xlink:href="https://static.dw.com/image/58873479_303.jpg" text:style-name="Internet_20_link" text:visited-style-name="Visited_20_Internet_20_Link">
58873479_303.jpg</text:a>
", "<text:a xlink:type="simple" xlink:href="https://static.dw.com/image/58873896_303.jpg" text:style-name="Internet_20_link" text:visited-style-name="Visited_20_Internet_20_Link">
58873896_303.jpg</text:a>
", "<text:a xlink:type="simple" xlink:href="https://static.dw.com/image/58802766_303.jpg" text:style-name="Internet_20_link" text:visited-style-name="Visited_20_Internet_20_Link">
58802766_303.jpg</text:a>
", "<text:a xlink:type="simple" xlink:href="https://static.dw.com/image/58874538_303.jpg" text:style-name="Internet_20_link" text:visited-style-name="Visited_20_Internet_20_Link">
58874538_303.jpg</text:a>
", "<text:a xlink:type="simple" xlink:href="https://static.dw.com/image/58864482_303.jpg" text:style-name="Internet_20_link" text:visited-style-name="Visited_20_Internet_20_Link">
58864482_303.jpg</text:a>
", "<text:a xlink:type="simple" xlink:href="https://static.dw.com/image/58875134_303.jpg" text:style-name="Internet_20_link" text:visited-style-name="Visited_20_Internet_20_Link">
58875134_303.jpg</text:a>
", "<text:a xlink:type="simple" xlink:href="https://static.dw.com/image/58901517_303.jpg" text:style-name="Internet_20_link" text:visited-style-name="Visited_20_Internet_20_Link">
58901517_303.jpg</text:a>
", "<text:a xlink:type="simple" xlink:href="https://static.dw.com/image/58881937_303.jpg" text:style-name="Internet_20_link" text:visited-style-name="Visited_20_Internet_20_Link">
58881937_303.jpg</text:a>
", "<text:a xlink:type="simple" xlink:href="https://static.dw.com/image/58962860_303.jpg" text:style-name="Internet_20_link" text:visited-style-name="Visited_20_Internet_20_Link">
58962860_303.jpg</text:a>
"]</text:p>
      <text:p text:style-name="P4">
Subject: 时政风云</text:p>
      <text:p text:style-name="P4">
Subjects: ['塔利班', '巴基斯坦', '阿富汗']</text:p>
      <text:p text:style-name="P4">
Keywords: ['秦刚', '塔利班', '阿富汗', '一带一路', '巴基斯坦', '南亚']</text:p>
      <text:p text:style-name="P4">
ID: 65542377</text:p>
      <!--METADATA-->
      <text:p text:style-name="P4">
<text:a xlink:type="simple" xlink:href="https://www.dw.com/zh/overlay/image/article/65542377/65542457" text:style-name="Internet_20_link" text:visited-style-name="Visited_20_Internet_20_Link">
 <draw:frame draw:style-name="fr1" draw:name="Image51" text:anchor-type="as-char" svg:width="6.9236in" svg:height="3.896998in" draw:z-index="0">
<draw:image xlink:href="../Images/dwzh/2023-05-07T13-55-00Z/65542457_303.jpg" xlink:type="simple" xlink:show="embed" xlink:actuate="onLoad" draw:mime-type="image/jpeg"/>
</draw:frame>
</text:a>
</text:p>
      <text:p text:style-name="P4">
秦刚与塔利班政府外长穆塔基在伊斯兰堡</text:p>
      <text:p text:style-name="P4">
（德国之声中文网）秦刚在巴基斯坦首都伊斯兰堡参加了第五次中阿巴三方外长对话，据中国外交部的新闻，三国外长讨论了政治互信、安全合作与反恐、互联互通与贸易投资等议题。此前秦刚在印度参加了<text:a xlink:type="simple" xlink:href="https://www.dw.com/zh/zh/上合组织外长齐聚一堂-有哪些看点/a-65537823" text:style-name="Internet_20_link" text:visited-style-name="Visited_20_Internet_20_Link">
 </text:a>
 。</text:p>
      <text:p text:style-name="P4">
秦刚在与阿富汗塔利班政府代理外长穆塔基的双边对话中表示，无论国际地区形势如何变幻，"中方始终坚定同阿人民站在一起，始终支持阿走符合自身国情的发展道路。中方将一如既往尊重阿主权、独立和领土完整，深化中阿各领域合作，帮助阿早日实现自立自强、和平稳定与发展繁荣"。</text:p>
      <text:p text:style-name="P4">
秦刚还强调，阿方应切实履行打击恐怖主义的承诺，坚决打击包括"东伊运"在内的恐怖势力，确保中国在阿人员和机构安全。</text:p>
      <text:p text:style-name="P4">
穆塔基表示，阿富汗绝不允许任何势力利用阿领土从事反华活动，希同中方在"一带一路"框架下加强经贸、人文、基础设施建设等领域合作。</text:p>
      <text:p text:style-name="P4">
据德新社报道，穆塔基因受到联合国安理会的制裁，原本受到旅行禁令的限制，但这一次破例获得许可前往巴基斯坦参加会晤。</text:p>
      <ul>
        <li>
          <draw:frame draw:style-name="fr1" draw:name="Image52" text:anchor-type="as-char" svg:width="6.9236in" svg:height="3.896998in" draw:z-index="0">
            <draw:image xlink:href="../Images/dwzh/2023-05-07T13-55-00Z/58998762_303.jpg" xlink:type="simple" xlink:show="embed" xlink:actuate="onLoad" draw:mime-type="image/jpeg"/>
          </draw:frame>
        </li>
      </ul>
      <h5>
一年前，阿富汗战争结束塔利班重返政权</h5>
      <text:h text:style-name="P12" text:outline-level="3">
<text:span text:style-name="T4">
喀布尔机场发生血腥袭击事件</text:span>
</text:h>
      <text:p text:style-name="P4">
8月26日，阿富汗喀布尔机场外发生两起自杀式炸弹袭击事件。爆炸造成170名阿富汗平民丧生，13名美军士兵在袭击中遇难。这是十年来美军在阿富汗伤亡最严重的事件。爆炸事件后，“伊斯兰国”（IS）的一个分支组织声称对这次袭击负责。</text:p>
      <ul>
        <li>
          <draw:frame draw:style-name="fr1" draw:name="Image53" text:anchor-type="as-char" svg:width="6.9236in" svg:height="3.896998in" draw:z-index="0">
            <draw:image xlink:href="../Images/dwzh/2023-05-07T13-55-00Z/57471221_303.jpg" xlink:type="simple" xlink:show="embed" xlink:actuate="onLoad" draw:mime-type="image/jpeg"/>
          </draw:frame>
        </li>
      </ul>
      <h5>
一年前，阿富汗战争结束塔利班重返政权</h5>
      <text:h text:style-name="P12" text:outline-level="3">
<text:span text:style-name="T4">
“伊斯兰国呼罗珊分支”</text:span>
</text:h>
      <text:p text:style-name="P4">
宣布对袭击事件负责的是IS在中亚地区的分支“伊斯兰国呼罗珊”（Islamic StateKhorasan）。该组织此前也曾发动致命袭击，认为塔利班过于温和。“伊斯兰国”属于伊斯兰教的萨拉菲主义运动；而塔利班主要是德奧班迪教派。一段时间以来，塔利班与“伊斯兰国呼罗珊”多次交火。塔利班方面表示，至少28名塔利班成员在周四的爆炸事件中丧生。在这次爆炸事件前，据通讯社援引军方消息，塔利班曾在检查站拦截并杀死了几名IS刺客。</text:p>
      <ul>
        <li>
          <draw:frame draw:style-name="fr1" draw:name="Image54" text:anchor-type="as-char" svg:width="6.9236in" svg:height="3.896998in" draw:z-index="0">
            <draw:image xlink:href="../Images/dwzh/2023-05-07T13-55-00Z/59023267_303.jpg" xlink:type="simple" xlink:show="embed" xlink:actuate="onLoad" draw:mime-type="image/jpeg"/>
          </draw:frame>
        </li>
      </ul>
      <h5>
一年前，阿富汗战争结束塔利班重返政权</h5>
      <text:h text:style-name="P12" text:outline-level="3">
<text:span text:style-name="T4">
他们在战争的最后一刻阵亡</text:span>
</text:h>
      <text:p text:style-name="P4">
13名在炸弹袭击中身亡的美国士兵遗骸被运回故乡。这场战争开始时塔利班在台上，结束时塔利班回到台上，人们不禁发问，这场战争的意义何在？</text:p>
      <ul>
        <li>
          <draw:frame draw:style-name="fr1" draw:name="Image55" text:anchor-type="as-char" svg:width="6.9236in" svg:height="3.896998in" draw:z-index="0">
            <draw:image xlink:href="../Images/dwzh/2023-05-07T13-55-00Z/58997641_303.jpg" xlink:type="simple" xlink:show="embed" xlink:actuate="onLoad" draw:mime-type="image/jpeg"/>
          </draw:frame>
        </li>
      </ul>
      <h5>
一年前，阿富汗战争结束塔利班重返政权</h5>
      <text:h text:style-name="P12" text:outline-level="3">
<text:span text:style-name="T4">
“我们会让你们付出代价”</text:span>
</text:h>
      <text:p text:style-name="P4">
拜登在8月26日晚的电视演说中表示，“我们不会原谅，也不会忘记。我们将追捕你们，让你们付出代价。”他表示美国的疏散行动将继续进行，维持在8月31日前撤离的目标。五角大楼也对喀布尔可能发生新的恐怖袭击保持高度警惕。在塔利班接管后，美国及其盟国紧急撤离其在阿富汗的公民、当地员工。截至8月26日，德国已经结束了相关救援撤离行动，比8月31日的最后期限提前了5天。</text:p>
      <ul>
        <li>
          <draw:frame draw:style-name="fr1" draw:name="Image56" text:anchor-type="as-char" svg:width="6.9236in" svg:height="3.896998in" draw:z-index="0">
            <draw:image xlink:href="../Images/dwzh/2023-05-07T13-55-00Z/58873479_303.jpg" xlink:type="simple" xlink:show="embed" xlink:actuate="onLoad" draw:mime-type="image/jpeg"/>
          </draw:frame>
        </li>
      </ul>
      <h5>
一年前，阿富汗战争结束塔利班重返政权</h5>
      <text:h text:style-name="P12" text:outline-level="3">
<text:span text:style-name="T4">
塔利班接管了总统府</text:span>
</text:h>
      <text:p text:style-name="P4">
国际驻阿部队开始撤军后还不到三个月，极端伊斯兰主义的塔利班就已经接管了全国大部分地区。8月15日，塔利班武装占领了位于首都喀布尔的总统府。</text:p>
      <ul>
        <li>
          <draw:frame draw:style-name="fr1" draw:name="Image57" text:anchor-type="as-char" svg:width="6.9236in" svg:height="3.896998in" draw:z-index="0">
            <draw:image xlink:href="../Images/dwzh/2023-05-07T13-55-00Z/58873896_303.jpg" xlink:type="simple" xlink:show="embed" xlink:actuate="onLoad" draw:mime-type="image/jpeg"/>
          </draw:frame>
        </li>
      </ul>
      <h5>
一年前，阿富汗战争结束塔利班重返政权</h5>
      <text:h text:style-name="P12" text:outline-level="3">
<text:span text:style-name="T4">
极端伊斯兰主义者宣称要“解决问题”</text:span>
</text:h>
      <text:p text:style-name="P4">
塔利班发言人纳伊姆（Mohammad Naeem）说：”阿富汗战争已经结束。我们恳请各国和国际机构和我们坐下来开展对话，以便解决所有尚存的问题。”他表示，阿富汗很快就会建立新政府。</text:p>
      <ul>
        <li>
          <draw:frame draw:style-name="fr1" draw:name="Image58" text:anchor-type="as-char" svg:width="6.9236in" svg:height="3.896998in" draw:z-index="0">
            <draw:image xlink:href="../Images/dwzh/2023-05-07T13-55-00Z/58802766_303.jpg" xlink:type="simple" xlink:show="embed" xlink:actuate="onLoad" draw:mime-type="image/jpeg"/>
          </draw:frame>
        </li>
      </ul>
      <h5>
一年前，阿富汗战争结束塔利班重返政权</h5>
      <text:h text:style-name="P12" text:outline-level="3">
<text:span text:style-name="T4">
塔利班旗帜几乎插满全境</text:span>
</text:h>
      <text:p text:style-name="P4">
阿富汗全境很多地方已经插上了塔利班的旗帜，这是昆都士市中心的场景。8月初，塔利班几乎不费吹灰之力轻取这一东北重镇，曾令西方国家震惊和不解。德国联邦军曾长期在这里驻防。</text:p>
      <ul>
        <li>
          <draw:frame draw:style-name="fr1" draw:name="Image59" text:anchor-type="as-char" svg:width="6.9236in" svg:height="3.896998in" draw:z-index="0">
            <draw:image xlink:href="../Images/dwzh/2023-05-07T13-55-00Z/58874538_303.jpg" xlink:type="simple" xlink:show="embed" xlink:actuate="onLoad" draw:mime-type="image/jpeg"/>
          </draw:frame>
        </li>
      </ul>
      <h5>
一年前，阿富汗战争结束塔利班重返政权</h5>
      <text:h text:style-name="P12" text:outline-level="3">
<text:span text:style-name="T4">
警车成了塔利班的战利品</text:span>
</text:h>
      <text:p text:style-name="P4">
过去20年里，美国斥资无数，为阿富汗政府军和警察力量提供培训和装备。大批政府军官兵缴械投降后，这些先进装备就成了塔利班的战利品。图为喀布尔机场附近，塔利班武装人员驾驶缴获的警车正在巡逻。</text:p>
      <ul>
        <li>
          <draw:frame draw:style-name="fr1" draw:name="Image60" text:anchor-type="as-char" svg:width="6.9236in" svg:height="3.896998in" draw:z-index="0">
            <draw:image xlink:href="../Images/dwzh/2023-05-07T13-55-00Z/58864482_303.jpg" xlink:type="simple" xlink:show="embed" xlink:actuate="onLoad" draw:mime-type="image/jpeg"/>
          </draw:frame>
        </li>
      </ul>
      <h5>
一年前，阿富汗战争结束塔利班重返政权</h5>
      <text:h text:style-name="P12" text:outline-level="3">
<text:span text:style-name="T4">
阿富汗总统加尼已逃亡境外</text:span>
</text:h>
      <text:p text:style-name="P4">
8月14日阿富汗总统加尼在电视上发表安民告示的画面，而一天之后，据半岛电视台援引总统保镖的消息报道称，加尼总统已经逃往乌兹别克斯坦首都。</text:p>
      <ul>
        <li>
          <draw:frame draw:style-name="fr1" draw:name="Image61" text:anchor-type="as-char" svg:width="6.9236in" svg:height="3.896998in" draw:z-index="0">
            <draw:image xlink:href="../Images/dwzh/2023-05-07T13-55-00Z/58875134_303.jpg" xlink:type="simple" xlink:show="embed" xlink:actuate="onLoad" draw:mime-type="image/jpeg"/>
          </draw:frame>
        </li>
      </ul>
      <h5>
一年前，阿富汗战争结束塔利班重返政权</h5>
      <text:h text:style-name="P12" text:outline-level="3">
<text:span text:style-name="T4">
西式广告隐身</text:span>
</text:h>
      <text:p text:style-name="P4">
听说塔利班已攻入喀布尔，当地一家美容院急忙遮盖橱窗上有性感画面的广告。民众意识到，在推崇伊斯兰极端主义的塔利班管制下，此类图像可能引来麻烦。喀布尔街头几乎已看不到女性的身影。</text:p>
      <ul>
        <li>
          <draw:frame draw:style-name="fr1" draw:name="Image62" text:anchor-type="as-char" svg:width="6.9236in" svg:height="3.896998in" draw:z-index="0">
            <draw:image xlink:href="../Images/dwzh/2023-05-07T13-55-00Z/58901517_303.jpg" xlink:type="simple" xlink:show="embed" xlink:actuate="onLoad" draw:mime-type="image/jpeg"/>
          </draw:frame>
        </li>
      </ul>
      <h5>
一年前，阿富汗战争结束塔利班重返政权</h5>
      <text:h text:style-name="P12" text:outline-level="3">
<text:span text:style-name="T4">
大逃亡</text:span>
</text:h>
      <text:p text:style-name="P4">
总统逃亡，政府离散，许多阿富汗人心中只剩下一个念想：逃吧！成千上百的他们涌向喀布尔机场，希望能搭乘西方国家的撤侨专机离开。其中有很多人曾为西方驻军、国际机构和发展援助项目工作，担心因此遭到塔利班的报复。</text:p>
      <ul>
        <li>
          <draw:frame draw:style-name="fr1" draw:name="Image63" text:anchor-type="as-char" svg:width="6.9236in" svg:height="3.896998in" draw:z-index="0">
            <draw:image xlink:href="../Images/dwzh/2023-05-07T13-55-00Z/58881937_303.jpg" xlink:type="simple" xlink:show="embed" xlink:actuate="onLoad" draw:mime-type="image/jpeg"/>
          </draw:frame>
        </li>
      </ul>
      <h5>
一年前，阿富汗战争结束塔利班重返政权</h5>
      <text:h text:style-name="P12" text:outline-level="3">
<text:span text:style-name="T4">
悲剧性一幕</text:span>
</text:h>
      <text:p text:style-name="P4">
8月16日，令人难以置信的画面震惊全球：一家美军飞机启动后，很多绝望的阿富汗人在跑道上追跑，甚至爬到飞机底部，最后造成7人死亡。</text:p>
      <ul>
        <li>
          <draw:frame draw:style-name="fr1" draw:name="Image64" text:anchor-type="as-char" svg:width="6.9236in" svg:height="3.896998in" draw:z-index="0">
            <draw:image xlink:href="../Images/dwzh/2023-05-07T13-55-00Z/58962860_303.jpg" xlink:type="simple" xlink:show="embed" xlink:actuate="onLoad" draw:mime-type="image/jpeg"/>
          </draw:frame>
        </li>
      </ul>
      <h5>
一年前，阿富汗战争结束塔利班重返政权</h5>
      <text:h text:style-name="P12" text:outline-level="3">
<text:span text:style-name="T4">
撤离：争分夺秒</text:span>
</text:h>
      <text:p text:style-name="P4">
西方国家加快撤离侨民、机构和需要保护的阿富汗人。美国与塔利班达成的撤离最后期限是8月31日，后者拒绝延长。一旦没有美军的安全保障，其他国家的人员也无法继续留在当地。法国宣布于26日结束撤离行动，德国预计27日起不再执行撤离飞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最重要的邻国</text:span>
</text:h>
      <text:p text:style-name="P4">
秦刚还与巴基斯坦外长扎尔达里（Bilawal BhuttoZardari）举行了闭门会谈，在之后的共同记者会上，秦刚说，"我们真诚希望巴基斯坦的政治势力会建立共识，维护稳定，更有效地处理国内和外部挑战，以便能集中发展经济。"</text:p>
      <text:p text:style-name="P4">
中国和巴基斯坦是阿富汗最重要的邻国，中国对 <text:a xlink:type="simple" xlink:href="https://www.dw.com/zh/zh/中企与阿富汗塔利班签署54亿美元油气开采协议/a-64304538" text:style-name="Internet_20_link" text:visited-style-name="Visited_20_Internet_20_Link">
</text:a>
不乏兴趣，而巴基斯坦则对与阿富汗漫长边界带来的安全风险有担忧。</text:p>
      <text:p text:style-name="P4">
随穆塔基出访的还有塔利班政府的商务和工业部长，法新社报道称，这是塔利班2021年掌权以来级别最高的一个外事代表团。</text:p>
      <text:p text:style-name="P4">
华盛顿智库威尔森中心（The Wilson Centre）南亚研究所主任库格尔曼（MichaelKugelman）对法新社表示，这次会晤加深了外界此前的一个猜测，即中国和巴基斯坦属于为数不多的愿意与塔利班建立密切关系的国家，甚至不排除承认其（合法地位）的可能性。"</text:p>
      <text:p text:style-name="P4">
巴基斯坦南亚战略稳定研究所的主任玛丽亚·苏尔坦（MariaSultan）指出，此次三方会议体现出，"没有阿富汗的稳定，就没有这一地区经济的未来"。她认为重要的是确立正式的关系，而这只有在有效恢复外交联系的前提下才有可能。</text:p>
      <text:p text:style-name="P4">
（德新社、法新社）</text:p>
      <text:p text:style-name="P4">
Source: <text:a xlink:type="simple" xlink:href="https://www.dw.com/zh/秦刚呼吁塔利班打击-恐怖势力/a-65542377" text:style-name="Internet_20_link" text:visited-style-name="Visited_20_Internet_20_Link">
https://www.dw.com/zh/秦刚呼吁塔利班打击-恐怖势力/a-65542377?maca=chi-rss-chi-all-1127-rdf</text:a>
</text:p>
      <!--NEWS-->
      <text:h text:style-name="P10" text:outline-level="1">
<text:span text:style-name="T4">
逾200万泰国选民今提前投票</text:span>
</text:h>
      <text:p text:style-name="P4">
Author: 联合早报 (Person)</text:p>
      <text:p text:style-name="P4">
Publisher: 联合早报 (Organization)</text:p>
      <text:p text:style-name="P4">
Published Time: 2023-05-07T14:14</text:p>
      <text:p text:style-name="P4">
Modified Time: 2023-05-07T14:35</text:p>
      <text:p text:style-name="P4">
Description: 泰国星期天（5月7日）举行提前投票，许多投票站出现人龙。路透社报道，据泰国选举委员会公布的数据，在5200万名18岁以上的合格选民中，有200多万泰国人申请提前投票，其中曼谷有80...</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泰国大选', '泰国', '巴育', '选举', '公民力量党', '泰国人团结建国党', '为泰党', '前进党']</text:p>
      <!--METADATA-->
      <text:p text:style-name="P4">
泰国星期天（5月7日）举行提前投票，许多投票站出现人龙。</text:p>
      <text:p text:style-name="P4">
路透社报道，据泰国选举委员会公布的数据，在5200万名18岁以上的合格选民中，有200多万泰国人申请提前投票，其中曼谷有80万人。那些无法在下星期天（14日）投票、不住在自己所属选区和旅居国外的选民，可以申请提前投票。</text:p>
      <text:p text:style-name="P4">
51岁的曼谷居民蓬莱格（Gosol Pungtaku）说：“我希望看到管理方面的变化和改进。”</text:p>
      <text:p text:style-name="P4">
另一名34岁女选民南普特（Siriporn Namphet）表明支持变革。她说：“在看到了上届政府的所作所为，现在希望有一个新的政府来接管并更有效地治理。”</text:p>
      <text:p text:style-name="P4">
<draw:frame draw:style-name="fr1" draw:name="Image65" text:anchor-type="as-char" svg:width="6.9236in" svg:height="4.615733in" draw:z-index="0">
<draw:image xlink:href="../Images/zaobao world/2023-05-07T14-14/000000.png" xlink:type="simple" xlink:show="embed" xlink:actuate="onLoad" draw:mime-type="image/png"/>
</draw:frame>
 大批曼谷居民在瓦那通（Wat ThatThong）佛寺附近的投票站排队。（法新社）</text:p>
      <text:p text:style-name="P4">
背负‘’夺权者”骂名的泰国看守首相巴育，自2014年掌权至今多次挺过不信任动议，但他主打的“稳定牌”效应正在减弱，此次选举或重塑泰政坛现状。</text:p>
      <text:p text:style-name="P4">
但巴育曾坦然回应，指若无法连任，他将告老还乡。巴育已脱离了公民力量党，转投党龄仅两年的泰国人团结建国党。</text:p>
      <text:p text:style-name="P4">
根据最新民调，最大反对党为泰党的民调支持率仍处于领先地位，其次是前进党，该党党魁披塔在民调中继续领先，成为最热门的首相人选。</text:p>
      <text:p text:style-name="P4">
Source: <text:a xlink:type="simple" xlink:href="https://www.zaobao.com.sg/realtime/world/story20230507-1391739" text:style-name="Internet_20_link" text:visited-style-name="Visited_20_Internet_20_Link">
https://www.zaobao.com.sg/realtime/world/story20230507-1391739</text:a>
</text:p>
      <!--NEWS-->
      <text:h text:style-name="P10" text:outline-level="1">
<text:span text:style-name="T4">
印度东北部种族暴力事件增至54死</text:span>
</text:h>
      <text:p text:style-name="P4">
Publisher: 法新社</text:p>
      <text:p text:style-name="P4">
Published Time: 2023-05-07T14:32:08+00:00</text:p>
      <text:p text:style-name="P4">
Modified Time: 2023-05-07T14:20:04+00:00</text:p>
      <text:p text:style-name="P4">
Description: （法新社印度因帕尔7日电） 印度军方今天表示，据传酿成至少54死的东北部曼尼普尔省（Manipur）种族暴力事件，已促使大约2万3000人逃亡，不过昨夜并未传出新的「重大暴力情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07T14-32-08-00-00/000000.png" xlink:type="simple" xlink:show="embed" xlink:actuate="onLoad" draw:mime-type="image/png"/>
</draw:frame>
</text:p>
      <text:p text:style-name="P4">
曼尼普尔省一个部落团体上周游行抗议引发冲突，随后省内爆发骚动，暴徒纵火焚烧车辆和房舍，当局则施放催泪瓦斯。</text:p>
      <text:p text:style-name="P4">
军方已调派数以千计的军人前往这个毗邻缅甸的省分，下令遇「极端案例」可「当场开枪」，并实施宵禁和中断网路。</text:p>
      <text:p text:style-name="P4">
军方今天表示，昨夜并未传出重大暴力情事，主要冲突热点之一的朱拉昌德浦县（Churachandpur）上午7时至10时解除宵禁。</text:p>
      <text:p text:style-name="P4">
军方声明并提到，「过去24小时，陆军也透过空中监测、移动无人飞行载具（UAV）和重新部署陆军直升机，在因帕尔谷（ImphalValley）内加强监控行动」，且目前为止已有2万3000名平民获救。</text:p>
      <text:p text:style-name="P4">
当局尚未公布官方死亡人数，但根据当地媒体，首府因帕尔与朱拉昌德浦县的医院停尸间合计收到54具遗体。</text:p>
      <text:p text:style-name="P4">
曼尼普尔省最大族群梅泰族（Meitei）有可能获得「表列部落」（ScheduledTribes）地位，引发库基族（Kuki）等其他部落团体不满。这种旨在解决结构不公和歧视的地位，能让梅泰族获得特定公职和大学入学名额。</text:p>
      <text:p text:style-name="P4">
梅泰族和一些部落为此爆发冲突。</text:p>
      <text:p text:style-name="P4">
29岁的库基族人希姆特（L. SanglunSimte）昨天起跟11名家人在因帕尔机场外扎营，他向法新社叙述暴力事件有多恐怖。他说：「我们为了身家安全逃难，情况不好，他们攻击我们库基族人。」</text:p>
      <text:p text:style-name="P4">
希姆特还说，他的一名49岁表亲4日惨遭暴徒杀害，房子还被放火烧掉。</text:p>
      <text:p text:style-name="P4">
印度东北部的动荡局势已有数十年历史，当地种族和分离主义团体试图争取更多自治权，甚至是脱离印度独立。曼尼普尔省自1950年代起至少已5万人遇害。</text:p>
      <text:p text:style-name="P4">
但随着许多团体与新德里政府达成协议，藉此获得更多权力，冲突逐年减弱。</text:p>
      <text:p text:style-name="P4">
Source: <text:a xlink:type="simple" xlink:href="https://www.rfi.fr/cn/%E5%9B%BD%E9%99%85%E6%8A%A5%E9%81%93/20230507-%E5%8D%B0%E5%BA%A6%E4%B8%9C%E5%8C%97%E9%83%A8%E7%A7%8D%E6%97%8F%E6%9A%B4%E5%8A%9B%E4%BA%8B%E4%BB%B6%E5%A2%9E%E8%87%B354%E6%AD%BB" text:style-name="Internet_20_link" text:visited-style-name="Visited_20_Internet_20_Link">
https://www.rfi.fr/cn/%E5%9B%BD%E9%99%85%E6%8A%A5%E9%81%93/20230507-%E5%8D%B0%E5%BA%A6%E4%B8%9C%E5%8C%97%E9%83%A8%E7%A7%8D%E6%97%8F%E6%9A%B4%E5%8A%9B%E4%BA%8B%E4%BB%B6%E5%A2%9E%E8%87%B354%E6%AD%BB</text:a>
</text:p>
      <!--NEWS-->
      <text:h text:style-name="P10" text:outline-level="1">
<text:span text:style-name="T4">
环时说尹锡悦盲从美国 韩国驻华大使馆批低俗</text:span>
</text:h>
      <text:p text:style-name="P4">
Author: None</text:p>
      <text:p text:style-name="P4">
Publisher: Radio Free Asia (Organization)</text:p>
      <text:p text:style-name="P4">
Published Time: 2023-05-07T15:33:05-04:00</text:p>
      <text:p text:style-name="P4">
Modified Time: 2023-05-07T15:33: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12011in" draw:z-index="0">
<draw:image xlink:href="../Images/rfamandarin/2023-05-07T15-33-05-04-00/000000.png" xlink:type="simple" xlink:show="embed" xlink:actuate="onLoad" draw:mime-type="image/png"/>
</draw:frame>
 韩国总统尹锡悦 <text:a xlink:type="simple" xlink:href="https://www.rfa.org/mandarin/Xinwen/6-05072023152948.html/@@images/image" text:style-name="Internet_20_link" text:visited-style-name="Visited_20_Internet_20_Link">
</text:a>
路透社图片/Brian Snyder</text:p>
      <text:p text:style-name="P4">
韩国总统尹锡悦访美已经过去一周时间，但此次行程在美中韩关系中引发的争议余波尚未平息。</text:p>
      <text:p text:style-name="P4">
据韩联社报道，韩国驻华大使馆5月4日致函中国官媒环球时报，指责对方的文章“以低俗到难以启齿的表达方式，无端指责韩国元首。”</text:p>
      <text:p text:style-name="P4">
尹锡悦4月底访美期间，与美国总统拜登会谈，并在国会演讲。期间，尹锡悦曾提及朝鲜战争中长津湖战役的真相，也曾对美国媒体表示，不能拿百年前日本侵略朝鲜的事情来要求日本下跪。环球时报就此评论说，这些言论是罔顾韩国及其他亚洲国家人民的感受，还指责尹锡悦在政治上盲从美国和日本。</text:p>
      <text:p text:style-name="P4">
韩国外交部很快就此回应说，环球时报的评论十分低俗，尽显对国际局势的无知，有关主张十分无礼，与事实严重不符。</text:p>
      <text:p text:style-name="P4">
但环球时报在4月28日的另一篇评论中又说，尹锡悦政府可能是历届韩国政府中对美国最不具有民族独立意识的。</text:p>
      <text:p text:style-name="P4">
本次韩国驻华大使馆致信环球时报，再次对其表达抗议，并且说环时的评论以偏颇的视角和煽动性、刺激性的失当措辞，对韩国政府的外交政策予以贬低。韩方对此表示遗憾。</text:p>
      <text:p text:style-name="P4">
韩联社的报道指出，韩国驻外使馆对外国媒体的评论内容及偏颇性正式提出抗议，并对外公开这一消息，比较罕见。</text:p>
      <text:p text:style-name="P4">
（责编：王允）</text:p>
      <text:p text:style-name="P4">
Source: <text:a xlink:type="simple" xlink:href="https://www.rfa.org/mandarin/Xinwen/6-05072023152948.html" text:style-name="Internet_20_link" text:visited-style-name="Visited_20_Internet_20_Link">
https://www.rfa.org/mandarin/Xinwen/6-05072023152948.html</text:a>
</text:p>
      <!--NEWS-->
      <text:h text:style-name="P10" text:outline-level="1">
<text:span text:style-name="T4">
波兰当局：黑海上空 俄罗斯战机拦截波兰巡逻机</text:span>
</text:h>
      <text:p text:style-name="P4">
Author: 联合早报 (Person)</text:p>
      <text:p text:style-name="P4">
Publisher: 联合早报 (Organization)</text:p>
      <text:p text:style-name="P4">
Published Time: 2023-05-07T15:44</text:p>
      <text:p text:style-name="P4">
Modified Time: 2023-05-07T16:07</text:p>
      <text:p text:style-name="P4">
Description: 波兰当局称，一架俄罗斯战机日前在黑海上空拦截了一架正在欧盟边境巡逻的波兰飞机，导致飞行员曾短暂失去对飞机的控制。法新社报道，波兰边防部队星期天（5月7日）发声明说，俄罗斯一架苏-3...</text:p>
      <text:p text:style-name="P4">
Videos: []</text:p>
      <text:p text:style-name="P4">
Audios: []</text:p>
      <text:p text:style-name="P4">
Images: []</text:p>
      <text:p text:style-name="P4">
Type: NewsArticle</text:p>
      <text:p text:style-name="P4">
Breadcrumbs: ['即时', '国际']</text:p>
      <text:p text:style-name="P4">
Keywords: ['俄罗斯', '战机', '波兰']</text:p>
      <!--METADATA-->
      <text:p text:style-name="P4">
波兰当局称，一架俄罗斯战机日前在黑海上空拦截了一架正在欧盟边境巡逻的波兰飞机，导致飞行员曾短暂失去对飞机的控制。</text:p>
      <text:p text:style-name="P4">
法新社报道，波兰边防部队星期天（5月7日）发声明说，俄罗斯一架苏-35（Su-35）战机对波兰边防飞机进行了“侵略性和危险的机动动作，三次接近边防飞机且没有保持规定的安全距离”，以及没有进行无线电联系。</text:p>
      <text:p text:style-name="P4">
声明指出，这架波兰飞机经历了明显的湍流，导致机组人员暂时“失去对飞机的控制也失去了高度”。</text:p>
      <text:p text:style-name="P4">
波兰当局说，俄战机正好飞到了波兰机头前端，并在“大约五米”的距离上越过了飞机的轨迹；波兰飞机随后在罗马尼亚安全着陆。</text:p>
      <text:p text:style-name="P4">
罗马尼亚当局星期六（6日）晚间率先报道这一事件，称这架波兰边防飞机是在星期五（5日）与罗马尼亚边防警察进行例行巡逻时被俄战机拦截。</text:p>
      <text:p text:style-name="P4">
欧盟边境与海岸警卫局（Frontex）尚未对这一消息置评。</text:p>
      <text:p text:style-name="P4">
这架波兰飞机从4月19日开始部署在罗马尼亚，并计划在罗马尼亚停留到5月17日，这是罗马尼亚组织的边防巡逻行动的一部分，其中还包括西班牙和瑞典。</text:p>
      <text:p text:style-name="P4">
Source: <text:a xlink:type="simple" xlink:href="https://www.zaobao.com.sg/realtime/world/story20230507-1391850" text:style-name="Internet_20_link" text:visited-style-name="Visited_20_Internet_20_Link">
https://www.zaobao.com.sg/realtime/world/story20230507-1391850</text:a>
</text:p>
      <!--NEWS-->
      <text:h text:style-name="P10" text:outline-level="1">
<text:span text:style-name="T4">
“谈论中国复苏为时过早” 西方公司对中国经济表失望</text:span>
</text:h>
      <text:p text:style-name="P4">
Author: None</text:p>
      <text:p text:style-name="P4">
Publisher: Radio Free Asia (Organization)</text:p>
      <text:p text:style-name="P4">
Published Time: 2023-05-07T15:46:00-04:00</text:p>
      <text:p text:style-name="P4">
Modified Time: 2023-05-07T16:05: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612011in" draw:z-index="0">
<draw:image xlink:href="../Images/rfamandarin/2023-05-07T15-46-00-04-00/000000.png" xlink:type="simple" xlink:show="embed" xlink:actuate="onLoad" draw:mime-type="image/png"/>
</draw:frame>
 上海陆家嘴金融区的立交桥 <text:a xlink:type="simple" xlink:href="https://www.rfa.org/mandarin/Xinwen/7-05072023153347.html/@@images/image" text:style-name="Internet_20_link" text:visited-style-name="Visited_20_Internet_20_Link">
</text:a>
路透社图片</text:p>
      <text:p text:style-name="P4">
从去年底到今年初，外界不少人预估中国今年的经济将有明显反弹，甚至有人说将有爆发性增长。但最近，与中国市场有关的西方公司纷纷对中国经济恢复过慢表达失望。</text:p>
      <text:p text:style-name="P4">
据英国《金融时报》报道，在中国颇为知名的美国化妆品集团雅诗兰黛上周降低了销售预测，导致其股价创下有史以来的最大单日跌幅，该公司把原因归结为亚洲的复苏比预期的更为波动、更为缓慢。</text:p>
      <text:p text:style-name="P4">
与此同时，星巴克等消费者连锁店和一些大型科技集团、物流企业两周来也多次发出警告，称预期中的重新开放后的中国市场反弹并没有出现。恩智浦半导体公司甚至认为，现在谈论中国复苏还为时过早。</text:p>
      <text:p text:style-name="P4">
但也有一些公司，例如阿迪达斯的股价在上周有所上涨，他们的报告指出，虽然公司在中国的收入下降，但正在看到积极的趋势。</text:p>
      <text:p text:style-name="P4">
在另一面，由于近来北京方面对一些外企采取了审查的手段，外企的增长预期也在发生改变。美国商会表示，中国的新反间谍法“极大地增加了在中华人民共和国经商的不确定性和风险”。</text:p>
      <text:p text:style-name="P4">
（责编：王允）</text:p>
      <text:p text:style-name="P4">
Source: <text:a xlink:type="simple" xlink:href="https://www.rfa.org/mandarin/Xinwen/7-05072023153347.html" text:style-name="Internet_20_link" text:visited-style-name="Visited_20_Internet_20_Link">
https://www.rfa.org/mandarin/Xinwen/7-05072023153347.html</text:a>
</text:p>
      <!--NEWS-->
      <text:h text:style-name="P10" text:outline-level="1">
<text:span text:style-name="T4">
哈尔滨收入还不到支出的零头 地方财政恶化</text:span>
</text:h>
      <text:p text:style-name="P4">
Author: None</text:p>
      <text:p text:style-name="P4">
Publisher: Radio Free Asia (Organization)</text:p>
      <text:p text:style-name="P4">
Published Time: 2023-05-07T15:50:29-04:00</text:p>
      <text:p text:style-name="P4">
Modified Time: 2023-05-07T15:5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567343in" draw:z-index="0">
<draw:image xlink:href="../Images/rfamandarin/2023-05-07T15-50-29-04-00/000000.png" xlink:type="simple" xlink:show="embed" xlink:actuate="onLoad" draw:mime-type="image/png"/>
</draw:frame>
 哈尔滨收入还不到支出的零头 地方财政恶化 <text:a xlink:type="simple" xlink:href="https://www.rfa.org/mandarin/Xinwen/8-05072023154717.html/@@images/image" text:style-name="Internet_20_link" text:visited-style-name="Visited_20_Internet_20_Link">
</text:a>
法新社图片</text:p>
      <text:p text:style-name="P4">
中国地方财政状况近来出现了恶化的趋势。据台湾中央社报道，哈尔滨市今年初发布的2022年预算执行情况报告披露，该市去年一般公共预算收入为262亿，支出却高达1545亿，收入还不及支出的零头。</text:p>
      <text:p text:style-name="P4">
另据网易公众号“慧翔百科”4月份的报道，全国有多个城市目前的财政自给率低于50%，除了哈尔滨之外，还有西宁40.52%、长春40.62%、重庆42.81%、南宁45.4%、银川45.45%，以及呼和浩特49.82%。</text:p>
      <text:p text:style-name="P4">
另据美国《华尔街日报》今年3月报道，目前中国经济正被地方政府的巨额债务所拖累。据中国官方统计，中国31个省级政府背负的债务总计约5.1万亿美元，这还不包括各种表外债务，即通过所谓的地方政府融资平台筹集的债务。</text:p>
      <text:p text:style-name="P4">
纽约研究机构荣鼎集团(RhodiumGroup)的调查显示，中国有三分之一的主要城市就连偿付所欠债务的利息都有困难，甘肃省会兰州市2021年的利息支出占财政收入的74%。</text:p>
      <text:p text:style-name="P4">
（责编：王允）</text:p>
      <text:p text:style-name="P4">
Source: <text:a xlink:type="simple" xlink:href="https://www.rfa.org/mandarin/Xinwen/8-05072023154717.html" text:style-name="Internet_20_link" text:visited-style-name="Visited_20_Internet_20_Link">
https://www.rfa.org/mandarin/Xinwen/8-05072023154717.html</text:a>
</text:p>
      <!--NEWS-->
      <text:h text:style-name="P10" text:outline-level="1">
<text:span text:style-name="T4">
说到了痛处 美媒认为智库报告引发北京限制数据开放</text:span>
</text:h>
      <text:p text:style-name="P4">
Author: None</text:p>
      <text:p text:style-name="P4">
Publisher: Radio Free Asia (Organization)</text:p>
      <text:p text:style-name="P4">
Published Time: 2023-05-07T15:57:11-04:00</text:p>
      <text:p text:style-name="P4">
Modified Time: 2023-05-07T15:57: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12011in" draw:z-index="0">
<draw:image xlink:href="../Images/rfamandarin/2023-05-07T15-57-11-04-00/000000.png" xlink:type="simple" xlink:show="embed" xlink:actuate="onLoad" draw:mime-type="image/png"/>
</draw:frame>
 美媒认为智库报告引发北京限制数据开放 <text:a xlink:type="simple" xlink:href="https://www.rfa.org/mandarin/Xinwen/9-05072023155056.html/@@images/image" text:style-name="Internet_20_link" text:visited-style-name="Visited_20_Internet_20_Link">
</text:a>
路透社图片</text:p>
      <text:p text:style-name="P4">
据美国《华尔街日报》报道，北京方面最近对境内数据对外开放采取的限制措施，可能是因为美国一些智库的报告引发的。</text:p>
      <text:p text:style-name="P4">
这里提到的限制措施包括几周以来对外国驻华管理咨询公司、审计公司采取的问话、拘留等做法，以及限制外国对中国数据库的访问。</text:p>
      <text:p text:style-name="P4">
报道指出，相关的报告包括美国乔治城大学安全与新兴技术中心和新美国安全中心的分析报告。这些报告被认为涉及中国的敏感信息。</text:p>
      <text:p text:style-name="P4">
其中，安全与新兴技术中心去年6月份发表的一份政策简报，分析了中国军方如何获得美国公司在台湾和韩国制造的先进芯片。新美国安全中心2019年的一份报告则指出，中国的军方正在积极探索利用人工智能提高其作战能力的方法。</text:p>
      <text:p text:style-name="P4">
知情人士透露，中国网信办3月就通知各个中国数据提供商限制海外访问有关公司注册信息、专利、采购文件、学术期刊和官方统计年鉴等信息。</text:p>
      <text:p text:style-name="P4">
（责编：王允）</text:p>
      <text:p text:style-name="P4">
Source: <text:a xlink:type="simple" xlink:href="https://www.rfa.org/mandarin/Xinwen/9-05072023155056.html" text:style-name="Internet_20_link" text:visited-style-name="Visited_20_Internet_20_Link">
https://www.rfa.org/mandarin/Xinwen/9-05072023155056.html</text:a>
</text:p>
      <!--NEWS-->
      <text:h text:style-name="P10" text:outline-level="1">
<text:span text:style-name="T4">
“我们有证据” 墨西哥总统说中国走私芬太尼</text:span>
</text:h>
      <text:p text:style-name="P4">
Author: None</text:p>
      <text:p text:style-name="P4">
Publisher: Radio Free Asia (Organization)</text:p>
      <text:p text:style-name="P4">
Published Time: 2023-05-07T16:01:25-04:00</text:p>
      <text:p text:style-name="P4">
Modified Time: 2023-05-07T16:0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813019in" draw:z-index="0">
<draw:image xlink:href="../Images/rfamandarin/2023-05-07T16-01-25-04-00/000000.png" xlink:type="simple" xlink:show="embed" xlink:actuate="onLoad" draw:mime-type="image/png"/>
</draw:frame>
 墨西哥总统欧布拉多（Andrés ManuelLópez Obrador） <text:a xlink:type="simple" xlink:href="https://www.rfa.org/mandarin/Xinwen/10-05072023155739.html/@@images/image" text:style-name="Internet_20_link" text:visited-style-name="Visited_20_Internet_20_Link">
</text:a>
路透社图片</text:p>
      <text:p text:style-name="P4">
据英国广播公司（BBC）周日（5月7日）报道，墨西哥总统欧布拉多（Andrés Manuel LópezObrador）说，该国在太平洋港口拉萨罗·卡德纳斯（Lázaro Cárdenas）截获了一个走私芬太尼的货柜。</text:p>
      <text:p text:style-name="P4">
墨西哥海军部长奥赫达说，这个走私货柜藏有重约35公斤的芬太尼药物和冰毒，它们是从中国青岛出发，经过韩国釜山，最终到达墨西哥。</text:p>
      <text:p text:style-name="P4">
总统欧布拉多说，现在墨西哥有了证据，他们将要求中国政府帮助截断这些货物的走私。欧布拉多表示，他今年三月曾致信中国国家主席习近平，要求北京为反毒斗争提供支援；他强调，他将以非常尊重的方式向对方传递信息。</text:p>
      <text:p text:style-name="P4">
芬太尼毒性是海洛因的50倍，美国政府声称，芬太尼已经成为美国人使用毒品过量死亡的主因。美国政府去年发布报告认为，中国虽然不是芬太尼的主要输出国，但中国商家仍然向墨西哥销售芬太尼的前体原材料；墨西哥非法商家制作成芬太尼后，再输入美国。美国曾多次要求中方采取更多的行动，阻止相关药品的贩运。</text:p>
      <text:p text:style-name="P4">
但中国外交部上个月否认了中国与墨西哥之间存在非法走私芬太尼的情况。</text:p>
      <text:p text:style-name="P4">
（责编：王允）</text:p>
      <text:p text:style-name="P4">
Source: <text:a xlink:type="simple" xlink:href="https://www.rfa.org/mandarin/Xinwen/10-05072023155739.html" text:style-name="Internet_20_link" text:visited-style-name="Visited_20_Internet_20_Link">
https://www.rfa.org/mandarin/Xinwen/10-05072023155739.html</text:a>
</text:p>
      <!--NEWS-->
      <text:h text:style-name="P10" text:outline-level="1">
<text:span text:style-name="T4">
尹锡悦：韩日关系出现明显的改善</text:span>
</text:h>
      <text:p text:style-name="P4">
Author: 联合早报 (Person)</text:p>
      <text:p text:style-name="P4">
Publisher: 联合早报 (Organization)</text:p>
      <text:p text:style-name="P4">
Published Time: 2023-05-07T16:48</text:p>
      <text:p text:style-name="P4">
Modified Time: 2023-05-07T16:48</text:p>
      <text:p text:style-name="P4">
Description: 日本首相岸田文雄星期天（5月7日）抵达韩国首尔龙山总统府，与韩国总统尹锡悦举行首脑会谈。尹锡悦称韩日关系出现明显的改善，并强调两国有必要在严峻局势下合作。韩联社报道，岸田文雄当天下...</text:p>
      <text:p text:style-name="P4">
Videos: []</text:p>
      <text:p text:style-name="P4">
Audios: []</text:p>
      <text:p text:style-name="P4">
Images: []</text:p>
      <text:p text:style-name="P4">
Type: NewsArticle</text:p>
      <text:p text:style-name="P4">
Breadcrumbs: ['即时', '国际']</text:p>
      <text:p text:style-name="P4">
Keywords: ['韩日关系', '尹锡悦', '岸田文雄']</text:p>
      <!--METADATA-->
      <text:p text:style-name="P4">
日本首相岸田文雄星期天（5月7日）抵达韩国首尔龙山总统府，与韩国总统尹锡悦举行首脑会谈。尹锡悦称韩日关系出现明显的改善，并强调两国有必要在严峻局势下合作。</text:p>
      <text:p text:style-name="P4">
韩联社报道，岸田文雄当天下午抵达首尔龙山总统府。尹锡悦与夫人金建希走出总统府大楼外迎接，并举行尹锡悦出任总统以来规模最大的欢迎仪式，为岸田文雄提供国宾级礼遇。</text:p>
      <text:p text:style-name="P4">
会上，尹锡悦对岸田的访问表示欢迎，并评价称，韩日关系出现了明显的改善，他感受到开创两国关系空前友好时代的责任感。</text:p>
      <text:p text:style-name="P4">
尹锡悦指出，韩日首脑“穿梭外交”虽时隔12年才得以重启，但两国领导人的往来却时隔不到两个月。良好的改变趋势虽来之不易，但一旦形成，就很可能成为大势所趋。他认为，当前的韩日关系发展趋势亦是如此。</text:p>
      <text:p text:style-name="P4">
尹锡悦对岸田说，韩日合作对全球和平与繁荣来说是必要的，这次会晤也表明韩日关系正在迅速向前发展。</text:p>
      <text:p text:style-name="P4">
当天早些时候，岸田前往首尔市铜雀区的国立显忠院参拜，开启访韩之行的首个日程。韩联社指出，这是12年以来，再次有现任日本首相到访显忠院。</text:p>
      <text:p text:style-name="P4">
Source: <text:a xlink:type="simple" xlink:href="https://www.zaobao.com.sg/realtime/world/story20230507-1391860" text:style-name="Internet_20_link" text:visited-style-name="Visited_20_Internet_20_Link">
https://www.zaobao.com.sg/realtime/world/story20230507-1391860</text:a>
</text:p>
      <!--NEWS-->
      <text:h text:style-name="P10" text:outline-level="1">
<text:span text:style-name="T4">
美国即将官宣新冠疫情紧急状态终结 各州与地方卫生机构纷纷应对</text:span>
</text:h>
      <text:p text:style-name="P4">
Author: chinese@voanews.com (海恩斯)</text:p>
      <text:p text:style-name="P4">
Publisher: 美国之音中文网 (Type: NewsMediaOrganization)</text:p>
      <text:p text:style-name="P4">
Published Time: 2023-05-07T17:30:36+08:00</text:p>
      <text:p text:style-name="P4">
Modified Time: 2023-05-07 09:30:36Z</text:p>
      <text:p text:style-name="P4">
Description: “在新冠疫情爆发的早期，医院里很可怕，我就像要参战一样。”丹妮尔·金（Danielle King）是美国路易斯安那州卢灵（Luling）的一名护士，她这样对美国之音说：“但就我而言，那些日子已经过去了。”</text:p>
      <text:p text:style-name="P4">
Videos: []</text:p>
      <text:p text:style-name="P4">
Images: []</text:p>
      <text:p text:style-name="P4">
Categories: ['新冠疫情', '美国']</text:p>
      <text:p text:style-name="P4">
Type: None</text:p>
      <!--METADATA-->
      <text:p text:style-name="P4">
NoneNone</text:p>
      <text:p text:style-name="P4">
Source: <text:a xlink:type="simple" xlink:href="https://www.voachinese.com/a/us-covid-emergency-20230507/7082254.html" text:style-name="Internet_20_link" text:visited-style-name="Visited_20_Internet_20_Link">
https://www.voachinese.com/a/us-covid-emergency-20230507/7082254.html</text:a>
</text:p>
      <!--NEWS-->
      <text:h text:style-name="P10" text:outline-level="1">
<text:span text:style-name="T4">
尹岸会讨论加强韩日经济和安全等多方面合作</text:span>
</text:h>
      <text:p text:style-name="P4">
Author: 联合早报 (Person)</text:p>
      <text:p text:style-name="P4">
Publisher: 联合早报 (Organization)</text:p>
      <text:p text:style-name="P4">
Published Time: 2023-05-07T17:57</text:p>
      <text:p text:style-name="P4">
Modified Time: 2023-05-07T17:57</text:p>
      <text:p text:style-name="P4">
Description: 韩国总统尹锡悦和日本首相岸田文雄星期天（5月7日）在首尔举行会晤，双方围绕韩日关系相关问题进行讨论，同意加强合作，并共同推动韩日双边关系。综合外电报道，岸田在会谈中就韩日双边关系称...</text:p>
      <text:p text:style-name="P4">
Videos: []</text:p>
      <text:p text:style-name="P4">
Audios: []</text:p>
      <text:p text:style-name="P4">
Images: []</text:p>
      <text:p text:style-name="P4">
Type: NewsArticle</text:p>
      <text:p text:style-name="P4">
Breadcrumbs: ['即时', '国际']</text:p>
      <text:p text:style-name="P4">
Keywords: ['韩日关系', '朝鲜半岛', '印太地区']</text:p>
      <!--METADATA-->
      <text:p text:style-name="P4">
韩国总统尹锡悦和日本首相岸田文雄星期天（5月7日）在首尔举行会晤，双方围绕韩日关系相关问题进行讨论，同意加强合作，并共同推动韩日双边关系。</text:p>
      <text:p text:style-name="P4">
综合外电报道，岸田在会谈中就韩日双边关系称“已经活跃开启了各种对话，希望就两国关系的进展交换意见”，并讨论七国集团（G7）广岛峰会即将到来之际朝鲜等印太地区局势和国际热点。</text:p>
      <text:p text:style-name="P4">
尹锡悦指出，岸田的来访有利于两国关系发展。有观点认为，若韩日之间的历史问题不得到彻底解决，两国就无法向未来合作迈步。尹锡悦就此指出，韩日应该摆脱这种观念。</text:p>
      <text:p text:style-name="P4">
尹锡悦称韩日领导人同意加强两国在半导体和其他关键材料领域的合作，并就印度太平洋地区的战略重要性达成一致，强调要加强韩日在印太地区的战略协调。</text:p>
      <text:p text:style-name="P4">
尹锡悦说，韩日领导人一致认为，朝鲜核导弹问题对世界和平与安全构成重大威胁，韩日领导人同意在朝鲜问题上推进与美国的合作。</text:p>
      <text:p text:style-name="P4">
此外，尹锡悦称已谈妥派专家团前往日本，考察核废水排海情况一事。</text:p>
      <text:p text:style-name="P4">
Source: <text:a xlink:type="simple" xlink:href="https://www.zaobao.com.sg/realtime/world/story20230507-1391871" text:style-name="Internet_20_link" text:visited-style-name="Visited_20_Internet_20_Link">
https://www.zaobao.com.sg/realtime/world/story20230507-1391871</text:a>
</text:p>
      <!--NEWS-->
      <text:h text:style-name="P10" text:outline-level="1">
<text:span text:style-name="T4">
瓦格纳：俄军承诺提供弹药支持</text:span>
</text:h>
      <text:p text:style-name="P4">
Author: 联合早报 (Person)</text:p>
      <text:p text:style-name="P4">
Publisher: 联合早报 (Organization)</text:p>
      <text:p text:style-name="P4">
Published Time: 2023-05-07T18:31</text:p>
      <text:p text:style-name="P4">
Modified Time: 2023-05-07T18:31</text:p>
      <text:p text:style-name="P4">
Description: 俄罗斯雇佣兵组织瓦格纳首脑普里戈任星期天（5月7日）说，俄军方已承诺为瓦格纳部队提供更多弹药支持，似乎暗示瓦格纳将会继续驻守巴赫穆特，与乌克兰军队作战。综合法新社和路透社报道，普里...</text:p>
      <text:p text:style-name="P4">
Videos: []</text:p>
      <text:p text:style-name="P4">
Audios: []</text:p>
      <text:p text:style-name="P4">
Images: []</text:p>
      <text:p text:style-name="P4">
Type: NewsArticle</text:p>
      <text:p text:style-name="P4">
Breadcrumbs: ['即时', '国际']</text:p>
      <text:p text:style-name="P4">
Keywords: ['俄乌战争', '武器', '俄罗斯']</text:p>
      <!--METADATA-->
      <text:p text:style-name="P4">
俄罗斯雇佣兵组织瓦格纳首脑普里戈任星期天（5月7日）说，俄军方已承诺为瓦格纳部队提供更多弹药支持，似乎暗示瓦格纳将会继续驻守巴赫穆特，与乌克兰军队作战。</text:p>
      <text:p text:style-name="P4">
综合法新社和路透社报道，普里戈任在通讯应用Telegram的个人频道发文说：“我们连夜收到作战命令，这是这么久以来的第一次。我们已经得到承诺，会得到所需弹药和武器来继续进一步行动。”</text:p>
      <text:p text:style-name="P4">
他补充称，莫斯科承诺会将瓦格纳需要的一切补给部署在部队侧翼，以防乌军切断瓦格纳的弹药供应。</text:p>
      <text:p text:style-name="P4">
此外，根据普里戈任的消息，俄国防部已指派苏洛维金（Sergey Surovikin）将军与瓦格纳合作。</text:p>
      <text:p text:style-name="P4">
普里戈任星期五（5日）宣布，他的部队将撤出激烈争夺数月的巴赫穆特，因为部队已经缺乏弹药，并因此遭受 “无谓且不合理的 “损失。</text:p>
      <text:p text:style-name="P4">
Source: <text:a xlink:type="simple" xlink:href="https://www.zaobao.com.sg/realtime/world/story20230507-1391877" text:style-name="Internet_20_link" text:visited-style-name="Visited_20_Internet_20_Link">
https://www.zaobao.com.sg/realtime/world/story20230507-1391877</text:a>
</text:p>
      <!--NEWS-->
      <text:h text:style-name="P10" text:outline-level="1">
<text:span text:style-name="T4">
纪念查尔斯加冕 英国将举行数千场街头派对</text:span>
</text:h>
      <text:p text:style-name="P4">
Author: 联合早报 (Person)</text:p>
      <text:p text:style-name="P4">
Publisher: 联合早报 (Organization)</text:p>
      <text:p text:style-name="P4">
Published Time: 2023-05-07T20:28</text:p>
      <text:p text:style-name="P4">
Modified Time: 2023-05-07T20:28</text:p>
      <text:p text:style-name="P4">
Description: 为纪念英国国王查尔斯三世加冕，英国星期天（5月7日）将举行数千场街头派对，并在伦敦温莎举办一场预计有2万人观看的演唱会。法新社报道，查尔斯星期六（6日）加冕为王，来临星期一（8日）...</text:p>
      <text:p text:style-name="P4">
Videos: []</text:p>
      <text:p text:style-name="P4">
Audios: []</text:p>
      <text:p text:style-name="P4">
Images: []</text:p>
      <text:p text:style-name="P4">
Type: NewsArticle</text:p>
      <text:p text:style-name="P4">
Breadcrumbs: ['即时', '国际']</text:p>
      <text:p text:style-name="P4">
Keywords: ['英国', '查尔斯三世']</text:p>
      <!--METADATA-->
      <text:p text:style-name="P4">
为纪念英国国王查尔斯三世加冕，英国星期天（5月7日）将举行数千场街头派对，并在伦敦温莎举办一场预计有2万人观看的演唱会。</text:p>
      <text:p text:style-name="P4">
法新社报道，查尔斯星期六（6日）加冕为王，来临星期一（8日）已定为公共假期。白金汉宫说，国王查尔斯和王后卡米拉希望这个长周末“将提供一个与亲朋好友和社区友邻共度时光及欢庆的机会”。</text:p>
      <text:p text:style-name="P4">
查尔斯和卡米拉将举办私人招待会，并于当晚参加在温莎城堡举办的演唱会。</text:p>
      <text:p text:style-name="P4">
查尔斯三世的胞妹安妮公主将出席位于温莎的一场社区街头派对。其他主要王室成员也计划出席多场社区派对和“大午餐会”（Big Lunch parties）。</text:p>
      <text:h text:style-name="P13" text:outline-level="4">
<text:span text:style-name="T4">
首相苏纳克设午宴 招待志愿者和乌难民</text:span>
</text:h>
      <text:p text:style-name="P4">
英首相苏纳克将在唐宁街10号设午宴，招待当地社区志愿者和乌克兰难民。</text:p>
      <text:p text:style-name="P4">
街头派对是1953年伊丽莎白二世加冕礼的一大特色，并贯穿她的女王生涯。去年，英国各地也曾举办街头派对等狂欢活动，庆祝伊丽莎白二世登基70周年。活动期间通常会举行的“大午餐会”，也是为了保持更多的友邻精神。</text:p>
      <text:p text:style-name="P4">
此外，多位影视界和歌坛明星将亮相星期天晚的温莎演唱会。皇家芭蕾舞团、皇家歌剧院、皇家莎士比亚剧团、皇家音乐学院和皇家艺术学院等艺术团体也将同台演出。</text:p>
      <text:p text:style-name="P4">
白金汉宫称，当天的重头戏是“点亮全国”，即使用投影、激光、无人机展示和照明设备等点亮英国各地的知名景点。</text:p>
      <text:p text:style-name="P4">
Source: <text:a xlink:type="simple" xlink:href="https://www.zaobao.com.sg/realtime/world/story20230507-1391893" text:style-name="Internet_20_link" text:visited-style-name="Visited_20_Internet_20_Link">
https://www.zaobao.com.sg/realtime/world/story20230507-1391893</text:a>
</text:p>
      <!--NEWS-->
      <text:h text:style-name="P10" text:outline-level="1">
<text:span text:style-name="T4">
叙利亚将重返阿拉伯国家联盟</text:span>
</text:h>
      <text:p text:style-name="P4">
Author: 联合早报 (Person)</text:p>
      <text:p text:style-name="P4">
Publisher: 联合早报 (Organization)</text:p>
      <text:p text:style-name="P4">
Published Time: 2023-05-07T20:37</text:p>
      <text:p text:style-name="P4">
Modified Time: 2023-05-07T22:45</text:p>
      <text:p text:style-name="P4">
Description: 阿拉伯联盟（Arab League）星期天（5月7日）开会决定，同意叙利亚重返阿盟。综合外电报道，阿盟成员国当天在埃及首都开罗举行外交部长会议，并就叙利亚恢复阿盟成员国身份进行投票...</text:p>
      <text:p text:style-name="P4">
Videos: []</text:p>
      <text:p text:style-name="P4">
Audios: []</text:p>
      <text:p text:style-name="P4">
Images: []</text:p>
      <text:p text:style-name="P4">
Type: NewsArticle</text:p>
      <text:p text:style-name="P4">
Breadcrumbs: ['即时', '国际']</text:p>
      <text:p text:style-name="P4">
Keywords: ['阿拉伯国家', '叙利亚']</text:p>
      <!--METADATA-->
      <text:p text:style-name="P4">
阿拉伯联盟（Arab League）星期天（5月7日）开会决定，同意叙利亚重返阿盟。</text:p>
      <text:p text:style-name="P4">
综合外电报道，阿盟成员国当天在埃及首都开罗举行外交部长会议，并就叙利亚恢复阿盟成员国身份进行投票，最终同意叙利亚重返阿盟。</text:p>
      <text:p text:style-name="P4">
谈及叙利亚总统阿萨德能否参加阿盟首脑会议，阿盟秘书长盖特（Ahmed AboulGheit）说：“如果他愿意的话。因为叙利亚从今晚开始是阿盟的正式成员，从明早开始，他们有权占据任何席位。当主办国沙特阿拉伯王国发出邀请时，如果他愿意参加，他就会参加。”</text:p>
      <text:p text:style-name="P4">
阿盟成立于1945年，共有来自亚洲和非洲地区的22个成员国，总部在埃及开罗。阿盟旨在加强成员国间的协作，共同维护各国的主权和领土完整，并广泛开展经济文化各个领域的合作。</text:p>
      <text:p text:style-name="P4">
2011年叙利亚内战爆发后，阿拉伯联盟中止叙利亚的成员国资格，多个阿拉伯国家关闭驻叙大使馆。</text:p>
      <text:p text:style-name="P4">
Source: <text:a xlink:type="simple" xlink:href="https://www.zaobao.com.sg/realtime/world/story20230507-1391896" text:style-name="Internet_20_link" text:visited-style-name="Visited_20_Internet_20_Link">
https://www.zaobao.com.sg/realtime/world/story20230507-1391896</text:a>
</text:p>
      <!--NEWS-->
      <text:h text:style-name="P10" text:outline-level="1">
<text:span text:style-name="T4">
拜登：还未准备引用宪法第十四修正案避免国债违约</text:span>
</text:h>
      <text:p text:style-name="P4">
Author: chinese@voanews.com (美国之音)</text:p>
      <text:p text:style-name="P4">
Publisher: 美国之音中文网 (Type: NewsMediaOrganization)</text:p>
      <text:p text:style-name="P4">
Published Time: 2023-05-07T20:44:36+08:00</text:p>
      <text:p text:style-name="P4">
Modified Time: 2023-05-07 12:44:36Z</text:p>
      <text:p text:style-name="P4">
Description: 美国总统拜登星期五(5月6日)表示，他还没有准备引用宪法第十四修正案以避免国债违约。拜登在与国会领袖下周坐下来商讨提高国债上限问题前的这一评论，是他第一次表明他还没有排除这一可能性。美财政部长耶伦曾警告说，如果国债上限不提高，联邦政府最早在6月1日无法偿付账单。</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biden-says-not-yet-ready-to-invoke-14th-amendment--20230507/7082321.html" text:style-name="Internet_20_link" text:visited-style-name="Visited_20_Internet_20_Link">
https://www.voachinese.com/a/biden-says-not-yet-ready-to-invoke-14th-amendment--20230507/7082321.html</text:a>
</text:p>
      <!--NEWS-->
      <text:h text:style-name="P10" text:outline-level="1">
<text:span text:style-name="T4">
德州美墨边城休旅车冲撞候车民众7死6伤</text:span>
</text:h>
      <text:p text:style-name="P4">
Publisher: 法新社</text:p>
      <text:p text:style-name="P4">
Published Time: 2023-05-07T21:02:09+00:00</text:p>
      <text:p text:style-name="P4">
Modified Time: 2023-05-07T20:50:05+00:00</text:p>
      <text:p text:style-name="P4">
Description: （法新社德州布朗斯维尔7日电） 美国德州最南部城市布朗斯维尔警方今天表示，一部休旅车冲撞在路边巴士站牌下等车民众，造成7人丧生、至少6人受伤，事发原因不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07T21-02-09-00-00/000000.png" xlink:type="simple" xlink:show="embed" xlink:actuate="onLoad" draw:mime-type="image/png"/>
</draw:frame>
</text:p>
      <text:p text:style-name="P4">
布朗斯维尔（Brownsville）警方调查员桑多华（MartinSandoval）表示，这起事件当地时间上午8时30分左右发生在这个边境城��一座移民庇护所附近的巴士站牌下。</text:p>
      <text:p text:style-name="P4">
庇护所主任马多纳多（VictorMaldonado）表示，位在庇护所对面的巴士停靠站没有标示、没摆长凳，等车民众沿着路边席地而坐。他表示，大部分受害者为委内瑞拉籍男性。</text:p>
      <text:p text:style-name="P4">
马多纳多说，经检视庇护所今天上午的监视器画面，「一台捷豹荒原路华（Jaguar LandRover）休旅车从约100英尺远处闯红灯，压过坐在巴士站牌下的人」。</text:p>
      <text:p text:style-name="P4">
这间庇护所是布朗斯维尔��唯一提供过夜的庇护所，管理从联邦拘留获释的数以千计移民。</text:p>
      <text:p text:style-name="P4">
尽管庇所只能够收容250人，马多纳多表示，最近两个月以来，他们每天接收250到380人，不过其中许多人都在抵达当天离去。</text:p>
      <text:p text:style-name="P4">
近数周来，跨境情况有增加趋势，布朗斯维尔��为此宣布进入紧急状态，并且协调地方、州和联邦资源在执法和人道主义问题上作出回应。</text:p>
      <text:p text:style-name="P4">
肇事驾驶被路人逮着，交给后来抵达的警方，并且被控危险驾驶。</text:p>
      <text:p text:style-name="P4">
桑多华告诉美国广播公司（ABC）所属频道，当局已经展开调查，以认定事发原因为意外或蓄意。</text:p>
      <text:p text:style-name="P4">
Source: <text:a xlink:type="simple" xlink:href="https://www.rfi.fr/cn/%E5%9B%BD%E9%99%85%E6%8A%A5%E9%81%93/20230507-%E5%BE%B7%E5%B7%9E%E7%BE%8E%E5%A2%A8%E8%BE%B9%E5%9F%8E%E4%BC%91%E6%97%85%E8%BD%A6%E5%86%B2%E6%92%9E%E5%80%99%E8%BD%A6%E6%B0%91%E4%BC%977%E6%AD%BB6%E4%BC%A4" text:style-name="Internet_20_link" text:visited-style-name="Visited_20_Internet_20_Link">
https://www.rfi.fr/cn/%E5%9B%BD%E9%99%85%E6%8A%A5%E9%81%93/20230507-%E5%BE%B7%E5%B7%9E%E7%BE%8E%E5%A2%A8%E8%BE%B9%E5%9F%8E%E4%BC%91%E6%97%85%E8%BD%A6%E5%86%B2%E6%92%9E%E5%80%99%E8%BD%A6%E6%B0%91%E4%BC%977%E6%AD%BB6%E4%BC%A4</text:a>
</text:p>
      <!--NEWS-->
      <text:h text:style-name="P10" text:outline-level="1">
<text:span text:style-name="T4">
斯洛伐克总理宣布递交辞呈</text:span>
</text:h>
      <text:p text:style-name="P4">
Author: 联合早报 (Person)</text:p>
      <text:p text:style-name="P4">
Publisher: 联合早报 (Organization)</text:p>
      <text:p text:style-name="P4">
Published Time: 2023-05-07T21:07</text:p>
      <text:p text:style-name="P4">
Modified Time: 2023-05-07T23:29</text:p>
      <text:p text:style-name="P4">
Description: 斯洛伐克总理黑格星期天（5月7日）在新闻发布会上宣布，他已向总统恰普托娃递交辞呈。路透社报道，黑格在当天的发布会上说：“我决定请求总统移除我的权力，为她留下空间，尝试与技术官僚政府...</text:p>
      <text:p text:style-name="P4">
Videos: []</text:p>
      <text:p text:style-name="P4">
Audios: []</text:p>
      <text:p text:style-name="P4">
Images: []</text:p>
      <text:p text:style-name="P4">
Type: NewsArticle</text:p>
      <text:p text:style-name="P4">
Breadcrumbs: ['即时', '国际']</text:p>
      <text:p text:style-name="P4">
Keywords: ['斯洛伐克', '总理']</text:p>
      <!--METADATA-->
      <text:p text:style-name="P4">
斯洛伐克总理黑格星期天（5月7日）在新闻发布会上宣布，他已向总统恰普托娃递交辞呈。</text:p>
      <text:p text:style-name="P4">
路透社报道，黑格在当天的发布会上说：“我决定请求总统移除我的权力，为她留下空间，尝试与技术官僚政府（technocratgovernment）一起稳定、和平地领导斯洛伐克进行民主议会选举。”</text:p>
      <text:p text:style-name="P4">
去年12月，斯洛伐克国民议会通过对政府的不信任动议，恰普托娃签署法令解散政府，同时授权黑格及其内阁成员履行看守政府职能。此后，数名内阁部长相继因故辞职，黑格的内阁势力被削弱。</text:p>
      <text:p text:style-name="P4">
斯洛伐克将于今年9月提前举行议会选举。黑格星期天说，他不希望政治危机继续拖下去。</text:p>
      <text:p text:style-name="P4">
当天晚些时候，总统恰普托娃任命斯洛伐克中央银行副行长奥多（Ludovit Odor）领导一个新的技术官僚政府。她将在本月15日任命新政府。</text:p>
      <text:p text:style-name="P4">
Source: <text:a xlink:type="simple" xlink:href="https://www.zaobao.com.sg/realtime/world/story20230507-1391905" text:style-name="Internet_20_link" text:visited-style-name="Visited_20_Internet_20_Link">
https://www.zaobao.com.sg/realtime/world/story20230507-1391905</text:a>
</text:p>
      <!--NEWS-->
      <text:h text:style-name="P10" text:outline-level="1">
<text:span text:style-name="T4">
尹锡悦：不排斥日方未来加入美韩《华盛顿宣言》</text:span>
</text:h>
      <text:p text:style-name="P4">
Author: 联合早报 (Person)</text:p>
      <text:p text:style-name="P4">
Publisher: 联合早报 (Organization)</text:p>
      <text:p text:style-name="P4">
Published Time: 2023-05-07T21:42</text:p>
      <text:p text:style-name="P4">
Modified Time: 2023-05-07T21:42</text:p>
      <text:p text:style-name="P4">
Description: 韩国总统尹锡悦和日本首相岸田文雄星期天（5月7日）在韩国首尔举行会晤，就韩日经济和安全等方面合作、韩日历史问题以及印太地区相关问题进行讨论。综合韩联社和日本共同社报道，尹锡悦与岸田...</text:p>
      <text:p text:style-name="P4">
Videos: []</text:p>
      <text:p text:style-name="P4">
Audios: []</text:p>
      <text:p text:style-name="P4">
Images: []</text:p>
      <text:p text:style-name="P4">
Type: NewsArticle</text:p>
      <text:p text:style-name="P4">
Breadcrumbs: ['即时', '国际']</text:p>
      <text:p text:style-name="P4">
Keywords: ['韩日关系', '印太地区']</text:p>
      <!--METADATA-->
      <text:p text:style-name="P4">
韩国总统尹锡悦和日本首相岸田文雄星期天（5月7日）在韩国首尔举行会晤，就韩日经济和安全等方面合作、韩日历史问题以及印太地区相关问题进行讨论。</text:p>
      <text:p text:style-name="P4">
综合韩联社和日本共同社报道，尹锡悦与岸田会后共同出席记者会，谈及旨在加强美韩延伸威慑方案的《华盛顿宣言》会否扩大到韩美日合作，尹锡悦称不排斥日本参与其中。《华盛顿宣言》尚未完全成形，需要在共同策划、共同落实的过程中完善充实其内容。只要相关进程步入轨道，日方也在对美关系方面做好准备，可随时同日方就此展开合作。</text:p>
      <text:p text:style-name="P4">
双方还就加强威慑力和应对能力的重要性达成共识，还确认将就构建半导体供应链加强合作。</text:p>
      <text:p text:style-name="P4">
尹岸会还讨论了朝鲜问题。岸田文雄说，朝鲜持续发起挑衅，并能看到企图用武力改变现状的现象。在此情况下，韩日两国同意通过美日同盟、美韩同盟、韩日及韩美日安全合作加强遏制力和应对力。两国将在七国集团（G7）广岛峰会上举行三国领导人会议，深入讨论相关问题。</text:p>
      <text:p text:style-name="P4">
岸田在记者会上提及过去的韩日关系，强调“我自身对于当时严峻环境下，给很多人带来非常痛苦和悲伤的记忆感到痛心”。他说，面向未来与韩方合作，是自己作为日本首相的职责。</text:p>
      <text:p text:style-name="P4">
谈及韩政府对原被征劳工诉讼问题的解决措施，岸田称“很多人并未忘却过去的痛苦记忆，但同时对未来敞开心扉，这令我很感动”。尹锡悦重申，政府解决二战强征劳工索赔问题的方针不会改变。</text:p>
      <text:p text:style-name="P4">
Source: <text:a xlink:type="simple" xlink:href="https://www.zaobao.com.sg/realtime/world/story20230507-1391910" text:style-name="Internet_20_link" text:visited-style-name="Visited_20_Internet_20_Link">
https://www.zaobao.com.sg/realtime/world/story20230507-1391910</text:a>
</text:p>
      <!--NEWS-->
      <text:h text:style-name="P10" text:outline-level="1">
<text:span text:style-name="T4">
汽车爆炸逃死劫 挺战俄民族主义作家称不畏缩</text:span>
</text:h>
      <text:p text:style-name="P4">
Publisher: 法新社</text:p>
      <text:p text:style-name="P4">
Published Time: 2023-05-07T22:02:08+00:00</text:p>
      <text:p text:style-name="P4">
Modified Time: 2023-05-07T21:50:02+00:00</text:p>
      <text:p text:style-name="P4">
Description: （法新社莫斯科7日电） 昨天在汽车炸弹袭击中受伤的俄罗斯民族主义作家普里平今天坚称自己不会畏缩。他的朋友和助手在事件中死亡。自俄罗斯入侵乌克兰以来，已有两名支持战争人士命丧爆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07T22-02-08-00-00/000000.png" xlink:type="simple" xlink:show="embed" xlink:actuate="onLoad" draw:mime-type="image/png"/>
</draw:frame>
</text:p>
      <text:p text:style-name="P4">
普里平（Zakhar Prilepin）在事件后首度发声表示：「我告诉恶魔：没有人会被你吓到。上帝存在，我们会赢。」</text:p>
      <text:p text:style-name="P4">
普里平向昨天攻击发生时和他同行的舒宾（Alexander Shubin）致敬说：「担任我的守护天使8年，我亲爱的朋友已经离世。」</text:p>
      <text:p text:style-name="P4">
他并写道，于「爆炸发生之前5分钟」才刚让女儿下车。</text:p>
      <text:p text:style-name="P4">
俄罗斯将锁定这名47岁作家的爆炸归咎于乌克兰和美国。普里平狂热支持对乌克兰进行侵略。</text:p>
      <text:p text:style-name="P4">
普里平回忆自己曾经失去意识3分钟，然后才爬出车外寻求协助。</text:p>
      <text:p text:style-name="P4">
双腿都断了的普里平写道：「感谢为我祈祷的每个人，因为这种爆炸应该不可能生还。」</text:p>
      <text:p text:style-name="P4">
俄罗斯调查委员会（Russian Investigative Committee）公布的照片可以看到一部遭毁、翻覆的白色汽车。</text:p>
      <text:p text:style-name="P4">
普里平表示，两枚爆裂物中只有一枚引爆。</text:p>
      <text:p text:style-name="P4">
官员最初表示，爆炸造成驾驶丧生。但是普里平说，当时是他自己在开车。</text:p>
      <text:p text:style-name="P4">
自从俄罗斯去年2月全面入侵乌克兰以来，已有两名挺战人士在爆炸中丧生。</text:p>
      <text:p text:style-name="P4">
俄罗斯极端民族主义理论家杜金（Alexander Dugin）的女儿达利亚（DaryaDugina）去年8月在莫斯科近郊的炸弹攻击中丧命。上月圣彼得堡一间咖啡馆发生爆炸，造成军事部落客塔塔尔斯基（Vladlen Tatarsky）死亡。</text:p>
      <text:p text:style-name="P4">
Source: <text:a xlink:type="simple" xlink:href="https://www.rfi.fr/cn/%E5%9B%BD%E9%99%85%E6%8A%A5%E9%81%93/20230507-%E6%B1%BD%E8%BD%A6%E7%88%86%E7%82%B8%E9%80%83%E6%AD%BB%E5%8A%AB-%E6%8C%BA%E6%88%98%E4%BF%84%E6%B0%91%E6%97%8F%E4%B8%BB%E4%B9%89%E4%BD%9C%E5%AE%B6%E7%A7%B0%E4%B8%8D%E7%95%8F%E7%BC%A9" text:style-name="Internet_20_link" text:visited-style-name="Visited_20_Internet_20_Link">
https://www.rfi.fr/cn/%E5%9B%BD%E9%99%85%E6%8A%A5%E9%81%93/20230507-%E6%B1%BD%E8%BD%A6%E7%88%86%E7%82%B8%E9%80%83%E6%AD%BB%E5%8A%AB-%E6%8C%BA%E6%88%98%E4%BF%84%E6%B0%91%E6%97%8F%E4%B8%BB%E4%B9%89%E4%BD%9C%E5%AE%B6%E7%A7%B0%E4%B8%8D%E7%95%8F%E7%BC%A9</text:a>
</text:p>
      <!--NEWS-->
      <text:h text:style-name="P10" text:outline-level="1">
<text:span text:style-name="T4">
耶伦：债务上限谈判不应“用枪指着美国人的头”</text:span>
</text:h>
      <text:p text:style-name="P4">
Author: 联合早报 (Person)</text:p>
      <text:p text:style-name="P4">
Publisher: 联合早报 (Organization)</text:p>
      <text:p text:style-name="P4">
Published Time: 2023-05-07T22:36</text:p>
      <text:p text:style-name="P4">
Modified Time: 2023-05-07T22:36</text:p>
      <text:p text:style-name="P4">
Description: 美国财政部长耶伦星期天（5月7日）受访时称，债务上限谈判不应“用枪指着美国人民的头”，并再次对美国立法者发出警告。路透社报道，耶伦当天接受美国广播公司（ABC）采访时重申之前就债务...</text:p>
      <text:p text:style-name="P4">
Videos: []</text:p>
      <text:p text:style-name="P4">
Audios: []</text:p>
      <text:p text:style-name="P4">
Images: []</text:p>
      <text:p text:style-name="P4">
Type: NewsArticle</text:p>
      <text:p text:style-name="P4">
Breadcrumbs: ['即时', '国际']</text:p>
      <text:p text:style-name="P4">
Keywords: ['美国', '债务', '债务违约']</text:p>
      <!--METADATA-->
      <text:p text:style-name="P4">
美国财政部长耶伦星期天（5月7日）受访时称，债务上限谈判不应“用枪指着美国人民的头”，并再次对美国立法者发出警告。</text:p>
      <text:p text:style-name="P4">
路透社报道，耶伦当天接受美国广播公司（ABC）采访时重申之前就债务上限问题做出的警告，称联邦政府可能在6月1日就耗尽资金，从而引发前所未有的政府债务违约。</text:p>
      <text:p text:style-name="P4">
财政部副部长阿德耶莫（Wally Adeyemo）同日接受美国全国广播公司（NBC）的新闻频道MSNBC采访时，也就政府违约的风险敲响了警钟。</text:p>
      <text:p text:style-name="P4">
他说：“违约对美国来说是灾难性的。”若发生违约，将对利率产生“可怕的影响”。</text:p>
      <text:p text:style-name="P4">
总统拜登将于星期二（9日）会见共和党众议院议长麦卡锡、参议院共和党领袖麦康奈尔（Mitch McConnell）和民主党高层，就提高债务上限问题进行谈判。</text:p>
      <text:p text:style-name="P4">
Source: <text:a xlink:type="simple" xlink:href="https://www.zaobao.com.sg/realtime/world/story20230507-1391917" text:style-name="Internet_20_link" text:visited-style-name="Visited_20_Internet_20_Link">
https://www.zaobao.com.sg/realtime/world/story20230507-1391917</text:a>
</text:p>
      <!--NEWS-->
      <text:h text:style-name="P10" text:outline-level="1">
<text:span text:style-name="T4">
美国财长叶伦再促国会提高举债上限</text:span>
</text:h>
      <text:p text:style-name="P4">
Publisher: 法新社</text:p>
      <text:p text:style-name="P4">
Published Time: 2023-05-07T23:02:09+00:00</text:p>
      <text:p text:style-name="P4">
Modified Time: 2023-05-07T22:50:02+00:00</text:p>
      <text:p text:style-name="P4">
Description: （法新社华盛顿7日电） 美国财政部长叶伦今天警告，除非国会很快地采取行动提高举债上限，否则「财政和经济混乱将会接踵而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07T23-02-09-00-00/000000.png" xlink:type="simple" xlink:show="embed" xlink:actuate="onLoad" draw:mime-type="image/png"/>
</draw:frame>
</text:p>
      <text:p text:style-name="P4">
共和党一直在对总统拜登施压，想要就削减开支换取提高举债上限达成协议。但是叶伦（Janet Yellen）坚称责任在国会议员这边。</text:p>
      <text:p text:style-name="P4">
她告诉美国广播公司（ABC）政论节目「本周」（ThisWeek）：「国会威胁提高举债上限将付出对美国家庭和全球金融体系造成经济灾难的代价，这简直令人无法接受。」</text:p>
      <text:p text:style-name="P4">
叶伦1日曾经警告，美国最快可能6月1日就会用罄偿付债务的资金，恐引爆违约倒债危机。</text:p>
      <text:p text:style-name="P4">
美国政府公共债务上限有法定限额，只能透过国会立法并由总统签署成为法律才能够提高。</text:p>
      <text:p text:style-name="P4">
共和党掌控的联邦众议院4月底表决提高国家举债上限，但共和党人为了他们认为过度支出一事寻求与拜登摊牌，这项法案还结合了大幅削减开支。</text:p>
      <text:p text:style-name="P4">
然而在掌控联邦参议院和白宫的民主党人反对之下，这项法案注定无法成为法律。</text:p>
      <text:p text:style-name="P4">
这场僵局提高美国发生首次债务违约的可能性，恐对美国和全球经济造成深远影响。</text:p>
      <text:p text:style-name="P4">
Source: <text:a xlink:type="simple" xlink:href="https://www.rfi.fr/cn/%E5%9B%BD%E9%99%85%E6%8A%A5%E9%81%93/20230507-%E7%BE%8E%E5%9B%BD%E8%B4%A2%E9%95%BF%E5%8F%B6%E4%BC%A6%E5%86%8D%E4%BF%83%E5%9B%BD%E4%BC%9A%E6%8F%90%E9%AB%98%E4%B8%BE%E5%80%BA%E4%B8%8A%E9%99%90" text:style-name="Internet_20_link" text:visited-style-name="Visited_20_Internet_20_Link">
https://www.rfi.fr/cn/%E5%9B%BD%E9%99%85%E6%8A%A5%E9%81%93/20230507-%E7%BE%8E%E5%9B%BD%E8%B4%A2%E9%95%BF%E5%8F%B6%E4%BC%A6%E5%86%8D%E4%BF%83%E5%9B%BD%E4%BC%9A%E6%8F%90%E9%AB%98%E4%B8%BE%E5%80%BA%E4%B8%8A%E9%99%90</text:a>
</text:p>
      <!--NEWS-->
      <text:h text:style-name="P10" text:outline-level="1">
<text:span text:style-name="T4">
秘鲁一金矿起火 27人遇难</text:span>
</text:h>
      <text:p text:style-name="P4">
Author: 联合早报 (Person)</text:p>
      <text:p text:style-name="P4">
Publisher: 联合早报 (Organization)</text:p>
      <text:p text:style-name="P4">
Published Time: 2023-05-07T23:24</text:p>
      <text:p text:style-name="P4">
Modified Time: 2023-05-07T23:30</text:p>
      <text:p text:style-name="P4">
Description: 秘鲁南部阿雷基帕省（Arequipa）一座小型金矿发生火灾，截至星期天（5月7日）已有27人遇难。路透社报道，阿雷基帕省地方政府星期天发布声明称，火灾发生于星期六（6日）凌晨，由电...</text:p>
      <text:p text:style-name="P4">
Videos: []</text:p>
      <text:p text:style-name="P4">
Audios: []</text:p>
      <text:p text:style-name="P4">
Images: []</text:p>
      <text:p text:style-name="P4">
Type: NewsArticle</text:p>
      <text:p text:style-name="P4">
Breadcrumbs: ['即时', '国际']</text:p>
      <text:p text:style-name="P4">
Keywords: ['秘鲁', '火灾']</text:p>
      <!--METADATA-->
      <text:p text:style-name="P4">
秘鲁南部阿雷基帕省（Arequipa）一座小型金矿发生火灾，截至星期天（5月7日）已有27人遇难。</text:p>
      <text:p text:style-name="P4">
路透社报道，阿雷基帕省地方政府星期天发布声明称，火灾发生于星期六（6日）凌晨，由电路短路引发。</text:p>
      <text:p text:style-name="P4">
警方确认目前已有27人遇难。经营该矿的矿业公司亚纳基瓦（Yanaquihua）尚未就事故做出回应。</text:p>
      <text:p text:style-name="P4">
秘鲁是世界第一大黄金生产国和第二大铜生产国。根据秘鲁能源和矿业部的数据，这起事件是2000年以来造成死亡人数最多的一次矿难。</text:p>
      <text:p text:style-name="P4">
Source: <text:a xlink:type="simple" xlink:href="https://www.zaobao.com.sg/realtime/world/story20230507-1391927" text:style-name="Internet_20_link" text:visited-style-name="Visited_20_Internet_20_Link">
https://www.zaobao.com.sg/realtime/world/story20230507-1391927</text:a>
</text:p>
      <!--NEWS-->
      <text:h text:style-name="P10" text:outline-level="1">
<text:span text:style-name="T4">
华尔街日报：欧美官员期待中国促使莫斯科参与停火和谈</text:span>
</text:h>
      <text:p text:style-name="P4">
Author: chinese@voanews.com (美国之音)</text:p>
      <text:p text:style-name="P4">
Publisher: 美国之音中文网 (Type: NewsMediaOrganization)</text:p>
      <text:p text:style-name="P4">
Published Time: 2023-05-07T23:44:34+08:00</text:p>
      <text:p text:style-name="P4">
Modified Time: 2023-05-07 15:44:40Z</text:p>
      <text:p text:style-name="P4">
Description: 美国和欧洲一些官员表示，他们相信乌克兰计划中的春季反攻可能为在年底前基辅与莫斯科之间的谈判铺平道路，而中国可以帮助促使俄罗斯坐到谈判桌前。</text:p>
      <text:p text:style-name="P4">
Videos: []</text:p>
      <text:p text:style-name="P4">
Images: []</text:p>
      <text:p text:style-name="P4">
Categories: ['乌克兰局势', '中国']</text:p>
      <text:p text:style-name="P4">
Type: None</text:p>
      <!--METADATA-->
      <text:p text:style-name="P4">
NoneNone</text:p>
      <text:p text:style-name="P4">
Source: <text:a xlink:type="simple" xlink:href="https://www.voachinese.com/a/us-and-allies-look-at-potential-china-role-in-ending-ukraine-war-20230507/7082453.html" text:style-name="Internet_20_link" text:visited-style-name="Visited_20_Internet_20_Link">
https://www.voachinese.com/a/us-and-allies-look-at-potential-china-role-in-ending-ukraine-war-20230507/7082453.html</text:a>
</text:p>
      <!--NEWS-->
      <text:h text:style-name="P10" text:outline-level="1">
<text:span text:style-name="T4">
《金融时报》：助俄造战争武器 欧盟拟制裁七中国公司</text:span>
</text:h>
      <text:p text:style-name="P4">
Author: 联合早报 (Person)</text:p>
      <text:p text:style-name="P4">
Publisher: 联合早报 (Organization)</text:p>
      <text:p text:style-name="P4">
Published Time: 2023-05-08T-13:03</text:p>
      <text:p text:style-name="P4">
Modified Time: 2023-05-08T07:18</text:p>
      <text:p text:style-name="P4">
Description: 英国《金融时报》称，欧盟计划对支持俄罗斯制造武器以用来投入俄乌战争的中国公司，采取制裁行动。这是俄罗斯入侵乌克兰一年多来，布鲁塞尔首次考虑这么做，此举料将加剧欧盟和中国的紧张关系。</text:p>
      <text:p text:style-name="P4">
Videos: []</text:p>
      <text:p text:style-name="P4">
Audios: []</text:p>
      <text:p text:style-name="P4">
Images: []</text:p>
      <text:p text:style-name="P4">
Type: NewsArticle</text:p>
      <text:p text:style-name="P4">
Breadcrumbs: ['即时', '国际']</text:p>
      <text:p text:style-name="P4">
Keywords: ['欧盟', '制裁', '中国企业', '乌克兰战争', '俄乌战争', '布鲁塞尔', '中欧关系']</text:p>
      <!--METADATA-->
      <text:p text:style-name="P4">
英国《金融时报》称，欧盟计划对支持俄罗斯制造武器以用来投入 <text:a xlink:type="simple" xlink:href="https://www.zaobao.com/keywords/e-wu-zhan-zheng" text:style-name="Internet_20_link" text:visited-style-name="Visited_20_Internet_20_Link">
 </text:a>
 的中国公司，采取制裁行动。</text:p>
      <text:p text:style-name="P4">
这是 <text:a xlink:type="simple" xlink:href="https://interactive.zaobao.com/2023/russia-ukraine-war-anniversary" text:style-name="Internet_20_link" text:visited-style-name="Visited_20_Internet_20_Link">
 </text:a>
一年多来，布鲁塞尔首次考虑这么做，此举料将加剧欧盟和中国的紧张关系。</text:p>
      <text:p text:style-name="P4">
《金融时报》星期天（5月7日）报道，欧盟成员国本周将讨论新的一揽子制裁计划，被指向俄方出售可用于武器设备的七家中国企业被列入制裁名单。</text:p>
      <text:p text:style-name="P4">
其中几家中国公司已被美国制裁。在中美争夺全球影响力之际，北京正试图阻止布鲁塞尔站在华盛顿一边，欧盟的制裁行动预计将激怒中国。</text:p>
      <text:p text:style-name="P4">
迄今为止，布鲁塞尔一直辩称没有证据表明北京直接向莫斯科提供武器。</text:p>
      <text:p text:style-name="P4">
报道指中国的三合成半导体有限公司（3HC Semiconductors）和金派科技有限公司（King-PaiTechnology）出现在布鲁塞尔的制裁名单上。这两家中国公司已被美国制裁。</text:p>
      <text:p text:style-name="P4">
五家总部设在香港的公司也被列入新制裁名单，其中包括被美国财政部制裁的信诺电子科技有限公司（SinnoElectronics）和希舸电子技术有限公司（Sigma Technology）。</text:p>
      <text:p text:style-name="P4">
报道引述欧盟委员会的制裁提案称，“鉴于俄罗斯军事和工业联合体的电子元件在乌克兰侵略战争中的关键促成作用，将规避贸易限制的某些第三国实体，以及参与俄罗斯军事和工业综合体电子元件开发、生产和供应的特定俄罗斯实体，列入制裁名单是适当的”。</text:p>
      <text:p text:style-name="P4">
欧盟的新制裁名单除了七家中国公司，还包括两家阿拉伯联合酋长国公司和一家亚美尼亚公司。新制裁名单必须获欧盟27国一致通过。</text:p>
      <text:p text:style-name="P4">
Source: <text:a xlink:type="simple" xlink:href="https://www.zaobao.com.sg/realtime/world/story20230508-1392065" text:style-name="Internet_20_link" text:visited-style-name="Visited_20_Internet_20_Link">
https://www.zaobao.com.sg/realtime/world/story20230508-1392065</text:a>
</text:p>
      <!--NEWS-->
      <text:h text:style-name="P10" text:outline-level="1">
<text:span text:style-name="T4">
印度船只翻覆至少22死 搜救行动持续进行</text:span>
</text:h>
      <text:p text:style-name="P4">
Publisher: 法新社</text:p>
      <text:p text:style-name="P4">
Published Time: 2023-05-08T-14:02:09+00:00</text:p>
      <text:p text:style-name="P4">
Modified Time: 2023-05-08T05:35:02+00:00</text:p>
      <text:p text:style-name="P4">
Description: （法新社新德里8日电） 印度官员表示，南部克勒拉省（Kerala）发生双层观光船只翻覆的事件，至少22人溺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08T-14-02-09-00-00/000000.png" xlink:type="simple" xlink:show="embed" xlink:actuate="onLoad" draw:mime-type="image/png"/>
</draw:frame>
</text:p>
      <text:p text:style-name="P4">
事件发生在昨天晚间，地点在克勒拉省马拉普兰县（Malappuram）一处海滩附近。</text:p>
      <text:p text:style-name="P4">
一整晚都有人在协寻生还者。截至今天上午已确定有22人死亡，包括15女7男，另有6人送医。</text:p>
      <text:p text:style-name="P4">
当局表示，当时船上约有30人左右。</text:p>
      <text:p text:style-name="P4">
Source: <text:a xlink:type="simple" xlink:href="https://www.rfi.fr/cn/%E5%9B%BD%E9%99%85%E6%8A%A5%E9%81%93/20230508-%E5%8D%B0%E5%BA%A6%E8%88%B9%E5%8F%AA%E7%BF%BB%E8%A6%86%E8%87%B3%E5%B0%9122%E6%AD%BB-%E6%90%9C%E6%95%91%E8%A1%8C%E5%8A%A8%E6%8C%81%E7%BB%AD%E8%BF%9B%E8%A1%8C" text:style-name="Internet_20_link" text:visited-style-name="Visited_20_Internet_20_Link">
https://www.rfi.fr/cn/%E5%9B%BD%E9%99%85%E6%8A%A5%E9%81%93/20230508-%E5%8D%B0%E5%BA%A6%E8%88%B9%E5%8F%AA%E7%BF%BB%E8%A6%86%E8%87%B3%E5%B0%9122%E6%AD%BB-%E6%90%9C%E6%95%91%E8%A1%8C%E5%8A%A8%E6%8C%81%E7%BB%AD%E8%BF%9B%E8%A1%8C</text:a>
</text:p>
      <!--NEWS-->
      <text:h text:style-name="P10" text:outline-level="1">
<text:span text:style-name="T4">
莫瑞法国艾克斯挑战赛封王 2019年以来首冠</text:span>
</text:h>
      <text:p text:style-name="P4">
Publisher: 法新社</text:p>
      <text:p text:style-name="P4">
Published Time: 2023-05-08T-18:32:08+00:00</text:p>
      <text:p text:style-name="P4">
Modified Time: 2023-05-08T05:05:02+00:00</text:p>
      <text:p text:style-name="P4">
Description: （法新社马赛7日电） 曾高居男网世界第一的「英国希望」莫瑞（Andy Murray）今天在法国艾克斯挑战赛（Aix-en-Prov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08T-18-32-08-00-00/000000.png" xlink:type="simple" xlink:show="embed" xlink:actuate="onLoad" draw:mime-type="image/png"/>
</draw:frame>
</text:p>
      <text:p text:style-name="P4">
莫瑞生涯捧过3座大满贯赛金杯，但自2019年10月在安特卫普（Antwerp）封王后就再未尝过冠军滋味。</text:p>
      <text:p text:style-name="P4">
目前世界排名52的莫瑞，今天在艾克斯挑战赛这场红土赛事的决赛，以2比6、6比1、6比2击败世界排名17、大会第一种子的美国好手保罗（Tommy Paul）。</text:p>
      <text:p text:style-name="P4">
35岁的莫瑞希望推升自己的排名，以确保能在7月登场的温布顿（Wimbledon）锦标赛签表抢下种子球员席次。</text:p>
      <text:p text:style-name="P4">
今天这一胜，让莫瑞在8日公布的最新世界排名将重回前50，来到42。</text:p>
      <text:p text:style-name="P4">
Source: <text:a xlink:type="simple" xlink:href="https://www.rfi.fr/cn/%E8%BF%90%E5%8A%A8%E5%A4%A9%E5%9C%B0/20230508-%E8%8E%AB%E7%91%9E%E6%B3%95%E5%9B%BD%E8%89%BE%E5%85%8B%E6%96%AF%E6%8C%91%E6%88%98%E8%B5%9B%E5%B0%81%E7%8E%8B-2019%E5%B9%B4%E4%BB%A5%E6%9D%A5%E9%A6%96%E5%86%A0" text:style-name="Internet_20_link" text:visited-style-name="Visited_20_Internet_20_Link">
https://www.rfi.fr/cn/%E8%BF%90%E5%8A%A8%E5%A4%A9%E5%9C%B0/20230508-%E8%8E%AB%E7%91%9E%E6%B3%95%E5%9B%BD%E8%89%BE%E5%85%8B%E6%96%AF%E6%8C%91%E6%88%98%E8%B5%9B%E5%B0%81%E7%8E%8B-2019%E5%B9%B4%E4%BB%A5%E6%9D%A5%E9%A6%96%E5%86%A0</text:a>
</text:p>
      <!--NEWS-->
      <text:h text:style-name="P10" text:outline-level="1">
<text:span text:style-name="T4">
兵工厂力克纽卡索联 保英超争冠一线生机</text:span>
</text:h>
      <text:p text:style-name="P4">
Publisher: 法新社</text:p>
      <text:p text:style-name="P4">
Published Time: 2023-05-08T-3:02:07+00:00</text:p>
      <text:p text:style-name="P4">
Modified Time: 2023-05-08T07:35:02+00:00</text:p>
      <text:p text:style-name="P4">
Description: （法新社英国纽卡索7日电） 英超足球联赛兵工厂今天靠奥德加特（Martin Odegaard）第14分钟进球与对方球员沙尔（Fabi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08T-3-02-07-00-00/000000.png" xlink:type="simple" xlink:show="embed" xlink:actuate="onLoad" draw:mime-type="image/png"/>
</draw:frame>
</text:p>
      <text:p text:style-name="P4">
虽然兵工厂赢球让他们追求本季英超王座、睽违19年再夺冠之梦仍未绝望，但曼城少打一场握有优势。</text:p>
      <text:p text:style-name="P4">
排在英超老三的纽卡索联吞下本季主场第2败，下季欧冠门票尚不笃定，老四曼联差他们2分积分，老五利物浦也只差曼联1分。</text:p>
      <text:p text:style-name="P4">
兵工厂原本领先大半个赛季，一个月前积分还领先第2名达8分，但过去5场英超季赛只赢1场，让争冠陷入被动。</text:p>
      <text:p text:style-name="P4">
Source: <text:a xlink:type="simple" xlink:href="https://www.rfi.fr/cn/%E8%BF%90%E5%8A%A8%E5%A4%A9%E5%9C%B0/20230508-%E5%85%B5%E5%B7%A5%E5%8E%82%E5%8A%9B%E5%85%8B%E7%BA%BD%E5%8D%A1%E7%B4%A2%E8%81%94-%E4%BF%9D%E8%8B%B1%E8%B6%85%E4%BA%89%E5%86%A0%E4%B8%80%E7%BA%BF%E7%94%9F%E6%9C%BA" text:style-name="Internet_20_link" text:visited-style-name="Visited_20_Internet_20_Link">
https://www.rfi.fr/cn/%E8%BF%90%E5%8A%A8%E5%A4%A9%E5%9C%B0/20230508-%E5%85%B5%E5%B7%A5%E5%8E%82%E5%8A%9B%E5%85%8B%E7%BA%BD%E5%8D%A1%E7%B4%A2%E8%81%94-%E4%BF%9D%E8%8B%B1%E8%B6%85%E4%BA%89%E5%86%A0%E4%B8%80%E7%BA%BF%E7%94%9F%E6%9C%BA</text:a>
</text:p>
      <!--NEWS-->
      <text:h text:style-name="P10" text:outline-level="1">
<text:span text:style-name="T4">
欧欣翰12码击沉菲奥伦蒂纳 拿坡里封王锦上添花</text:span>
</text:h>
      <text:p text:style-name="P4">
Publisher: 法新社</text:p>
      <text:p text:style-name="P4">
Published Time: 2023-05-08T-5:02:07+00:00</text:p>
      <text:p text:style-name="P4">
Modified Time: 2023-05-08T07:50:02+00:00</text:p>
      <text:p text:style-name="P4">
Description: （法新社义大利那不勒斯7日电） 义甲足球联赛拿坡里日前夺下睽违33年的冠军，今天回到主场靠欧欣翰（Victor Osimhen）罚进12码1比0小胜菲奥伦蒂纳，为迎接夺冠英雄的地主球迷献上胜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08T-5-02-07-00-00/000000.png" xlink:type="simple" xlink:show="embed" xlink:actuate="onLoad" draw:mime-type="image/png"/>
</draw:frame>
</text:p>
      <text:p text:style-name="P4">
奈及利亚球星欧欣翰第48分钟罚失一记12码，第74分钟再次操刀12码时将功折罪，他本季义甲进球推升至23颗继续领先群雄。前场帮拿坡里夺下队史第3冠的封王战，欧欣翰也有进球。</text:p>
      <text:p text:style-name="P4">
现年24岁的欧欣翰也取代维阿（George Weah）成为义甲史上进球最多的非洲选手。</text:p>
      <text:p text:style-name="P4">
Source: <text:a xlink:type="simple" xlink:href="https://www.rfi.fr/cn/%E8%BF%90%E5%8A%A8%E5%A4%A9%E5%9C%B0/20230508-%E6%AC%A7%E6%AC%A3%E7%BF%B012%E7%A0%81%E5%87%BB%E6%B2%89%E8%8F%B2%E5%A5%A5%E4%BC%A6%E8%92%82%E7%BA%B3-%E6%8B%BF%E5%9D%A1%E9%87%8C%E5%B0%81%E7%8E%8B%E9%94%A6%E4%B8%8A%E6%B7%BB%E8%8A%B1" text:style-name="Internet_20_link" text:visited-style-name="Visited_20_Internet_20_Link">
https://www.rfi.fr/cn/%E8%BF%90%E5%8A%A8%E5%A4%A9%E5%9C%B0/20230508-%E6%AC%A7%E6%AC%A3%E7%BF%B012%E7%A0%81%E5%87%BB%E6%B2%89%E8%8F%B2%E5%A5%A5%E4%BC%A6%E8%92%82%E7%BA%B3-%E6%8B%BF%E5%9D%A1%E9%87%8C%E5%B0%81%E7%8E%8B%E9%94%A6%E4%B8%8A%E6%B7%BB%E8%8A%B1</text:a>
</text:p>
      <!--NEWS-->
      <text:h text:style-name="P10" text:outline-level="1">
<text:span text:style-name="T4">
秦刚会见美国驻华大使伯恩斯 促美“端正对华认知” 吁伯恩斯“多思考”</text:span>
</text:h>
      <text:p text:style-name="P4">
Author: None</text:p>
      <text:p text:style-name="P4">
Publisher: Radio Free Asia (Organization)</text:p>
      <text:p text:style-name="P4">
Published Time: 2023-05-08T00:10:00-04:00</text:p>
      <text:p text:style-name="P4">
Modified Time: 2023-05-08T00:43: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5-08T00-10-00-04-00/000000.png" xlink:type="simple" xlink:show="embed" xlink:actuate="onLoad" draw:mime-type="image/png"/>
</draw:frame>
 图为伯恩斯大使(左)四月底赴苏杭。 <text:a xlink:type="simple" xlink:href="https://www.rfa.org/mandarin/Xinwen/cmh1-05082023001021.html/@@images/image" text:style-name="Internet_20_link" text:visited-style-name="Visited_20_Internet_20_Link">
</text:a>
取自伯恩斯大使推特</text:p>
      <text:p text:style-name="P4">
据中国央视新闻8日报道，5月8日，国务委员兼外长秦刚在北京会见美国驻华大使伯恩斯。</text:p>
      <text:p text:style-name="P4">
秦刚说，中美关系不仅对中美两国、对世界都有重大意义。去年11月，习近平主席同拜登总统在巴厘岛成功会晤并达成重要共识。但此后美方一系列错误言行破坏了中美关系来之不易的积极势头，双方商定的对话与合作议程受到干扰，两国关系再遇寒冰。当务之急是稳定中美关系、避免螺旋式下滑，防止中美之间出现意外，这应该是中美之间最基本的共识，也是国与国、特别是两个大国相处必须要守住的底线。中方将坚持按照习近平主席提出的相互尊重、和平共处、合作共赢的原则处理中美关系。希望美方深刻反思，同中方相向而行，推动中美关系走出困境，重回正轨。</text:p>
      <text:p text:style-name="P4">
秦刚表示，美方应“端正对华认知”，回归理性，扣好中美关系的第一粒纽扣，在两国各自更好发展中彼此成就。不能一方面讲沟通，一方面却不断对中国打压遏制。不能说一套做一套。必须尊重中方的底线红线，停止损害中国的主权、安全、发展利益，尤其要“正确处理台湾问题”，停止继续掏空一个中国原则，停止支持纵容“台独”分裂势力。要坚持以冷静、“专业”、务实态度处理两国关系中的意外偶发事件，避免中美关系再受冲击。要在相互尊重、对等互惠基础上，推进对话合作。和而不同、和谐共生，“各美其美”、“美美与共”，这才是我们应该为之共同努力的中美关系和世界。秦刚称希望伯恩斯大使在中国多接触、多交流、“多思考”，作中美间的纽带桥梁，作出建设性努力。</text:p>
      <text:p text:style-name="P4">
责编 陈美华</text:p>
      <text:p text:style-name="P4">
Source: <text:a xlink:type="simple" xlink:href="https://www.rfa.org/mandarin/Xinwen/cmh1-05082023001021.html" text:style-name="Internet_20_link" text:visited-style-name="Visited_20_Internet_20_Link">
https://www.rfa.org/mandarin/Xinwen/cmh1-05082023001021.html</text:a>
</text:p>
      <!--NEWS-->
      <text:h text:style-name="P10" text:outline-level="1">
<text:span text:style-name="T4">
日韩恢复“穿梭外交” 专家: 印太战略对中国压力筹码最大化</text:span>
</text:h>
      <text:p text:style-name="P4">
Author: chinese@voanews.com (向凌)</text:p>
      <text:p text:style-name="P4">
Publisher: 美国之音中文网 (Type: NewsMediaOrganization)</text:p>
      <text:p text:style-name="P4">
Published Time: 2023-05-08T00:25:21+08:00</text:p>
      <text:p text:style-name="P4">
Modified Time: 2023-05-08 11:00:38Z</text:p>
      <text:p text:style-name="P4">
Description: 日本首相岸田文雄5月7日前往韩国，与韩国总统尹锡悦举行首脑会谈。专家认为，日韩关系的改善将美国印太战略能够给予中国压力筹码的极大化，中国以中日韩三边关系牵制美日韩联盟恐难见效。</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mending-ties-to-counterbalance-regional-threats-japan-korea-to-reboot-shuttle-diplomacy/7082477.html" text:style-name="Internet_20_link" text:visited-style-name="Visited_20_Internet_20_Link">
https://www.voachinese.com/a/mending-ties-to-counterbalance-regional-threats-japan-korea-to-reboot-shuttle-diplomacy/7082477.html</text:a>
</text:p>
      <!--NEWS-->
      <text:h text:style-name="P10" text:outline-level="1">
<text:span text:style-name="T4">
疫情金句“我们是最后一代”成为艺术品，但展场被关闭</text:span>
</text:h>
      <text:p text:style-name="P4">
Author: None</text:p>
      <text:p text:style-name="P4">
Publisher: Radio Free Asia (Organization)</text:p>
      <text:p text:style-name="P4">
Published Time: 2023-05-08T00:45:00-04:00</text:p>
      <text:p text:style-name="P4">
Modified Time: 2023-05-08T08:39: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953152in" draw:z-index="0">
<draw:image xlink:href="../Images/rfamandarin/2023-05-08T00-45-00-04-00/000000.png" xlink:type="simple" xlink:show="embed" xlink:actuate="onLoad" draw:mime-type="image/png"/>
</draw:frame>
5月4日，黎薇在深圳展示艺术作品《宣言》，作品用中英文写道“我们是最后一代，谢谢你”。 <text:a xlink:type="simple" xlink:href="https://www.rfa.org/mandarin/yataibaodao/kejiaowen/gt1-05082023004051.html/@@images/image" text:style-name="Internet_20_link" text:visited-style-name="Visited_20_Internet_20_Link">
</text:a>
推特／＠李老师不是你老师</text:p>
      <text:p text:style-name="P4">
北京艺术家黎薇五四青年节当天，在深圳“2023湾区当代艺术联展”中的一件作品《宣言》，引起民间共鸣。黎薇在其作品中用泥土塑成了用中文和英文书写的字样：“我们是最后一代。”但两天后，承办黎薇作品展览的场馆突然被关闭。</text:p>
      <text:p text:style-name="P4">
<text:a xlink:type="simple" xlink:href="https://www.rfa.org/mandarin/yataibaodao/jingmao/vs-03242023130552.html" text:style-name="Internet_20_link" text:visited-style-name="Visited_20_Internet_20_Link">
 <text:span text:style-name="T4">
中国当今年轻人是真的放不下"孔乙己的长衫"吗？</text:span>
 </text:a>
  * <text:a xlink:type="simple" xlink:href="https://www.rfa.org/mandarin/yataibaodao/shehui/rc-05122022105724.html" text:style-name="Internet_20_link" text:visited-style-name="Visited_20_Internet_20_Link">
 <text:span text:style-name="T4">
禁躺平？中国"最后一代"的呐喊</text:span>
 </text:a>
  * <text:a xlink:type="simple" xlink:href="https://www.rfa.org/mandarin/yataibaodao/zhengzhi/wy-12092022132127.html" text:style-name="Internet_20_link" text:visited-style-name="Visited_20_Internet_20_Link">
 <text:span text:style-name="T4">
两代人的对话：六四与A4的青春相遇 守护"白纸运动"</text:span>
 </text:a>
  * <text:span text:style-name="T4">
<text:a xlink:type="simple" xlink:href="https://www.rfa.org/mandarin/yataibaodao/renquanfazhi/kw-12042022111105.html" text:style-name="Internet_20_link" text:visited-style-name="Visited_20_Internet_20_Link">
 </text:a>
 </text:span>
</text:p>
      <text:p text:style-name="P4">
北京“八零后”艺术家黎薇作品《宣言》，五四青年节当天在深圳南山“2023湾区当代艺术联展”场展示，该作品《宣言》用泥土摆成了“我们是最后一代，谢谢你”，以中英文对照出现的几行大字，在射灯下更为引人瞩目，吸引了众人观看。但展览一天后就被当局叫停。十多年前就认识黎薇的艺术家经纪人李女士本周一（8日）接受自由亚洲电台采访时说，黎薇的作品引起民间尤其是年轻人的共鸣，却惹怒了有关部门。</text:p>
      <text:p text:style-name="P4">
她对本台说：“黎薇是十多年前在北京认识的艺术家，他用作品对很多艺术及社会事件发声。2010年北京艺术区遭遇强拆，他用‘一栋蛋糕’装置作品发出呐喊。这次‘宣言-我们是最后一代，谢谢你’行为，录像，装置作品参加‘2023湾区当代艺术联展’，承办展览的深圳燕晗高地404空间宣布自即日起闭馆维修。”</text:p>
      <text:p text:style-name="Quotations">

<text:p text:style-name="P4">
5月4日，艺术家黎薇在深圳“2023湾区当代艺术联展”中展示了自己的作品《宣言》，在作品中用泥土摆成了“我们是最后一代，谢谢你”。  &gt;
  5月6日，承办展览的深圳燕晗高地404空间宣布自即日起闭馆维修，开放时间另行通知。 <text:a xlink:type="simple" xlink:href="https://t.co/8lyY0Dg1Ij" text:style-name="Internet_20_link" text:visited-style-name="Visited_20_Internet_20_Link">
 </text:a>
&gt;
&gt;
 — 李老师不是你老师 (@whyyoutouzhele) <text:a xlink:type="simple" xlink:href="https://twitter.com/whyyoutouzhele/status/1654858341280038913" text:style-name="Internet_20_link" text:visited-style-name="Visited_20_Internet_20_Link">
&gt;
 </text:a>
</text:p>

</text:p>
      <text:p text:style-name="P4">
<text:span text:style-name="T4">
预定展期一个半月 仅展览两天</text:span>
</text:p>
      <text:p text:style-name="P4">
据悉，这项展览展出23个艺术家、70余件作品，原定开展由5月4日至6月25日，5月5日晚上承办方接到政府有关部门勒令停展的通知，次日，承办方“深圳燕晗高地404空间”在微信公众号突然发出通知，燕晗高地404空间因场地维修，即日起闭馆维修，开放时间另行通知。</text:p>
      <text:p text:style-name="P4">
“我们是最后一代”这句话出自去年上海封城三个月期间，有警察要求一名核酸检测呈阴性的青年集中隔离，遭到拒绝后，警察威胁“不去方舱影响三代”，这位青年回答“不好意思，这是我们最后一代，谢谢”。相关片段在网上广为流传，其后有网民用各种形式表达“我们是最后一代”。</text:p>
      <text:p text:style-name="P4">
南京前教师顾芳对本台说，内地企业不断倒闭、外资企业撤离，大部分年轻人找不到工作，年轻人失业率已经达到20%左右，大部分人感觉他们活得很累，已经不想结婚和生育子女：“在生活方面，在基本的物质保障方面，他们觉得很不好。另外一方面，‘我们就是最后一代’也反映了精神上的苦闷，对生活在现代生活中的人，活下去能够满足吗？他这种艺术手法包含了不满和愤怒。”</text:p>
      <text:p text:style-name="P4">
<text:span text:style-name="T4">
黎薇微博账号涉“违规”被关闭</text:span>
</text:p>
      <text:p text:style-name="P4">
目前，除了作品被禁展出，就连黎薇的微博“@黎薇那儿”也遭关闭，其页面显示，“该账号因为被投诉违反《微博社区公约》的相关规定，现已无法查看”。</text:p>
      <text:p text:style-name="P4">
公开资料介绍，1981年出生的黎薇出生于北京。他在2007年从中央美术学院雕塑系获得学士学位。黎薇的雕塑作品多采用超现实的手法呈现，揭示刻画人物的心理状态。黎薇作品中客观而冷静的主题表达了他对人性以及人性之冷漠的怀疑和思考。个人艺术作品展览包括：《黎薇个展——童话》、《煎饼，煎饼》、《地窖与阁楼》及《道听途说》等。黎薇其它艺术作品，仍可在网上看到。</text:p>
      <text:p text:style-name="P4">
黎薇现生活于北京。本台周一曾尝试联系黎薇本人，但没有成功。</text:p>
      <text:p text:style-name="P4">
对于展方“燕晗高地404空间”关闭，有网民嘲讽道“404空间404了……讽刺拉满。”、“官方一次完美参与完成了这件作品。”</text:p>
      <text:p text:style-name="P4">
“404空间？这下彻底404了…这才是艺术家，致敬！”，还有网民留言：“当我们不必做‘最后一代’的时候，我会把一切都告诉我的孩子，让他记住真正的历史”......。</text:p>
      <text:p text:style-name="P4">
记者：古亭 责编：许书婷 陈美华 嘉远 网编：瑞哲</text:p>
      <text:p text:style-name="P4">
Source: <text:a xlink:type="simple" xlink:href="https://www.rfa.org/mandarin/yataibaodao/kejiaowen/gt1-05082023004051.html" text:style-name="Internet_20_link" text:visited-style-name="Visited_20_Internet_20_Link">
https://www.rfa.org/mandarin/yataibaodao/kejiaowen/gt1-05082023004051.html</text:a>
</text:p>
      <!--NEWS-->
      <text:h text:style-name="P10" text:outline-level="1">
<text:span text:style-name="T4">
赵紫阳原智囊姚监复遭养老院监控</text:span>
</text:h>
      <text:p text:style-name="P4">
Author: None</text:p>
      <text:p text:style-name="P4">
Publisher: Radio Free Asia (Organization)</text:p>
      <text:p text:style-name="P4">
Published Time: 2023-05-08T00:50:00-04:00</text:p>
      <text:p text:style-name="P4">
Modified Time: 2023-05-08T07:2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1" text:anchor-type="as-char" svg:width="6.9236in" svg:height="3.930818in" draw:z-index="0">
<draw:image xlink:href="../Images/rfamandarin/2023-05-08T00-50-00-04-00/000000.png" xlink:type="simple" xlink:show="embed" xlink:actuate="onLoad" draw:mime-type="image/png"/>
</draw:frame>
赵紫阳原智囊姚监复与高瑜会晤，养老院护工不仅在旁录音，还粗暴阻止姚监复说话，并阻挡高瑜录像。 <text:a xlink:type="simple" xlink:href="https://www.rfa.org/mandarin/yataibaodao/renquanfazhi/gf-05082023004546.html/@@images/image" text:style-name="Internet_20_link" text:visited-style-name="Visited_20_Internet_20_Link">
</text:a>
取自高瑜推特</text:p>
      <text:p text:style-name="P4">
年过90、曾任中国国务院研究员的学者姚监复近年在北京一家养老院颐养天年。近日有人揭发，姚监复受到养老院人员严密监控，日常生活失去自由，相信与他和前中共总书记赵紫阳的渊源有关。</text:p>
      <text:p text:style-name="P4">
<text:a xlink:type="simple" xlink:href="https://www.rfa.org/mandarin/yataibaodao/renquanfazhi/al-03152023092959.html" text:style-name="Internet_20_link" text:visited-style-name="Visited_20_Internet_20_Link">
 <text:span text:style-name="T4">
中共改革派元老杜光去世 政改呼声从此绝响？</text:span>
 </text:a>
</text:p>
      <text:p text:style-name="P4">
姚监复自数年前起与妻子入住位于北京房山区的随园养老中心。近日他的好友、独立媒体人高瑜前往探望。养老院护工只准许姚监复在大门口与高瑜会晤，并严密监控整个过程。</text:p>
      <text:p text:style-name="P4">
高瑜：“他（姚监复）第一句话就跟我们说，‘什么都不让我写，我脑子越来越不好了，我觉得活着都没意思了。’马上那个女的就阻止他了。我们见面还没五分钟呢，那个女的就拉着他说，‘该吃饭了，该吃饭了。’姚老就一直说，‘你走吧，你走吧，我就想跟他们谈谈话。’”</text:p>
      <text:p text:style-name="P4">
姚监复要求护工给予私人空间，对方不仅拒绝，还阻挡高瑜录像。</text:p>
      <text:p text:style-name="P4">
高瑜:“那个女的一直给我们录着音。我们说什么话，她都在录音。姚老又跟我说，‘现在是文化大革命，是第二季。’我想把姚老这句话给录下来。这个女的都上前边来了，挡在姚老前面。我们说，‘你是服务员，你的责任是给他们服务。你到底是看守还是服务员？’不让他写作，不给执笔，你耳朵聋了，电话你也别接。你想想，这样一个思想活跃，经历极丰富，又有笔耕习惯的这样一个老人，多么痛苦！太残酷了！”</text:p>
      <text:p text:style-name="P4">
<draw:frame draw:style-name="fr1" draw:name="Image82" text:anchor-type="as-char" svg:width="6.9236in" svg:height="5.635173in" draw:z-index="0">
<draw:image xlink:href="../Images/rfamandarin/2023-05-08T00-50-00-04-00/000001.png" xlink:type="simple" xlink:show="embed" xlink:actuate="onLoad" draw:mime-type="image/png"/>
</draw:frame>
姚监复（右一）与赵紫阳前秘书鲍彤（左二）和好友高瑜（右二）合影。（高瑜提供，拍摄日期不详）  <text:a xlink:type="simple" xlink:href="https://www.rfa.org/mandarin/yataibaodao/renquanfazhi/gf-05082023004546.html/m0508gf-1.jpg" text:style-name="Internet_20_link" text:visited-style-name="Visited_20_Internet_20_Link">
</text:a>
</text:p>
      <text:p text:style-name="P4">
<text:span text:style-name="T4">
赵紫阳遭软禁期间曾与姚监复详谈</text:span>
</text:p>
      <text:p text:style-name="P4">
年过90的姚监复，在1989年“六四”之前担任中共中央农村政策研究室、中国国务院农村发展研究中心研究员，当时被外界形容为时任中共总书记赵紫阳的智囊。1992年姚监复转任中国农业部农村经济研究中心研究员，并曾经与被软禁的赵紫阳详谈。高瑜相信，养老院是在当局压力下才对姚监复的访客严加防范。</text:p>
      <text:p text:style-name="P4">
高瑜：“他和赵紫阳的两次见面写了谈话记录，这是非常重要的原因。（当局）肯定把他认为是胡（胡耀邦）赵（赵紫阳）一派的。他回忆了六四前后的经过。”</text:p>
      <text:p text:style-name="P4">
中国前媒体人赵兰健说，以“服务”和“关照”为名进行监控，这种现象在中国十分普遍。</text:p>
      <text:p text:style-name="P4">
<draw:frame draw:style-name="fr1" draw:name="Image83" text:anchor-type="as-char" svg:width="6.9236in" svg:height="4.621138in" draw:z-index="0">
<draw:image xlink:href="../Images/rfamandarin/2023-05-08T00-50-00-04-00/000002.png" xlink:type="simple" xlink:show="embed" xlink:actuate="onLoad" draw:mime-type="image/png"/>
</draw:frame>
前媒体人赵兰健（图）说，以“服务”和“关照”为名进行监控的现象在中国十分普遍。（赵兰健独家提供，拍摄日期不详）  <text:a xlink:type="simple" xlink:href="https://www.rfa.org/mandarin/yataibaodao/renquanfazhi/gf-05082023004546.html/m0508gf-2.jpg" text:style-name="Internet_20_link" text:visited-style-name="Visited_20_Internet_20_Link">
</text:a>
</text:p>
      <text:p text:style-name="P4">
赵兰健：“这养老设施一定是有书记的，也是有当地的居委会的，一定会对它有政治上的压力，或者旁敲侧击，去实施一些政府外围的计划。”</text:p>
      <text:p text:style-name="P4">
据了解，即使在搬进养老院之前，姚监复的寓所外面也长期有人站岗，他日常出门也会有人跟踪。</text:p>
      <text:p text:style-name="P4">
记者：高锋 责编：陈美华 许书婷 网编：瑞哲</text:p>
      <text:p text:style-name="P4">
Source: <text:a xlink:type="simple" xlink:href="https://www.rfa.org/mandarin/yataibaodao/renquanfazhi/gf-05082023004546.html" text:style-name="Internet_20_link" text:visited-style-name="Visited_20_Internet_20_Link">
https://www.rfa.org/mandarin/yataibaodao/renquanfazhi/gf-05082023004546.html</text:a>
</text:p>
      <!--NEWS-->
      <text:h text:style-name="P10" text:outline-level="1">
<text:span text:style-name="T4">
哈登炮轰塞尔蒂克 76人季后赛扳平</text:span>
</text:h>
      <text:p text:style-name="P4">
Publisher: 法新社</text:p>
      <text:p text:style-name="P4">
Published Time: 2023-05-08T02:32:08+00:00</text:p>
      <text:p text:style-name="P4">
Modified Time: 2023-05-08T02:05:01+00:00</text:p>
      <text:p text:style-name="P4">
Description: （法新社费城7日电） 美国职篮NBA季后赛次轮，在费城76人今天靠哈登（James Harden）轰下全场最高42分，还在延长赛结束前19秒砍进致胜三分弹，以116比115险胜波士顿塞尔蒂克后，两队在系列赛2比2战成平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5-08T02-32-08-00-00/000000.png" xlink:type="simple" xlink:show="embed" xlink:actuate="onLoad" draw:mime-type="image/png"/>
</draw:frame>
</text:p>
      <text:p text:style-name="P4">
塞尔蒂克此役差点能靠史玛特（Marcus Smart）第4节的最后一击获胜，当时他在三分线外出手命中，但时间已经走完，因此进球不算。</text:p>
      <text:p text:style-name="P4">
76人此役获胜最大功臣无疑是哈登，这是他在这个系列赛第2次得分达40大关。</text:p>
      <text:p text:style-name="P4">
赛后哈登说：「我很努力去打，最大的关键就是保持积极，今晚真是生死一瞬间。」</text:p>
      <text:p text:style-name="P4">
哈登在系列赛第2战、第3战一共只拿28分，但今天及时找回投篮手感，帮助球队在惊涛骇浪中留下胜利。</text:p>
      <text:p text:style-name="P4">
76人上半场取得9分领先，第3节两队各拿33分平分秋色，第4节塞尔蒂克迎头赶上，在布洛格登（MalcolmBrogdon）砍进三分球后，塞尔蒂克握有5分领先。此时哈登先进球，塔克（P.J Tucker）再完成「3分打」将比分逼平。</text:p>
      <text:p text:style-name="P4">
史玛特在比赛剩下不到1分钟时，两罚俱中让塞尔蒂克两分超前，之后霍福德（Al Horford）还赏了恩比德（JoelEmbiid）一记麻辣锅，不过马克西（TyreseMaxey）为76人抢下关键进攻篮板，哈登更在最后16.1秒切入后抛投得手，以107比107扳平比数，并把比赛逼进延长。</text:p>
      <text:p text:style-name="P4">
塔特姆（Jayson Tatum）延长赛剩下38.1秒时飙进一记三分弹，塞尔蒂克115比113领先，眼看又有机会可以在系列赛取得3比1听牌优势。</text:p>
      <text:p text:style-name="P4">
不过那一球颇具争议，因为塔特姆看起来像是推倒了马克西，那有被判进攻犯规的空间，但裁判终究没有响哨，塞尔蒂克领先两分，因此看到赢球希望。</text:p>
      <text:p text:style-name="P4">
哈登显然不肯认输，他抓到机会并毫不犹豫的出手，助76人拿下最终胜利。</text:p>
      <text:p text:style-name="P4">
两队接下来将于台湾时间10日，在塞尔蒂克主场进行系列赛第5战，赢球的一方将可率先听牌。</text:p>
      <text:p text:style-name="P4">
Source: <text:a xlink:type="simple" xlink:href="https://www.rfi.fr/cn/%E8%BF%90%E5%8A%A8%E5%A4%A9%E5%9C%B0/20230508-%E5%93%88%E7%99%BB%E7%82%AE%E8%BD%B0%E5%A1%9E%E5%B0%94%E8%92%82%E5%85%8B-76%E4%BA%BA%E5%AD%A3%E5%90%8E%E8%B5%9B%E6%89%B3%E5%B9%B3" text:style-name="Internet_20_link" text:visited-style-name="Visited_20_Internet_20_Link">
https://www.rfi.fr/cn/%E8%BF%90%E5%8A%A8%E5%A4%A9%E5%9C%B0/20230508-%E5%93%88%E7%99%BB%E7%82%AE%E8%BD%B0%E5%A1%9E%E5%B0%94%E8%92%82%E5%85%8B-76%E4%BA%BA%E5%AD%A3%E5%90%8E%E8%B5%9B%E6%89%B3%E5%B9%B3</text:a>
</text:p>
      <!--NEWS-->
      <text:h text:style-name="P10" text:outline-level="1">
<text:span text:style-name="T4">
美拟采乌克兰模式军援台湾5亿美元武器 邱国正证实洽谈中</text:span>
</text:h>
      <text:p text:style-name="P4">
Author: None</text:p>
      <text:p text:style-name="P4">
Publisher: Radio Free Asia (Organization)</text:p>
      <text:p text:style-name="P4">
Published Time: 2023-05-08T02:42:13-04:00</text:p>
      <text:p text:style-name="P4">
Modified Time: 2023-05-08T02:4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612011in" draw:z-index="0">
<draw:image xlink:href="../Images/rfamandarin/2023-05-08T02-42-13-04-00/000000.png" xlink:type="simple" xlink:show="embed" xlink:actuate="onLoad" draw:mime-type="image/png"/>
</draw:frame>
图为2022年台湾国防部发布爱国者飞弹三型防空雷达监测共军军演。 <text:a xlink:type="simple" xlink:href="https://www.rfa.org/mandarin/Xinwen/st-05082023024059.html/@@images/image" text:style-name="Internet_20_link" text:visited-style-name="Visited_20_Internet_20_Link">
</text:a>
台湾国防部提供</text:p>
      <text:p text:style-name="P4">
传美国拟比照乌克兰，军援台湾5亿美元。台湾的国防部长邱国正8号表示，这些并非在军购项目中，主因是先前有武器装备延宕交货，美方把现货或其他替代品救急或弥补，并在5亿美元额度内将现货提供台湾。</text:p>
      <text:p text:style-name="P4">
路透社和彭博近日报导，美国政府将比照军援乌克兰模式，首度动用“总统拨款权”（PDA）直接无偿供应价值5亿美元（约新台币153亿元）的武器给台湾。台湾国防部长邱国正8日在立法院答询证实，该案已经在谈了，没有算在“军购”经费里面。</text:p>
      <text:p text:style-name="P4">
国防部6日发布新闻稿回应，PDA为2023年财政年度国防授权法（NDAA）“强化台湾韧性法案”之一，主要内容为提供美军库存弥补军售延迟交运的防卫缺口，对于友盟国家协助，国防部乐观其成。</text:p>
      <text:p text:style-name="P4">
国民党立委江启臣8号也在质询中问及，乌克兰用“爱国者”飞弹防御系统击落一枚俄罗斯高超音速飞弹，这个爱国者系统是否为国军目前使用的爱国者系统？国防部战略规划司长李世强回应，不是，那是爱三增程型。</text:p>
      <text:p text:style-name="P4">
江启臣追问军方是否要加购？台湾何时会有这款武器？李世强指出，会配合加购，可能要到2027年以后才有。</text:p>
      <text:p text:style-name="P4">
责编 许书婷</text:p>
      <text:p text:style-name="P4">
Source: <text:a xlink:type="simple" xlink:href="https://www.rfa.org/mandarin/Xinwen/st-05082023024059.html" text:style-name="Internet_20_link" text:visited-style-name="Visited_20_Internet_20_Link">
https://www.rfa.org/mandarin/Xinwen/st-05082023024059.html</text:a>
</text:p>
      <!--NEWS-->
      <text:h text:style-name="P10" text:outline-level="1">
<text:span text:style-name="T4">
華爾街日報：歐美盼中國成俄烏停火關鍵</text:span>
</text:h>
      <text:p text:style-name="P4">
Author: None (Language: zh)</text:p>
      <text:p text:style-name="P4">
Publisher: None</text:p>
      <text:p text:style-name="P4">
Time: 2023-05-08T02:51:00Z</text:p>
      <text:p text:style-name="P4">
Description: 俄烏戰爭未歇，最新戰況如何？有美媒報導，西方國家的思維正在轉變，部分歐美官員開始盼望中國發揮作用，推動莫斯科坐上談判桌，但談判可能面臨多重阻礙。</text:p>
      <text:p text:style-name="P4">
Videos: []</text:p>
      <text:p text:style-name="P4">
Images: ["<text:a xlink:type="simple" xlink:href="https://static.dw.com/image/65441121_303.jpg" text:style-name="Internet_20_link" text:visited-style-name="Visited_20_Internet_20_Link">
65441121_303.jpg</text:a>
", "<text:a xlink:type="simple" xlink:href="https://static.dw.com/image/65541908_401.jpg" text:style-name="Internet_20_link" text:visited-style-name="Visited_20_Internet_20_Link">
65541908_401.jpg</text:a>
", "<text:a xlink:type="simple" xlink:href="https://static.dw.com/image/65541924_401.jpg" text:style-name="Internet_20_link" text:visited-style-name="Visited_20_Internet_20_Link">
65541924_401.jpg</text:a>
"]</text:p>
      <text:p text:style-name="P4">
Subject: 时政风云</text:p>
      <text:p text:style-name="P4">
Subjects: ['奥巴马', '希腊债务危机', '欧债危机', '欧盟', '乌克兰', '岛屿主权争端', '专题报道：全景观看“习马会”', '诺贝尔奖', '欧洲难民危机', '欧洲']</text:p>
      <text:p text:style-name="P4">
Keywords: ['俄乌战争', '中国', '美国', '欧盟', '乌克兰']</text:p>
      <text:p text:style-name="P4">
ID: 65544906</text:p>
      <!--METADATA-->
      <text:p text:style-name="P4">
<text:a xlink:type="simple" xlink:href="https://www.dw.com/zh/overlay/image/article/65544906/65441121" text:style-name="Internet_20_link" text:visited-style-name="Visited_20_Internet_20_Link">
 <draw:frame draw:style-name="fr1" draw:name="Image86" text:anchor-type="as-char" svg:width="6.9236in" svg:height="3.896998in" draw:z-index="0">
<draw:image xlink:href="../Images/dwzh/2023-05-08T02-51-00Z/65441121_303.jpg" xlink:type="simple" xlink:show="embed" xlink:actuate="onLoad" draw:mime-type="image/jpeg"/>
</draw:frame>
</text:a>
</text:p>
      <text:p text:style-name="P4">
習近平今年4月自俄烏戰爭爆發以來首次與澤倫斯基通話（示意圖）</text:p>
      <text:p text:style-name="P4">
（德國之聲中文網）《華爾街日報》週日（5月7日）報導，部分美國和歐洲國家官員認為，烏克蘭即將發動的春季攻勢有望為基輔與莫斯科在年底前的談判鋪路，而中國可協助將俄羅斯帶到談判桌前。</text:p>
      <text:p text:style-name="P4">
報導指出，西方世界開始鼓勵俄烏展開談判、指望中國在談判中發揮作用，代表了其思維的轉變，尤其是美國——鑑於中國對莫斯科的長期支持，美國一直對北京的任何參與保持高度懷疑，但美國國務卿布林肯（AntonyBlinken）近期公開表達了謹慎樂觀的態度，認為北京可以幫助化解這場衝突。</text:p>
      <text:p text:style-name="P4">
這些官員認為，這種做法是基於一種信念，即雙方都沒有能力永無止盡地持續戰鬥，而北京有意在國際和平談判中發揮作用的計劃應該得到檢驗。不過，他們仍不確定俄羅斯是否願意在其總統普京（VladimirPutin）的領導下進行停火談判。</text:p>
      <text:h text:style-name="P12" text:outline-level="3">
<text:span text:style-name="T4">
美國內部意見分歧</text:span>
</text:h>
      <text:p text:style-name="P4">
美國及部分歐洲國家認為，在烏克蘭結束春季攻勢之後，可推動該國與俄羅斯展開談判。</text:p>
      <text:p text:style-name="P4">
<text:a xlink:type="simple" xlink:href="https://www.dw.com/zh/zh/马克龙计划联手中国-推动俄乌和平峰会/a-65440060" text:style-name="Internet_20_link" text:visited-style-name="Visited_20_Internet_20_Link">
 </text:a>
，而美國白宮和國務院官員則認為，這需要俄羅斯展現誠意；他們將持續向烏克蘭提供軍事援助，以幫助基輔處於更強大的談判地位。</text:p>
      <text:p text:style-name="P4">
幾位匿名的法國及德國官員向《華爾街日報》透露，他們的國家領導人與美國總統拜登有針對此事進行討論。他們預計白宮將在烏克蘭的春季攻勢取得預期成果後嘗試推動談判，目的是讓烏克蘭重新收回南方的重要領土。</text:p>
      <text:p text:style-name="P4">
同時，德國總理肖爾茨（Olaf Scholz）本月預計在柏林接見烏克蘭總統澤倫斯基（VolodymyrZelensky）。歐洲官員表示，雖然肖爾茨不會向澤倫斯基施壓以進行談判，但拜登將向澤連斯基發出信號，即在未來幾個月內尋求停火談判是合適的時機點。</text:p>
      <text:h text:style-name="P12" text:outline-level="3">
<text:span text:style-name="T4">
德国外长访华 如何为马克龙「纠偏」？</text:span>
</text:h>
      <text:p text:style-name="P4">
但《華爾街日報》引述歐洲官員說法稱，美國政府對此事存在意見分歧——國家安全委員會的主要官員贊成談判，而國務院和中央情報局等部門則對此抱持懷疑。</text:p>
      <text:p text:style-name="P4">
美國國家安全委員會一位發言人向《華爾街日報》否認此說法，而國務院和中央情報局沒有回應置評請求。</text:p>
      <text:h text:style-name="P12" text:outline-level="3">
<text:span text:style-name="T4">
推動談判的阻礙</text:span>
</text:h>
      <text:p text:style-name="P4">
在談判過程中，歐美各國擔心若戰爭陷入僵局，其為烏克蘭提供的支持規模恐難以維持，原因在於烏克蘭部隊和物資的高損耗率。部分官員和業界人士告訴《華爾街日報》，彈藥供應是一個關鍵問題，因為事實證明，西方無法在支持烏克蘭的同時，也滿足自身需求。</text:p>
      <text:p text:style-name="P4">
此外，推動俄烏談判並並非歐洲各國的共識。英國、波蘭、波羅的海區域和其他小國認為，即將到來的春季攻勢不能重塑戰爭局勢，應該給烏克蘭更多「取得成果」的時間。</text:p>
      <text:p text:style-name="P4">
5月4日，美國國家情報局局長海因斯（AvrilHaines）在國會山作證時說，普京對藉由談判來解決衝突的興趣不大，並認為西方支持烏克蘭的意願會隨著時間而減弱。「普京很可能了解到時間對他有利，」她說。</text:p>
      <text:p text:style-name="P4">
海因斯補充，普京可能已經縮減了他在烏克蘭的近期目標，即鞏固對該國東部和南部的控制，並確保基輔永遠不會加入北大西洋公約組織。她說，如果普京同意「透過談判暫停衝突」，其目標可能是利用這段時間來重建俄羅斯部隊，為之後的進攻行動做準備。</text:p>
      <text:p text:style-name="P4">
<draw:frame draw:style-name="fr1" draw:name="Image87" text:anchor-type="as-char" svg:width="6.9236in" svg:height="3.896998in" draw:z-index="0">
<draw:image xlink:href="../Images/dwzh/2023-05-08T02-51-00Z/65541908_401.jpg" xlink:type="simple" xlink:show="embed" xlink:actuate="onLoad" draw:mime-type="image/jpeg"/>
</draw:frame>
</text:p>
      <text:p text:style-name="P4">
烏克蘭駐美國大使馬爾卡洛娃（Oksana Markarova）表示，不認為北京能在和平談判中成為關鍵。圖為烏克蘭士兵</text:p>
      <text:h text:style-name="P12" text:outline-level="3">
<text:span text:style-name="T4">
中國的角色</text:span>
</text:h>
      <text:p text:style-name="P4">
《華爾街日報》報導，部分法國及德國官員認為，中國可能成為俄烏談判中的保證人。</text:p>
      <text:p text:style-name="P4">
今年2月，中國呼籲以和平談判結束烏克蘭戰爭，並在一份12點文件中概述其計劃，將中國定調為中立的調解人。同月，馬克龍私下向澤倫斯基提議，當基輔認為時機成熟時，可在巴黎主辦一次停火協議，澤倫斯基當時表示，惟拜登和習近平出席，他才會參加。</text:p>
      <text:p text:style-name="P4">
此後，馬克龍不斷敦促北京在外交方面發揮建設性作用， <text:a xlink:type="simple" xlink:href="https://www.dw.com/zh/zh/专家们如何看中乌领导人26日的通话/a-65452567" text:style-name="Internet_20_link" text:visited-style-name="Visited_20_Internet_20_Link">
</text:a>
但根據了解談話情況的官員指出，該通話使人們對習近平放棄支持俄羅斯的希望落空，因內容並未提及對烏克蘭的具體支持。</text:p>
      <text:p text:style-name="P4">
烏克蘭一位官員說：「現在說什麼都還為時過早，我們正等待（中方）代表抵達基輔。」烏克蘭駐美國大使馬爾卡洛娃（OksanaMarkarova）則表示，基輔歡迎任何能夠在他們追求和平的過程中發揮建設性作用的國家，但不認為北京是關鍵。</text:p>
      <text:p text:style-name="P4">
儘管如此，幾位歐洲官員說，歐洲主要國家的領導人認為中國渴望參與最終的停火談判。</text:p>
      <text:h text:style-name="P12" text:outline-level="3">
<text:span text:style-name="T4">
俄烏當前戰況</text:span>
</text:h>
      <text:p text:style-name="P4">
5月7日，俄羅斯瓦格納（Wagner）僱傭兵組織的負責人普里戈津（YevgenyPrigozhin）表示，其部隊在5日因缺乏來自莫斯科的支持，而宣布欲撤出巴赫穆特（Bakhmut）之後，如今已獲當局承諾，將得到更多彈藥。</text:p>
      <text:p text:style-name="P4">
這份聲明暗示，瓦格納可能不會履行先前的行動，即在5月10日從巴赫穆特撤軍。該城已成為瓦格納與烏克蘭軍隊的長期爭奪之地，雙方都損失慘重。由於每天發射數千發砲彈，這場戰鬥耗盡了雙方的砲兵儲備。</text:p>
      <text:p text:style-name="P4">
<draw:frame draw:style-name="fr1" draw:name="Image88" text:anchor-type="as-char" svg:width="6.9236in" svg:height="3.896998in" draw:z-index="0">
<draw:image xlink:href="../Images/dwzh/2023-05-08T02-51-00Z/65541924_401.jpg" xlink:type="simple" xlink:show="embed" xlink:actuate="onLoad" draw:mime-type="image/jpeg"/>
</draw:frame>
</text:p>
      <text:p text:style-name="P4">
4月30日，烏克蘭軍人聚集在頓涅茨克地區前線城市巴赫穆特附近</text:p>
      <text:p text:style-name="P4">
同時，俄羅斯任命的克里米亞半島塞瓦斯托波爾省長拉茲沃扎耶夫（Mikhail Razvozhayev）週日表示，烏克蘭的一系列無人機襲擊在一夜之間被擊退。</text:p>
      <text:p text:style-name="P4">
拉茲沃扎耶夫在Telegram上的一條訊息中稱，烏克蘭向該市發射了10多架無人機，但「（俄羅斯的）防空和電子戰部隊擊退了（烏克蘭）對該市的新一輪攻擊」。他稱，兩架在海上被擊落，另一架在失去控制後落入森林，「該市的基礎設施沒有受到損害。」</text:p>
      <text:p text:style-name="P4">
上週，俄羅斯當局聲稱他們擊落了欲攻擊普京的無人機，並稱該行動來自烏克蘭。 <text:a xlink:type="simple" xlink:href="https://www.dw.com/zh/zh/俄國自導自演烏克蘭否認以無人機襲克宮/a-65509455" text:style-name="Internet_20_link" text:visited-style-name="Visited_20_Internet_20_Link">
</text:a>
，並稱這表明莫斯科可能準備對烏克蘭發動下一波猛烈攻勢。</text:p>
      <text:p text:style-name="P4">
（《華爾街日報》、法新社、路透社）</text:p>
      <text:p text:style-name="P4">
Source: <text:a xlink:type="simple" xlink:href="https://www.dw.com/zh/華爾街日報：歐美盼中國成俄烏停火關鍵/a-65544906" text:style-name="Internet_20_link" text:visited-style-name="Visited_20_Internet_20_Link">
https://www.dw.com/zh/華爾街日報：歐美盼中國成俄烏停火關鍵/a-65544906?maca=chi-rss-chi-all-1127-rdf</text:a>
</text:p>
      <!--NEWS-->
      <text:h text:style-name="P10" text:outline-level="1">
<text:span text:style-name="T4">
岸田：對日殖時期造成的苦難感到痛心</text:span>
</text:h>
      <text:p text:style-name="P4">
Author: None (Language: zh)</text:p>
      <text:p text:style-name="P4">
Publisher: None</text:p>
      <text:p text:style-name="P4">
Time: 2023-05-08T03:25:00Z</text:p>
      <text:p text:style-name="P4">
Description: 日本首相岸田文雄及韓國總統尹錫悅7日在韓會談，岸田表示，韓國人民於日本殖民統治期間所受的苦難令他感到「痛心」。日韓睽12年的「穿梭外交」，是否預示兩國的歷史宿怨或將融冰？</text:p>
      <text:p text:style-name="P4">
Videos: []</text:p>
      <text:p text:style-name="P4">
Images: ["<text:a xlink:type="simple" xlink:href="https://static.dw.com/image/65541224_303.jpg" text:style-name="Internet_20_link" text:visited-style-name="Visited_20_Internet_20_Link">
65541224_303.jpg</text:a>
", "<text:a xlink:type="simple" xlink:href="https://static.dw.com/image/65541242_401.jpg" text:style-name="Internet_20_link" text:visited-style-name="Visited_20_Internet_20_Link">
65541242_401.jpg</text:a>
", "<text:a xlink:type="simple" xlink:href="https://static.dw.com/image/65541558_401.jpg" text:style-name="Internet_20_link" text:visited-style-name="Visited_20_Internet_20_Link">
65541558_401.jpg</text:a>
"]</text:p>
      <text:p text:style-name="P4">
Subject: 时政风云</text:p>
      <text:p text:style-name="P4">
Subjects: ['南希·佩洛西', '专题报道：习近平访美', '朝鲜', '金正恩']</text:p>
      <text:p text:style-name="P4">
Keywords: ['中日韩', '朝鲜', '中美关系', '日韩关系', '核武器', '殖民']</text:p>
      <text:p text:style-name="P4">
ID: 65544929</text:p>
      <!--METADATA-->
      <text:p text:style-name="P4">
<text:a xlink:type="simple" xlink:href="https://www.dw.com/zh/overlay/image/article/65544929/65541224" text:style-name="Internet_20_link" text:visited-style-name="Visited_20_Internet_20_Link">
 <draw:frame draw:style-name="fr1" draw:name="Image89" text:anchor-type="as-char" svg:width="6.9236in" svg:height="3.896998in" draw:z-index="0">
<draw:image xlink:href="../Images/dwzh/2023-05-08T03-25-00Z/65541224_303.jpg" xlink:type="simple" xlink:show="embed" xlink:actuate="onLoad" draw:mime-type="image/jpeg"/>
</draw:frame>
</text:a>
</text:p>
      <text:p text:style-name="P4">
日韓兩國領導人7日參加韓國總統府舉行的歡迎活動</text:p>
      <text:p text:style-name="P4">
（德國之聲中文網） <text:a xlink:type="simple" xlink:href="https://www.dw.com/zh/zh/日韩举行首脑会谈深化双边关系/a-65542032" text:style-name="Internet_20_link" text:visited-style-name="Visited_20_Internet_20_Link">
 </text:a>
。日本共同社報導，岸田在會後的聯合記者會上表示，韓國人民於日本殖民統治期間所受的苦難令他感到「心痛」。</text:p>
      <text:p text:style-name="P4">
岸田在記者會強調：「我自身對於當時嚴峻環境下，給很多人帶來非常痛苦和悲傷的記憶，感到痛心」。他表示，面向未來與韓方合作是自己作為日本首相的職責。</text:p>
      <text:p text:style-name="P4">
路透社報導，岸田雖未對殖民韓國期間所犯下的錯誤再次正式道歉，但他表示，他的政府沿襲了之前政府的立場，其中一些政府已經道歉。</text:p>
      <text:p text:style-name="P4">
尹錫悅辦公室一名高級官員表示，岸田此番發言不是事先安排好的，「即使（韓方）沒有提出這樣的要求，（岸田）也表明了他的誠意」，尹錫悅對此十分感謝，並表示這將對「未來的合作有很大的幫助」。</text:p>
      <text:p text:style-name="P4">
「韓國和日本之間的合作與協調，不僅對兩國的共同利益至關重要，而且對世界和平與繁榮也至關重要，」尹錫悅在會議開幕致詞中表示。</text:p>
      <text:p text:style-name="P4">
對美國而言，日韓兩國承諾加強合作是 <text:a xlink:type="simple" xlink:href="https://www.dw.com/zh/zh/中國不滿美韓聯合聲明-向韓國提出交涉/a-65435099" text:style-name="Internet_20_link" text:visited-style-name="Visited_20_Internet_20_Link">
 </text:a>
與 <text:a xlink:type="simple" xlink:href="https://www.dw.com/zh/zh/不滿美韓軍演-朝鮮證實核空爆試驗/a-65130515" text:style-name="Internet_20_link" text:visited-style-name="Visited_20_Internet_20_Link">
 </text:a>
的良好進展；然而韓國的主要在野黨民主黨則批評尹錫悅態度唯諾、搞「屈辱外交」、「忘卻歷史」。</text:p>
      <text:p text:style-name="P4">
韓聯社報導，該黨發言人康善宇質疑：「為什麼恢復雙邊外交，得要建立在放棄我們的歷史上呢？」</text:p>
      <text:p text:style-name="P4">
路透社引述首爾梨花大學教授李雷夫（Leif-EricEasley）說法，指岸田雖未再次道歉，但他意圖和解的態度，以及此次峰會的象徵意義，對兩國關係對具有一定價值。李雷夫稱，日韓國旗並肩飄揚、國歌併奏、領導人夫婦在晚宴上友好互動的畫面「會讓大眾放心」。</text:p>
      <text:p text:style-name="P4">
<draw:frame draw:style-name="fr1" draw:name="Image90" text:anchor-type="as-char" svg:width="6.9236in" svg:height="3.896998in" draw:z-index="0">
<draw:image xlink:href="../Images/dwzh/2023-05-08T03-25-00Z/65541242_401.jpg" xlink:type="simple" xlink:show="embed" xlink:actuate="onLoad" draw:mime-type="image/jpeg"/>
</draw:frame>
</text:p>
      <text:p text:style-name="P4">
日韓兩國領導人及其夫人7日參加韓國總統府舉行的歡迎活動</text:p>
      <text:p text:style-name="P4">
此外，除邀請尹錫悅參與本月稍晚在日本舉行的七國集團峰會（G7），並在場外與美國舉行三邊會談外，岸田亦在記者會上表示，他已同意讓韓國專家檢查福島核電站計劃排放的水，韓方此前一直擔心此事可能對環境造成影響。</text:p>
      <text:p text:style-name="P4">
李雷夫指出，雖然兩國領導人並未直言與中國的摩擦，但他們確實談到了人權、法治和自由開放的印太地區等共同價值觀，這顯示首爾和東京在加強供應鏈安全、抵制經濟脅迫，以及阻止他國單方面使用武力、改變亞洲局勢等方面，立場越趨一致。</text:p>
      <text:h text:style-name="P12" text:outline-level="3">
<text:span text:style-name="T4">
日韓放下歷史恩怨？</text:span>
</text:h>
      <text:p text:style-name="P4">
關於韓國政府提出的原被徵勞工訴訟問題的解決措施，岸田在記者會上表示，許多人「並未忘卻過去的痛苦記憶，但同時對未來敞開心扉」，令他深受感動；尹錫悅則表示，兩國「必須擺脫『若不完全梳理歷史問題，就一步也無法向未來合作邁進』的觀念」。</text:p>
      <text:p text:style-name="P4">
日本殖民時代，朝鮮半島有近80萬名勞工被強徵赴日工作、部分勞工更在事故中死亡。韓國最高法院2018年曾在判決中，要求日本制鐵和三菱重工賠償受害者遭拒；韓國近日宣布，將改由韓國國內基金會代日企對這些殖民時期的韓籍「徵用工」進行賠償，引起國內反彈聲浪，日美卻表示歡迎。拜登政府更稱其為「開創性」協議，希望此解方能促進三國合作。</text:p>
      <text:p text:style-name="P4">
彭博社報導，美國智庫「蘭德公司（Rand Corp.）」駐華盛頓的政治學者青木直子（NaokoAoki，音譯）對此表示，岸田此行的其中一項關鍵任務，是瞭解韓國輿論對這個糾紛的批評：「我不認為岸田首相能造成皆大歡喜的結果，但他能否減輕韓方的部分擔憂，將是此次訪問的重點。」</text:p>
      <text:h text:style-name="P12" text:outline-level="3">
<text:span text:style-name="T4">
美國樂見日韓握手言和</text:span>
</text:h>
      <text:p text:style-name="P4">
<draw:frame draw:style-name="fr1" draw:name="Image91" text:anchor-type="as-char" svg:width="6.9236in" svg:height="3.896998in" draw:z-index="0">
<draw:image xlink:href="../Images/dwzh/2023-05-08T03-25-00Z/65541558_401.jpg" xlink:type="simple" xlink:show="embed" xlink:actuate="onLoad" draw:mime-type="image/jpeg"/>
</draw:frame>
</text:p>
      <text:p text:style-name="P4">
岸田與尹錫悅7日在韓國總統府的會談上握手</text:p>
      <text:p text:style-name="P4">
彭博社引述曾任韓國駐日大使的申珏秀（Kak SooShin，音譯）的說法稱，除日韓兩國對亞洲動蕩局勢的共同擔憂、朝鮮的核威脅及中國的強勢挑戰外，美國的努力可能是恢復首爾與東京關係的一個因素。</text:p>
      <text:p text:style-name="P4">
申珏秀認為，日韓兩國的關係長期低迷，並非正常現象：「這是一個雙輸局面。在不斷變化的戰略環境中，兩國本應理所當然地成為戰略夥伴，卻陷入關係緊張的惡性循環。」</text:p>
      <text:p text:style-name="P4">
路透社引述高麗大學的韓國國際關係教授李信和（Shin-whaLee）分析，兩國此次峰會聚焦面對朝鮮核威脅的安全合作，並特別關注美國在該地區的利益。她指出，對於促進多邊區域安全合作而言，日韓的軍事和經濟能力是一大要素，而兩國若是不睦，可能會阻礙美國的目標。</text:p>
      <text:p text:style-name="P4">
（綜合報導）</text:p>
      <text:p text:style-name="P4">
Source: <text:a xlink:type="simple" xlink:href="https://www.dw.com/zh/岸田：對日殖時期造成的苦難感到痛心/a-65544929" text:style-name="Internet_20_link" text:visited-style-name="Visited_20_Internet_20_Link">
https://www.dw.com/zh/岸田：對日殖時期造成的苦難感到痛心/a-65544929?maca=chi-rss-chi-all-1127-rdf</text:a>
</text:p>
      <!--NEWS-->
      <text:h text:style-name="P10" text:outline-level="1">
<text:span text:style-name="T4">
疫情后，中国人在泰国寻找房屋以抵消风险</text:span>
</text:h>
      <text:p text:style-name="P4">
Author: chinese@voanews.com (美国之音)</text:p>
      <text:p text:style-name="P4">
Publisher: 美国之音中文网 (Type: NewsMediaOrganization)</text:p>
      <text:p text:style-name="P4">
Published Time: 2023-05-08T03:57:31+08:00</text:p>
      <text:p text:style-name="P4">
Modified Time: 2023-05-07 19:57:31Z</text:p>
      <text:p text:style-name="P4">
Description: 上海居民丹尼尔·卞躺在豪华公寓 19 层游泳池旁的躺椅上，欣赏着泰国首都一览无余的美景。 “我觉得自己还活着。我觉得很自由，”卞兴奋地说，他戴着有色太阳镜，头戴平顶的海军蓝帽子，身穿束腰外衣，头发松散地垂在肩上。 “这是我的梦想。”</text:p>
      <text:p text:style-name="P4">
Videos: []</text:p>
      <text:p text:style-name="P4">
Images: []</text:p>
      <text:p text:style-name="P4">
Categories: ['亚太', '中国', '新冠疫情']</text:p>
      <text:p text:style-name="P4">
Type: None</text:p>
      <!--METADATA-->
      <text:p text:style-name="P4">
NoneNone</text:p>
      <text:p text:style-name="P4">
Source: <text:a xlink:type="simple" xlink:href="https://www.voachinese.com/a/chinese-scour-thailand-for-homes-to-offset-risks-after-pandemic/7082619.html" text:style-name="Internet_20_link" text:visited-style-name="Visited_20_Internet_20_Link">
https://www.voachinese.com/a/chinese-scour-thailand-for-homes-to-offset-risks-after-pandemic/7082619.html</text:a>
</text:p>
      <!--NEWS-->
      <text:h text:style-name="P10" text:outline-level="1">
<text:span text:style-name="T4">
五一陸客重臨香港 為何黃金週不似預期？</text:span>
</text:h>
      <text:p text:style-name="P4">
Author: None (Language: zh)</text:p>
      <text:p text:style-name="P4">
Publisher: None</text:p>
      <text:p text:style-name="P4">
Time: 2023-05-08T04:06:00Z</text:p>
      <text:p text:style-name="P4">
Description: 中國開關後首個旅遊旺季「五一黃金週」過去，香港接待逾六十萬人次大陸旅客。相隔三年多的第一波陸客潮，香港面對甚麼既熟悉且陌生的狀況？德國之聲訪問了陸客、港人、前線業者和學者，聽聽他們的觀察。</text:p>
      <text:p text:style-name="P4">
Videos: []</text:p>
      <text:p text:style-name="P4">
Images: ["<text:a xlink:type="simple" xlink:href="https://static.dw.com/image/65545405_303.jpg" text:style-name="Internet_20_link" text:visited-style-name="Visited_20_Internet_20_Link">
65545405_303.jpg</text:a>
", "<text:a xlink:type="simple" xlink:href="https://static.dw.com/image/65545365_401.jpg" text:style-name="Internet_20_link" text:visited-style-name="Visited_20_Internet_20_Link">
65545365_401.jpg</text:a>
", "<text:a xlink:type="simple" xlink:href="https://static.dw.com/image/62288798_303.jpg" text:style-name="Internet_20_link" text:visited-style-name="Visited_20_Internet_20_Link">
62288798_303.jpg</text:a>
", "<text:a xlink:type="simple" xlink:href="https://static.dw.com/image/62287626_303.jpg" text:style-name="Internet_20_link" text:visited-style-name="Visited_20_Internet_20_Link">
62287626_303.jpg</text:a>
", "<text:a xlink:type="simple" xlink:href="https://static.dw.com/image/62287661_303.jpg" text:style-name="Internet_20_link" text:visited-style-name="Visited_20_Internet_20_Link">
62287661_303.jpg</text:a>
", "<text:a xlink:type="simple" xlink:href="https://static.dw.com/image/62287535_303.jpg" text:style-name="Internet_20_link" text:visited-style-name="Visited_20_Internet_20_Link">
62287535_303.jpg</text:a>
", "<text:a xlink:type="simple" xlink:href="https://static.dw.com/image/62287521_303.jpg" text:style-name="Internet_20_link" text:visited-style-name="Visited_20_Internet_20_Link">
62287521_303.jpg</text:a>
", "<text:a xlink:type="simple" xlink:href="https://static.dw.com/image/62287428_303.jpg" text:style-name="Internet_20_link" text:visited-style-name="Visited_20_Internet_20_Link">
62287428_303.jpg</text:a>
", "<text:a xlink:type="simple" xlink:href="https://static.dw.com/image/62288316_303.jpg" text:style-name="Internet_20_link" text:visited-style-name="Visited_20_Internet_20_Link">
62288316_303.jpg</text:a>
", "<text:a xlink:type="simple" xlink:href="https://static.dw.com/image/62288228_303.jpg" text:style-name="Internet_20_link" text:visited-style-name="Visited_20_Internet_20_Link">
62288228_303.jpg</text:a>
", "<text:a xlink:type="simple" xlink:href="https://static.dw.com/image/62288283_303.jpg" text:style-name="Internet_20_link" text:visited-style-name="Visited_20_Internet_20_Link">
62288283_303.jpg</text:a>
", "<text:a xlink:type="simple" xlink:href="https://static.dw.com/image/17973363_303.jpg" text:style-name="Internet_20_link" text:visited-style-name="Visited_20_Internet_20_Link">
17973363_303.jpg</text:a>
", "<text:a xlink:type="simple" xlink:href="https://static.dw.com/image/51290976_303.jpg" text:style-name="Internet_20_link" text:visited-style-name="Visited_20_Internet_20_Link">
51290976_303.jpg</text:a>
", "<text:a xlink:type="simple" xlink:href="https://static.dw.com/image/54007211_303.jpg" text:style-name="Internet_20_link" text:visited-style-name="Visited_20_Internet_20_Link">
54007211_303.jpg</text:a>
"]</text:p>
      <text:p text:style-name="P4">
Subject: 经济纵横</text:p>
      <text:p text:style-name="P4">
Subjects: []</text:p>
      <text:p text:style-name="P4">
Keywords: ['德中关系', '谷歌', '岛屿主权争端', '专题报道：全景观看“习马会”', '香港', '中国', '雨伞革命', '香港政改', '中共十九大', '专题报道：香港“反送中”抗议']</text:p>
      <text:p text:style-name="P4">
ID: 65545338</text:p>
      <!--METADATA-->
      <text:p text:style-name="P4">
<text:a xlink:type="simple" xlink:href="https://www.dw.com/zh/overlay/image/article/65545338/65545405" text:style-name="Internet_20_link" text:visited-style-name="Visited_20_Internet_20_Link">
 <draw:frame draw:style-name="fr1" draw:name="Image92" text:anchor-type="as-char" svg:width="6.9236in" svg:height="3.896998in" draw:z-index="0">
<draw:image xlink:href="../Images/dwzh/2023-05-08T04-06-00Z/65545405_303.jpg" xlink:type="simple" xlink:show="embed" xlink:actuate="onLoad" draw:mime-type="image/jpeg"/>
</draw:frame>
</text:a>
</text:p>
      <text:p text:style-name="P4">
維港再現旅遊人潮。</text:p>
      <text:p text:style-name="P4">
（德國之聲中文網）位於香港北部的上水毗鄰中港邊界，既是中國大陸旅客的購物熱點，也是「水貨客」重鎮，新冠疫情封關令他們絕跡了三年。自從 <text:a xlink:type="simple" xlink:href="https://www.dw.com/zh/zh/香港与内地2月6日开始无检疫无上限通关/a-64604713" text:style-name="Internet_20_link" text:visited-style-name="Visited_20_Internet_20_Link">
</text:a>
後，藥妝店再度林立於街道兩旁，顧客拖著行李箱採買、即場打包的景象重現。人潮未如疫情前般擁擠，但旅客重臨的影響已顯然易見。</text:p>
      <text:p text:style-name="P4">
大陸人白小姐剛剛在上水租下新店面，打算裝修開設化妝品店，做水貨和代購生意。她向德國之聲表示：「大陸化妝品（水貨）管得比較嚴一點，經常會查，在香港做這塊畢竟是合法經營，比較有優勢。」該店位處俗稱「水貨街」的藥妝店集中地，前身是專售港產雜貨的「上水貨鋪」，原由港人在疫情間開業，惟通關後不敵業主大幅加租而結業。</text:p>
      <text:p text:style-name="P4">
如今在上水街頭，不難發現以普通話拼音命名的藥妝店，這在以往較不常見。原在深圳經商的白小姐首次來港開店，身邊好幾個大陸朋友也一樣到上水開實體店。她形容這是業內趨勢，但坦言租金高於預算，市面人流亦未達期望。「可能剛剛通關，海關太嚴了，所以還沒有很多人來大批採購。」不過她仍然看好前景：「雖然三年疫情打擊國內很多人的經濟能力，但我認為有能力經常消費的族群，他們的消費慾望還在。」</text:p>
      <text:p text:style-name="P4">
上水居民早在通關後不久，已切身感受到社區變化。廖小姐告訴德國之聲：「不少做得不錯的小店都撐不住租金漲幅，疫情期間環境比較舒適，現在一切打回原形。」她指當政府宣佈開關後，大部分空置商鋪馬上變回藥妝店，作為居民「無法改變只好被迫接受」。  居民譚先生也有類似的體會，他接受德國之聲訪問時說：「本地的店倒閉了不少，平常去的宵食店、文具店沒了，可光顧的選擇愈來愈少。」他更擔心公共交通的負荷能力：「通關後坐火車去市區，車廂擁擠了很多，如果人潮回復到2018年會更加困擾。」</text:p>
      <text:h text:style-name="P12" text:outline-level="3">
<text:span text:style-name="T4">
中國開關：疫苗旅遊興起 香港成熱門</text:span>
</text:h>
      <text:h text:style-name="P12" text:outline-level="3">
<text:span text:style-name="T4">
上水五一冷清 丁財皆不旺？</text:span>
</text:h>
      <text:p text:style-name="P4">
大陸的勞動節期假是傳統外遊旺季，港府統計在今年五天「黃金週」期間，有62.5萬內地訪港人次，輕微超出當局預期，但僅恢復至2019年同期的六成二人流。天星小輪碼頭湧現長長人龍，售票大堂擠滿了爭相購票渡海的大陸旅客。在疫情期間開張的香港故宮文化博物館及M+博物館，皆錄得開館以來最高入場人次。</text:p>
      <text:p text:style-name="P4">
不過在上水——這個大陸旅遊熱點，商家卻經歷了「反常」的黃金週檔期。珠寶店店員王小姐指，該店在五一假期沒有大陸客光顧，生意額較預期差40%，附近的藥妝店也很冷清。她告訴德國之聲：「完全意料之外，我們本來寄望生意會很好，準備了很多特價產品。怎料即使價位定得很低，還是沒什麼客人。」相比疫情最差時，她指通關後生意額僅改善兩成多，悲觀地認為「不可能回復至2018年水平」。</text:p>
      <text:p text:style-name="P4">
王小姐從事珠寶零售多年，該店顧客群是廣東省旅客。珠寶店是許多大陸旅客來港的必到之處，但她觀察到疫後的轉變：「客人謹慎了很多，幾年前他們如果覺得漂亮，幾萬塊買隻戒指是很普通的事，現在會不捨得。」因此她的店不敢進太多貴價品，要鑽研特別款式迎合新口味。「消費模式變了，他們以往注重購物，現在更重視旅遊體驗，從前的經營模式已行不通了。」</text:p>
      <text:p text:style-name="P4">
<draw:frame draw:style-name="fr1" draw:name="Image93" text:anchor-type="as-char" svg:width="6.9236in" svg:height="3.896998in" draw:z-index="0">
<draw:image xlink:href="../Images/dwzh/2023-05-08T04-06-00Z/65545365_401.jpg" xlink:type="simple" xlink:show="embed" xlink:actuate="onLoad" draw:mime-type="image/jpeg"/>
</draw:frame>
</text:p>
      <text:p text:style-name="P4">
黃金週期間，香港熱門景點湧現人潮，但也僅恢復至2019年同期的六成二人流。</text:p>
      <text:h text:style-name="P12" text:outline-level="3">
<text:span text:style-name="T4">
血拼不再 陸客尋新意</text:span>
</text:h>
      <text:p text:style-name="P4">
改變的不止消費模式，還有旅遊習慣。在黃金週期間，傳統景點例如維多利亞港兩旁、廣東道名店街、中環著名奶茶攤等，仍有大陸遊客身影。與此同時，大陸社媒小紅書上可見不少香港「打卡」熱點推介，一些大陸旅客依書到港島麥當勞道路牌下吃麥當勞快餐，往廉政公署和港產片地標油麻地警署拍照。小紅書上甚至有帖文講述另類旅遊攻略、私房景點，以做體檢和開銀行戶口等作為「旅遊行程」。</text:p>
      <text:p text:style-name="P4">
來自中國大陸的自由行旅客李小姐上週訪港，她向德國之聲表示：「這趟主要去香港茶餐廳吃吃美食，跟朋友來四周逛逛，感覺澳門比香港的旅客還要多。」她說與以往不一樣，沒有特別安排奢侈品購物行程，只是隨心買了些零食和日用品。「因為我覺得香港跟大陸的價錢差不多，而且很多產品在大陸都有了，所以少了來香港買。」</text:p>
      <text:p text:style-name="P4">
香港今年第一季經濟增長2.7%，扭轉去年連續四季經濟收縮的劣勢；因疫情期間的低基數效應，第一季私人消費開支增長12%。港府和商界都寄望，開關後旅遊業會成為今年<text:a xlink:type="simple" xlink:href="https://www.dw.com/zh/zh/香港千億赤字創史上第二高-學者預算案缺乏遠見/a-64785613" text:style-name="Internet_20_link" text:visited-style-name="Visited_20_Internet_20_Link">
 </text:a>
主要動力之一。中大商學院亞太工商研究所名譽教研學人李兆波分析，最新數據反映私人消費力未達疫情前的平均值，觀乎五一假期市況，他對於旅遊業帶動復甦的速度不感樂觀。他向德國之聲表示：「疫情就如洗牌一樣，內地旅客以其他渠道取代來港購物，這種習慣可以是永久的。」</text:p>
      <text:p text:style-name="P4">
李兆波認為，大陸旅客在港以消費為主的旅遊模式已過高峰。「情況不會再如疫情前般風光，最有能力那群會選擇去其他國家購物，畢竟香港不是產品原產地。更多人追求看地道的文化，而非單純湧去名店。」他指在社交媒體、疫後內地經濟狀況、購物模式轉變的影響下，當局和業界須思考新出路。他示警：「香港旅遊業還在做夢，想著倚賴過去那一套，現實是光做代理型（agent）的旅遊業並不可持續，你必要隨時就緒迎接轉變。」</text:p>
      <ul>
        <li>
          <draw:frame draw:style-name="fr1" draw:name="Image94" text:anchor-type="as-char" svg:width="6.9236in" svg:height="3.896998in" draw:z-index="0">
            <draw:image xlink:href="../Images/dwzh/2023-05-08T04-06-00Z/62288798_303.jpg" xlink:type="simple" xlink:show="embed" xlink:actuate="onLoad" draw:mime-type="image/jpeg"/>
          </draw:frame>
        </li>
      </ul>
      <h5>
香港的变迁</h5>
      <text:h text:style-name="P12" text:outline-level="3">
<text:span text:style-name="T4">
1843年的香港黄泥涌谷地</text:span>
</text:h>
      <text:p text:style-name="P4">
这幅钢板画据信描绘的是1843年左右香港黄泥涌谷地。图中央的竹制导水管用以连接附近的引水道，将水引流作灌溉之用。自秦朝被归为中国版图后，香港一直以农业、捕鱼及盐业为主要产业，十九世纪前未在历史舞台上有重大影响。1841年香港开埠后，英国政府正式将此地命名为“香港”。</text:p>
      <ul>
        <li>
          <draw:frame draw:style-name="fr1" draw:name="Image95" text:anchor-type="as-char" svg:width="6.9236in" svg:height="3.896998in" draw:z-index="0">
            <draw:image xlink:href="../Images/dwzh/2023-05-08T04-06-00Z/62287626_303.jpg" xlink:type="simple" xlink:show="embed" xlink:actuate="onLoad" draw:mime-type="image/jpeg"/>
          </draw:frame>
        </li>
      </ul>
      <h5>
香港的变迁</h5>
      <text:h text:style-name="P12" text:outline-level="3">
<text:span text:style-name="T4">
1860年的香港</text:span>
</text:h>
      <text:p text:style-name="P4">
第一次鸦片战争（1839年至1841年）后，清政府被逼于1841年签订《穿鼻草约》、1842年签订《南京条约》，将香港岛割让予英国。1856年英国发动第二次鸦片战争，清廷再败于英法联军，被逼在1860年签下《北京条约》，把九龙半岛的南端地区再割让给英国。</text:p>
      <ul>
        <li>
          <draw:frame draw:style-name="fr1" draw:name="Image96" text:anchor-type="as-char" svg:width="6.9236in" svg:height="3.896998in" draw:z-index="0">
            <draw:image xlink:href="../Images/dwzh/2023-05-08T04-06-00Z/62287661_303.jpg" xlink:type="simple" xlink:show="embed" xlink:actuate="onLoad" draw:mime-type="image/jpeg"/>
          </draw:frame>
        </li>
      </ul>
      <h5>
香港的变迁</h5>
      <text:h text:style-name="P12" text:outline-level="3">
<text:span text:style-name="T4">
1880年左右的香港人</text:span>
</text:h>
      <text:p text:style-name="P4">
这是一张描绘1880年左右一群香港人下棋、抚琴、写字的图片。1898年，清政府在甲午战争中战败，英国强迫清政府缔结了《中英展拓香港界址专条》。中方同意把九龙界限街以北直至深圳河的新界地域，以及235个岛屿租借予英国，为期99年。</text:p>
      <ul>
        <li>
          <draw:frame draw:style-name="fr1" draw:name="Image97" text:anchor-type="as-char" svg:width="6.9236in" svg:height="3.896998in" draw:z-index="0">
            <draw:image xlink:href="../Images/dwzh/2023-05-08T04-06-00Z/62287535_303.jpg" xlink:type="simple" xlink:show="embed" xlink:actuate="onLoad" draw:mime-type="image/jpeg"/>
          </draw:frame>
        </li>
      </ul>
      <h5>
香港的变迁</h5>
      <text:h text:style-name="P12" text:outline-level="3">
<text:span text:style-name="T4">
1910年左右的香港</text:span>
</text:h>
      <text:p text:style-name="P4">
这张照片摄于1910年左右。当时，香港已从一个昔日的小渔村发展为中国移民的聚居地，转口港及通商中心。</text:p>
      <ul>
        <li>
          <draw:frame draw:style-name="fr1" draw:name="Image98" text:anchor-type="as-char" svg:width="6.9236in" svg:height="3.896998in" draw:z-index="0">
            <draw:image xlink:href="../Images/dwzh/2023-05-08T04-06-00Z/62287521_303.jpg" xlink:type="simple" xlink:show="embed" xlink:actuate="onLoad" draw:mime-type="image/jpeg"/>
          </draw:frame>
        </li>
      </ul>
      <h5>
香港的变迁</h5>
      <text:h text:style-name="P12" text:outline-level="3">
<text:span text:style-name="T4">
1910年左右的香港皇后大道</text:span>
</text:h>
      <text:p text:style-name="P4">
皇后大道是香港开埠之后的第一条修建的主要道路。香港1842年成为自由港后，工商业、金融业及公共事业均不断发展。1911年，九广铁路正式贯通，香港大学也于这一年正式成立。在司法方面，香港采用二元化法律体系，一方面引入英国法基础上的普通法体系，另一方面保留清代的部分法律和习惯。</text:p>
      <ul>
        <li>
          <draw:frame draw:style-name="fr1" draw:name="Image99" text:anchor-type="as-char" svg:width="6.9236in" svg:height="3.896998in" draw:z-index="0">
            <draw:image xlink:href="../Images/dwzh/2023-05-08T04-06-00Z/62287428_303.jpg" xlink:type="simple" xlink:show="embed" xlink:actuate="onLoad" draw:mime-type="image/jpeg"/>
          </draw:frame>
        </li>
      </ul>
      <h5>
香港的变迁</h5>
      <text:h text:style-name="P12" text:outline-level="3">
<text:span text:style-name="T4">
1940年的香港金融区</text:span>
</text:h>
      <text:p text:style-name="P4">
这是1940年2月27日拍摄的香港金融区的照片。二战期间，日军从1941年12月25日至1945年8月15日占领香港。日本投降后，英国收回香港。</text:p>
      <ul>
        <li>
          <draw:frame draw:style-name="fr1" draw:name="Image100" text:anchor-type="as-char" svg:width="6.9236in" svg:height="3.896998in" draw:z-index="0">
            <draw:image xlink:href="../Images/dwzh/2023-05-08T04-06-00Z/62288316_303.jpg" xlink:type="simple" xlink:show="embed" xlink:actuate="onLoad" draw:mime-type="image/jpeg"/>
          </draw:frame>
        </li>
      </ul>
      <h5>
香港的变迁</h5>
      <text:h text:style-name="P12" text:outline-level="3">
<text:span text:style-name="T4">
1984年中英签署香港问题联合声明</text:span>
</text:h>
      <text:p text:style-name="P4">
1984年12月19日，英国首相撒切尔夫人和时任中国国务院总理的赵紫阳签署关于香港问题联合声明。中共中央顾问委员会主任邓小平、中华人民共和国主席李先念出席了签字仪式。根据该声明，中华人民共和国政府决定于1997年7月1日对香港恢复行使主权。按照邓小平提出的方针，香港在主权交接后实行“一国两制、高度自治、港人治港、现有的资本主义生活方式五十年不变”。该方针被载于《中英联合声明》第三条及附件一。</text:p>
      <ul>
        <li>
          <draw:frame draw:style-name="fr1" draw:name="Image101" text:anchor-type="as-char" svg:width="6.9236in" svg:height="3.896998in" draw:z-index="0">
            <draw:image xlink:href="../Images/dwzh/2023-05-08T04-06-00Z/62288228_303.jpg" xlink:type="simple" xlink:show="embed" xlink:actuate="onLoad" draw:mime-type="image/jpeg"/>
          </draw:frame>
        </li>
      </ul>
      <h5>
香港的变迁</h5>
      <text:h text:style-name="P12" text:outline-level="3">
<text:span text:style-name="T4">
1997年香港政权交接仪式</text:span>
</text:h>
      <text:p text:style-name="P4">
1997年6月30日23时42分，中英两国政府香港政权交接仪式在香港举行。随着英国国旗的降下，英国在香港一个半世纪的殖民统治宣告结束。</text:p>
      <ul>
        <li>
          <draw:frame draw:style-name="fr1" draw:name="Image102" text:anchor-type="as-char" svg:width="6.9236in" svg:height="3.896998in" draw:z-index="0">
            <draw:image xlink:href="../Images/dwzh/2023-05-08T04-06-00Z/62288283_303.jpg" xlink:type="simple" xlink:show="embed" xlink:actuate="onLoad" draw:mime-type="image/jpeg"/>
          </draw:frame>
        </li>
      </ul>
      <h5>
香港的变迁</h5>
      <text:h text:style-name="P12" text:outline-level="3">
<text:span text:style-name="T4">
《基本法》生效</text:span>
</text:h>
      <text:p text:style-name="P4">
在香港主权交接仪式后，江泽民和英国王储查尔斯握手。两人身旁分别是时任中国总理李鹏和英国首相布莱尔。按照1997年7月1日生效的《香港特别行政区基本法》第五条，“香港特别行政区不实行社会主义制度和政策，保持原有的资本主义制度和生活方式，五十年不变”。</text:p>
      <ul>
        <li>
          <draw:frame draw:style-name="fr1" draw:name="Image103" text:anchor-type="as-char" svg:width="6.9236in" svg:height="3.896998in" draw:z-index="0">
            <draw:image xlink:href="../Images/dwzh/2023-05-08T04-06-00Z/17973363_303.jpg" xlink:type="simple" xlink:show="embed" xlink:actuate="onLoad" draw:mime-type="image/jpeg"/>
          </draw:frame>
        </li>
      </ul>
      <h5>
香港的变迁</h5>
      <text:h text:style-name="P12" text:outline-level="3">
<text:span text:style-name="T4">
2014年的雨伞运动</text:span>
</text:h>
      <text:p text:style-name="P4">
2014年9月26日至12月15日，香港发生一系列争取真普选的公民抗命运动，俗称雨伞运动。示威者的主要诉求为争取行政长官选举的公民提名权，以及废除立法会功能组别。运动的主要象征是黄色的雨伞。示威者的诉求全部被拒绝，运动以失败告终。</text:p>
      <ul>
        <li>
          <draw:frame draw:style-name="fr1" draw:name="Image104" text:anchor-type="as-char" svg:width="6.9236in" svg:height="3.896998in" draw:z-index="0">
            <draw:image xlink:href="../Images/dwzh/2023-05-08T04-06-00Z/51290976_303.jpg" xlink:type="simple" xlink:show="embed" xlink:actuate="onLoad" draw:mime-type="image/jpeg"/>
          </draw:frame>
        </li>
      </ul>
      <h5>
香港的变迁</h5>
      <text:h text:style-name="P12" text:outline-level="3">
<text:span text:style-name="T4">
2019年的反送中运动</text:span>
</text:h>
      <text:p text:style-name="P4">
2019年3月15日，香港民众掀起抗议运动，反对允许将香港的犯罪嫌疑人引渡至中国内地受审的《逃犯条例修订草案》。示威者重新提出“光复香港，时代革命”的口号。7月中旬，示威者与警方之间的冲突加剧，大批示威者被逮捕。2020年初，新冠疫情从中国大陆传入香港后，反修例运动受其影响而开始减弱。</text:p>
      <ul>
        <li>
          <draw:frame draw:style-name="fr1" draw:name="Image105" text:anchor-type="as-char" svg:width="6.9236in" svg:height="3.896998in" draw:z-index="0">
            <draw:image xlink:href="../Images/dwzh/2023-05-08T04-06-00Z/54007211_303.jpg" xlink:type="simple" xlink:show="embed" xlink:actuate="onLoad" draw:mime-type="image/jpeg"/>
          </draw:frame>
        </li>
      </ul>
      <h5>
香港的变迁</h5>
      <text:h text:style-name="P12" text:outline-level="3">
<text:span text:style-name="T4">
2020年通过港区国安法</text:span>
</text:h>
      <text:p text:style-name="P4">
2020年6月30日，中国人大常委会通过港区《国家安全法》，针对颠覆国家政权丶分裂国家丶恐怖活动，以及外部势力干预等四种行为。该法凌驾于《基本法》之上，冲击了香港的行政丶立法丶司法丶传媒丶教育等各领域，标志着香港的公民社会走向终结。</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五一陸客重臨香港-為何黃金週不似預期？/a-65545338" text:style-name="Internet_20_link" text:visited-style-name="Visited_20_Internet_20_Link">
https://www.dw.com/zh/五一陸客重臨香港-為何黃金週不似預期？/a-65545338?maca=chi-rss-chi-all-1127-rdf</text:a>
</text:p>
      <!--NEWS-->
      <text:h text:style-name="P10" text:outline-level="1">
<text:span text:style-name="T4">
乌克兰扎波罗热核电站安全问题日益严重</text:span>
</text:h>
      <text:p text:style-name="P4">
Author: chinese@voanews.com (美国之音)</text:p>
      <text:p text:style-name="P4">
Publisher: 美国之音中文网 (Type: NewsMediaOrganization)</text:p>
      <text:p text:style-name="P4">
Published Time: 2023-05-08T04:32:40+08:00</text:p>
      <text:p text:style-name="P4">
Modified Time: 2023-05-07 20:32:40Z</text:p>
      <text:p text:style-name="P4">
Description: 在俄罗斯官员下令从陷入困境的核电站周围的 18 个定居点疏散平民后，国际原子能机构总干事表达了对乌克兰东部扎波罗热核电站安全的担忧。</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safety-concerns-mount-over-zaporizhzhia-nuclear-power-plant-/7082632.html" text:style-name="Internet_20_link" text:visited-style-name="Visited_20_Internet_20_Link">
https://www.voachinese.com/a/safety-concerns-mount-over-zaporizhzhia-nuclear-power-plant-/7082632.html</text:a>
</text:p>
      <!--NEWS-->
      <text:h text:style-name="P10" text:outline-level="1">
<text:span text:style-name="T4">
首届中国中亚峰会18日登场  由习近平主持</text:span>
</text:h>
      <text:p text:style-name="P4">
Publisher: 法新社</text:p>
      <text:p text:style-name="P4">
Published Time: 2023-05-08T05:32:08+00:00</text:p>
      <text:p text:style-name="P4">
Modified Time: 2023-05-08T05:20:03+00:00</text:p>
      <text:p text:style-name="P4">
Description: （法新社北京8日电） 中国下星期将举办为期两天的中国─中亚峰会，首届峰会由国家主席习近平主持。北京此举意在扩大在中亚的影响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08T05-32-08-00-00/000000.png" xlink:type="simple" xlink:show="embed" xlink:actuate="onLoad" draw:mime-type="image/png"/>
</draw:frame>
</text:p>
      <text:p text:style-name="P4">
中国外交部表示，中国─中亚峰会将于5月18日至19日在陕西省西安市举行。哈萨克、吉尔吉斯、塔吉克、土库曼、乌兹别克的领袖都将与会。</text:p>
      <text:p text:style-name="P4">
这场峰会将聚焦加强中亚各国与中国之间的经济和外交关系。</text:p>
      <text:p text:style-name="P4">
中国是世界第2大能源消费国，已投资数十亿美元开发中亚的天然气储备。</text:p>
      <text:p text:style-name="P4">
Source: <text:a xlink:type="simple" xlink:href="https://www.rfi.fr/cn/%E5%9B%BD%E9%99%85%E6%8A%A5%E9%81%93/20230508-%E9%A6%96%E5%B1%8A%E4%B8%AD%E5%9B%BD%E4%B8%AD%E4%BA%9A%E5%B3%B0%E4%BC%9A18%E6%97%A5%E7%99%BB%E5%9C%BA-%E7%94%B1%E4%B9%A0%E8%BF%91%E5%B9%B3%E4%B8%BB%E6%8C%81" text:style-name="Internet_20_link" text:visited-style-name="Visited_20_Internet_20_Link">
https://www.rfi.fr/cn/%E5%9B%BD%E9%99%85%E6%8A%A5%E9%81%93/20230508-%E9%A6%96%E5%B1%8A%E4%B8%AD%E5%9B%BD%E4%B8%AD%E4%BA%9A%E5%B3%B0%E4%BC%9A18%E6%97%A5%E7%99%BB%E5%9C%BA-%E7%94%B1%E4%B9%A0%E8%BF%91%E5%B9%B3%E4%B8%BB%E6%8C%81</text:a>
</text:p>
      <!--NEWS-->
      <text:h text:style-name="P10" text:outline-level="1">
<text:span text:style-name="T4">
岸田文雄访问韩国 中国媒体醋意大发</text:span>
</text:h>
      <text:p text:style-name="P4">
Author: None</text:p>
      <text:p text:style-name="P4">
Publisher: Radio Free Asia (Organization)</text:p>
      <text:p text:style-name="P4">
Published Time: 2023-05-08T05:34:00-04:00</text:p>
      <text:p text:style-name="P4">
Modified Time: 2023-05-08T07:15: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7" text:anchor-type="as-char" svg:width="6.9236in" svg:height="4.433337in" draw:z-index="0">
<draw:image xlink:href="../Images/rfamandarin/2023-05-08T05-34-00-04-00/000000.png" xlink:type="simple" xlink:show="embed" xlink:actuate="onLoad" draw:mime-type="image/png"/>
</draw:frame>
日本首相岸田文雄（左）抵达韩国首尔，与韩国总统尹锡悦会面。 <text:a xlink:type="simple" xlink:href="https://www.rfa.org/mandarin/yataibaodao/junshiwaijiao/bt-05082023053334.html/@@images/image" text:style-name="Internet_20_link" text:visited-style-name="Visited_20_Internet_20_Link">
</text:a>
路透</text:p>
      <text:p text:style-name="P4">
五月七日下午，日本首相岸田文雄抵达韩国首尔，开启了为期两天的工作访问，这次访韩是对尹锡悦3月份访日的回访。此前有推测，岸田访韩最早要到7月，因此这次提前访问，意味着两国关系迅速升温。中国媒体对这次访问的报道主要集中在韩国国内的抗议上，韩国观察人士认为，中国对岸田访韩是抱有戒心的。</text:p>
      <text:p text:style-name="P4">
<text:a xlink:type="simple" xlink:href="https://www.rfa.org/mandarin/Xinwen/5-05062023113917.html" text:style-name="Internet_20_link" text:visited-style-name="Visited_20_Internet_20_Link">
 <text:span text:style-name="T4">
盼加速改善日韩关系 日相岸田将访韩</text:span>
 </text:a>
  * <text:a xlink:type="simple" xlink:href="https://www.rfa.org/mandarin/Xinwen/4-04292023120740.html" text:style-name="Internet_20_link" text:visited-style-name="Visited_20_Internet_20_Link">
 <text:span text:style-name="T4">
面对中朝威胁和加强日韩关系 岸田协调于5月7日访韩</text:span>
 </text:a>
</text:p>
      <text:p text:style-name="P4">
据韩联社报道，当地时间5月7日下午，日本首相岸田文雄抵达韩国首尔，开启了为期两天的工作访问。岸田文雄到达首尔后，首先参拜了位于首尔铜雀区的国立显忠院，此后，韩国总统尹锡悦在总统府同到访的岸田文雄举行了首脑会谈。岸田文雄此次访韩，意味着韩日两国时隔12年重新启动了首脑互访的“穿梭外交”。</text:p>
      <text:p text:style-name="P4">
<text:span text:style-name="T4">
岸田文雄为什么提前访韩？</text:span>
</text:p>
      <text:p text:style-name="P4">
尹锡悦3月16日至17日对日本进行了为期两天的工作访问，岸田文雄这次是进行回访，这是两国领导人时隔52天的再次会晤。此前有媒体推测，岸田文雄回访韩国最早也得到7月份，但这次提前访韩，意味着两国关系快速升温。</text:p>
      <text:p text:style-name="P4">
<draw:frame draw:style-name="fr1" draw:name="Image108" text:anchor-type="as-char" svg:width="6.9236in" svg:height="4.61393in" draw:z-index="0">
<draw:image xlink:href="../Images/rfamandarin/2023-05-08T05-34-00-04-00/000001.png" xlink:type="simple" xlink:show="embed" xlink:actuate="onLoad" draw:mime-type="image/png"/>
</draw:frame>
2023年5月7日，在首尔汉南洞的总统官邸，韩日领导人共进晚餐。左下方起依次是尹锡悦、金建希、岸田裕子、岸田文雄。（美联社）  <text:a xlink:type="simple" xlink:href="https://www.rfa.org/mandarin/yataibaodao/junshiwaijiao/bt-05082023053334.html/ap23127541286177.jpg" text:style-name="Internet_20_link" text:visited-style-name="Visited_20_Internet_20_Link">
</text:a>
</text:p>
      <text:p text:style-name="P4">
韩国庆南大学赵振久（音）教授认为:“我觉得岸田文雄提前访韩，主要有两方面的原因。第一是尹锡悦3月访日，4月访美，岸田文雄应是受到尹锡悦外交决心的影响；第二是5月19到20日在日本要举行七大工业国集团（G7）峰会，尹锡悦已经受邀准备列席，在峰会商谈具体问题之前先访韩，既可强化沟通，又可以表示对韩国的尊重，避免出现尹锡悦两次访日，日本首相才访韩的误会。”</text:p>
      <text:p text:style-name="P4">
<text:span text:style-name="T4">
中国媒体集中报道韩国内部反对声浪</text:span>
</text:p>
      <text:p text:style-name="P4">
针对这次岸田文雄的访问，中国媒体多有报道，但报道主题更多的集中于韩国国内的抗议。环球网的报道题目是“欢迎和反对岸田访韩的团体分别在总统府前示威”，中新网的报道题目是“岸田访韩前夕，韩民众举行反日烛光抗议集会”，《羊城晚报》的报道题目是“尹锡悦先跪了，岸田访韩能给多大回报？”。</text:p>
      <text:p text:style-name="P4">
针对中国媒体的态度，韩国时政评论人李政勋认为：“中国和朝鲜都在看着这次访问。尹锡悦就任总统后，和美国总统互访，和日本首相会谈，这次日本首相又访韩，这一系列动作，中国一定抱有戒心：看来美日韩三国合作开始形成了。中国一定会对韩国施加威胁，但也没什么可怕的，韩国的主要企业都已经从中国撤出。过去我们不该跟中国走那么近，过去中国有需要的时候，我们的资金、技术都投进去了，现在中国强大了，又是安理会常任理事国，对涉及我们切身利益的朝核问题却不能施加实质性影响。”</text:p>
      <text:p text:style-name="P4">
李政勋进一步认为，中国希望半岛无核化，但其真实的想法是北边的朝鲜不要进行核试验，南边的韩国不要和美国举行联合军演，就维持目前的分裂状态，但这是不符合韩国国民的意愿的。</text:p>
      <text:p text:style-name="P4">
据报道，在会谈期间，两国首脑先进行小范围私密会谈，然后是大范围会谈，并共同会见记者。两国领导人在会谈中就安保、高新产业、青年和文化领域的合作等事宜进行讨论。</text:p>
      <text:p text:style-name="P4">
记者：柏涛 责编：许书婷 网编：瑞哲</text:p>
      <text:p text:style-name="P4">
Source: <text:a xlink:type="simple" xlink:href="https://www.rfa.org/mandarin/yataibaodao/junshiwaijiao/bt-05082023053334.html" text:style-name="Internet_20_link" text:visited-style-name="Visited_20_Internet_20_Link">
https://www.rfa.org/mandarin/yataibaodao/junshiwaijiao/bt-05082023053334.html</text:a>
</text:p>
      <!--NEWS-->
      <text:h text:style-name="P10" text:outline-level="1">
<text:span text:style-name="T4">
媒體：歐盟擬制裁七間「助俄」中企</text:span>
</text:h>
      <text:p text:style-name="P4">
Author: None (Language: zh)</text:p>
      <text:p text:style-name="P4">
Publisher: None</text:p>
      <text:p text:style-name="P4">
Time: 2023-05-08T06:01:00Z</text:p>
      <text:p text:style-name="P4">
Description: 自俄羅斯入侵烏克蘭以來，歐盟傳出將首度提議制裁「涉嫌支援莫斯科作戰」的中國公司；遭點名的7間公司中，有幾間已遭美國列入黑名單。</text:p>
      <text:p text:style-name="P4">
Videos: []</text:p>
      <text:p text:style-name="P4">
Images: ["<text:a xlink:type="simple" xlink:href="https://static.dw.com/image/56085587_303.jpg" text:style-name="Internet_20_link" text:visited-style-name="Visited_20_Internet_20_Link">
56085587_303.jpg</text:a>
", "<text:a xlink:type="simple" xlink:href="https://static.dw.com/image/65525202_401.jpg" text:style-name="Internet_20_link" text:visited-style-name="Visited_20_Internet_20_Link">
65525202_401.jpg</text:a>
"]</text:p>
      <text:p text:style-name="P4">
Subject: 时政风云</text:p>
      <text:p text:style-name="P4">
Subjects: ['俄罗斯', '乌克兰', '普京', '俄罗斯入侵乌克兰']</text:p>
      <text:p text:style-name="P4">
Keywords: ['实体清单', '美国贸易黑名单', '欧盟制裁', '中欧关系', '中国企业', '俄罗斯', '俄乌战争']</text:p>
      <text:p text:style-name="P4">
ID: 65545705</text:p>
      <!--METADATA-->
      <text:p text:style-name="P4">
<text:a xlink:type="simple" xlink:href="https://www.dw.com/zh/overlay/image/article/65545705/56085587" text:style-name="Internet_20_link" text:visited-style-name="Visited_20_Internet_20_Link">
 <draw:frame draw:style-name="fr1" draw:name="Image109" text:anchor-type="as-char" svg:width="6.9236in" svg:height="3.896998in" draw:z-index="0">
<draw:image xlink:href="../Images/dwzh/2023-05-08T06-01-00Z/56085587_303.jpg" xlink:type="simple" xlink:show="embed" xlink:actuate="onLoad" draw:mime-type="image/jpeg"/>
</draw:frame>
</text:a>
</text:p>
      <text:p text:style-name="P4">
繼華盛頓之後，若歐盟也加入制裁中企的行列，可能引起中國強烈抗議</text:p>
      <text:p text:style-name="P4">
（德國之聲中文網）《金融時報》週一（5月8日）報導，自俄烏戰爭爆發以來，布魯塞爾將首次提議對 <text:a xlink:type="simple" xlink:href="https://www.dw.com/zh/zh/华尔街日报俄海关数据显示中国公司正向俄运送军需技术/a-64646017" text:style-name="Internet_20_link" text:visited-style-name="Visited_20_Internet_20_Link">
</text:a>
實施制裁。分析指出，此舉可能加劇歐盟與北京的緊張關係。</text:p>
      <text:p text:style-name="P4">
該報援引制裁名單副本指出，共有7家中國企業因向俄羅斯軍工業出售可用於武器生產的設備而入列。歐盟成員國本週將討論這項新制裁的具體措施，但要實際執行，還須得到27個成員國的一致同意。</text:p>
      <text:p text:style-name="P4">
路透社指出，這7間入列制裁名單的公司，有幾間早已遭到美國制裁，包含三合成半導體（3HC Semiconductors）和金派科技（King-PaiTechnology）。另外2家總部設在香港的公司——信諾電子科技（Sinno Electronics）、希舸電子技術（SigmaTechnology），也在美國財政部的貿易黑名單上。</text:p>
      <text:p text:style-name="P4">
報導分析，繼華盛頓之後，若歐盟也加入制裁中企的行列，可能引起中國強烈抗議，擔憂歐盟在全球影響力的爭奪戰中向美方靠攏。此前，布魯塞爾一直避免針對中國，並稱沒有證據顯示中國直接向莫斯科提供武器。</text:p>
      <text:h text:style-name="P12" text:outline-level="3">
<text:span text:style-name="T4">
未来，俄罗斯将沦为中国一个“加油站”而已？</text:span>
</text:h>
      <text:h text:style-name="P12" text:outline-level="3">
<text:span text:style-name="T4">
擴大制裁範圍</text:span>
</text:h>
      <text:p text:style-name="P4">
《金融時報》引述歐盟委員會的制裁建議寫道，由於上述中國公司「提供關鍵的電子元件給俄羅斯軍工業，以支援（俄國）入侵烏克蘭」，因此將這些「參與規避貿易限制、來自第三國的實體」納入制裁名單「也是合適的」。</text:p>
      <text:p text:style-name="P4">
歐盟委員會指控，生產電腦晶片的三合成半導體「試圖規避出口管制，獲取或試圖獲取美國原產物品，以支持俄羅斯的軍事及／或國防工業基地」；而根據美國財政部先前的指控，金派科技向俄羅斯提供的微電子，具有「巡航導彈制導系統等國防應用軟體」。</text:p>
      <text:p text:style-name="P4">
布魯塞爾還提議， <text:a xlink:type="simple" xlink:href="https://www.dw.com/zh/zh/欧盟将对伊朗实施新一轮制裁-德国如何处理对伊关系/a-63763043" text:style-name="Internet_20_link" text:visited-style-name="Visited_20_Internet_20_Link">
 </text:a>
 。</text:p>
      <text:p text:style-name="P4">
<draw:frame draw:style-name="fr1" draw:name="Image110" text:anchor-type="as-char" svg:width="6.9236in" svg:height="3.896998in" draw:z-index="0">
<draw:image xlink:href="../Images/dwzh/2023-05-08T06-01-00Z/65525202_401.jpg" xlink:type="simple" xlink:show="embed" xlink:actuate="onLoad" draw:mime-type="image/jpeg"/>
</draw:frame>
</text:p>
      <text:p text:style-name="P4">
俄烏戰爭爆發之後，歐盟正式禁止進口俄羅斯原油。圖為俄羅斯一家煉油廠</text:p>
      <text:p text:style-name="P4">
此外，歐盟也正在試圖擴大制裁範圍，以解決規避制裁的問題。這其中包含允許歐盟在外交施壓已無法改變第三國行為的情況下，限制向這些國家銷售某些產品；有權禁止無正當理由隱瞞其位置的油輪進入歐盟港口。</text:p>
      <text:p text:style-name="P4">
先前《金融時報》即報導，有船隻假裝其貨物來自其他地方， <text:a xlink:type="simple" xlink:href="https://www.dw.com/zh/zh/中国如何从西方对俄罗斯能源出口的制裁中获益/a-65077109" text:style-name="Internet_20_link" text:visited-style-name="Visited_20_Internet_20_Link">
</text:a>
 。</text:p>
      <text:p text:style-name="P4">
同時，該委員會也正在放寬對受制裁實體的資產轉移限制，以允許與這些公司有合資關係的西方企業能出售其資產。</text:p>
      <text:p text:style-name="P4">
針對上述消息，歐盟委員會至截稿前尚未回應《金融時報》及路透社的置評請求。</text:p>
      <text:p text:style-name="P4">
（《金融時報》、路透社）</text:p>
      <text:p text:style-name="P4">
Source: <text:a xlink:type="simple" xlink:href="https://www.dw.com/zh/媒體：歐盟擬制裁七間「助俄」中企/a-65545705" text:style-name="Internet_20_link" text:visited-style-name="Visited_20_Internet_20_Link">
https://www.dw.com/zh/媒體：歐盟擬制裁七間「助俄」中企/a-65545705?maca=chi-rss-chi-all-1127-rdf</text:a>
</text:p>
      <!--NEWS-->
      <text:h text:style-name="P10" text:outline-level="1">
<text:span text:style-name="T4">
因校园9死枪案饱受压力 塞尔维亚教育部长辞职</text:span>
</text:h>
      <text:p text:style-name="P4">
Publisher: 法新社</text:p>
      <text:p text:style-name="P4">
Published Time: 2023-05-08T06:02:09+00:00</text:p>
      <text:p text:style-name="P4">
Modified Time: 2023-05-08T05:50:01+00:00</text:p>
      <text:p text:style-name="P4">
Description: （法新社塞尔维亚首都贝尔格勒7日电） 一名13岁男童在校园开枪，导致8名学生和1位校警丧命，案发4天后，塞尔维亚教育部长鲁齐（Brank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08T06-02-09-00-00/000000.png" xlink:type="simple" xlink:show="embed" xlink:actuate="onLoad" draw:mime-type="image/png"/>
</draw:frame>
</text:p>
      <text:p text:style-name="P4">
鲁齐在一封寄至塞尔维亚总理布纳比奇（Ana Brnabic）的公开信中，向这起震惊塞国的「灾难性悲剧」罹难者家属表达哀悼之意。</text:p>
      <text:p text:style-name="P4">
鲁齐在他转贴在社群网站推特（Twitter）的信中说：「身为一个负责任、守规矩，且过去始终专业履行公务的人，我求去心意已决，将不再在塞尔维亚政府中担任教育部长一职。」</text:p>
      <text:p text:style-name="P4">
47岁的鲁齐最初把4天前的这场史无前例屠杀事件，归咎于网路、电玩和「西方价值观」。</text:p>
      <text:p text:style-name="P4">
反对派各党和人权团体旋即呼吁部长辞职；数以千计的民众也在事件隔天在教育部前聚集，提出相同诉求。</text:p>
      <text:p text:style-name="P4">
这起校园枪击案发生后不到48小时，塞尔维亚又发生另一场大规模枪击事件。一名21岁的犯嫌在首都贝尔格勒（Belgrade）附近的村庄开枪夺走8条性命。</text:p>
      <text:p text:style-name="P4">
塞尔维亚总统武契奇（Aleksandar Vucic）承诺展开一个大规模缴械计画；警方则矢言会部署警员在校园附近巡逻。</text:p>
      <text:p text:style-name="P4">
根据「小型武器调查」（Small Arms Survey）的资料，塞尔维亚是全球拥枪率最高的国家之一，每100名平民有超过39支的枪。</text:p>
      <text:p text:style-name="P4">
Source: <text:a xlink:type="simple" xlink:href="https://www.rfi.fr/cn/%E5%9B%BD%E9%99%85%E6%8A%A5%E9%81%93/20230508-%E5%9B%A0%E6%A0%A1%E5%9B%AD9%E6%AD%BB%E6%9E%AA%E6%A1%88%E9%A5%B1%E5%8F%97%E5%8E%8B%E5%8A%9B-%E5%A1%9E%E5%B0%94%E7%BB%B4%E4%BA%9A%E6%95%99%E8%82%B2%E9%83%A8%E9%95%BF%E8%BE%9E%E8%81%8C" text:style-name="Internet_20_link" text:visited-style-name="Visited_20_Internet_20_Link">
https://www.rfi.fr/cn/%E5%9B%BD%E9%99%85%E6%8A%A5%E9%81%93/20230508-%E5%9B%A0%E6%A0%A1%E5%9B%AD9%E6%AD%BB%E6%9E%AA%E6%A1%88%E9%A5%B1%E5%8F%97%E5%8E%8B%E5%8A%9B-%E5%A1%9E%E5%B0%94%E7%BB%B4%E4%BA%9A%E6%95%99%E8%82%B2%E9%83%A8%E9%95%BF%E8%BE%9E%E8%81%8C</text:a>
</text:p>
      <!--NEWS-->
      <text:h text:style-name="P10" text:outline-level="1">
<text:span text:style-name="T4">
越野车司机在美墨边境附近的德州公车站撞上人群造成7人死亡</text:span>
</text:h>
      <text:p text:style-name="P4">
Author: chinese@voanews.com (美国之音)</text:p>
      <text:p text:style-name="P4">
Publisher: 美国之音中文网 (Type: NewsMediaOrganization)</text:p>
      <text:p text:style-name="P4">
Published Time: 2023-05-08T06:29:08+08:00</text:p>
      <text:p text:style-name="P4">
Modified Time: 2023-05-08 10:19:33Z</text:p>
      <text:p text:style-name="P4">
Description: 警方称，周日，在德克萨斯州边境城市布朗斯维尔的一个移民收容所外的城市公交车站，一些人在等车时 被一辆汽车撞到，造成 7 人死亡，多达 6 人受伤。</text:p>
      <text:p text:style-name="P4">
Videos: []</text:p>
      <text:p text:style-name="P4">
Images: []</text:p>
      <text:p text:style-name="P4">
Categories: ['美国', '美国移民/难民议题']</text:p>
      <text:p text:style-name="P4">
Type: None</text:p>
      <!--METADATA-->
      <text:p text:style-name="P4">
NoneNone</text:p>
      <text:p text:style-name="P4">
Source: <text:a xlink:type="simple" xlink:href="https://www.voachinese.com/a/suv-driver-hits-crowd-at-texas-bus-stop-near-border-7-dead/7082678.html" text:style-name="Internet_20_link" text:visited-style-name="Visited_20_Internet_20_Link">
https://www.voachinese.com/a/suv-driver-hits-crowd-at-texas-bus-stop-near-border-7-dead/7082678.html</text:a>
</text:p>
      <!--NEWS-->
      <text:h text:style-name="P10" text:outline-level="1">
<text:span text:style-name="T4">
拉斯维加斯节水有成 成区域模范生</text:span>
</text:h>
      <text:p text:style-name="P4">
Publisher: 法新社</text:p>
      <text:p text:style-name="P4">
Published Time: 2023-05-08T07:02:07+00:00</text:p>
      <text:p text:style-name="P4">
Modified Time: 2023-05-08T06:35:01+00:00</text:p>
      <text:p text:style-name="P4">
Description: （法新社拉斯维加斯7日电） 地处沙漠的美国拉斯维加斯以纵欲寻欢的绿洲形象闻名于世，但提到节水，这里可是你想都想不到的模范城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08T07-02-07-00-00/000000.png" xlink:type="simple" xlink:show="embed" xlink:actuate="onLoad" draw:mime-type="image/png"/>
</draw:frame>
</text:p>
      <text:p text:style-name="P4">
约230万人居住在干旱的拉斯维加斯谷（Las Vegas Valley），每年还有多达4000万游客被其巨大的赌场和饭店吸引前来观光。</text:p>
      <text:p text:style-name="P4">
因应内华达州最多只能使用科罗拉多河（ColoradoRiver）总水量2%的限制，拉斯维加斯采行禁铺设草坪、限制游泳池大小等严厉措施，因此过去20年间人口虽激增一半以上，科罗拉多河水使用量却减少近1/3。</text:p>
      <text:p text:style-name="P4">
南内华达州水务局（Southern Nevada Water Authority）发言人麦克（BronsonMack）表示：「表面看来拉斯维加斯好像浪费又放纵，但我们的社区其实非常节水。」</text:p>
      <text:p text:style-name="P4">
这要归功于2000年代初严重干旱时期，内华达州制定的一套严苛法律、财政激励和教育措施。</text:p>
      <text:p text:style-name="P4">
而现在，当联邦官员考虑在美西各地强制采行限水措施，节水有成的拉斯维加斯顿时成为「节水明星」、「模范城市」。</text:p>
      <text:p text:style-name="P4">
在赌城大道（Las VegasStrip）上，着名的赌场景点，如百乐宫酒店（Bellagio）的喷泉和威尼斯人酒店（Venetian）的运河，都使用来自私人水井的非饮用地下水。</text:p>
      <text:p text:style-name="P4">
在宽广的郊区，一大早，「水巡逻」车就闪着灯绕行街头，查看住户的撒水装置有无损坏，或有没有水管破裂漏水。</text:p>
      <text:p text:style-name="P4">
调查人员会录下违规行为，若为初犯，就在草皮上立个警告旗，屡犯者则直接开罚。</text:p>
      <text:p text:style-name="P4">
调查员多纳鲁马（Cameron Donnarumma）说，有些屋主对于大清早就有「查水表警察」出没感到「无奈」，但多数人都很配合。</text:p>
      <text:p text:style-name="P4">
事实上，「查水表警察」也得靠居民透过应用程式（App）检举浪费水的邻居，他们平均每天有20至50次是因接获App检举而登门查水表。</text:p>
      <text:p text:style-name="P4">
到2027年，除了透天厝，拉斯维加斯将全面禁止对纯为美观设置的「非功能性」草皮浇水。</text:p>
      <text:p text:style-name="P4">
拉斯维加斯政府提供屋主每平方英尺3美元补助，鼓励他们移除草皮，改铺滴灌植物等更省水的替代品。</text:p>
      <text:p text:style-name="P4">
Source: <text:a xlink:type="simple" xlink:href="https://www.rfi.fr/cn/%E7%A7%91%E5%AD%A6%E6%96%B0%E7%9F%A5/20230508-%E6%8B%89%E6%96%AF%E7%BB%B4%E5%8A%A0%E6%96%AF%E8%8A%82%E6%B0%B4%E6%9C%89%E6%88%90-%E6%88%90%E5%8C%BA%E5%9F%9F%E6%A8%A1%E8%8C%83%E7%94%9F" text:style-name="Internet_20_link" text:visited-style-name="Visited_20_Internet_20_Link">
https://www.rfi.fr/cn/%E7%A7%91%E5%AD%A6%E6%96%B0%E7%9F%A5/20230508-%E6%8B%89%E6%96%AF%E7%BB%B4%E5%8A%A0%E6%96%AF%E8%8A%82%E6%B0%B4%E6%9C%89%E6%88%90-%E6%88%90%E5%8C%BA%E5%9F%9F%E6%A8%A1%E8%8C%83%E7%94%9F</text:a>
</text:p>
      <!--NEWS-->
      <text:h text:style-name="P10" text:outline-level="1">
<text:span text:style-name="T4">
英王查尔斯三世加冕 雪梨歌剧院没点灯爆争议</text:span>
</text:h>
      <text:p text:style-name="P4">
Publisher: 法新社</text:p>
      <text:p text:style-name="P4">
Published Time: 2023-05-08T07:02:08+00:00</text:p>
      <text:p text:style-name="P4">
Modified Time: 2023-05-08T06:50:01+00:00</text:p>
      <text:p text:style-name="P4">
Description: （法新社雪梨8日电） 澳洲新南威尔斯州州长闵斯决定不在雪梨歌剧院点灯纪念英国国王查尔斯三世（King Charles III）加冕典礼，在澳洲引发争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5-08T07-02-08-00-00/000000.png" xlink:type="simple" xlink:show="embed" xlink:actuate="onLoad" draw:mime-type="image/png"/>
</draw:frame>
</text:p>
      <text:p text:style-name="P4">
雪梨歌剧院（Sydney OperaHouse）的帆船造型屋顶曾在世界骄傲日（WorldPride）、俄罗斯入侵乌克兰一周年和英国女王伊丽莎白二世（Queen ElizabethII）逝世等重要时刻点灯。</text:p>
      <text:p text:style-name="P4">
但英国6日举行加冕典礼时，这座具有50年历史的标志性建筑却一片漆黑。</text:p>
      <text:p text:style-name="P4">
新南威尔斯州州长闵斯（Chris Minns）表示，他已经取消前任州长为澳洲国家元首查尔斯点灯的计画。</text:p>
      <text:p text:style-name="P4">
闵斯今天接受电台访问时说：「我想（将点灯）保留给澳洲和澳洲人，以及为国家牺牲和英雄主义的时刻，或者在雪梨举行的重要国际活动。」</text:p>
      <text:p text:style-name="P4">
闵斯说，雪梨歌剧院的帆船造型屋顶去年点亮70次，高于10年前的23次，每次点灯估计费用为8万到10万澳元（新台币166万到207万元）。</text:p>
      <text:p text:style-name="P4">
闵斯表示，民众可以在很多地方纪念加冕典礼，包括在电视上。他说：「活动不是在雪梨举行，而是在伦敦举行。当然，我尊重新国王，但我得小心在何时和何处可以花纳税人钱。」</text:p>
      <text:p text:style-name="P4">
Source: <text:a xlink:type="simple" xlink:href="https://www.rfi.fr/cn/%E5%9B%BD%E9%99%85%E6%8A%A5%E9%81%93/20230508-%E8%8B%B1%E7%8E%8B%E6%9F%A5%E5%B0%94%E6%96%AF%E4%B8%89%E4%B8%96%E5%8A%A0%E5%86%95-%E9%9B%AA%E6%A2%A8%E6%AD%8C%E5%89%A7%E9%99%A2%E6%B2%A1%E7%82%B9%E7%81%AF%E7%88%86%E4%BA%89%E8%AE%AE" text:style-name="Internet_20_link" text:visited-style-name="Visited_20_Internet_20_Link">
https://www.rfi.fr/cn/%E5%9B%BD%E9%99%85%E6%8A%A5%E9%81%93/20230508-%E8%8B%B1%E7%8E%8B%E6%9F%A5%E5%B0%94%E6%96%AF%E4%B8%89%E4%B8%96%E5%8A%A0%E5%86%95-%E9%9B%AA%E6%A2%A8%E6%AD%8C%E5%89%A7%E9%99%A2%E6%B2%A1%E7%82%B9%E7%81%AF%E7%88%86%E4%BA%89%E8%AE%AE</text:a>
</text:p>
      <!--NEWS-->
      <text:h text:style-name="P10" text:outline-level="1">
<text:span text:style-name="T4">
美得州边境移民收容所公车站遭汽车冲撞 七死多伤</text:span>
</text:h>
      <text:p text:style-name="P4">
Author: 联合早报 (Person)</text:p>
      <text:p text:style-name="P4">
Publisher: 联合早报 (Organization)</text:p>
      <text:p text:style-name="P4">
Published Time: 2023-05-08T07:03</text:p>
      <text:p text:style-name="P4">
Modified Time: 2023-05-08T07:22</text:p>
      <text:p text:style-name="P4">
Description: 美国得克萨斯州边境城市布朗斯维尔（Brownsville）发生汽车冲撞公车站候车人群事故，造成七人死亡、多人受伤，一名男驾驶被捕。路透社报道，事发于美国中部时间星期天（5月7日）上...</text:p>
      <text:p text:style-name="P4">
Videos: []</text:p>
      <text:p text:style-name="P4">
Audios: []</text:p>
      <text:p text:style-name="P4">
Images: []</text:p>
      <text:p text:style-name="P4">
Type: NewsArticle</text:p>
      <text:p text:style-name="P4">
Breadcrumbs: ['即时', '国际']</text:p>
      <text:p text:style-name="P4">
Keywords: ['美国', '移民', '得克萨斯州', '鲁莽行为', '车祸', '委内瑞拉', '墨西哥']</text:p>
      <!--METADATA-->
      <text:p text:style-name="P4">
美国得克萨斯州边境城市布朗斯维尔（Brownsville）发生汽车冲撞公车站候车人群事故，造成七人死亡、多人受伤，一名男驾驶被捕。</text:p>
      <text:p text:style-name="P4">
路透社报道，事发于美国中部时间星期天（5月7日）上午8时30分左右（新加坡时间7日晚上9时30分左右）。</text:p>
      <text:p text:style-name="P4">
警方和消防部门说，一辆运动型多功能汽车冲入公交车站的候车人群。肇事的男驾驶除了须面对鲁莽驾驶罪名，还可能面临额外提控。</text:p>
      <text:p text:style-name="P4">
布朗斯维尔位于得州东南部、美国和墨西哥边境附近。当地警察局官员桑多瓦尔说，遭冲撞的公车站靠近为越境移民提供临时住宿的一个收容所，死者包括一些移民。</text:p>
      <text:p text:style-name="P4">
目前仍未有具体受伤人数或伤者情况的详情。</text:p>
      <text:p text:style-name="P4">
另据《纽约时报》报道，卡梅伦县（Cameron County）法官特雷维诺，目前尚不清楚男驾驶是故意撞向人群还是失去了对车辆的控制。</text:p>
      <text:p text:style-name="P4">
另据新华社引述美国媒体报道，驾驶汽车的男子也在事件中受伤，被警方逮捕后，接受了酒精和毒品测试。</text:p>
      <text:p text:style-name="P4">
收容所负责人在查看监控录像后说，汽车冲撞候车人群后，翻车并继续滑行约60米，伤及车站附近行人。死伤者多为来自委内瑞拉的移民。</text:p>
      <text:p text:style-name="P4">
据报道，这家收容所是布朗斯维尔市唯一一家提供临时住宿的收容所，收容从联邦政府移民拘留机构释放的非法移民，并为他们提供交通服务。过去两个月，收容所每天接待两三百名越境移民，但许多人当天离开。</text:p>
      <text:p text:style-name="P4">
在2020年冠病大流行暴发后，美国联邦政府实施名为“42条”的公共卫生政策，以防疫为由授权边境执法人员快速驱逐越境移民，不接受其避难申请。这项政策即将于今年5月11日结束。近期，美墨边境再度涌现越境移民潮，非法入境人数持续增加。</text:p>
      <text:p text:style-name="P4">
Source: <text:a xlink:type="simple" xlink:href="https://www.zaobao.com.sg/realtime/world/story20230508-1392066" text:style-name="Internet_20_link" text:visited-style-name="Visited_20_Internet_20_Link">
https://www.zaobao.com.sg/realtime/world/story20230508-1392066</text:a>
</text:p>
      <!--NEWS-->
      <text:h text:style-name="P10" text:outline-level="1">
<text:span text:style-name="T4">
習近平將主持中國－中亞峰會 專家：深入俄後院</text:span>
</text:h>
      <text:p text:style-name="P4">
Author: None (Language: zh)</text:p>
      <text:p text:style-name="P4">
Publisher: None</text:p>
      <text:p text:style-name="P4">
Time: 2023-05-08T07:28:00Z</text:p>
      <text:p text:style-name="P4">
Description: 首屆「中國－中亞峰會」下週將登場，習近平將親自主持，中亞5國領導人亦應邀與會。今年適逢「一帶一路」10週年，有專家指出，峰會突顯北京趁俄羅斯深陷戰爭泥淖，大舉加深其在中亞的影響力。</text:p>
      <text:p text:style-name="P4">
Videos: []</text:p>
      <text:p text:style-name="P4">
Images: ["<text:a xlink:type="simple" xlink:href="https://static.dw.com/image/65049485_303.jpg" text:style-name="Internet_20_link" text:visited-style-name="Visited_20_Internet_20_Link">
65049485_303.jpg</text:a>
", "<text:a xlink:type="simple" xlink:href="https://static.dw.com/image/63114545_401.jpg" text:style-name="Internet_20_link" text:visited-style-name="Visited_20_Internet_20_Link">
63114545_401.jpg</text:a>
"]</text:p>
      <text:p text:style-name="P4">
Subject: 时政风云</text:p>
      <text:p text:style-name="P4">
Subjects: ['德中关系', '薄熙来', '俄罗斯', '专题报道：习近平访美', '乌克兰', '中国共产党', '岛屿主权争端', '专题报道：全景观看“习马会”', '中国反腐风暴', '20国集团']</text:p>
      <text:p text:style-name="P4">
Keywords: ['中国', '中亚', '习近平', '俄罗斯', '普京', '一带一路']</text:p>
      <text:p text:style-name="P4">
ID: 65546471</text:p>
      <!--METADATA-->
      <text:p text:style-name="P4">
<text:a xlink:type="simple" xlink:href="https://www.dw.com/zh/overlay/image/article/65546471/65049485" text:style-name="Internet_20_link" text:visited-style-name="Visited_20_Internet_20_Link">
 <draw:frame draw:style-name="fr1" draw:name="Image114" text:anchor-type="as-char" svg:width="6.9236in" svg:height="3.896998in" draw:z-index="0">
<draw:image xlink:href="../Images/dwzh/2023-05-08T07-28-00Z/65049485_303.jpg" xlink:type="simple" xlink:show="embed" xlink:actuate="onLoad" draw:mime-type="image/jpeg"/>
</draw:frame>
</text:a>
</text:p>
      <text:p text:style-name="P4">
中俄在中亞的角力備受矚目（習近平與普丁示意圖）。</text:p>
      <text:p text:style-name="P4">
（德國之聲中文網）中國外交部週一（5月8日）宣布，中國國家主席習近平將親自主持5月18日、19日，於陝西西安登場的首屆「中國－中亞峰會」。哈薩克、吉爾吉斯、塔吉克、土庫曼、烏茲別克總統將應邀與會。與此同時，除土庫曼外的四國總統也將於5月16日至20日對中國進行國事訪問。</text:p>
      <text:p text:style-name="P4">
台灣國安研究院副研究員、台灣中亞學會秘書長侍建宇指出，中國非常看重此次峰會，這也是蘇聯解體後，「中國第一次有機會（在中亞）肆無忌憚地進行擴張。」他向DW表示，這顯示「（中國）已經開始想要取代俄羅斯的地位，儘管短暫時間不會達成，但它開始做了這件事。」</text:p>
      <text:h text:style-name="P12" text:outline-level="3">
<text:span text:style-name="T4">
習近平鞏固中亞</text:span>
</text:h>
      <text:p text:style-name="P4">
中亞傳統上被視為俄羅斯勢力範圍，過去數十年來，北京在該區域不斷加深影響力。去年秋天，習近平在新冠疫情3年後 <text:a xlink:type="simple" xlink:href="https://www.dw.com/zh/zh/疫情後首出關-習近平為何出訪中亞/a-63100583" text:style-name="Internet_20_link" text:visited-style-name="Visited_20_Internet_20_Link">
</text:a>
。2013年習近平提出「一帶一路」倡議，中亞為重點區域，今年該倡議亦恰逢10週年。</text:p>
      <text:p text:style-name="P4">
中亞專家侍建宇向DW表示，中國幾乎等於「全盤掌握當地的政治經濟各個環節」，目前還差的一塊拼圖只剩下軍事安全層面。</text:p>
      <text:p text:style-name="P4">
<draw:frame draw:style-name="fr1" draw:name="Image115" text:anchor-type="as-char" svg:width="6.9236in" svg:height="3.896998in" draw:z-index="0">
<draw:image xlink:href="../Images/dwzh/2023-05-08T07-28-00Z/63114545_401.jpg" xlink:type="simple" xlink:show="embed" xlink:actuate="onLoad" draw:mime-type="image/jpeg"/>
</draw:frame>
</text:p>
      <text:p text:style-name="P4">
去年9月，習近平出訪哈薩克。</text:p>
      <text:p text:style-name="P4">
「過去中國忌憚俄羅斯，認為中亞是俄羅斯的後花園，但俄羅斯要應付烏克蘭戰爭，還要向中國求援。」他告訴DW，中國此刻趁機而入，「峰會之後如果有突破，應該都是在軍事層面的，比如販賣武器、提供軍事訓練或更多名額到中國軍事院校就讀。」至於經濟層面，他則指出，中國當前境內經濟也有問題，雖會試圖維持、推動當前項目，但若要進一步擴大恐怕「沒有餘力去管」。</text:p>
      <text:p text:style-name="P4">
中國官媒報導，首屆中國－中亞峰會將聚焦加強北京與中亞國家的經濟和外交關係。中國商務部上月公布的數據指出，2022年中國對中亞的出口同比增長60%，達到14億美元。此外，中國作為世界第二大能源消費國，已投資數十億美元開發中亞的天然氣儲備。</text:p>
      <text:p text:style-name="P4">
今年4月，中國外交部長秦剛與中亞國家外長會晤時表示，北京對中亞堅持「睦鄰友好」的政策。《環球時報》當時報導，秦剛稱中國與中亞國家是「命運與共的好鄰居、好朋友、好夥伴、好兄弟」，「世界進入新的動蕩變革期，團結就是力量」，欲加強合作。</text:p>
      <text:p text:style-name="P4">
蘭州大學「一帶一路」研究中心教授朱永彪上月對《環球時報》表示，特別是 <text:a xlink:type="simple" xlink:href="https://www.dw.com/zh/zh/秦刚呼吁塔利班打击恐怖势力/a-65542377" text:style-name="Internet_20_link" text:visited-style-name="Visited_20_Internet_20_Link">
</text:a>
，中國與中亞合作空間比以前更大。另一方面，隨著中亞國家在美國地緣戰略軌道中的地位下降，以及中亞國家認識到發展多元平衡外交的重要性，中亞國家與中國合作的意願也有所增強。</text:p>
      <text:h text:style-name="P12" text:outline-level="3">
<text:span text:style-name="T4">
在德俄语社区的人们怎样看战争？</text:span>
</text:h>
      <text:p text:style-name="P4">
（綜合報導）</text:p>
      <text:p text:style-name="P4">
Source: <text:a xlink:type="simple" xlink:href="https://www.dw.com/zh/習近平將主持中國－中亞峰會-專家：深入俄後院/a-65546471" text:style-name="Internet_20_link" text:visited-style-name="Visited_20_Internet_20_Link">
https://www.dw.com/zh/習近平將主持中國－中亞峰會-專家：深入俄後院/a-65546471?maca=chi-rss-chi-all-1127-rdf</text:a>
</text:p>
      <!--NEWS-->
      <text:h text:style-name="P10" text:outline-level="1">
<text:span text:style-name="T4">
谁说看腻超级英雄？ 星际异攻队3成北美票冠军</text:span>
</text:h>
      <text:p text:style-name="P4">
Publisher: 法新社</text:p>
      <text:p text:style-name="P4">
Published Time: 2023-05-08T07:32:08+00:00</text:p>
      <text:p text:style-name="P4">
Modified Time: 2023-05-08T07:05:01+00:00</text:p>
      <text:p text:style-name="P4">
Description: （法新社洛杉矶7日电） 北美院线联盟（Exhibitor Relations）今天通报，「星际异攻队3」无惧影迷间愈来愈常讨论到的「超级英雄片疲乏」问题，上映第一个周末就以1.14亿美元票房成为北美票房冠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08T07-32-08-00-00/000000.png" xlink:type="simple" xlink:show="embed" xlink:actuate="onLoad" draw:mime-type="image/png"/>
</draw:frame>
</text:p>
      <text:p text:style-name="P4">
分析师葛罗斯（David A. Gross）表示，「星际异攻队3」（Guardians of the Galaxy Vol.3）这个成绩虽不如去年「奇异博士2：失控多重宇宙」（Doctor Strange in the Multiverse ofMadness）的1.87亿美元表现，对「一部漫威（Marvel）电影的第3章来说，仍旧是非凡的开映成绩」。他并补充道：「这是门强强滚的生意。」</text:p>
      <text:p text:style-name="P4">
「星际异攻队3」把上映第5周的「超级玛利欧兄弟电影版」（The Super Mario Bros.Movie）踢下北美票房冠军宝座。改编自电玩的「超级玛利欧兄弟电影版」迄今全球海捞超过10亿美元，5至7日期间在美加有1860万美元收入。</text:p>
      <text:p text:style-name="P4">
「鬼玩人：复活」（Evil Dead Rise）以570万美元进帐排名第3。由莉莉苏利文（Lily Sullivan）及艾莉莎萨瑟兰（AlyssaSutherland）饰演的姊妹，在该片被迫与附身肉体的恶灵展开残酷的生死战斗。</text:p>
      <text:p text:style-name="P4">
排名第4的是「神啊，你在吗？」（Are You There God? It's Me, Margaret），票房340万美元。</text:p>
      <text:p text:style-name="P4">
「再爱一次」（Love Again, 暂译）排名第5，收入240万美元。印度宝莱坞明星琵艳卡乔普拉（Priyanka ChopraJonas）饰演的年轻女性，在一名记者的帮助下走出未婚夫过世的伤痛。</text:p>
      <text:p text:style-name="P4">
第6到第10的电影依序为：「捍卫任务4」（John Wick: Chapter 4），240万美元；「龙与地下城：盗贼荣耀」（Dungeons &amp;Dragons: Honor Among Thieves），150万美元；「Air」（Air）， 140万美元；「绝地营救」（Guy Ritchie'sThe Covenant），120万美元；「SISU：黄金硬汉」（Sisu），110万美元。</text:p>
      <text:p text:style-name="P4">
Source: <text:a xlink:type="simple" xlink:href="https://www.rfi.fr/cn/%E7%BC%A4%E7%BA%B7%E4%B8%96%E7%95%8C/20230508-%E8%B0%81%E8%AF%B4%E7%9C%8B%E8%85%BB%E8%B6%85%E7%BA%A7%E8%8B%B1%E9%9B%84-%E6%98%9F%E9%99%85%E5%BC%82%E6%94%BB%E9%98%9F3%E6%88%90%E5%8C%97%E7%BE%8E%E7%A5%A8%E5%86%A0%E5%86%9B" text:style-name="Internet_20_link" text:visited-style-name="Visited_20_Internet_20_Link">
https://www.rfi.fr/cn/%E7%BC%A4%E7%BA%B7%E4%B8%96%E7%95%8C/20230508-%E8%B0%81%E8%AF%B4%E7%9C%8B%E8%85%BB%E8%B6%85%E7%BA%A7%E8%8B%B1%E9%9B%84-%E6%98%9F%E9%99%85%E5%BC%82%E6%94%BB%E9%98%9F3%E6%88%90%E5%8C%97%E7%BE%8E%E7%A5%A8%E5%86%A0%E5%86%9B</text:a>
</text:p>
      <!--NEWS-->
      <text:h text:style-name="P10" text:outline-level="1">
<text:span text:style-name="T4">
布克和杜兰特合拿72分 太阳连赢两战扳平金块</text:span>
</text:h>
      <text:p text:style-name="P4">
Publisher: 法新社</text:p>
      <text:p text:style-name="P4">
Published Time: 2023-05-08T07:32:09+00:00</text:p>
      <text:p text:style-name="P4">
Modified Time: 2023-05-08T07:20:03+00:00</text:p>
      <text:p text:style-name="P4">
Description: （法新社凤凰城7日电） 布克和杜兰特今天合拿72分，帮助NBA太阳129比124主场获胜，在季后赛先吞两败后连赢两场，2比2扳平金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5-08T07-32-09-00-00/000000.png" xlink:type="simple" xlink:show="embed" xlink:actuate="onLoad" draw:mime-type="image/png"/>
</draw:frame>
</text:p>
      <text:p text:style-name="P4">
美国职篮NBA季后赛次轮，丹佛金块先在主场连赢两战，第3战太阳回家作战，靠布克（Devin Booker）、杜兰特（KevinDurant）分别飙进47分、39分的联手带领，在系列赛扳回一城。</text:p>
      <text:p text:style-name="P4">
系列赛2比1领先的金块，今天第4战比赛首节在三分球7投4中、整体投篮命中率也达5成的情况下，34比32领先地主太阳。但在杜兰特次节独得10分带头下，太阳上半场打完时，反以63比61领先。</text:p>
      <text:p text:style-name="P4">
中场前2分36秒发生一段插曲，当时约基奇（Nikola Jokic）赏了对手火锅，球飞进观众席后，刚好落在太阳老板伊许比亚（MatIshbia）手上，约基奇急于把球拿回之际，竟推了他一把，裁判在检视录影画面后，吹了约基奇一次技术犯规。</text:p>
      <text:p text:style-name="P4">
下半场开打后，太阳靠布克单节抢下17分的带领，以98比92稍将领先拉开。末节在沙米特（LandryShamet）砍进三分球后，太阳领先达10分。金块则在莫瑞（Jamal Murray）跳投得手后，追到剩下3分差距。</text:p>
      <text:p text:style-name="P4">
关键时刻，约基奇持球却被艾顿（DeAndre Ayton）抄走，小波特（Michael Porter Jr.）赶紧犯规，华伦（T.J.Warren）两罚俱中，太阳将领先扩大到5分。接着约基奇切入挑篮没进，杜兰特遭到犯规后的两罚也都全进，太阳领先到7分。之后约基奇虽放进两分，但为时已晚，太阳最终仍以5分之差获胜。</text:p>
      <text:p text:style-name="P4">
今天太阳获胜，在系列赛扳成2比2平手，双方台湾时间10日将于金块主场进行第5战，获胜的一队将能率先在7战4胜制的系列赛听牌。</text:p>
      <text:p text:style-name="P4">
布克此役为太阳攻下36分，并送出12次助攻，杜兰特有36分、11篮板的双十成绩，板凳出发的沙米特也贡献19分。</text:p>
      <text:p text:style-name="P4">
金块的约基奇轰下全场最高53分，这是他个人在季后赛单场得分的新高，并传出11次助攻，莫瑞贡献28分，小波特有11分、10篮板的双十成绩。</text:p>
      <text:p text:style-name="P4">
Source: <text:a xlink:type="simple" xlink:href="https://www.rfi.fr/cn/%E8%BF%90%E5%8A%A8%E5%A4%A9%E5%9C%B0/20230508-%E5%B8%83%E5%85%8B%E5%92%8C%E6%9D%9C%E5%85%B0%E7%89%B9%E5%90%88%E6%8B%BF72%E5%88%86-%E5%A4%AA%E9%98%B3%E8%BF%9E%E8%B5%A2%E4%B8%A4%E6%88%98%E6%89%B3%E5%B9%B3%E9%87%91%E5%9D%97" text:style-name="Internet_20_link" text:visited-style-name="Visited_20_Internet_20_Link">
https://www.rfi.fr/cn/%E8%BF%90%E5%8A%A8%E5%A4%A9%E5%9C%B0/20230508-%E5%B8%83%E5%85%8B%E5%92%8C%E6%9D%9C%E5%85%B0%E7%89%B9%E5%90%88%E6%8B%BF72%E5%88%86-%E5%A4%AA%E9%98%B3%E8%BF%9E%E8%B5%A2%E4%B8%A4%E6%88%98%E6%89%B3%E5%B9%B3%E9%87%91%E5%9D%97</text:a>
</text:p>
      <!--NEWS-->
      <text:h text:style-name="P10" text:outline-level="1">
<text:span text:style-name="T4">
逾1600人已撤离乌扎波罗热核电站周围</text:span>
</text:h>
      <text:p text:style-name="P4">
Author: 联合早报 (Person)</text:p>
      <text:p text:style-name="P4">
Publisher: 联合早报 (Organization)</text:p>
      <text:p text:style-name="P4">
Published Time: 2023-05-08T07:48</text:p>
      <text:p text:style-name="P4">
Modified Time: 2023-05-08T08:15</text:p>
      <text:p text:style-name="P4">
Description: 乌克兰基辅市官员星期一（5月8日）凌晨说，俄罗斯对乌克兰发动了另一轮大规模袭击，基辅地区有至少五人受伤。此外，俄罗斯任命乌克兰扎波罗热核电站官员称，超过1600人从这座核电站周围地...</text:p>
      <text:p text:style-name="P4">
Videos: []</text:p>
      <text:p text:style-name="P4">
Audios: []</text:p>
      <text:p text:style-name="P4">
Images: []</text:p>
      <text:p text:style-name="P4">
Type: NewsArticle</text:p>
      <text:p text:style-name="P4">
Breadcrumbs: ['即时', '国际']</text:p>
      <text:p text:style-name="P4">
Keywords: ['乌克兰战争', '核电站', '无人机', '俄乌战争', '乌克兰', '俄罗斯']</text:p>
      <!--METADATA-->
      <text:p text:style-name="P4">
乌克兰基辅市官员星期一（5月8日）凌晨说，俄罗斯对乌克兰发动了另一轮大规模袭击，基辅地区有至少五人受伤。此外，俄罗斯任命乌克兰扎波罗热核电站官员称，超过1600人从这座核电站周围地区撤离。</text:p>
      <text:p text:style-name="P4">
路透社报道，基辅市长克里琴科在Telegram频道说，位于首都中心以西的索洛米扬卡区（Solomyanskyi）和斯维亚托申区（Sviatoshyn）分别有三人和两人受伤。</text:p>
      <text:p text:style-name="P4">
他说，一架无人机残骸坠落在斯维亚托申区一栋两层高建筑，对基辅的轰炸还在持续。</text:p>
      <text:p text:style-name="P4">
基辅军事管理部门说，俄军最新的袭击对基辅造成了一些破坏。</text:p>
      <text:p text:style-name="P4">
与此同时，乌克兰一地方官员说，乌克兰夜间遭一枚导弹袭击，黑海城市敖德萨（Odessa）传出爆炸声，乌克兰其他地区包括首都基辅也响起空袭警报。</text:p>
      <text:p text:style-name="P4">
莫斯科任命的扎波罗热俄罗斯控制区官员星期天晚上说，1679人已从扎波罗热核电站周围地区撤离，其中包括660名儿童。</text:p>
      <text:p text:style-name="P4">
扎波罗热俄罗斯控制区州长巴利茨基在Telegram短信平台上说：“扎波罗热地区的前线居民现已被安置在别尔江斯克（Berdiansk）的临时住宿中心。”</text:p>
      <text:p text:style-name="P4">
联合国核监督机构负责人星期六（6日）警告，俄方任命官员开始疏散扎波罗热核电站附近人员，核电站周围情况现已具有“潜在危险”。</text:p>
      <text:p text:style-name="P4">
别尔江斯克（Berdyansk）是乌克兰位于亚速海沿岸的港口城市，自去年2月莫斯科入侵乌克兰初期以来 <text:a xlink:type="simple" xlink:href="https://www.zaobao.com/realtime/world/story20220228-1247389" text:style-name="Internet_20_link" text:visited-style-name="Visited_20_Internet_20_Link">
</text:a>
 。</text:p>
      <text:p text:style-name="P4">
预计乌克兰军方将很快开始发动反攻，以夺回俄罗斯控制领土，包括扎波罗热地区。</text:p>
      <text:p text:style-name="P4">
Source: <text:a xlink:type="simple" xlink:href="https://www.zaobao.com.sg/realtime/world/story20230508-1392070" text:style-name="Internet_20_link" text:visited-style-name="Visited_20_Internet_20_Link">
https://www.zaobao.com.sg/realtime/world/story20230508-1392070</text:a>
</text:p>
      <!--NEWS-->
      <text:h text:style-name="P10" text:outline-level="1">
<text:span text:style-name="T4">
印度米格21战机坠毁民宅酿2死 飞行员弹射获救</text:span>
</text:h>
      <text:p text:style-name="P4">
Publisher: 法新社</text:p>
      <text:p text:style-name="P4">
Published Time: 2023-05-08T08:02:07+00:00</text:p>
      <text:p text:style-name="P4">
Modified Time: 2023-05-08T07:50:01+00:00</text:p>
      <text:p text:style-name="P4">
Description: （法新社新德里8日电） 印度警方表示，一架米格21战机（MiG-21）在西部拉吉斯坦省（Rajasthan）坠毁民宅，造成2人死亡，3人受伤，飞行员弹射后安全逃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08T08-02-07-00-00/000000.png" xlink:type="simple" xlink:show="embed" xlink:actuate="onLoad" draw:mime-type="image/png"/>
</draw:frame>
</text:p>
      <text:p text:style-name="P4">
警官乔德哈里（Sudhir Chaudhary）告诉法新社：「飞行员安全获救。米格机撞上一栋民宅，造成2人死亡，3人受伤。」</text:p>
      <text:p text:style-name="P4">
印度空军证实这起事故，并表示飞行员弹射逃生获救。</text:p>
      <text:p text:style-name="P4">
印度空军在推特上表示：「今天上午印度空军一架米格21战机于例行训练期间，在苏拉特加尔（Suratgarh）附近坠毁。」</text:p>
      <text:p text:style-name="P4">
「飞行员安全弹射逃生，受轻伤。已展开调查以查明事故原因。」</text:p>
      <text:p text:style-name="P4">
俄罗斯制造的米格21战机于1960年代首次进入印度空军服役，几十年来一直是印度空军的主力。但因过去数十年来发生多起坠机事故，安全纪录欠佳，而被称为「飞行棺材」。</text:p>
      <text:p text:style-name="P4">
Source: <text:a xlink:type="simple" xlink:href="https://www.rfi.fr/cn/%E5%9B%BD%E9%99%85%E6%8A%A5%E9%81%93/20230508-%E5%8D%B0%E5%BA%A6%E7%B1%B3%E6%A0%BC21%E6%88%98%E6%9C%BA%E5%9D%A0%E6%AF%81%E6%B0%91%E5%AE%85%E9%85%BF2%E6%AD%BB-%E9%A3%9E%E8%A1%8C%E5%91%98%E5%BC%B9%E5%B0%84%E8%8E%B7%E6%95%91" text:style-name="Internet_20_link" text:visited-style-name="Visited_20_Internet_20_Link">
https://www.rfi.fr/cn/%E5%9B%BD%E9%99%85%E6%8A%A5%E9%81%93/20230508-%E5%8D%B0%E5%BA%A6%E7%B1%B3%E6%A0%BC21%E6%88%98%E6%9C%BA%E5%9D%A0%E6%AF%81%E6%B0%91%E5%AE%85%E9%85%BF2%E6%AD%BB-%E9%A3%9E%E8%A1%8C%E5%91%98%E5%BC%B9%E5%B0%84%E8%8E%B7%E6%95%91</text:a>
</text:p>
      <!--NEWS-->
      <text:h text:style-name="P10" text:outline-level="1">
<text:span text:style-name="T4">
多特6比0痛宰狼堡 1分差紧咬拜仁</text:span>
</text:h>
      <text:p text:style-name="P4">
Publisher: 法新社</text:p>
      <text:p text:style-name="P4">
Published Time: 2023-05-08T08:02:08+00:00</text:p>
      <text:p text:style-name="P4">
Modified Time: 2023-05-08T07:35:01+00:00</text:p>
      <text:p text:style-name="P4">
Description: （法新社柏林7日电） 德甲足球联赛，多特蒙德振中英格兰球星贝林翰（Jude Bellingham）、阿德耶米（Karim Adeyemi）各进2球，主场6比0痛宰沃夫斯堡，例行赛剩最后3场继续紧咬龙头拜仁慕尼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08T08-02-08-00-00/000000.png" xlink:type="simple" xlink:show="embed" xlink:actuate="onLoad" draw:mime-type="image/png"/>
</draw:frame>
</text:p>
      <text:p text:style-name="P4">
多特蒙德目前积分64分只差拜仁1分，寻求睽违11年的又一德甲金杯仍然有望。</text:p>
      <text:p text:style-name="P4">
拜仁昨天2比1击败文达不来梅。</text:p>
      <text:p text:style-name="P4">
Source: <text:a xlink:type="simple" xlink:href="https://www.rfi.fr/cn/%E8%BF%90%E5%8A%A8%E5%A4%A9%E5%9C%B0/20230508-%E5%A4%9A%E7%89%B96%E6%AF%940%E7%97%9B%E5%AE%B0%E7%8B%BC%E5%A0%A1-1%E5%88%86%E5%B7%AE%E7%B4%A7%E5%92%AC%E6%8B%9C%E4%BB%81" text:style-name="Internet_20_link" text:visited-style-name="Visited_20_Internet_20_Link">
https://www.rfi.fr/cn/%E8%BF%90%E5%8A%A8%E5%A4%A9%E5%9C%B0/20230508-%E5%A4%9A%E7%89%B96%E6%AF%940%E7%97%9B%E5%AE%B0%E7%8B%BC%E5%A0%A1-1%E5%88%86%E5%B7%AE%E7%B4%A7%E5%92%AC%E6%8B%9C%E4%BB%81</text:a>
</text:p>
      <!--NEWS-->
      <text:h text:style-name="P10" text:outline-level="1">
<text:span text:style-name="T4">
疫後邊境重啟 中國掀海外置產熱</text:span>
</text:h>
      <text:p text:style-name="P4">
Author: None (Language: zh)</text:p>
      <text:p text:style-name="P4">
Publisher: None</text:p>
      <text:p text:style-name="P4">
Time: 2023-05-08T08:09:00Z</text:p>
      <text:p text:style-name="P4">
Description: 中國開放邊境後，東南亞多國都湧入了中國的房產買家。經歷了3年疫情、反覆封城後，這些中國買家的海外置產需求和動機，都產生了極大的變化。</text:p>
      <text:p text:style-name="P4">
Videos: []</text:p>
      <text:p text:style-name="P4">
Images: ["<text:a xlink:type="simple" xlink:href="https://static.dw.com/image/65030192_303.jpg" text:style-name="Internet_20_link" text:visited-style-name="Visited_20_Internet_20_Link">
65030192_303.jpg</text:a>
", "<text:a xlink:type="simple" xlink:href="https://static.dw.com/image/64328025_401.jpg" text:style-name="Internet_20_link" text:visited-style-name="Visited_20_Internet_20_Link">
64328025_401.jpg</text:a>
", "<text:a xlink:type="simple" xlink:href="https://static.dw.com/image/64916370_401.jpg" text:style-name="Internet_20_link" text:visited-style-name="Visited_20_Internet_20_Link">
64916370_401.jpg</text:a>
"]</text:p>
      <text:p text:style-name="P4">
Subject: 时政风云</text:p>
      <text:p text:style-name="P4">
Subjects: ['清零', '中国疫情', '房地产', '烂尾楼', '共同富裕']</text:p>
      <text:p text:style-name="P4">
Keywords: ['意见反馈']</text:p>
      <text:p text:style-name="P4">
ID: 65546867</text:p>
      <!--METADATA-->
      <text:p text:style-name="P4">
<text:a xlink:type="simple" xlink:href="https://www.dw.com/zh/overlay/image/article/65546867/65030192" text:style-name="Internet_20_link" text:visited-style-name="Visited_20_Internet_20_Link">
 <draw:frame draw:style-name="fr1" draw:name="Image120" text:anchor-type="as-char" svg:width="6.9236in" svg:height="3.896998in" draw:z-index="0">
<draw:image xlink:href="../Images/dwzh/2023-05-08T08-09-00Z/65030192_303.jpg" xlink:type="simple" xlink:show="embed" xlink:actuate="onLoad" draw:mime-type="image/jpeg"/>
</draw:frame>
</text:a>
</text:p>
      <text:p text:style-name="P4">
東南亞各國近日湧入許多中國的房產買家。圖為美國加州房產資料照，與本文無直接關聯</text:p>
      <text:p text:style-name="P4">
（德國之聲中文網）綜合多家媒體報導，中國去年鬆綁 <text:a xlink:type="simple" xlink:href="https://www.dw.com/zh/zh/路透社中国的二号人物李强是如何推动废除清零的/a-64881025" text:style-name="Internet_20_link" text:visited-style-name="Visited_20_Internet_20_Link">
</text:a>
、今年開放邊境後，泰國、新加坡、澳大利亞等國，都 <text:a xlink:type="simple" xlink:href="https://www.dw.com/zh/zh/中國重啟對市場有哪些影響/a-64551748" text:style-name="Internet_20_link" text:visited-style-name="Visited_20_Internet_20_Link">
 </text:a>
。</text:p>
      <text:p text:style-name="P4">
路透社報導，這些中國人在海外置產的動機，除希望未來若有類似疫情爆發時能獲得安全保障外，也來自對中國國內經濟風險的不安全感。</text:p>
      <text:p text:style-name="P4">
彭博社、《南華早報》今年稍早亦曾指出，中國投資人在疫情前即展現海外置產需求，但中國邊境管制結束、過去3年被壓抑的資金可以外流後，越來越多人希望「將資本撤出中國」。</text:p>
      <text:p text:style-name="P4">
報導指，中國人對該國內的房地產及貨幣信心脆弱，政府的稅收規定和「共同富裕」政策，更加深了海外置產的吸引力。中國的購屋需求正在推高新加坡的房產價格，中國學生正在悉尼和墨爾本搶購公寓，中介也表示，中國人對泰國房產的興趣正在上升。</text:p>
      <text:h text:style-name="P12" text:outline-level="3">
<text:span text:style-name="T4">
從投資到自住：泰國置產目的改變</text:span>
</text:h>
      <text:p text:style-name="P4">
路透社引述旅遊網站Trip.com的數據指出，中國五一勞動節假期間，最受中國遊客歡迎的出境目的地是泰國。泰國優異的國際教育及發達的醫療設施，正吸引越來越多中國人不只為旅遊而去到當地，而是把泰國當成落腳的第二故鄉。</text:p>
      <text:p text:style-name="P4">
據報導，新冠之前，泰國每年4000萬遊客中，中國佔近三分之一，儘管今年預計迎接的500萬中國遊客遠不及疫情前的數字，但這些人中有部分準備購買房產，將帶來可觀的資金。</text:p>
      <text:p text:style-name="P4">
<draw:frame draw:style-name="fr1" draw:name="Image121" text:anchor-type="as-char" svg:width="6.9236in" svg:height="3.896998in" draw:z-index="0">
<draw:image xlink:href="../Images/dwzh/2023-05-08T08-09-00Z/64328025_401.jpg" xlink:type="simple" xlink:show="embed" xlink:actuate="onLoad" draw:mime-type="image/jpeg"/>
</draw:frame>
</text:p>
      <text:p text:style-name="P4">
中國解除邊境管制後，曼谷機場今年1月迎來許多中國遊客</text:p>
      <text:p text:style-name="P4">
深圳一位專注海外房產營銷的經理顏小姐（JennyYan，音譯）告訴《南華早報》，自邊境重新開放以來，很多中國人去泰國旅遊時，都會關注房地產市場，而泰國、馬來西亞的房產比中國三線城市的房產還要便宜，因此「有這麼多人出行，就會有購買需求」。</text:p>
      <text:p text:style-name="P4">
泰國房地產協會會長 Mesak Chunharakchot告訴路透社，他的買家需求最高的是首都曼谷等大城市，北部山區的清邁、東海岸度假勝地芭堤雅亦是熱門之選。</text:p>
      <text:p text:style-name="P4">
他說：「中國人（在泰國）買房、送孩子上國際學校，然後把父母接來泰國照顧孫子。」</text:p>
      <text:p text:style-name="P4">
報導引述曼谷新加坡國際學校（SISB.BK）的統計數字，該校的中國學生比例上升到12%至13%，較2019年疫情前的6%高出許多。該校執行長許先生（KelvinKoh，音譯）告訴路透社，中國在疫情期間實施的封城政策影響了中國家庭的去向。</text:p>
      <text:p text:style-name="P4">
泰國一位房產經紀人朱先生（Owen Zhu，音譯）則表示，早前中國買家在泰國置產的目的是投資，但「疫情過後，情況發生了很大變化。大多數中國人選擇購買豪華公寓自住」。</text:p>
      <text:p text:style-name="P4">
他補充，之前出於投資目的購屋的客戶，現在多轉向價值超過200萬元人民幣（29萬美元）的房產，這樣的價格在中國一線城市只能買一套簡陋、地點不太好的房子，因此有些人選擇賣掉中國的一套房子，用那筆資金在曼谷市中心買一套豪華公寓養老。</text:p>
      <text:p text:style-name="P4">
他的其中一位中國客戶從事國際交流相關行業。這位來自上海的卞先生稱，在泰國置產、過生活是他的夢想，他在泰國感受到較少的限制：「（比如）進出國境、來回旅行的自由，以及社會和生活的自由。自由是很重要的。」</text:p>
      <text:h text:style-name="P12" text:outline-level="3">
<text:span text:style-name="T4">
星澳房產市場湧入中國客</text:span>
</text:h>
      <text:p text:style-name="P4">
<draw:frame draw:style-name="fr1" draw:name="Image122" text:anchor-type="as-char" svg:width="6.9236in" svg:height="3.896998in" draw:z-index="0">
<draw:image xlink:href="../Images/dwzh/2023-05-08T08-09-00Z/64916370_401.jpg" xlink:type="simple" xlink:show="embed" xlink:actuate="onLoad" draw:mime-type="image/jpeg"/>
</draw:frame>
</text:p>
      <text:p text:style-name="P4">
疫情後，新加坡湧入一波中國移民家庭及資金。圖為新加坡知名地標Super Tree（資料照）</text:p>
      <text:p text:style-name="P4">
《南華早報》引述「家寧國際」（Jalin Realty）創始人兼執行長陳先生（IanChen，音譯）說法指出，自疫情退燒以來，來自亞洲的房地產投資客的詢問量翻了一倍，其中尤以來自中國的詢價最多。家寧國際是一家香港地產公司，在中國、澳大利亞、馬來西亞和新加坡均有業務。</text:p>
      <text:p text:style-name="P4">
「現在多數有意購屋的投資者，大都只是需要把一些錢弄出（國）去。我們還不能說看到了一波大浪潮，但確實接到了很多詢問——尤其是那些正要返回澳大利亞（就學）的（留）學生。」陳先生說。</text:p>
      <text:p text:style-name="P4">
新加坡則湧現了一波中國移民家庭及資金。</text:p>
      <text:p text:style-name="P4">
王先生（JoeyWang，音譯）是一家提供新加坡移民諮詢的會計師事務所董事。他告訴《南華早報》，疫情爆發以來，他新增了約300名客戶，其中主要是中國人。他說：「新冠和封城給了人們很多時間來思考他們的未來。」</text:p>
      <text:p text:style-name="P4">
報導指，中國人是新加坡房產的最大外國買家，儘管新加坡的購房活動在2023年初房地產印花稅大漲而稍微降溫，但對照去年的迅猛步伐，降溫幅度很小。</text:p>
      <text:p text:style-name="P4">
（路透社、彭博社、《南華早報》）</text:p>
      <text:p text:style-name="P4">
Source: <text:a xlink:type="simple" xlink:href="https://www.dw.com/zh/疫後邊境重啟-中國掀海外置產熱/a-65546867" text:style-name="Internet_20_link" text:visited-style-name="Visited_20_Internet_20_Link">
https://www.dw.com/zh/疫後邊境重啟-中國掀海外置產熱/a-65546867?maca=chi-rss-chi-all-1127-rdf</text:a>
</text:p>
      <!--NEWS-->
      <text:h text:style-name="P10" text:outline-level="1">
<text:span text:style-name="T4">
传播观察｜俄乌战争一年多来， 中国怎样讲战争故事？</text:span>
</text:h>
      <text:p text:style-name="P4">
Author: 作者：庄敬</text:p>
      <text:p text:style-name="P4">
Publisher: Radio Free Asia (Organization)</text:p>
      <text:p text:style-name="P4">
Published Time: 2023-05-08T08:30:38-04:00</text:p>
      <text:p text:style-name="P4">
Modified Time: 2023-05-08T08:30:38-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23" text:anchor-type="as-char" svg:width="6.9236in" svg:height="3.629306in" draw:z-index="0">
<draw:image xlink:href="../Images/rfamandarin/2023-05-08T08-30-38-04-00/000000.png" xlink:type="simple" xlink:show="embed" xlink:actuate="onLoad" draw:mime-type="image/png"/>
</draw:frame>
 <text:a xlink:type="simple" xlink:href="https://www.rfa.org/mandarin/shishi-hecha/hc-05082023081536.html/@@images/image" text:style-name="Internet_20_link" text:visited-style-name="Visited_20_Internet_20_Link">
</text:a>
 RFA制图</text:p>
      <text:p text:style-name="P4">
2022年2月24日俄乌战以来，中国国家主席习近平迟未与乌克兰总统泽连斯基接触，直到今年春季传出乌克兰准备反攻，习近平于4月26日与泽连斯基通话，这也是俄乌开战后两人首次通话；中方坚持劝和促谈，并将派代表赴乌克兰等国访问与各方深入沟通。习泽通话当天，联合国大会一项议案提到“俄罗斯侵略乌克兰”，中国在全案表决时仍投下了赞成票，此举让外界猜测中国对俄乌战的态度有所改变。</text:p>
      <text:p text:style-name="P4">
过去一年多，美国等西方国家持续强烈谴责俄罗斯入侵乌克兰，与俄罗斯“友好无止境”的中国则始终宣称对俄乌冲突保持中立，但相关研究与数据显示，中俄叙事存在一致性，中国政府及其控制的舆论环境，实际上协助宣扬俄罗斯关于战争的论点。</text:p>
      <text:p text:style-name="P4">
近日，亚洲事实查核实验室与台湾民主实验室（DoubleThink Lab）、乌克兰公民组织Detector Media和研究机构IRI BeaconProject联合发布研究—— <text:a xlink:type="simple" xlink:href="https://www.rfa.org/mandarin/shishi-hecha/hc-05082023081536.html/first-100-days-full-report-chn-simplified.pdf" text:style-name="Internet_20_link" text:visited-style-name="Visited_20_Internet_20_Link">
 </text:a>
。研究报告显示，从俄军侵乌后100天内，中文信息空间的叙事以低成本的方式重复俄语叙事，并且，中俄两个信息空间中可观察到共同主题︰反美主义与反西方情绪、认定俄罗斯为受害者和英雄。</text:p>
      <text:p text:style-name="P4">
俄乌战事进入第二年，类似传播现象仍在持续。亚洲事实查核实验室观察中国对俄乌冲突的叙事，发现，中国媒体仍经常转载俄方论点，但宣传重点有所调整，两个主题逐渐成为主流叙事：中国为“劝和促谈”的“英雄”、美国为“拱火浇油”的“反派”。</text:p>
      <text:p text:style-name="P4">
<text:span text:style-name="T4">
研究：俄乌战期间 中国复制俄语叙事</text:span>
</text:p>
      <text:p text:style-name="P4">
上述报告收集了2022年2月12日至5月31日的叙事，选择三个话题进行分析：生物武器实验室理论、布查大屠杀、制裁俄罗斯。根据角色、故事寓意和操纵技巧分析叙事，其中将西方国家、俄罗斯、乌克兰等国家的角色进一步细分为英雄、反派、受害者、棋子。</text:p>
      <text:p text:style-name="P4">
叙事分析表明，中国叙事在普通话信息空间中以低成本的方式重复俄语叙事，一种方法是在中文语境中间接或直接引用俄罗斯官员或媒体的言论。在生物武器实验室阴谋论中，俄罗斯在两个信息空间中都扮演了英雄和受害者的双重身份，中俄宣传都旨在推动一个叙事，即美国和乌克兰正在合作攻击俄罗斯。</text:p>
      <text:p text:style-name="P4">
在针对俄罗斯制裁的叙事中，俄罗斯通常被描绘成受害者，且在中俄两个信息空间观察到的叙事都突出了西方机构和国际社会在俄罗斯制裁问题上存在分歧和对立。例如，在布查大屠杀的叙事中，很多媒体报道将西方社会描绘为反派，俄罗斯则被描绘为受害者，这些叙事格外注意将布查大屠杀的责任转嫁给乌克兰和西方。</text:p>
      <text:p text:style-name="P4">
亦有其他机构发现，俄罗斯虚假信息使用的主要叙事在俄乌战争期间持续进行。美国国务院为揭露和打击外国宣传和虚假信息所设立的“全球参与中心”（GlobalEngagement Center, GEC），在俄乌战周年之际发布 <text:a xlink:type="simple" xlink:href="https://www.state.gov/disarming-disinformation/%E8%99%9A%E5%81%87%E4%BF%A1%E6%81%AF%E8%BD%AE%E7%9B%98%E8%B5%8C%E5%8D%9A%EF%BC%9A%E5%85%8B%E9%87%8C%E5%A7%86%E6%9E%97%E5%AE%AB%E4%B8%BA%E6%97%A0%E7%90%86%E6%88%98%E4%BA%89%E8%AF%A1%E8%BE%A9%E7%9A%84/" text:style-name="Internet_20_link" text:visited-style-name="Visited_20_Internet_20_Link">
 </text:a>
报告，介绍俄罗斯虚假信息和宣传生态系统所采用的五种最主要的虚假言论：1) 北约对俄罗斯的包围以及俄罗斯“不是侵略者”；2)“乌克兰挑衅”和“对顿巴斯的种族灭绝”；3) 去纳粹化和去军事化；4) 将战争从“去纳粹化”重新描述为“去撒旦化”；5) “捍卫俄罗斯主权”对抗西方。</text:p>
      <text:p text:style-name="P4">
“全球参与中心”特使暨协调员鲁宾（James Rubin）日前接受 <text:a xlink:type="simple" xlink:href="https://twitter.com/BBCr4today/status/1629040287212269570" text:style-name="Internet_20_link" text:visited-style-name="Visited_20_Internet_20_Link">
</text:a>
时表示，中国一遍遍重复俄罗斯关于这场战争的谎言，重复俄罗斯对于生物武器主张的谎言，还称美国推动这场战争，这都是他们的虚假陈述。另据 <text:a xlink:type="simple" xlink:href="https://www.dw.com/zh/%E7%BE%8E%E5%9B%BD%E5%9B%BD%E5%8A%A1%E9%99%A2%E7%89%B9%E4%BD%BF%E4%B8%AD%E5%9B%BD%E5%9C%A8%E5%85%A8%E7%90%83%E8%8A%B1%E8%B4%B9%E6%95%B0%E5%8D%81%E4%BA%BF%E4%BC%A0%E6%92%AD%E8%99%9A%E5%81%87%E4%BF%A1%E6%81%AF/a-64852300" text:style-name="Internet_20_link" text:visited-style-name="Visited_20_Internet_20_Link">
</text:a>
，鲁宾说，中国在全球范围内花费数十亿传播虚假信息，包括在乌克兰问题上完全与俄罗斯保持一致的虚假信息。</text:p>
      <text:p text:style-name="P4">
<text:span text:style-name="T4">
中国宣传主题 劝和vs拱火</text:span>
</text:p>
      <text:p text:style-name="P4">
俄罗斯入侵乌克兰至今逾14个月，据台湾人工智慧实验室（Taiwan AILabs）所设置的未来媒体暨虚假讯息研究中心观测发现，中国外交部提到乌克兰、俄罗斯的次数在战争初期出现高峰，当年5月后减少，今年2月至4月显着增加。</text:p>
      <text:p text:style-name="P4">
<draw:frame draw:style-name="fr1" draw:name="Image124" text:anchor-type="as-char" svg:width="6.9236in" svg:height="2.704079in" draw:z-index="0">
<draw:image xlink:href="../Images/rfamandarin/2023-05-08T08-30-38-04-00/000001.png" xlink:type="simple" xlink:show="embed" xlink:actuate="onLoad" draw:mime-type="image/png"/>
</draw:frame>
</text:p>
      <text:p text:style-name="P4">
<draw:frame draw:style-name="fr1" draw:name="Image125" text:anchor-type="as-char" svg:width="6.9236in" svg:height="2.756831in" draw:z-index="0">
<draw:image xlink:href="../Images/rfamandarin/2023-05-08T08-30-38-04-00/000002.png" xlink:type="simple" xlink:show="embed" xlink:actuate="onLoad" draw:mime-type="image/png"/>
</draw:frame>
中国外交部提到“乌克兰”、“俄罗斯”的次数，高峰出现在战争初期，去年5月后开始减少，到今年2月至4月显着增加。来源：台湾人工智慧实验室－未来媒体暨虚假讯息研究中心<text:a xlink:type="simple" xlink:href="https://www.rfa.org/mandarin/shishi-hecha/hc-05082023081536.html/56fe14e0b534a90e85206-4fc470cf623081f34eca-4e2d570b59164ea490e86bcf546863d05230300c4fc47f8565af300d76846b21657830024f866e90-53f070634eba5de5667a61675be69a575ba4-672a4f865a929ad466a8865b50478a0a606f78147a764e2d5fc3.png" text:style-name="Internet_20_link" text:visited-style-name="Visited_20_Internet_20_Link">
 </text:a>
</text:p>
      <text:p text:style-name="P4">
今年2月至4月发生许多重大事件，包括俄乌战周年、习近平访问俄罗斯、芬兰加入北约等；亚洲事实查核实验室检视中国外交官员近期有关俄乌冲突的发言，发现他们经常提及中国“劝和促谈”、美国“拱火”。这些高级别官员的观点，也经过中国国内媒体进一步传播、放大。</text:p>
      <text:p text:style-name="P4">
<draw:frame draw:style-name="fr1" draw:name="Image126" text:anchor-type="as-char" svg:width="6.9236in" svg:height="7.78328in" draw:z-index="0">
<draw:image xlink:href="../Images/rfamandarin/2023-05-08T08-30-38-04-00/000003.png" xlink:type="simple" xlink:show="embed" xlink:actuate="onLoad" draw:mime-type="image/png"/>
</draw:frame>
2023年2月20日至27日中国有关俄乌冲突的重点发言（亚洲事实查核实验室整理／制表）  <text:a xlink:type="simple" xlink:href="https://www.rfa.org/mandarin/shishi-hecha/hc-05082023081536.html/56fe2-7c219ad48868683c.png" text:style-name="Internet_20_link" text:visited-style-name="Visited_20_Internet_20_Link">
</text:a>
</text:p>
      <text:p text:style-name="P4">
台湾人工智慧实验室（Taiwan AILabs）未来媒体暨虚假讯息研究中心查询中国外交部使用“劝和促谈”、“拱火”等关键字的次数，发现中国外交部在俄乌战初期说过，但今年2月至4月出现使用高峰。要注意的是，中方常用这两个词回应俄乌议题，但谈论台海情势时，也会指控美国拱火。</text:p>
      <text:p text:style-name="P4">
<draw:frame draw:style-name="fr1" draw:name="Image127" text:anchor-type="as-char" svg:width="6.9236in" svg:height="2.799445in" draw:z-index="0">
<draw:image xlink:href="../Images/rfamandarin/2023-05-08T08-30-38-04-00/000004.png" xlink:type="simple" xlink:show="embed" xlink:actuate="onLoad" draw:mime-type="image/png"/>
</draw:frame>
</text:p>
      <text:p text:style-name="P4">
<draw:frame draw:style-name="fr1" draw:name="Image128" text:anchor-type="as-char" svg:width="6.9236in" svg:height="2.770079in" draw:z-index="0">
<draw:image xlink:href="../Images/rfamandarin/2023-05-08T08-30-38-04-00/000005.png" xlink:type="simple" xlink:show="embed" xlink:actuate="onLoad" draw:mime-type="image/png"/>
</draw:frame>
中国外交部每周提到“劝和促谈”（上图）、“拱火”（下图）的次数。来源：台湾人工智慧实验室－未来媒体暨虚假讯息研究中心  <text:a xlink:type="simple" xlink:href="https://www.rfa.org/mandarin/shishi-hecha/hc-05082023081536.html/56fe3-4e0b534a90e85206-4fc470cf623081f34eca-4e2d570b59164ea490e86bcf546863d05230300c62f1706b300d76846b21657830024f866e90-53f070634eba5de5667a61675be69a575ba4-672a4f865a929ad466a8865b50478a0a606f78147a764e2d5fc3.png" text:style-name="Internet_20_link" text:visited-style-name="Visited_20_Internet_20_Link">
</text:a>
</text:p>
      <text:p text:style-name="P4">
今年2月以來，中国陆续发布 <text:a xlink:type="simple" xlink:href="https://www.fmprc.gov.cn/wjbxw_new/202302/t20230221_11028322.shtml#:~:text=%E4%B8%AD%E5%9B%BD%E5%9B%BD%E5%AE%B6%E4%B8%BB%E5%B8%AD%E4%B9%A0%E8%BF%91%E5%B9%B3%E6%8F%90%E5%87%BA,%E4%B8%96%E7%95%8C%E6%8C%81%E4%B9%85%E5%92%8C%E5%B9%B3%E4%B8%8E%E5%8F%91%E5%B1%95%E3%80%82" text:style-name="Internet_20_link" text:visited-style-name="Visited_20_Internet_20_Link">
</text:a>
、 <text:a xlink:type="simple" xlink:href="https://www.fmprc.gov.cn/zyxw/202302/t20230224_11030707.shtml" text:style-name="Internet_20_link" text:visited-style-name="Visited_20_Internet_20_Link">
 </text:a>
 ， <text:a xlink:type="simple" xlink:href="http://politics.people.com.cn/BIG5/n1/2023/0320/c1024-32647061.html" text:style-name="Internet_20_link" text:visited-style-name="Visited_20_Internet_20_Link">
</text:a>
前在俄媒发表文章，都可看出中国将自己角色定调为政治解决危机的倡导者、劝和促谈的推动者，站在正义和正确一边。</text:p>
      <text:p text:style-name="P4">
习近平与泽连斯基通话后的中方声明更明确指出“核心立场就是劝和促谈”、“中方将坚持劝和促谈，为尽快止战停火、恢复和平作出自己的努力”。若套用本文开头所列举，按照报告中定义的角色类别，中国正塑造自己为“英雄”。</text:p>
      <text:p text:style-name="P4">
面对美国等西方国家指控中国可能军援俄罗斯，中国否认向冲突的任一方提供武器，并塑造自己为遭污蔑抹黑的“受害者”。</text:p>
      <text:p text:style-name="P4">
有关军援争议，中国一方面澄清，一方面借机传播美国等西方国家是向乌克兰战场输送致命性武器、大发战争财的“拱火”反派。外交部发言人毛宁在4月6日例行记者会直说，“美国还有北约这样的军事集团对乌克兰危机负有不可推卸的责任”，媒体也经常以“拱火”为题报导，例如新华网<text:a xlink:type="simple" xlink:href="http://www.xinhuanet.com/mil/2023-02/22/c_1211731674.htm" text:style-name="Internet_20_link" text:visited-style-name="Visited_20_Internet_20_Link">
 </text:a>
 ，中新网 <text:a xlink:type="simple" xlink:href="https://www.chinanews.com.cn/gj/2023/03-03/9964952.shtml" text:style-name="Internet_20_link" text:visited-style-name="Visited_20_Internet_20_Link">
</text:a>
 等。</text:p>
      <text:p text:style-name="P4">
<text:span text:style-name="T4">
媒体借题发挥，放大虚假叙事</text:span>
</text:p>
      <text:p text:style-name="P4">
亚洲事实查核实验室观察到，在俄乌战争中，中方立场站在批评美国、北约，但外交官员在正式场合发言时，对某些较敏感议题表现相对克制。然而，不少有官方背景的媒体会在官方表态的基础上进一步解读、并增添误导、虚假的细节报道（参考：<text:a xlink:type="simple" xlink:href="https://www.rfa.org/mandarin/shishi-hecha/hc-03232023132923.html" text:style-name="Internet_20_link" text:visited-style-name="Visited_20_Internet_20_Link">
 </text:a>
）；而在观点评述时，中媒则经常直接单方面地引述俄国媒体、专家的评论。</text:p>
      <text:p text:style-name="P4">
例如，拜登2月密访乌克兰时， <text:a xlink:type="simple" xlink:href="https://www.mfa.gov.cn/web/fyrbt_673021/202302/t20230221_11028718.shtml" text:style-name="Internet_20_link" text:visited-style-name="Visited_20_Internet_20_Link">
</text:a>
仅简短回应：“各方尤其是大国，应采取负责任态度，为劝和促谈创造条件，多做有利于政治解决的事，而不应火上浇油，更不能趁机牟利。”</text:p>
      <text:p text:style-name="P4">
而环球网自2月20日至21日对拜登密访乌克兰发布多则具针对性的报导，以下列举三则：</text:p>
      <text:p text:style-name="P4">
<text:a xlink:type="simple" xlink:href="https://world.huanqiu.com/article/4Bme6NdOHID" text:style-name="Internet_20_link" text:visited-style-name="Visited_20_Internet_20_Link">
 </text:a>
指出，俄罗斯联邦安全会议副主席梅德韦杰夫在社媒发文，指西方向基辅提供大量武器和资金，允许北约国家的“军事工业综合体”赚取大量资金，并“隐藏”武器以将其出售给世界各地的恐怖分子。</text:p>
      <text:p text:style-name="P4">
<text:a xlink:type="simple" xlink:href="https://world.huanqiu.com/article/4Bmu0k9XVny" text:style-name="Internet_20_link" text:visited-style-name="Visited_20_Internet_20_Link">
 </text:a>
指俄新社称，俄罗斯科学院教授亚历山大．古谢夫认为，拜登此次访问乌克兰证明美西方已成为乌克兰冲突的直接参与方，意味着在美西方国家支持下，俄乌冲突对抗将继续进行下去。塔斯社称，俄罗斯独联体国家研究所副所长弗拉基米尔・扎里欣认为，拜登此举意在挑战普京。</text:p>
      <text:p text:style-name="P4">
<text:a xlink:type="simple" xlink:href="https://world.huanqiu.com/article/4BnCpMdCqsq" text:style-name="Internet_20_link" text:visited-style-name="Visited_20_Internet_20_Link">
 </text:a>
 <text:a xlink:type="simple" xlink:href="https://m.huanqiu.com/article/4BnCpMdCqsq" text:style-name="Internet_20_link" text:visited-style-name="Visited_20_Internet_20_Link">
</text:a>
”一文大量引用推特网友说法，质疑拜登为何不去近日发生“毒列车事件”的俄亥俄州，并搭配嘲讽拜登的漫画、照片等。而且，这一篇又出现上述报导引用的俄国学者古谢夫与扎里欣。</text:p>
      <text:p text:style-name="P4">
上列几则新闻，有的仅报导单一俄罗斯官员说法，有的虽然引述卫报、纽时等英美媒体报导拜登行程的内容，但在观点评述上，明显以俄罗斯媒体报导所访问的俄国学者为主。</text:p>
      <text:p text:style-name="P4">
另一个案例是芬兰加入北约。中国外交官过去曾多次公开抨击北约东扩，但去年5月谈及有关芬兰申请加入北约时，中方称“重大的进展”，并表示会给中芬关系带来新的因素；芬兰于今年4月正式加入北约，中国官方并未对此表态。</text:p>
      <text:p text:style-name="P4">
亚洲事实查核实验室注意到，中国官方相對冷处理芬兰入北约，但中国日报、央视等多家媒体报导了 <text:a xlink:type="simple" xlink:href="https://cn.chinadaily.com.cn/a/202304/05/WS642cae03a3102ada8b236dff.html" text:style-name="Internet_20_link" text:visited-style-name="Visited_20_Internet_20_Link">
</text:a>
 ，<text:a xlink:type="simple" xlink:href="https://big5.sputniknews.cn/20230405/1049292973.html" text:style-name="Internet_20_link" text:visited-style-name="Visited_20_Internet_20_Link">
 </text:a>
也引述所谓中国专家的分析，指芬兰加入北约将损害欧洲安全。</text:p>
      <text:p text:style-name="P4">
从上述报导可见中国官媒持续引用俄罗斯官员或媒体的言论，以及中俄宣传协作的痕迹；另一方面，也展现出中国官员、官媒在宣传工作上的角色与分工。</text:p>
      <text:p text:style-name="P4">
<text:span text:style-name="T4">
结论</text:span>
</text:p>
      <text:p text:style-name="P4">
透过上述研究、台湾人工智慧实验室－未来媒体暨虚假讯息研究中心的数据资料，以及深入分析中国针对俄乌冲突的发言要点，我们发现，俄乌开战至今，中国对这场战争的叙事有其变与不变。不变的是，中国媒体的战争叙事始终和俄国媒体舆论保持一定程度的一致性；变化的是，在中国媒体和官方发言的战争叙事中，中国对自身角色定位随战事出现微妙转变，从初期官方表面上维持中立，欲置身事外，到后期更变为积极打造和平维护者的“人设”。</text:p>
      <text:p text:style-name="P4">
亚洲事实查核实验室总结观察到的现象：1) 从俄乌开战至今，中国一直透过引述、转载等方式协助俄罗斯宣传，也持续将责任归咎于美国和西方；2)中国今年尤其频繁传播自己“劝和促谈”，指控美国“拱火浇油”，包括习近平与泽连斯基通话后的中方声明，也使用这两个词；3)涉及美国领导人出访、特定国家加入北约等较敏感议题，官方正式发言相对克制，由官媒借引述俄国官方、媒体说法，或是所谓国际专家分析，以达到批判目的。</text:p>
      <text:p text:style-name="P4">
<text:span text:style-name="T4">
附：入侵乌克兰的一百天：中俄两国战争叙事比较分析</text:span>
</text:p>
      <text:p text:style-name="P4">
<text:a xlink:type="simple" xlink:href="https://www.rfa.org/mandarin/shishi-hecha/hc-05082023081536.html/first-100-days-full-report-chn-simplified.pdf" text:style-name="Internet_20_link" text:visited-style-name="Visited_20_Internet_20_Link">
 </text:a>
</text:p>
      <text:p text:style-name="P4">
<text:a xlink:type="simple" xlink:href="https://www.rfa.org/mandarin/shishi-hecha/hc-05082023081536.html/first-100-days-report-summary-chn-simplified.png" text:style-name="Internet_20_link" text:visited-style-name="Visited_20_Internet_20_Link">
 </text:a>
</text:p>
      <text:p text:style-name="P4">
Source: <text:a xlink:type="simple" xlink:href="https://www.rfa.org/mandarin/shishi-hecha/hc-05082023081536.html" text:style-name="Internet_20_link" text:visited-style-name="Visited_20_Internet_20_Link">
https://www.rfa.org/mandarin/shishi-hecha/hc-05082023081536.html</text:a>
</text:p>
      <!--NEWS-->
      <text:h text:style-name="P10" text:outline-level="1">
<text:span text:style-name="T4">
加拿大西部野火燎原 亚伯达省紧急状态3万人撤离</text:span>
</text:h>
      <text:p text:style-name="P4">
Publisher: 法新社</text:p>
      <text:p text:style-name="P4">
Published Time: 2023-05-08T08:32:08+00:00</text:p>
      <text:p text:style-name="P4">
Modified Time: 2023-05-08T08:20:04+00:00</text:p>
      <text:p text:style-name="P4">
Description: （法新社蒙特娄7日电） 加拿大西部野火蔓延，持续延烧的火场超过100多处，亚伯达省（Alberta）昨天进入紧急状态后，当局今天要求更多居民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08T08-32-08-00-00/000000.png" xlink:type="simple" xlink:show="embed" xlink:actuate="onLoad" draw:mime-type="image/png"/>
</draw:frame>
</text:p>
      <text:p text:style-name="P4">
亚伯达省20多处火场火势尚未获得控制，约3万人接获撤离通知。</text:p>
      <text:p text:style-name="P4">
省长史密斯（Danielle Smith）称这种情况「前所未见」，昨天宣布进入紧急状态。</text:p>
      <text:p text:style-name="P4">
亚伯达省是世界上最大产油区之一，史密斯表示，该省今年春天炎热干燥，只需星星火种就会引发可怕的野火。</text:p>
      <text:p text:style-name="P4">
亚伯达省野火机构发言人塔克（ChristieTucker）表示，南部今天降下零星阵雨，消防员才得以接近先前因「极端野火」而无法进入的地区，但北部状况还是非常困难。</text:p>
      <text:p text:style-name="P4">
「我们优先要对付的一直都是威胁社区或人命的野火。」</text:p>
      <text:p text:style-name="P4">
亚伯达省紧急事务管理局（Alberta Emergency Management Agency）局长布莱尔（ColinBlair）表示，由于持续有黑烟弥漫且火势不断，难以评估部分地区的财产损失。</text:p>
      <text:p text:style-name="P4">
在亚伯达省北部的福克斯湖（Fox Lake），一场大火烧毁20栋房屋、一间商店和一所警察局，部分居民得搭船或直升机撤离。</text:p>
      <text:p text:style-name="P4">
邻近的卑诗省（BritishColumbia）两场野火失控，迫使人们离开家园。当局警告，在强风助长下，未来几天火势预料将更加不可收拾。（译者：郑诗韵/核稿：陈政一）</text:p>
      <text:p text:style-name="P4">
Source: <text:a xlink:type="simple" xlink:href="https://www.rfi.fr/cn/%E5%9B%BD%E9%99%85%E6%8A%A5%E9%81%93/20230508-%E5%8A%A0%E6%8B%BF%E5%A4%A7%E8%A5%BF%E9%83%A8%E9%87%8E%E7%81%AB%E7%87%8E%E5%8E%9F-%E4%BA%9A%E4%BC%AF%E8%BE%BE%E7%9C%81%E7%B4%A7%E6%80%A5%E7%8A%B6%E6%80%813%E4%B8%87%E4%BA%BA%E6%92%A4%E7%A6%BB" text:style-name="Internet_20_link" text:visited-style-name="Visited_20_Internet_20_Link">
https://www.rfi.fr/cn/%E5%9B%BD%E9%99%85%E6%8A%A5%E9%81%93/20230508-%E5%8A%A0%E6%8B%BF%E5%A4%A7%E8%A5%BF%E9%83%A8%E9%87%8E%E7%81%AB%E7%87%8E%E5%8E%9F-%E4%BA%9A%E4%BC%AF%E8%BE%BE%E7%9C%81%E7%B4%A7%E6%80%A5%E7%8A%B6%E6%80%813%E4%B8%87%E4%BA%BA%E6%92%A4%E7%A6%BB</text:a>
</text:p>
      <!--NEWS-->
      <text:h text:style-name="P10" text:outline-level="1">
<text:span text:style-name="T4">
圣日耳曼宰弱队进补 法甲龙头转危为安</text:span>
</text:h>
      <text:p text:style-name="P4">
Publisher: 法新社</text:p>
      <text:p text:style-name="P4">
Published Time: 2023-05-08T08:32:09+00:00</text:p>
      <text:p text:style-name="P4">
Modified Time: 2023-05-08T08:05:02+00:00</text:p>
      <text:p text:style-name="P4">
Description: （法新社巴黎7日电） 法甲足球联赛巴黎圣日耳曼今天3比1击败倒数第2名特鲁瓦，力拚创纪录的队史第11冠找回动能。过去一周圣日耳曼可谓诸事不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08T08-32-09-00-00/000000.png" xlink:type="simple" xlink:show="embed" xlink:actuate="onLoad" draw:mime-type="image/png"/>
</draw:frame>
</text:p>
      <text:p text:style-name="P4">
圣日耳曼上周末主场不敌洛里昂，气得球迷跑到球会总部与受伤巴西球星内马尔（Neymar）住处门外抗议。</text:p>
      <text:p text:style-name="P4">
除伤兵与输球外，据媒体报导阵中阿根廷球星梅西（Lionel Messi）也因未经允许前往沙乌地阿拉伯而遭禁赛2周。</text:p>
      <text:p text:style-name="P4">
所幸圣日耳曼今天靠宰弱队补血，加上马赛1比2输给朗斯，圣日耳曼在积分榜仍领先居次的朗斯6分积分，领先掉到老三的宿敌马赛8分。</text:p>
      <text:p text:style-name="P4">
Source: <text:a xlink:type="simple" xlink:href="https://www.rfi.fr/cn/%E8%BF%90%E5%8A%A8%E5%A4%A9%E5%9C%B0/20230508-%E5%9C%A3%E6%97%A5%E8%80%B3%E6%9B%BC%E5%AE%B0%E5%BC%B1%E9%98%9F%E8%BF%9B%E8%A1%A5-%E6%B3%95%E7%94%B2%E9%BE%99%E5%A4%B4%E8%BD%AC%E5%8D%B1%E4%B8%BA%E5%AE%89" text:style-name="Internet_20_link" text:visited-style-name="Visited_20_Internet_20_Link">
https://www.rfi.fr/cn/%E8%BF%90%E5%8A%A8%E5%A4%A9%E5%9C%B0/20230508-%E5%9C%A3%E6%97%A5%E8%80%B3%E6%9B%BC%E5%AE%B0%E5%BC%B1%E9%98%9F%E8%BF%9B%E8%A1%A5-%E6%B3%95%E7%94%B2%E9%BE%99%E5%A4%B4%E8%BD%AC%E5%8D%B1%E4%B8%BA%E5%AE%89</text:a>
</text:p>
      <!--NEWS-->
      <text:h text:style-name="P10" text:outline-level="1">
<text:span text:style-name="T4">
港股收高</text:span>
</text:h>
      <text:p text:style-name="P4">
Publisher: 法新社</text:p>
      <text:p text:style-name="P4">
Published Time: 2023-05-08T09:02:08+00:00</text:p>
      <text:p text:style-name="P4">
Modified Time: 2023-05-08T08:50:01+00:00</text:p>
      <text:p text:style-name="P4">
Description: （法新社香港8日电） 美国就业数据强劲，加上区域银行股反弹，使华尔街股市主要指数5日劲扬，香港股市今天跟随美股涨势收高逾1%。</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5-08T09-02-08-00-00/000000.png" xlink:type="simple" xlink:show="embed" xlink:actuate="onLoad" draw:mime-type="image/png"/>
</draw:frame>
</text:p>
      <text:p text:style-name="P4">
恒生指数上扬247.72点，涨幅1.24%，收在20297.03点。</text:p>
      <text:p text:style-name="P4">
上海综合股价指数劲扬60.50点，或1.81%，来到3395.00点；深圳综合股价指数上涨9.06点，或0.44%，来到2046.92点。</text:p>
      <text:p text:style-name="P4">
Source: <text:a xlink:type="simple" xlink:href="https://www.rfi.fr/cn/%E8%B4%A2%E7%BB%8F%E5%BF%AB%E8%AE%AF/20230508-%E6%B8%AF%E8%82%A1%E6%94%B6%E9%AB%98" text:style-name="Internet_20_link" text:visited-style-name="Visited_20_Internet_20_Link">
https://www.rfi.fr/cn/%E8%B4%A2%E7%BB%8F%E5%BF%AB%E8%AE%AF/20230508-%E6%B8%AF%E8%82%A1%E6%94%B6%E9%AB%98</text:a>
</text:p>
      <!--NEWS-->
      <text:h text:style-name="P10" text:outline-level="1">
<text:span text:style-name="T4">
郭台铭誓言如果当选台湾总统将维护与中国的和平</text:span>
</text:h>
      <text:p text:style-name="P4">
Author: chinese@voanews.com (美国之音)</text:p>
      <text:p text:style-name="P4">
Publisher: 美国之音中文网 (Type: NewsMediaOrganization)</text:p>
      <text:p text:style-name="P4">
Published Time: 2023-05-08T09:15:03+08:00</text:p>
      <text:p text:style-name="P4">
Modified Time: 2023-05-08 10:25:52Z</text:p>
      <text:p text:style-name="P4">
Description: 富士康的亿万富翁创始人郭台铭周日在一次集会上誓言，如果当选台湾总统，他将能够“维护”这个民主自治岛屿与中国之间的和平。</text:p>
      <text:p text:style-name="P4">
Videos: []</text:p>
      <text:p text:style-name="P4">
Images: []</text:p>
      <text:p text:style-name="P4">
Categories: ['台湾', '中国']</text:p>
      <text:p text:style-name="P4">
Type: None</text:p>
      <!--METADATA-->
      <text:p text:style-name="P4">
NoneNone</text:p>
      <text:p text:style-name="P4">
Source: <text:a xlink:type="simple" xlink:href="https://www.voachinese.com/a/foxconn-founder-vows-to-preserve-peace-with-china-if-elected-taiwan-president/7083044.html" text:style-name="Internet_20_link" text:visited-style-name="Visited_20_Internet_20_Link">
https://www.voachinese.com/a/foxconn-founder-vows-to-preserve-peace-with-china-if-elected-taiwan-president/7083044.html</text:a>
</text:p>
      <!--NEWS-->
      <text:h text:style-name="P10" text:outline-level="1">
<text:span text:style-name="T4">
澳洲未来四年拨款146亿澳元缓解生活成本负担</text:span>
</text:h>
      <text:p text:style-name="P4">
Author: 联合早报 (Person)</text:p>
      <text:p text:style-name="P4">
Publisher: 联合早报 (Organization)</text:p>
      <text:p text:style-name="P4">
Published Time: 2023-05-08T09:25</text:p>
      <text:p text:style-name="P4">
Modified Time: 2023-05-08T09:38</text:p>
      <text:p text:style-name="P4">
Description: 澳大利亚政府星期一（5月8日）宣布，未来四年将在联邦预算中纳入146亿澳元（约130亿新元），作为家庭和企业应对生活成本的纾困金，并承诺不会引发通货膨胀。路透社报道，澳洲政府说，这...</text:p>
      <text:p text:style-name="P4">
Videos: []</text:p>
      <text:p text:style-name="P4">
Audios: []</text:p>
      <text:p text:style-name="P4">
Images: []</text:p>
      <text:p text:style-name="P4">
Type: NewsArticle</text:p>
      <text:p text:style-name="P4">
Breadcrumbs: ['即时', '国际']</text:p>
      <text:p text:style-name="P4">
Keywords: ['澳大利亚', '财政预算案', '通胀']</text:p>
      <!--METADATA-->
      <text:p text:style-name="P4">
澳大利亚政府星期一（5月8日）宣布，未来四年将在联邦预算中纳入146亿澳元（约130亿新元），作为家庭和企业应对生活成本的纾困金，并承诺不会引发通货膨胀。</text:p>
      <text:p text:style-name="P4">
路透社报道，澳洲政府说，这项计划将直接缓解物价与通胀带来的压力。澳洲的第一季度通胀率虽已放缓，但仍接近7.0%的30年高位。</text:p>
      <text:p text:style-name="P4">
澳洲财政部长查默斯说：“财政预算的核心……是确保缓解生活成本的措施不会加剧通货膨胀。”</text:p>
      <text:p text:style-name="P4">
查默斯将在星期二（9日）公布联邦预算案。</text:p>
      <text:p text:style-name="P4">
报道指澳洲政府将在预算中为超过500万个低收入家庭、小企业和领取养老金人士提供财政援助，协助他们应对高额的电费。</text:p>
      <text:p text:style-name="P4">
查默斯一再强调，他的预算将限制支出，以免增加通胀压力。澳洲储备银行上周突然宣布加息，引发市场震惊。</text:p>
      <text:p text:style-name="P4">
澳洲联储银行上星期五（5日）警告称，考虑到生产率增长缓慢、能源价格上涨和租金飙升，通胀面临上行风险。</text:p>
      <text:p text:style-name="P4">
Source: <text:a xlink:type="simple" xlink:href="https://www.zaobao.com.sg/realtime/world/story20230508-1392084" text:style-name="Internet_20_link" text:visited-style-name="Visited_20_Internet_20_Link">
https://www.zaobao.com.sg/realtime/world/story20230508-1392084</text:a>
</text:p>
      <!--NEWS-->
      <text:h text:style-name="P10" text:outline-level="1">
<text:span text:style-name="T4">
日股收低</text:span>
</text:h>
      <text:p text:style-name="P4">
Publisher: 法新社</text:p>
      <text:p text:style-name="P4">
Published Time: 2023-05-08T09:32:08+00:00</text:p>
      <text:p text:style-name="P4">
Modified Time: 2023-05-08T09:20:05+00:00</text:p>
      <text:p text:style-name="P4">
Description: （法新社东京8日电） 日本东京股市今天收低，主因投资人对美国金融业危机重燃感到沮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08T09-32-08-00-00/000000.png" xlink:type="simple" xlink:show="embed" xlink:actuate="onLoad" draw:mime-type="image/png"/>
</draw:frame>
</text:p>
      <text:p text:style-name="P4">
日股基准日经225指数收跌208.07点或0.71%，来到28949.88点；东证股价指数收挫4.32点或0.21%，来到2071.21点。</text:p>
      <text:p text:style-name="P4">
Source: <text:a xlink:type="simple" xlink:href="https://www.rfi.fr/cn/%E8%B4%A2%E7%BB%8F%E5%BF%AB%E8%AE%AF/20230508-%E6%97%A5%E8%82%A1%E6%94%B6%E4%BD%8E" text:style-name="Internet_20_link" text:visited-style-name="Visited_20_Internet_20_Link">
https://www.rfi.fr/cn/%E8%B4%A2%E7%BB%8F%E5%BF%AB%E8%AE%AF/20230508-%E6%97%A5%E8%82%A1%E6%94%B6%E4%BD%8E</text:a>
</text:p>
      <!--NEWS-->
      <text:h text:style-name="P10" text:outline-level="1">
<text:span text:style-name="T4">
安华证实延长莱纳斯执照六个月 但附带严格条件</text:span>
</text:h>
      <text:p text:style-name="P4">
Author: 联合早报 (Person)</text:p>
      <text:p text:style-name="P4">
Publisher: 联合早报 (Organization)</text:p>
      <text:p text:style-name="P4">
Published Time: 2023-05-08T10:23</text:p>
      <text:p text:style-name="P4">
Modified Time: 2023-05-08T10:24</text:p>
      <text:p text:style-name="P4">
Description: 马来西亚首相安华证实，团结政府同意延长莱纳斯稀土厂的营运执照六个月，允许它在明年1月前才将产生辐射废料的程序撤出马来西亚。综合星洲网和“当今大马”报道，安华星期天（5月7日）晚在吉...</text:p>
      <text:p text:style-name="P4">
Videos: []</text:p>
      <text:p text:style-name="P4">
Audios: []</text:p>
      <text:p text:style-name="P4">
Images: []</text:p>
      <text:p text:style-name="P4">
Type: NewsArticle</text:p>
      <text:p text:style-name="P4">
Breadcrumbs: ['即时', '国际']</text:p>
      <text:p text:style-name="P4">
Keywords: ['马来西亚', '安华', '辐射', '稀土']</text:p>
      <!--METADATA-->
      <text:p text:style-name="P4">
马来西亚首相安华证实，团结政府同意延长莱纳斯稀土厂的营运执照六个月，允许它在明年1月前才将产生辐射废料的程序撤出马来西亚。</text:p>
      <text:p text:style-name="P4">
综合星洲网和“当今大马”报道，安华星期天（5月7日）晚在吉隆坡世界贸易中心召开团结政府领导理事会会议后说： “延长运营执照附有严格条件，莱纳斯（LynasRare Earths Ltd）必须严格遵守。”</text:p>
      <text:p text:style-name="P4">
安华强调这个决定，是让莱纳斯满足在马来西亚运营所附带的条件。</text:p>
      <text:p text:style-name="P4">
马国科学、工艺及革新部长郑立慷星期一将发表文告，就这项决定做详细说明。</text:p>
      <text:p text:style-name="P4">
莱纳斯格宾稀土厂营运执照今年2月获得延长三年，可营运至2026年3月3日，但依照原有规定，它必须在今年7月前将产生辐射废料的“裂解与浸取”程序撤出马来西亚。</text:p>
      <text:p text:style-name="P4">
莱纳斯随后向科艺部提出上诉，要求撤销延长营运执照的两个关键条件，指马国政府“特别针对”莱纳斯，并警告数百人恐因此丢失饭碗。</text:p>
      <text:p text:style-name="P4">
科艺部已就此事举行听证会，将在本月中旬公布听证会结果。</text:p>
      <text:p text:style-name="P4">
Source: <text:a xlink:type="simple" xlink:href="https://www.zaobao.com.sg/realtime/world/story20230508-1392093" text:style-name="Internet_20_link" text:visited-style-name="Visited_20_Internet_20_Link">
https://www.zaobao.com.sg/realtime/world/story20230508-1392093</text:a>
</text:p>
      <!--NEWS-->
      <text:h text:style-name="P10" text:outline-level="1">
<text:span text:style-name="T4">
电池的"副作用"？宁德时代在德投资受审视</text:span>
</text:h>
      <text:p text:style-name="P4">
Author: None (Language: zh)</text:p>
      <text:p text:style-name="P4">
Publisher: None</text:p>
      <text:p text:style-name="P4">
Time: 2023-05-08T10:28:00Z</text:p>
      <text:p text:style-name="P4">
Description: 一段时间以来，德国经济对中国有多依赖，在德国引起热议。在图林根州，这个话题也引起关注。世界最大的锂电池制造商宁德时代在那里有大笔投资。</text:p>
      <text:p text:style-name="P4">
Videos: []</text:p>
      <text:p text:style-name="P4">
Images: ["<text:a xlink:type="simple" xlink:href="https://static.dw.com/image/65172827_303.jpg" text:style-name="Internet_20_link" text:visited-style-name="Visited_20_Internet_20_Link">
65172827_303.jpg</text:a>
", "<text:a xlink:type="simple" xlink:href="https://static.dw.com/image/65172838_404.jpg" text:style-name="Internet_20_link" text:visited-style-name="Visited_20_Internet_20_Link">
65172838_404.jpg</text:a>
"]</text:p>
      <text:p text:style-name="P4">
Subject: 经济纵横</text:p>
      <text:p text:style-name="P4">
Subjects: ['宁德时代', 'CATL', '图林根州', '德中经济', '经济依赖']</text:p>
      <text:p text:style-name="P4">
Keywords: ['意见反馈']</text:p>
      <text:p text:style-name="P4">
ID: 65549438</text:p>
      <!--METADATA-->
      <text:p text:style-name="P4">
<text:a xlink:type="simple" xlink:href="https://www.dw.com/zh/overlay/image/article/65549438/65172827" text:style-name="Internet_20_link" text:visited-style-name="Visited_20_Internet_20_Link">
 <draw:frame draw:style-name="fr1" draw:name="Image133" text:anchor-type="as-char" svg:width="6.9236in" svg:height="3.896998in" draw:z-index="0">
<draw:image xlink:href="../Images/dwzh/2023-05-08T10-28-00Z/65172827_303.jpg" xlink:type="simple" xlink:show="embed" xlink:actuate="onLoad" draw:mime-type="image/jpeg"/>
</draw:frame>
</text:a>
</text:p>
      <text:p text:style-name="P4">
宁德时代计划在图林根州投资总计18亿欧元。这是该企业在欧洲的首个工厂</text:p>
      <text:p text:style-name="P4">
（德国之声中文网）掌控着全球电池市场37%份额的宁德时代（CATL），今年1月在德国图林根州的工厂正式投产。而 <text:a xlink:type="simple" xlink:href="https://www.dw.com/zh/zh/宁德时代在欧美投资遭遇阻力/a-64944983" text:style-name="Internet_20_link" text:visited-style-name="Visited_20_Internet_20_Link">
</text:a>
 占据了中国在图林根州投资的重要比例。</text:p>
      <text:p text:style-name="P4">
据德广联报道，图林根州来自中国的投资比例，从2019年的不到10%，增加到2020年的14.4%，随后2021年达到18.6%，而2022年则升至27.3%。从中国进口的商品和服务价值接近50亿欧元。而其中，宁德时代2019年10月在图林根州动工时，承诺投资18亿欧元。此外，这家为宝马、奥迪等车商提供电池的制造商还承诺在那里创造约2000个就业岗位。</text:p>
      <text:p text:style-name="P4">
<text:a xlink:type="simple" xlink:href="https://www.dw.com/zh/zh/不忧欧中关系-中国电池厂商正式在德国量产/a-64539329" text:style-name="Internet_20_link" text:visited-style-name="Visited_20_Internet_20_Link">
 </text:a>
，该厂介绍说，试产期间800多名工人中，约400人是中国人。德广联报道说，中国工人熟悉这些机器和产品，生产步入正轨后，在德国当地雇佣的员工比例将增加。</text:p>
      <text:p text:style-name="P4">
<draw:frame draw:style-name="fr1" draw:name="Image134" text:anchor-type="as-char" svg:width="6.9236in" svg:height="3.889434in" draw:z-index="0">
<draw:image xlink:href="../Images/dwzh/2023-05-08T10-28-00Z/65172838_404.jpg" xlink:type="simple" xlink:show="embed" xlink:actuate="onLoad" draw:mime-type="image/jpeg"/>
</draw:frame>
</text:p>
      <text:p text:style-name="P4">
宁德时代在图林根州的新厂房</text:p>
      <text:h text:style-name="P12" text:outline-level="3">
<text:span text:style-name="T4">
经济依赖与技术依赖</text:span>
</text:h>
      <text:p text:style-name="P4">
尽管如此，耶拿大学经济政策教授弗莱塔克（AndreasFreytag）仍提出警告，在工业领域的合作中，如果是技术流向中国，那是中国所乐见的。他对德广联表示："宁德时代对许多汽车制造商来说现在就已经离不开了。"他说，中国的政策是让西方更加依赖于中国的技术。</text:p>
      <text:p text:style-name="P4">
图林根州也有企业在中国设厂，比如机械制造商儒拉玛特（Ruhlamat）。该公司在图林根州有300名员工，在中国则有800名员工。首席运营官提佩斯卡(ChristianTipecska)向德广联表示，"我们当然也必须与中国当地的党组织保持良好关系。"他说，必须清楚知道，中国是一个专制政体，新冠疫情期间的政策就体现出这意味着什么。"有时就关闭港口四周。"提佩斯卡表示，如果德国很大依赖于中国供货，那会是个问题。但如果想在中国销售，那就需要在当地生产。"重要的是跨文化训练。"然后与中国员工的交流就非常好了。</text:p>
      <text:h text:style-name="P12" text:outline-level="3">
<text:span text:style-name="T4">
匈牙利民众抗议中国电池工厂</text:span>
</text:h>
      <text:h text:style-name="P12" text:outline-level="3">
<text:span text:style-name="T4">
图林根州经济部长：投资是好事</text:span>
</text:h>
      <text:p text:style-name="P4">
德广联记者也采访了图林根州经济部长蒂芬泽（WolfgangTiefensee）。他认为，中国的利益也在于长期在德国和欧洲市场销售其产品，因此中国必须展现负责任的伙伴形象。他说，图林根州获得新技术和新的就业岗位是有利的。蒂芬泽表示，中国在图林根州有30家企业或参股项目，尚没有出现明显的问题。不过，他也表示，需要审视整个供应网络，如果出现整体系统失衡，将会给各方带来损失。</text:p>
      <text:p text:style-name="P4">
此外，宁德时代在图林根州落户，也给当地的其他相关供应商带来希望：或许他们也能得到一些生产合约。不过，另一种担心是，宁德时代可能会优先委托那些熟悉其产品、能迅速量产的供应商。德广联介绍说，一家生产电池外壳的中国厂商KDL就在宁德时代图林根工厂附近落脚，并雇佣有约100名员工。宁德时代则回应说，该公司与德国多家企业合作，比如无尘车间或者激光技术是与巴登符腾堡州的企业合作。</text:p>
      <text:p text:style-name="P4">
<text:a xlink:type="simple" xlink:href="https://www.dw.com/zh/zh/宁德时代电池市占全球第一-习近平亦喜亦忧/a-64909967" text:style-name="Internet_20_link" text:visited-style-name="Visited_20_Internet_20_Link">
 </text:a>
，达到98亿元（约合13亿欧元）。宁德时代供应电池的汽车厂商还包括大众、特斯拉、丰田等。</text:p>
      <text:p text:style-name="P4">
（综合报道）</text:p>
      <text:p text:style-name="P4">
Source: <text:a xlink:type="simple" xlink:href="https://www.dw.com/zh/电池的-副作用-？宁德时代在德投资受审视/a-65549438" text:style-name="Internet_20_link" text:visited-style-name="Visited_20_Internet_20_Link">
https://www.dw.com/zh/电池的-副作用-？宁德时代在德投资受审视/a-65549438?maca=chi-rss-chi-all-1127-rdf</text:a>
</text:p>
      <!--NEWS-->
      <text:h text:style-name="P10" text:outline-level="1">
<text:span text:style-name="T4">
成蕾在中国被捕满1000日 澳洲当局呼吁放人</text:span>
</text:h>
      <text:p text:style-name="P4">
Publisher: 法新社</text:p>
      <text:p text:style-name="P4">
Published Time: 2023-05-08T10:32:06+00:00</text:p>
      <text:p text:style-name="P4">
Modified Time: 2023-05-08T10:20:05+00:00</text:p>
      <text:p text:style-name="P4">
Description: （法新社雪梨8日电） 因涉嫌「泄漏国家机密」在中国被捕的澳洲华裔记者成蕾已经身陷囹圄1000天。澳洲当局今天再度呼吁中国当局释放成蕾，让她与家人团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5-08T10-32-06-00-00/000000.png" xlink:type="simple" xlink:show="embed" xlink:actuate="onLoad" draw:mime-type="image/png"/>
</draw:frame>
</text:p>
      <text:p text:style-name="P4">
47岁的成蕾出生于湖南岳阳，10岁随父母移居澳洲，曾是中国环球电视新闻网（CGTN）英文频道主播，2020年8月因涉嫌「泄漏国家机密」在北京遭拘留；2021年2月被当局依涉嫌「为境外非法提供国家秘密罪」逮捕。2022年3月31日，北京第二中院对成蕾案进行闭门审理，澳洲外交人员未被允许旁听，迄今未看到法院对她的判决。</text:p>
      <text:p text:style-name="P4">
澳洲外交部长黄英贤（Penny Wong）对成蕾案持续拖延表达「深刻关切」。许多人认为这起案件出于政治动机。</text:p>
      <text:p text:style-name="P4">
成蕾2020年被捕后一直被拘留在北京，她有两个年幼的孩子住在澳洲。黄英贤说，「尽管与家人分开这么久，但她展现极强的韧性与勇气」。「所有澳洲人都想看到她与孩子团聚。」</text:p>
      <text:p text:style-name="P4">
成蕾的男友柯益尔（Nick Coyle）写下恳切的陈词，期盼她能获释。</text:p>
      <text:p text:style-name="P4">
柯益尔在今天刊登于「澳洲人报」（TheAustralian）的文章中说，「已经过了1000天，我们依旧不知道她为何被捕，为何被以危害国家安全这种刻意模糊的罪名起诉，也不知道她何时能回到我们身边」。</text:p>
      <text:p text:style-name="P4">
他写道，「在这起案件中，她的两个孩子也已成为不透明中国法律体制的受害者，当时分别只有9岁和11岁」。</text:p>
      <text:p text:style-name="P4">
成蕾被捕后与外界联系几乎断绝，仅有澳洲使馆领事每个月前往探监。</text:p>
      <text:p text:style-name="P4">
Source: <text:a xlink:type="simple" xlink:href="https://www.rfi.fr/cn/%E5%9B%BD%E9%99%85%E6%8A%A5%E9%81%93/20230508-%E6%88%90%E8%95%BE%E5%9C%A8%E4%B8%AD%E5%9B%BD%E8%A2%AB%E6%8D%95%E6%BB%A11000%E6%97%A5-%E6%BE%B3%E6%B4%B2%E5%BD%93%E5%B1%80%E5%91%BC%E5%90%81%E6%94%BE%E4%BA%BA" text:style-name="Internet_20_link" text:visited-style-name="Visited_20_Internet_20_Link">
https://www.rfi.fr/cn/%E5%9B%BD%E9%99%85%E6%8A%A5%E9%81%93/20230508-%E6%88%90%E8%95%BE%E5%9C%A8%E4%B8%AD%E5%9B%BD%E8%A2%AB%E6%8D%95%E6%BB%A11000%E6%97%A5-%E6%BE%B3%E6%B4%B2%E5%BD%93%E5%B1%80%E5%91%BC%E5%90%81%E6%94%BE%E4%BA%BA</text:a>
</text:p>
      <!--NEWS-->
      <text:h text:style-name="P10" text:outline-level="1">
<text:span text:style-name="T4">
美得州枪击案 嫌凶疑为新纳粹分子</text:span>
</text:h>
      <text:p text:style-name="P4">
Author: 联合早报 (Person)</text:p>
      <text:p text:style-name="P4">
Publisher: 联合早报 (Organization)</text:p>
      <text:p text:style-name="P4">
Published Time: 2023-05-08T10:43</text:p>
      <text:p text:style-name="P4">
Modified Time: 2023-05-08T11:40</text:p>
      <text:p text:style-name="P4">
Description: 美国得克萨斯州达拉斯购物中心枪击事件的凶嫌疑为新纳粹分子。新华社报道，上星期六（5月6日）发生在得州达拉斯以北城镇艾伦的一购物中心的枪击事件，造成包括枪手在内的九人死亡、七人受伤。</text:p>
      <text:p text:style-name="P4">
Videos: []</text:p>
      <text:p text:style-name="P4">
Audios: []</text:p>
      <text:p text:style-name="P4">
Images: []</text:p>
      <text:p text:style-name="P4">
Type: NewsArticle</text:p>
      <text:p text:style-name="P4">
Breadcrumbs: ['即时', '国际']</text:p>
      <text:p text:style-name="P4">
Keywords: ['美国', '得克萨斯州', '枪击事件']</text:p>
      <!--METADATA-->
      <text:p text:style-name="P4">
美国得克萨斯州达拉斯 <text:a xlink:type="simple" xlink:href="https://www.zaobao.com/realtime/world/story20230507-1391701" text:style-name="Internet_20_link" text:visited-style-name="Visited_20_Internet_20_Link">
 </text:a>
的凶嫌疑为新纳粹分子。</text:p>
      <text:p text:style-name="P4">
新华社报道，上星期六（5月6日）发生在得州达拉斯以北城镇艾伦的一购物中心的枪击事件，造成包括枪手在内的九人死亡、七人受伤。多家美媒7日指男性凶嫌加西亚（MauricioGarcia）现年33岁，当过保安并接受过枪支训练。案发时，他使用一支AR-15式步枪和一把手枪向购物者和店员射击，被一名当时正在购物中心内的警察击毙。随后警方在加西亚的汽车里发现更多武器和弹药。</text:p>
      <text:p text:style-name="P4">
美媒引述匿名执法官员的话说，加西亚住在达拉斯，拥有多个社交媒体账号，发布过多个支持新纳粹主张和白人至上主义的贴子。美国执法部门正在调查他是否受右翼极端主义思想驱使，目前尚未正式发布相关信息。</text:p>
      <text:p text:style-name="P4">
Source: <text:a xlink:type="simple" xlink:href="https://www.zaobao.com.sg/realtime/world/story20230508-1392095" text:style-name="Internet_20_link" text:visited-style-name="Visited_20_Internet_20_Link">
https://www.zaobao.com.sg/realtime/world/story20230508-1392095</text:a>
</text:p>
      <!--NEWS-->
      <text:h text:style-name="P10" text:outline-level="1">
<text:span text:style-name="T4">
拜登政府或动用总统授权 加快供台5亿美元军备</text:span>
</text:h>
      <text:p text:style-name="P4">
Author: None (Language: zh)</text:p>
      <text:p text:style-name="P4">
Publisher: None</text:p>
      <text:p text:style-name="P4">
Time: 2023-05-08T11:02:00Z</text:p>
      <text:p text:style-name="P4">
Description: 据媒体报道，华盛顿计划启用一种在对乌克兰军援当中使用的授权，由拜登总统直接拨出库存武器支援台湾。台湾国防部对有关报道回应表示，对相关协助乐观其成。</text:p>
      <text:p text:style-name="P4">
Videos: []</text:p>
      <text:p text:style-name="P4">
Images: ["<text:a xlink:type="simple" xlink:href="https://static.dw.com/image/62918736_303.jpg" text:style-name="Internet_20_link" text:visited-style-name="Visited_20_Internet_20_Link">
62918736_303.jpg</text:a>
", "<text:a xlink:type="simple" xlink:href="https://static.dw.com/image/60561541_401.jpg" text:style-name="Internet_20_link" text:visited-style-name="Visited_20_Internet_20_Link">
60561541_401.jpg</text:a>
"]</text:p>
      <text:p text:style-name="P4">
Subject: 时政风云</text:p>
      <text:p text:style-name="P4">
Subjects: ['岛屿主权争端', '马英九', '专题报道：全景观看“习马会”', '专题报道：2016年台湾大选', '台湾', '南希·佩洛西']</text:p>
      <text:p text:style-name="P4">
Keywords: ['台湾', '军援乌克兰', '拜登', '美国总统', '国防部', '库存', '美国国会', '国防授权法案']</text:p>
      <text:p text:style-name="P4">
ID: 65549806</text:p>
      <!--METADATA-->
      <text:p text:style-name="P4">
<text:a xlink:type="simple" xlink:href="https://www.dw.com/zh/overlay/image/article/65549806/62918736" text:style-name="Internet_20_link" text:visited-style-name="Visited_20_Internet_20_Link">
 <draw:frame draw:style-name="fr1" draw:name="Image136" text:anchor-type="as-char" svg:width="6.9236in" svg:height="3.896998in" draw:z-index="0">
<draw:image xlink:href="../Images/dwzh/2023-05-08T11-02-00Z/62918736_303.jpg" xlink:type="simple" xlink:show="embed" xlink:actuate="onLoad" draw:mime-type="image/jpeg"/>
</draw:frame>
</text:a>
</text:p>
      <text:p text:style-name="P4">
根据“总统提取授权”，美国总统可直接拨出库存武器军援</text:p>
      <text:p text:style-name="P4">
（德国之声中文网）彭博社周末援引消息人士报道，拜登政府计划比照军援乌克兰的一种应急授权模式，向台湾提供价值5亿美元的武器装备。</text:p>
      <text:p text:style-name="P4">
美国国会在 <text:a xlink:type="simple" xlink:href="https://www.dw.com/zh/zh/中国谴责美国通过对台军援预算/a-64204524" text:style-name="Internet_20_link" text:visited-style-name="Visited_20_Internet_20_Link">
 </text:a>
中，授权拜登总统使用"总统提取权"（PDA）从国防部提取价值至多10亿美元的防卫装备或服务提供给台湾。这种紧急授权允许总统在紧急情况下无须国会批准便可从美国现有库存提取物资。这会加快<text:a xlink:type="simple" xlink:href="https://www.dw.com/zh/zh/美众议院兵棋推演台海冲突-结论必须全面武装台湾/a-65398180" text:style-name="Internet_20_link" text:visited-style-name="Visited_20_Internet_20_Link">
 </text:a>
 的进度。</text:p>
      <text:p text:style-name="P4">
据路透社报道，美国已经采取这种方式为乌克兰提供了30多次军援。上周，美国宣布向乌克兰提供价值最多达3亿美元的军事装备，就是以这种形式。不过"总统提取权"还没有被用来对台提供武器。</text:p>
      <text:h text:style-name="P12" text:outline-level="3">
<text:span text:style-name="T4">
台湾国防部：乐观其成</text:span>
</text:h>
      <text:p text:style-name="P4">
过去三年间，中国加大了对台湾的军事压力。上个月，在台湾总统蔡英文过境加利福尼州期间会晤美国众议院议长凯文·麦卡锡后，中国在台湾周边再次举行了军事演习。</text:p>
      <text:h text:style-name="P12" text:outline-level="3">
<text:span text:style-name="T4">
面對中國威脅 台灣導彈足夠自衛嗎？</text:span>
</text:h>
      <text:p text:style-name="P4">
据台湾中央社报道，台湾国防部对媒体有关报道回应称，PDA是2023年财政年度美国国防授权法案（NDAA）「强化台湾韧性法案」之一，主要内容是提供美军的库存武器，以弥补军售延迟交运的防卫缺口。对于友邦或盟国的相关协助，国防部"乐观其成"。</text:p>
      <text:p text:style-name="P4">
自从去年以来，台湾一直抱怨美国在交付"刺针"(Stinger)防空导弹等武器方面出现延宕。武器制造商目前把重点放在了向乌克兰提供装备方面。一些美国议员对这一问题表示了关切。台湾国防部长邱国正上周四说，由于供应链受干扰，美国向台湾运交66架F-16V战斗机的进度被延迟了，国防部已要求美方"从多方面做个弥补"。</text:p>
      <text:p text:style-name="P4">
五角大楼一位发言人上周五表示，美国国防部长奥斯汀今年2月在参议院军事委员会前作证时提到，国防部打算利用10亿美元的授权，通过"总统提取权"向台湾提供武器。</text:p>
      <text:p text:style-name="P4">
<draw:frame draw:style-name="fr1" draw:name="Image137" text:anchor-type="as-char" svg:width="6.9236in" svg:height="3.896998in" draw:z-index="0">
<draw:image xlink:href="../Images/dwzh/2023-05-08T11-02-00Z/60561541_401.jpg" xlink:type="simple" xlink:show="embed" xlink:actuate="onLoad" draw:mime-type="image/jpeg"/>
</draw:frame>
</text:p>
      <text:p text:style-name="P4">
美国“刺针”飞弹交货延期</text:p>
      <text:h text:style-name="P12" text:outline-level="3">
<text:span text:style-name="T4">
专家：飞弹为主</text:span>
</text:h>
      <text:p text:style-name="P4">
华盛顿智库美国企业公共政策研究所的访问研究员塞耶斯(EricSayers)对彭博社指出，"这应该被看作是积极的第一步，利用这些新的授权，开始加速解决两岸间威慑力不对称的问题。"他还预计，国会将推动政府使用他们授权的全部10亿美元，对台提供武器。</text:p>
      <text:p text:style-name="P4">
目前还不清楚如果付诸实施，这批对台军援包含什么具体内容。台湾国防安全研究院国防战略与资源研究所长苏紫云接受中央社记者访问表示，5亿美元约可购买3000枚标枪飞弹或6000枚刺针飞弹，或是500枚鱼叉反舰飞弹，或120枚爱国3型飞弹，可快速补强防卫战力。</text:p>
      <text:p text:style-name="P4">
苏紫云表示，基于俄乌战争经验以及5亿美元额度，预估品项将以飞弹援助为主。台湾前空军副司令张延廷则估计，5亿美元品项可能以无人机及其装备、刺针飞弹和标枪飞弹为主，以利不对称作战战略的构想及设计。</text:p>
      <text:p text:style-name="P4">
（路透社、彭博社、中央社）</text:p>
      <text:p text:style-name="P4">
Source: <text:a xlink:type="simple" xlink:href="https://www.dw.com/zh/拜登政府或动用总统授权-加快供台5亿美元军备/a-65549806" text:style-name="Internet_20_link" text:visited-style-name="Visited_20_Internet_20_Link">
https://www.dw.com/zh/拜登政府或动用总统授权-加快供台5亿美元军备/a-65549806?maca=chi-rss-chi-all-1127-rdf</text:a>
</text:p>
      <!--NEWS-->
      <text:h text:style-name="P10" text:outline-level="1">
<text:span text:style-name="T4">
俄乌战况：巴赫穆特决战在即？</text:span>
</text:h>
      <text:p text:style-name="P4">
Author: None (Language: zh)</text:p>
      <text:p text:style-name="P4">
Publisher: None</text:p>
      <text:p text:style-name="P4">
Time: 2023-05-08T11:03:00Z</text:p>
      <text:p text:style-name="P4">
Description: 俄罗斯为纪念"胜利日"在莫斯科举行大规模阅兵前夕，加强了针对乌克兰的攻势，从昨夜到今晨，基辅和哈尔科夫等城镇再到遭到俄罗斯的空袭。与此同时，围绕巴赫穆特的激战仍在进行中。</text:p>
      <text:p text:style-name="P4">
Videos: []</text:p>
      <text:p text:style-name="P4">
Images: ["<text:a xlink:type="simple" xlink:href="https://static.dw.com/image/65544815_303.jpg" text:style-name="Internet_20_link" text:visited-style-name="Visited_20_Internet_20_Link">
65544815_303.jpg</text:a>
", "<text:a xlink:type="simple" xlink:href="https://static.dw.com/image/63417512_401.jpg" text:style-name="Internet_20_link" text:visited-style-name="Visited_20_Internet_20_Link">
63417512_401.jpg</text:a>
", "<text:a xlink:type="simple" xlink:href="https://static.dw.com/image/65545199_401.jpg" text:style-name="Internet_20_link" text:visited-style-name="Visited_20_Internet_20_Link">
65545199_401.jpg</text:a>
", "<text:a xlink:type="simple" xlink:href="https://static.dw.com/image/65544799_401.jpg" text:style-name="Internet_20_link" text:visited-style-name="Visited_20_Internet_20_Link">
65544799_401.jpg</text:a>
"]</text:p>
      <text:p text:style-name="P4">
Subject: 新闻广角</text:p>
      <text:p text:style-name="P4">
Subjects: ['俄罗斯', '乌克兰', '普京', '俄罗斯入侵乌克兰']</text:p>
      <text:p text:style-name="P4">
Keywords: ['乌克兰', '俄罗斯', '俄乌战争', '巴赫穆特', '泽连斯基', '普京']</text:p>
      <text:p text:style-name="P4">
ID: 65550358</text:p>
      <!--METADATA-->
      <text:p text:style-name="P4">
<text:a xlink:type="simple" xlink:href="https://www.dw.com/zh/overlay/image/article/65550358/65544815" text:style-name="Internet_20_link" text:visited-style-name="Visited_20_Internet_20_Link">
 <draw:frame draw:style-name="fr1" draw:name="Image138" text:anchor-type="as-char" svg:width="6.9236in" svg:height="3.896998in" draw:z-index="0">
<draw:image xlink:href="../Images/dwzh/2023-05-08T11-03-00Z/65544815_303.jpg" xlink:type="simple" xlink:show="embed" xlink:actuate="onLoad" draw:mime-type="image/jpeg"/>
</draw:frame>
</text:a>
</text:p>
      <text:p text:style-name="P4">
（德国之声中文网）来自乌克兰军方的消息称，俄军加强了对巴赫穆特的攻势，期望在周二之前全面将该城置于俄军控制之下。乌克兰东部战区司令苏尔斯基上将（Olexander Syrskyj）视察巴赫穆特前线后表示，俄军对前线部队进行了重新部署，并动用了现代化装备。苏尔斯基说： <text:a xlink:type="simple" xlink:href="https://www.dw.com/zh/zh/俄乌战争中最血腥的战斗巴赫穆特争夺战/a-65235766" text:style-name="Internet_20_link" text:visited-style-name="Visited_20_Internet_20_Link">
</text:a>
</text:p>
      <text:p text:style-name="P4">
五月九日是苏联战胜纳粹德国的纪念日，俄罗斯每年都会在莫斯科举行大型阅兵活动。</text:p>
      <text:h text:style-name="P12" text:outline-level="3">
<text:span text:style-name="T4">
俄罗斯要"耗尽"乌克兰的防空力量</text:span>
</text:h>
      <text:p text:style-name="P4">
俄罗斯军方不断变换战术，试图"耗尽"乌克兰的防空力量，并找到绕过该国防空系统的途径。乌克兰南部战区一名女发言人表示，俄军已经为此目的"用尽了一切办法"，只是在使用高精准武器方面还较为节省。乌克兰方面目前已经装备了现代化的防空设施，其中包括美制爱国者导弹防御系统和德国制造的Iris-T防空系统。</text:p>
      <text:p text:style-name="P4">
<draw:frame draw:style-name="fr1" draw:name="Image139" text:anchor-type="as-char" svg:width="6.9236in" svg:height="3.896998in" draw:z-index="0">
<draw:image xlink:href="../Images/dwzh/2023-05-08T11-03-00Z/63417512_401.jpg" xlink:type="simple" xlink:show="embed" xlink:actuate="onLoad" draw:mime-type="image/jpeg"/>
</draw:frame>
</text:p>
      <text:p text:style-name="P4">
德国制造的IRIS-T模块式防空系统。</text:p>
      <text:p text:style-name="P4">
除巴赫穆特之外，俄军还对乌克兰境内其他一些目标发动了大规模攻势。乌军参谋部表示，俄军的攻势又造成了平民的伤亡。昨夜今晨，俄军共对哈尔科夫、赫尔松以及奥德赛等地发动了16次导弹袭击。</text:p>
      <text:p text:style-name="P4">
俄军周一凌晨对乌克兰首都基辅也发动了空袭，基辅市长克里齐科（ VitaliKlitschko）表示，空袭造成了多名市民受伤。敖德萨一名军方发言人表示，黑海城市敖德萨遭到袭击后，一个食品仓库起火。</text:p>
      <text:h text:style-name="P12" text:outline-level="3">
<text:span text:style-name="T4">
依靠谎言无法赢得战争</text:span>
</text:h>
      <text:p text:style-name="P4">
乌克兰国防部副部长豪利罗夫（WolodymyrHawrylow）表示，乌军即将对俄占领土发起的反攻将使俄军陷入"恐慌境地"。豪利罗夫对英国《独立报》表示，俄罗斯人仍未意识到，他们的宣传机器给他们描绘的是一幅虚假的画面。他表示，长期以来，克里姆林宫一直在向民众隐瞒俄军伤亡的真相，但真正决定胜负的是战场，而不是电视和网络上虚假宣传。</text:p>
      <text:p text:style-name="P4">
<draw:frame draw:style-name="fr1" draw:name="Image140" text:anchor-type="as-char" svg:width="6.9236in" svg:height="3.896998in" draw:z-index="0">
<draw:image xlink:href="../Images/dwzh/2023-05-08T11-03-00Z/65545199_401.jpg" xlink:type="simple" xlink:show="embed" xlink:actuate="onLoad" draw:mime-type="image/jpeg"/>
</draw:frame>
</text:p>
      <text:p text:style-name="P4">
五月八日凌晨，基辅街头的一个伊朗制自杀式无人机残骸。</text:p>
      <text:p text:style-name="P4">
豪利罗夫拒绝透露反攻行动的具体时间 <text:a xlink:type="simple" xlink:href="https://www.dw.com/zh/zh/乌克兰防长反攻准备好了/a-65465154" text:style-name="Internet_20_link" text:visited-style-name="Visited_20_Internet_20_Link">
 </text:a>
"豪利罗夫还表示，历时数月的巴赫穆特战局已经充分说明了当前俄罗斯战争机器的疲软状况。他表示：俄军惨败已经只是一个时间问题。</text:p>
      <text:h text:style-name="P12" text:outline-level="3">
<text:span text:style-name="T4">
泽连斯基：世界要了解"全部真相"</text:span>
</text:h>
      <text:p text:style-name="P4">
乌克兰总统泽连斯基在一次视频讲话中表示，国际社会必须了解俄罗斯恐怖行径的全部真相。"恐怖主义国家做了什么，我们为保护生命做了什么，世界必须将这些真相讲出来，这一点至关重要。"泽连斯基谈到了俄军对哈尔科夫和赫尔松的频繁炮击，对切尔尼戈夫和苏梅地区边境村庄的恐怖行为以及顿涅茨克地区地狱般的惨景。</text:p>
      <text:p text:style-name="P4">
泽连斯基强调，俄罗斯的重要目标就是破坏乌克兰、欧洲以及整个自由世界的安全，"破坏安全、制造死亡和混乱，这就是恐怖主义国家所作的一切。"</text:p>
      <text:p text:style-name="P4">
<draw:frame draw:style-name="fr1" draw:name="Image141" text:anchor-type="as-char" svg:width="6.9236in" svg:height="3.896998in" draw:z-index="0">
<draw:image xlink:href="../Images/dwzh/2023-05-08T11-03-00Z/65544799_401.jpg" xlink:type="simple" xlink:show="embed" xlink:actuate="onLoad" draw:mime-type="image/jpeg"/>
</draw:frame>
</text:p>
      <text:p text:style-name="P4">
泽连斯基：全世界都应了解“恐怖行径”的真相。</text:p>
      <text:h text:style-name="P12" text:outline-level="3">
<text:span text:style-name="T4">
新闻调查：俄罗斯暗中策划的游行集会</text:span>
</text:h>
      <text:p text:style-name="P4">
媒体调查显示，俄罗斯情报机构正在西方大城市策划出于宣传目的的游行集会。《南德意志报》、北德电台、西德电台以及其他一些国际大媒体联合进行的新闻调查显示，俄罗斯这样做的目的，是在西方世界煽动反乌克兰情绪、并为瑞典等国加入北约的努力制造障碍。有关媒体表示，得出这一结论的依据是据称来自克里姆林宫安全机构的文件。</text:p>
      <text:p text:style-name="P4">
有关媒体为此提供的证据是：今年三月初，据称旅居巴黎的一个乌克兰社团的成员举行集会，蒙面示威者行希特勒礼，高呼反土耳其总统埃尔多安的口号，并羞辱二月六日土耳其大地震中的死难者。上述媒体调查发现，在社交平台上广泛传播这次集会图片的主要是三个来自圣彼得堡的账号。</text:p>
      <text:p text:style-name="P4">
（德新社，法新社，路透社）</text:p>
      <text:p text:style-name="P4">
Source: <text:a xlink:type="simple" xlink:href="https://www.dw.com/zh/俄乌战况：巴赫穆特决战在即？/a-65550358" text:style-name="Internet_20_link" text:visited-style-name="Visited_20_Internet_20_Link">
https://www.dw.com/zh/俄乌战况：巴赫穆特决战在即？/a-65550358?maca=chi-rss-chi-all-1127-rdf</text:a>
</text:p>
      <!--NEWS-->
      <text:h text:style-name="P10" text:outline-level="1">
<text:span text:style-name="T4">
欧盟首次拟定对支持俄乌战争的中国公司实施制裁 恐加剧与北京紧张关系</text:span>
</text:h>
      <text:p text:style-name="P4">
Author: chinese@voanews.com (金谷)</text:p>
      <text:p text:style-name="P4">
Publisher: 美国之音中文网 (Type: NewsMediaOrganization)</text:p>
      <text:p text:style-name="P4">
Published Time: 2023-05-08T11:04:12+08:00</text:p>
      <text:p text:style-name="P4">
Modified Time: 2023-05-08 06:35:41Z</text:p>
      <text:p text:style-name="P4">
Description: 据英国《金融时报》星期日（5月7日）报道，欧盟已提议对多家中国公司实施制裁，它们被指责出售相关设备，可用于支持俄罗斯在战争中使用的武器。此为俄乌战争以来，欧盟首次提议对中国公司实施制裁，恐将加剧与北京的紧张关系。</text:p>
      <text:p text:style-name="P4">
Videos: []</text:p>
      <text:p text:style-name="P4">
Images: []</text:p>
      <text:p text:style-name="P4">
Categories: ['中国', '欧洲', '乌克兰局势']</text:p>
      <text:p text:style-name="P4">
Type: None</text:p>
      <!--METADATA-->
      <text:p text:style-name="P4">
NoneNone</text:p>
      <text:p text:style-name="P4">
Source: <text:a xlink:type="simple" xlink:href="https://www.voachinese.com/a/eu-china-companies-20230507/7083084.html" text:style-name="Internet_20_link" text:visited-style-name="Visited_20_Internet_20_Link">
https://www.voachinese.com/a/eu-china-companies-20230507/7083084.html</text:a>
</text:p>
      <!--NEWS-->
      <text:h text:style-name="P10" text:outline-level="1">
<text:span text:style-name="T4">
消息：韩美日5月底联合举行海上拦截演习</text:span>
</text:h>
      <text:p text:style-name="P4">
Author: 联合早报 (Person)</text:p>
      <text:p text:style-name="P4">
Publisher: 联合早报 (Organization)</text:p>
      <text:p text:style-name="P4">
Published Time: 2023-05-08T11:09</text:p>
      <text:p text:style-name="P4">
Modified Time: 2023-05-08T11:13</text:p>
      <text:p text:style-name="P4">
Description: 有消息指，韩美日将于5月末在济州道以南公海上，联合实施海上拦截演习。韩联社报道，韩军消息人士星期一（5月8日）说，防扩散安全倡议（PSI）高级别会议将于5月末在韩国举行，韩军计划以...</text:p>
      <text:p text:style-name="P4">
Videos: []</text:p>
      <text:p text:style-name="P4">
Audios: []</text:p>
      <text:p text:style-name="P4">
Images: []</text:p>
      <text:p text:style-name="P4">
Type: NewsArticle</text:p>
      <text:p text:style-name="P4">
Breadcrumbs: ['即时', '国际']</text:p>
      <text:p text:style-name="P4">
Keywords: ['韩国', '美国', '日本', '联合演习', '核武器', '朝鲜']</text:p>
      <!--METADATA-->
      <text:p text:style-name="P4">
有消息指，韩美日将于5月末在济州道以南公海上，联合实施海上拦截演习。</text:p>
      <text:p text:style-name="P4">
韩联社报道，韩军消息人士星期一（5月8日）说，防扩散安全倡议（PSI）高级别会议将于5月末在韩国举行，韩军计划以此为契机，与部分国家联合实施海上拦截演习。此次演习将由韩军主导实施，美日两国已基本确定参演，澳大利亚等其他国家也有可能参加。参演国家和演习计划等细节正在协调中。</text:p>
      <text:p text:style-name="P4">
防扩散安全倡议成立于2003年，是旨在防止核武器、生化武器等大规模杀伤性武器及搬运手段等相关物品非法扩散的国际合作机制，每五年举行一次高级别会议。</text:p>
      <text:p text:style-name="P4">
防扩散安全倡议今年迎来成立20周年，并首次在韩国开会。韩方以此为契机还将一并主办防扩散安全倡议亚太例行演习之一的“东方努力23”（EasternEndeavor 23）。此演习始于2014年，参演国家轮流主办。</text:p>
      <text:p text:style-name="P4">
韩美日4月17日在朝鲜半岛东部公海联合进行了一次旨在 <text:a xlink:type="simple" xlink:href="https://www.zaobao.com/realtime/world/story20230417-1383975" text:style-name="Internet_20_link" text:visited-style-name="Visited_20_Internet_20_Link">
</text:a>
 。</text:p>
      <text:p text:style-name="P4">
Source: <text:a xlink:type="simple" xlink:href="https://www.zaobao.com.sg/realtime/world/story20230508-1392098" text:style-name="Internet_20_link" text:visited-style-name="Visited_20_Internet_20_Link">
https://www.zaobao.com.sg/realtime/world/story20230508-1392098</text:a>
</text:p>
      <!--NEWS-->
      <text:h text:style-name="P10" text:outline-level="1">
<text:span text:style-name="T4">
日韩首脑就面向未来深化关系达成一致</text:span>
</text:h>
      <text:p text:style-name="P4">
Author: 联合早报 (Person)</text:p>
      <text:p text:style-name="P4">
Publisher: 联合早报 (Organization)</text:p>
      <text:p text:style-name="P4">
Published Time: 2023-05-08T11:53</text:p>
      <text:p text:style-name="P4">
Modified Time: 2023-05-08T11:53</text:p>
      <text:p text:style-name="P4">
Description: 日本首相岸田文雄和韩国总统尹锡悦就面向未来深化双边关系达成了一致。综合共同社和韩联社报道，岸田文雄星期天（5月7日）访问韩国，与尹锡悦举行了会谈。岸田文雄谈到历史遗留问题时称，他本...</text:p>
      <text:p text:style-name="P4">
Videos: []</text:p>
      <text:p text:style-name="P4">
Audios: []</text:p>
      <text:p text:style-name="P4">
Images: []</text:p>
      <text:p text:style-name="P4">
Type: NewsArticle</text:p>
      <text:p text:style-name="P4">
Breadcrumbs: ['即时', '国际']</text:p>
      <text:p text:style-name="P4">
Keywords: ['日本', '韩国', '岸田文雄', '尹锡悦']</text:p>
      <!--METADATA-->
      <text:p text:style-name="P4">
日本首相岸田文雄和韩国总统尹锡悦就面向未来深化双边关系达成了一致。</text:p>
      <text:p text:style-name="P4">
综合共同社和韩联社报道，岸田文雄星期天（5月7日） <text:a xlink:type="simple" xlink:href="https://www.zaobao.com/realtime/world/story20230507-1391736" text:style-name="Internet_20_link" text:visited-style-name="Visited_20_Internet_20_Link">
</text:a>
 ，与尹锡悦举行了会谈。</text:p>
      <text:p text:style-name="P4">
岸田文雄谈到历史遗留问题时称，他本人对许多人在当时的严酷环境中遭遇非常痛苦和悲惨的经历感到痛心。他强调，包括韩日两国1998年发表的《金大中-小渊惠三联合宣言》在内，日本政府对继承历届日本内阁历史认知的立场，今后也不会动摇。</text:p>
      <text:p text:style-name="P4">
尹锡悦说：“若不完全梳理历史问题，一步也无法向未来合作迈进的观念。”</text:p>
      <text:p text:style-name="P4">
尹锡悦还说，首脑互访的穿梭外交重回正轨深具意义。</text:p>
      <text:p text:style-name="P4">
这是岸田文雄就任日本首相后首次访问韩国。上一次日本首相访韩举行双边会谈是在2011年。</text:p>
      <text:p text:style-name="P4">
继 <text:a xlink:type="simple" xlink:href="https://www.zaobao.com/news/world/story20230317-1373307" text:style-name="Internet_20_link" text:visited-style-name="Visited_20_Internet_20_Link">
 </text:a>
就关系正常化达成一致后，两国首脑互访的“穿梭外交”正式重启。双方在会谈中商定，关于东京电力公司福岛第一核电站处理水排海计划，向当地派遣由韩国专家等组成的考察团。</text:p>
      <text:p text:style-name="P4">
尹锡悦在会谈后的联合记者会上就二战时期日本强征韩国劳工问题指出，让韩国财团代为赔偿的决定是“唯一的解决措施”，将忠实履行。岸田文雄回应称：“很多人并未忘却过去的痛苦记忆，但同时对未来敞开心扉，这令我很感动。”他说，面向未来与韩方合作是自己作为日本首相的职责。</text:p>
      <text:p text:style-name="P4">
岸田文雄也对韩国协助日本从非洲东北部国家苏丹撤侨一事表达感谢。</text:p>
      <text:p text:style-name="P4">
鉴于朝鲜多次发射导弹，双方在会谈中就加强威慑力和应对能力的重要性达成共识。此外，两人还商定了为构建半导体供应链加强合作。双方确认，将在5月19日开幕的七国集团首脑会议（G7广岛峰会）期间举行日美韩首脑会谈。此次会谈持续了约1小时45分钟。</text:p>
      <text:p text:style-name="P4">
岸田文雄5月7日上午抵达首尔空军基地。在日本统治时代的独立运动家及历代总统、朝鲜战争战殁者等长眠的国立墓地“显忠院”献花。当天还举行了两位夫人也出席的晚宴。</text:p>
      <text:p text:style-name="P4">
日本首相上次访韩是在2018年2月，时任首相安倍晋三出席了平昌冬季奥运会开幕式。2011年10月首相野田佳彦访韩后，穿梭外交中断。</text:p>
      <text:p text:style-name="P4">
Source: <text:a xlink:type="simple" xlink:href="https://www.zaobao.com.sg/realtime/world/story20230508-1392107" text:style-name="Internet_20_link" text:visited-style-name="Visited_20_Internet_20_Link">
https://www.zaobao.com.sg/realtime/world/story20230508-1392107</text:a>
</text:p>
      <!--NEWS-->
      <text:h text:style-name="P10" text:outline-level="1">
<text:span text:style-name="T4">
美地区银行股反弹、就业数据优于预期 亚股多收高</text:span>
</text:h>
      <text:p text:style-name="P4">
Publisher: 法新社</text:p>
      <text:p text:style-name="P4">
Published Time: 2023-05-08T12:02:08+00:00</text:p>
      <text:p text:style-name="P4">
Modified Time: 2023-05-08T11:50:02+00:00</text:p>
      <text:p text:style-name="P4">
Description: （法新社香港8日电） 亚洲股市今天追随华尔街涨势收高，美股利多主要来自美国地区性银行股强劲反弹，以及优于预期的就业数据缓解投资人对于全球最大经济体美国陷入衰退的担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5-08T12-02-08-00-00/000000.png" xlink:type="simple" xlink:show="embed" xlink:actuate="onLoad" draw:mime-type="image/png"/>
</draw:frame>
</text:p>
      <text:p text:style-name="P4">
法新社报导，在陷入困境的第一共和银行（First Republic Bank）上周被摩根大通收购之后，投资人仍对美国金融体系的任何动荡保持警惕。</text:p>
      <text:p text:style-name="P4">
此前，另3间美国银行在3月宣告倒闭，加上瑞士银行集团（UBS）收购瑞士信贷（Credit Suisse），引发交易大厅的恐慌。</text:p>
      <text:p text:style-name="P4">
美国联邦准备理事会（Fed）上周宣布再次升息后，暗示可能暂停升息，但这并未缓解市场的担忧。</text:p>
      <text:p text:style-name="P4">
尽管如此，本月5日美国地区银行股出现反弹，加上强劲的就业报告，在本周伊始为亚洲市场注入一剂强心针。</text:p>
      <text:p text:style-name="P4">
香港、上海、孟买和曼谷股市分别上涨超过1%；雪梨、首尔、台北、威灵顿和雅加达股市也走高。</text:p>
      <text:p text:style-name="P4">
然而，东京股市被回落的银行股拖累，投资人在假期休市结束后，持续抛售股票。</text:p>
      <text:p text:style-name="P4">
Source: <text:a xlink:type="simple" xlink:href="https://www.rfi.fr/cn/%E8%B4%A2%E7%BB%8F%E5%BF%AB%E8%AE%AF/20230508-%E7%BE%8E%E5%9C%B0%E5%8C%BA%E9%93%B6%E8%A1%8C%E8%82%A1%E5%8F%8D%E5%BC%B9-%E5%B0%B1%E4%B8%9A%E6%95%B0%E6%8D%AE%E4%BC%98%E4%BA%8E%E9%A2%84%E6%9C%9F-%E4%BA%9A%E8%82%A1%E5%A4%9A%E6%94%B6%E9%AB%98" text:style-name="Internet_20_link" text:visited-style-name="Visited_20_Internet_20_Link">
https://www.rfi.fr/cn/%E8%B4%A2%E7%BB%8F%E5%BF%AB%E8%AE%AF/20230508-%E7%BE%8E%E5%9C%B0%E5%8C%BA%E9%93%B6%E8%A1%8C%E8%82%A1%E5%8F%8D%E5%BC%B9-%E5%B0%B1%E4%B8%9A%E6%95%B0%E6%8D%AE%E4%BC%98%E4%BA%8E%E9%A2%84%E6%9C%9F-%E4%BA%9A%E8%82%A1%E5%A4%9A%E6%94%B6%E9%AB%98</text:a>
</text:p>
      <!--NEWS-->
      <text:h text:style-name="P10" text:outline-level="1">
<text:span text:style-name="T4">
阿盟成立部长级联络小组 应对苏丹危机</text:span>
</text:h>
      <text:p text:style-name="P4">
Author: 联合早报 (Person)</text:p>
      <text:p text:style-name="P4">
Publisher: 联合早报 (Organization)</text:p>
      <text:p text:style-name="P4">
Published Time: 2023-05-08T12:07</text:p>
      <text:p text:style-name="P4">
Modified Time: 2023-05-08T12:12</text:p>
      <text:p text:style-name="P4">
Description: 阿拉伯国家联盟理事会通过决议，决定成立阿拉伯部长级联络小组，与苏丹各方和有影响力的国家等进行沟通，以期解决苏丹危机。新华社报道，由埃及和沙特阿拉伯召集的阿盟理事会特别会议，星期天（...</text:p>
      <text:p text:style-name="P4">
Videos: []</text:p>
      <text:p text:style-name="P4">
Audios: []</text:p>
      <text:p text:style-name="P4">
Images: []</text:p>
      <text:p text:style-name="P4">
Type: NewsArticle</text:p>
      <text:p text:style-name="P4">
Breadcrumbs: ['即时', '国际']</text:p>
      <text:p text:style-name="P4">
Keywords: ['苏丹', '冲突', '阿拉伯国家']</text:p>
      <!--METADATA-->
      <text:p text:style-name="P4">
阿拉伯国家联盟理事会通过决议，决定成立阿拉伯部长级联络小组，与 <text:a xlink:type="simple" xlink:href="https://www.zaobao.com.sg/keywords/su-dan" text:style-name="Internet_20_link" text:visited-style-name="Visited_20_Internet_20_Link">
 </text:a>
 各方和有影响力的国家等进行沟通，以期解决 <text:a xlink:type="simple" xlink:href="https://www.zaobao.com/realtime/world/story20230415-1383440" text:style-name="Internet_20_link" text:visited-style-name="Visited_20_Internet_20_Link">
</text:a>
 。</text:p>
      <text:p text:style-name="P4">
新华社报道，由埃及和沙特阿拉伯召集的阿盟理事会特别会议，星期天（5月7日）在开罗举行。与会阿拉伯国家外长讨论了苏丹境内持续的冲突，会议通过决议，旨在寻求和平解决苏丹冲突的方案。</text:p>
      <text:p text:style-name="P4">
阿盟在会后发表声明说，根据决议，联络小组包括沙特、埃及和阿盟等方面的代表。联络小组将与苏丹各方、地区和国际上有影响力的国家以及相关国际组织沟通，努力在苏丹实现全面和可持续的停火，以符合苏丹人民对稳定与安全期望的方式解决危机。</text:p>
      <text:p text:style-name="P4">
声明说，联络小组将进一步与国际救援组织和机构协调，努力帮助接收难民的苏丹邻国，缓解其负担，并敦促阿拉伯国家和国际有关方面向苏丹人民提供人道主义援助。</text:p>
      <text:p text:style-name="P4">
会上，阿盟秘书长盖特呼吁苏丹冲突双方优先考虑国家利益，以恢复稳定、保护主权和保护政府机构不受损害。他说：“我们与（苏丹）政府的沟通没有停止，我们支持通过政治解决方案和谈判来化解危机。”</text:p>
      <text:p text:style-name="P4">
阿盟理事会强调，应充分尊重苏丹主权、统一和领土完整，不干涉苏丹内政，将当前危机作为苏丹内部事务处理，避免激化冲突、威胁地区和平与安全。</text:p>
      <text:p text:style-name="P4">
Source: <text:a xlink:type="simple" xlink:href="https://www.zaobao.com.sg/realtime/world/story20230508-1392111" text:style-name="Internet_20_link" text:visited-style-name="Visited_20_Internet_20_Link">
https://www.zaobao.com.sg/realtime/world/story20230508-1392111</text:a>
</text:p>
      <!--NEWS-->
      <text:h text:style-name="P10" text:outline-level="1">
<text:span text:style-name="T4">
德州购物中心枪击案促使拜登再次呼吁枪支管制</text:span>
</text:h>
      <text:p text:style-name="P4">
Author: VOA</text:p>
      <text:p text:style-name="P4">
Publisher: 美国之音中文网 (Type: NewsMediaOrganization)</text:p>
      <text:p text:style-name="P4">
Published Time: 2023-05-08T12:21:40+08:00</text:p>
      <text:p text:style-name="P4">
Modified Time: 2023-05-08 04:40:44Z</text:p>
      <text:p text:style-name="P4">
Description: 美国总统拜登星期日呼吁国会通过枪支管制法案，此前，德克萨斯州一家购物中心星期六发生一起大规模枪击案，造成包括枪手在内的9人死亡。</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biden-texas-shooting-20230508/7083105.html" text:style-name="Internet_20_link" text:visited-style-name="Visited_20_Internet_20_Link">
https://www.voachinese.com/a/biden-texas-shooting-20230508/7083105.html</text:a>
</text:p>
      <!--NEWS-->
      <text:h text:style-name="P10" text:outline-level="1">
<text:span text:style-name="T4">
路透：着魔国家安全可能让中国陷入孤立</text:span>
</text:h>
      <text:p text:style-name="P4">
Author: None (Language: zh)</text:p>
      <text:p text:style-name="P4">
Publisher: None</text:p>
      <text:p text:style-name="P4">
Time: 2023-05-08T12:45:00Z</text:p>
      <text:p text:style-name="P4">
Description: 新版反间谍法和其他强化国家安全的行动，正在损害中国在外交和商业上与西方重新接触的努力。有专家认为，“尽管中国口口声声要对外开放，但它已经逐渐关闭了。”</text:p>
      <text:p text:style-name="P4">
Videos: []</text:p>
      <text:p text:style-name="P4">
Images: ["<text:a xlink:type="simple" xlink:href="https://static.dw.com/image/64940470_303.jpg" text:style-name="Internet_20_link" text:visited-style-name="Visited_20_Internet_20_Link">
64940470_303.jpg</text:a>
", "<text:a xlink:type="simple" xlink:href="https://static.dw.com/image/63454289_303.jpg" text:style-name="Internet_20_link" text:visited-style-name="Visited_20_Internet_20_Link">
63454289_303.jpg</text:a>
", "<text:a xlink:type="simple" xlink:href="https://static.dw.com/image/40052330_303.jpg" text:style-name="Internet_20_link" text:visited-style-name="Visited_20_Internet_20_Link">
40052330_303.jpg</text:a>
", "<text:a xlink:type="simple" xlink:href="https://static.dw.com/image/54172728_303.jpg" text:style-name="Internet_20_link" text:visited-style-name="Visited_20_Internet_20_Link">
54172728_303.jpg</text:a>
", "<text:a xlink:type="simple" xlink:href="https://static.dw.com/image/55399011_303.jpg" text:style-name="Internet_20_link" text:visited-style-name="Visited_20_Internet_20_Link">
55399011_303.jpg</text:a>
", "<text:a xlink:type="simple" xlink:href="https://static.dw.com/image/53144040_303.jpg" text:style-name="Internet_20_link" text:visited-style-name="Visited_20_Internet_20_Link">
53144040_303.jpg</text:a>
", "<text:a xlink:type="simple" xlink:href="https://static.dw.com/image/54134177_303.jpg" text:style-name="Internet_20_link" text:visited-style-name="Visited_20_Internet_20_Link">
54134177_303.jpg</text:a>
", "<text:a xlink:type="simple" xlink:href="https://static.dw.com/image/63482688_303.jpg" text:style-name="Internet_20_link" text:visited-style-name="Visited_20_Internet_20_Link">
63482688_303.jpg</text:a>
", "<text:a xlink:type="simple" xlink:href="https://static.dw.com/image/65382031_303.jpg" text:style-name="Internet_20_link" text:visited-style-name="Visited_20_Internet_20_Link">
65382031_303.jpg</text:a>
", "<text:a xlink:type="simple" xlink:href="https://static.dw.com/image/65409769_303.jpeg" text:style-name="Internet_20_link" text:visited-style-name="Visited_20_Internet_20_Link">
65409769_303....</text:a>
", "<text:a xlink:type="simple" xlink:href="https://static.dw.com/image/16383236_303.jpg" text:style-name="Internet_20_link" text:visited-style-name="Visited_20_Internet_20_Link">
16383236_303.jpg</text:a>
", "<text:a xlink:type="simple" xlink:href="https://static.dw.com/image/65248957_401.jpg" text:style-name="Internet_20_link" text:visited-style-name="Visited_20_Internet_20_Link">
65248957_401.jpg</text:a>
"]</text:p>
      <text:p text:style-name="P4">
Subject: 时政风云</text:p>
      <text:p text:style-name="P4">
Subjects: ['岛屿主权争端', '专题报道：全景观看“习马会”', '中国', '中共十九大', '德中关系']</text:p>
      <text:p text:style-name="P4">
Keywords: ['国家安全', '中国', '孤立', '反间谍法', '外交', '商业', '开放', '封闭']</text:p>
      <text:p text:style-name="P4">
ID: 65551671</text:p>
      <!--METADATA-->
      <text:p text:style-name="P4">
<text:a xlink:type="simple" xlink:href="https://www.dw.com/zh/overlay/image/article/65551671/64940470" text:style-name="Internet_20_link" text:visited-style-name="Visited_20_Internet_20_Link">
 <draw:frame draw:style-name="fr1" draw:name="Image143" text:anchor-type="as-char" svg:width="6.9236in" svg:height="3.896998in" draw:z-index="0">
<draw:image xlink:href="../Images/dwzh/2023-05-08T12-45-00Z/64940470_303.jpg" xlink:type="simple" xlink:show="embed" xlink:actuate="onLoad" draw:mime-type="image/jpeg"/>
</draw:frame>
</text:a>
</text:p>
      <text:p text:style-name="P4">
习近平前两个任期更多地关注国内问题，去年10月，他强调了"外部安全"和"国际安全"</text:p>
      <text:p text:style-name="P4">
（德国之声中文网）分析人士认为，中国日益关注国家安全并加剧与美国的竞争，有可能将其在三年疫情封锁措施结束之后重新与世界接触的努力转变为新时代的从西方孤立。</text:p>
      <text:p text:style-name="P4">
取消从2020年开始实际上关闭边境的疫情控制措施以来，北京最近几个月采取了一系列自相矛盾的外交和商业动作，这让许多观察家对其动机感到疑惑。其中包括：在与侵略者俄罗斯举行会谈的同时宣称促进乌克兰的和平，向西方领导人铺开红地毯同时又升级对民主台湾的军事威胁，以及在采取被视为扼杀中国商业环境的措施的同时拉拢外国企业领导人。</text:p>
      <text:p text:style-name="P4">
分析人士说，看起来晴雨不定的信息可能是习近平主席再次强化国家安全的结果。与竞争对手超级大国美国的关系跌至低谷，更与国家安全的强化互为因果。</text:p>
      <text:p text:style-name="P4">
新加坡国立大学李光耀公共政策学院副教授吴木銮（Alfred Wu）说："中国的严酷现实……是安全现在压倒一切，从经济到外交无所不包。"</text:p>
      <text:p text:style-name="P4">
吴木銮说，对安全的压倒性考虑正在损害中国的一些外交关系及其振兴这个世界第二大经济体的计划，即使它试图在包括乌克兰危机在内的关键地缘政治问题上巩固其权威。</text:p>
      <text:p text:style-name="P4">
他说："尽管中国口口声声要对外开放，但它已经逐渐关闭了。"</text:p>
      <text:h text:style-name="P12" text:outline-level="3">
<text:span text:style-name="T4">
<text:span text:style-name="T4">
从国内问题到外国威胁</text:span>
</text:span>
</text:h>
      <text:p text:style-name="P4">
习近平在去年10月打破多年来的惯例继续第三个任期后的一次讲话中特别提到了国家安全，将之作为一个广泛的概念，涵盖了从政治和经济到技术和领土争端等各种问题。</text:p>
      <text:p text:style-name="P4">
随后他在今年3月的全国人大会议上发表的讲话更加尖锐，称中国的安全正受到美国试图遏制其崛起的挑战。</text:p>
      <text:p text:style-name="P4">
自2012年上任以来，国家安全一直是习近平最关心的问题之一。他的前两个任期更多地关注国内问题，如持不同政见者、维权人士和新疆地区的穆斯林族群。</text:p>
      <text:p text:style-name="P4">
在去年 10 月的演讲中，他强调了"外部安全"和"国际安全"。分析人士称，这标志着其新的重点是应对来自华盛顿的外国威胁。</text:p>
      <text:p text:style-name="P4">
当被问及对这篇报道提出的一系列问题的回应时，中国外交部表示"不了解情况"。</text:p>
      <text:p text:style-name="P4">
中国外交部官员多次宣称中国是负责任的大国，支持多边主义和全球化，并指责其他国家炒作"中国威胁论"。</text:p>
      <ul>
        <li>
          <draw:frame draw:style-name="fr1" draw:name="Image144" text:anchor-type="as-char" svg:width="6.9236in" svg:height="3.896998in" draw:z-index="0">
            <draw:image xlink:href="../Images/dwzh/2023-05-08T12-45-00Z/63454289_303.jpg" xlink:type="simple" xlink:show="embed" xlink:actuate="onLoad" draw:mime-type="image/jpeg"/>
          </draw:frame>
        </li>
      </ul>
      <h5>
中国“战狼外交”走向何方？</h5>
      <text:h text:style-name="P12" text:outline-level="3">
<text:span text:style-name="T4">
不再“韬光养晦”</text:span>
</text:h>
      <text:p text:style-name="P4">
北京近年来一改邓小平定下的韬光养晦外交基调。CNN曾报道指出，与过去几十年素来温和的中国外交官们相比，“战狼外交”是一种完全不同的类型。这些中国外交官不会发表冗长的声明，而是在推特和其他社交媒体平台上，对任何针对中国或共产党的批评进行直接回击。</text:p>
      <ul>
        <li>
          <draw:frame draw:style-name="fr1" draw:name="Image145" text:anchor-type="as-char" svg:width="6.9236in" svg:height="3.896998in" draw:z-index="0">
            <draw:image xlink:href="../Images/dwzh/2023-05-08T12-45-00Z/40052330_303.jpg" xlink:type="simple" xlink:show="embed" xlink:actuate="onLoad" draw:mime-type="image/jpeg"/>
          </draw:frame>
        </li>
      </ul>
      <h5>
中国“战狼外交”走向何方？</h5>
      <text:h text:style-name="P12" text:outline-level="3">
<text:span text:style-name="T4">
有狼才有战狼？</text:span>
</text:h>
      <text:p text:style-name="P4">
“战狼外交“的说法，取自中国2015年上映、票房大获成功的电影《战狼》，影片民族主义情绪相当浓厚。中国的外交官们最初并没有否认这种表述。根据中国官媒央视报道，2020年5月，时任中国驻英国大使刘晓明曾表示，中国坚持走和平路线，然而因为世界上有“狼”，因此中国需要“战狼”来捍卫国家尊严。图为《战狼2》剧照。</text:p>
      <ul>
        <li>
          <draw:frame draw:style-name="fr1" draw:name="Image146" text:anchor-type="as-char" svg:width="6.9236in" svg:height="3.896998in" draw:z-index="0">
            <draw:image xlink:href="../Images/dwzh/2023-05-08T12-45-00Z/54172728_303.jpg" xlink:type="simple" xlink:show="embed" xlink:actuate="onLoad" draw:mime-type="image/jpeg"/>
          </draw:frame>
        </li>
      </ul>
      <h5>
中国“战狼外交”走向何方？</h5>
      <text:h text:style-name="P12" text:outline-level="3">
<text:span text:style-name="T4">
中国外交部不高兴</text:span>
</text:h>
      <text:p text:style-name="P4">
中国外交部并不认同“战狼外交”的说法。2020年12月，时任外交部副部长乐玉成在一次论坛发演讲时表示，贴“战狼外交”这个标签，至少是对中国外交的误解。他说，中国从来就是礼仪之邦，以和为贵，从没有主动挑衅别人；“战狼外交”实际上是“中国威胁论”的又一翻版，又一个“话语陷阱”，“目的就是要让我们打不还手，骂不还口，放弃抗争。我怀疑这些人还没有从100年前的旧梦里醒来”。</text:p>
      <ul>
        <li>
          <draw:frame draw:style-name="fr1" draw:name="Image147" text:anchor-type="as-char" svg:width="6.9236in" svg:height="3.896998in" draw:z-index="0">
            <draw:image xlink:href="../Images/dwzh/2023-05-08T12-45-00Z/55399011_303.jpg" xlink:type="simple" xlink:show="embed" xlink:actuate="onLoad" draw:mime-type="image/jpeg"/>
          </draw:frame>
        </li>
      </ul>
      <h5>
中国“战狼外交”走向何方？</h5>
      <text:h text:style-name="P12" text:outline-level="3">
<text:span text:style-name="T4">
战狼发言人</text:span>
</text:h>
      <text:p text:style-name="P4">
“战狼外交”代表人物之一是前中国外交部发言人赵立坚，其言论多次引发争议。比如2020年3月，他在推特上称可能是美军把新冠疫情带到了武汉。“五眼联盟”外长发出针对香港问题的声明后，他在例行发布会上回应，不管他们长“五只眼”还是“十只眼”，只要胆敢损害中国的主权、安全、发展利益，小心他们的眼睛被戳瞎。他还曾发布一则抨击澳大利亚军人在阿富汗所谓战争罪行的推文以及虚假图片。澳总理莫里森表示，中国政府应该为这条推文感到羞耻。</text:p>
      <ul>
        <li>
          <draw:frame draw:style-name="fr1" draw:name="Image148" text:anchor-type="as-char" svg:width="6.9236in" svg:height="3.896998in" draw:z-index="0">
            <draw:image xlink:href="../Images/dwzh/2023-05-08T12-45-00Z/53144040_303.jpg" xlink:type="simple" xlink:show="embed" xlink:actuate="onLoad" draw:mime-type="image/jpeg"/>
          </draw:frame>
        </li>
      </ul>
      <h5>
中国“战狼外交”走向何方？</h5>
      <text:h text:style-name="P12" text:outline-level="3">
<text:span text:style-name="T4">
战狼大使们</text:span>
</text:h>
      <text:p text:style-name="P4">
中国驻澳大利亚大使成竞业2020年4月威胁说，如果澳州政府继续推动调查新冠病毒源头(图为冠状病毒结构示意图)，中国民众可能抵制澳大利亚的产品或者旅游。中国驻巴西大使杨万明则针对巴西总统博尔索纳罗的儿子指责中共“专制政权”的说法，在推特上称他去了一次迈阿密后“感染思想病毒”。</text:p>
      <ul>
        <li>
          <draw:frame draw:style-name="fr1" draw:name="Image149" text:anchor-type="as-char" svg:width="6.9236in" svg:height="3.896998in" draw:z-index="0">
            <draw:image xlink:href="../Images/dwzh/2023-05-08T12-45-00Z/54134177_303.jpg" xlink:type="simple" xlink:show="embed" xlink:actuate="onLoad" draw:mime-type="image/jpeg"/>
          </draw:frame>
        </li>
      </ul>
      <h5>
中国“战狼外交”走向何方？</h5>
      <text:h text:style-name="P12" text:outline-level="3">
<text:span text:style-name="T4">
出使欧洲</text:span>
</text:h>
      <text:p text:style-name="P4">
美国媒体《政客》（POLITICO）2022年8月的一篇文章列举中国在欧洲的5位"战狼"外交官，包括中国政府欧洲事务特别代表吴红波、驻法国大使卢沙野、驻瑞典大使桂从友、驻英国大使郑泽光、驻德国大使吴恳(图)。</text:p>
      <ul>
        <li>
          <draw:frame draw:style-name="fr1" draw:name="Image150" text:anchor-type="as-char" svg:width="6.9236in" svg:height="3.896998in" draw:z-index="0">
            <draw:image xlink:href="../Images/dwzh/2023-05-08T12-45-00Z/63482688_303.jpg" xlink:type="simple" xlink:show="embed" xlink:actuate="onLoad" draw:mime-type="image/jpeg"/>
          </draw:frame>
        </li>
      </ul>
      <h5>
中国“战狼外交”走向何方？</h5>
      <text:h text:style-name="P12" text:outline-level="3">
<text:span text:style-name="T4">
总领事打人事件</text:span>
</text:h>
      <text:p text:style-name="P4">
2022年10月16日，港人组织在中国驻曼彻斯特领事馆前举行抗议时与领馆人员发生肢体冲突，一名示威者被拖入领事馆院内，遭到殴打。英国政府对此提出严正交涉，警方也展开了调查。调查显示，参与暴力的人当中也包括中国驻曼彻斯特总领事郑曦原。12月，中方证实包括郑曦原在内的6名领馆工作人员被调离，但称之为正常人员调动，与打人事件无关。</text:p>
      <ul>
        <li>
          <draw:frame draw:style-name="fr1" draw:name="Image151" text:anchor-type="as-char" svg:width="6.9236in" svg:height="3.896998in" draw:z-index="0">
            <draw:image xlink:href="../Images/dwzh/2023-05-08T12-45-00Z/65382031_303.jpg" xlink:type="simple" xlink:show="embed" xlink:actuate="onLoad" draw:mime-type="image/jpeg"/>
          </draw:frame>
        </li>
      </ul>
      <h5>
中国“战狼外交”走向何方？</h5>
      <text:h text:style-name="P12" text:outline-level="3">
<text:span text:style-name="T4">
告别“战狼”风格？</text:span>
</text:h>
      <text:p text:style-name="P4">
2023年一月，50岁的赵立坚卸下外交部发言人的职务，调任外交部边界与海洋事务司副司长。几乎与此同时，原驻美大使秦刚（图）接替王毅出任外交部长。一些政治分析人士认为，这些人事变动意味着中国有意改变过去几年树立起的“战狼”外交形象。但新外长上任后，锋芒不输前任。发言人面对国际媒体的态度也丝毫不见缓和。</text:p>
      <ul>
        <li>
          <draw:frame draw:style-name="fr1" draw:name="Image152" text:anchor-type="as-char" svg:width="6.9236in" svg:height="3.896998in" draw:z-index="0">
            <draw:image xlink:href="../Images/dwzh/2023-05-08T12-45-00Z/65409769_303.jpeg" xlink:type="simple" xlink:show="embed" xlink:actuate="onLoad" draw:mime-type="image/jpeg"/>
          </draw:frame>
        </li>
      </ul>
      <h5>
中国“战狼外交”走向何方？</h5>
      <text:h text:style-name="P12" text:outline-level="3">
<text:span text:style-name="T4">
大使的“个人观点”</text:span>
</text:h>
      <text:p text:style-name="P4">
2023年4月21日，中国驻法国大使卢沙野接受法国媒体电视采访时，质疑乌克兰对克里米亚半岛的主权以及苏联解体后独立的前加盟共和国的主权国家地位，并对记者出言不逊，引起国际舆论哗然。有关言论招致乌克兰、波罗的海三国的强烈不满。法国总统马克龙也批评此言“不当”。中国外交部随即澄清中方"尊重苏联解体后各加盟共和国主权国家地位"。中国驻法大使馆后来则声明称大使有关乌克兰问题的表态是个人观点，不代表官方立场。</text:p>
      <ul>
        <li>
          <draw:frame draw:style-name="fr1" draw:name="Image153" text:anchor-type="as-char" svg:width="6.9236in" svg:height="3.896998in" draw:z-index="0">
            <draw:image xlink:href="../Images/dwzh/2023-05-08T12-45-00Z/16383236_303.jpg" xlink:type="simple" xlink:show="embed" xlink:actuate="onLoad" draw:mime-type="image/jpeg"/>
          </draw:frame>
        </li>
      </ul>
      <h5>
中国“战狼外交”走向何方？</h5>
      <text:h text:style-name="P12" text:outline-level="3">
<text:span text:style-name="T4">
节奏有点乱</text:span>
</text:h>
      <text:p text:style-name="P4">
路透社报道指出，中国的外交官在公开评论中越来越多地批评美国和西方国家的人权，传递的信息是，西方国家没有资格批评中国，而且中国受到西方国家更多的攻击。报道援引西方外交官说，中国的战狼外交"具有很强的防御性和应急性"，但效果适得其反，而且信息传递的受众并不明确，有点"乱了章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外交穿梭的成与败</text:span>
</text:span>
</text:h>
      <text:p text:style-name="P4">
分析人士表示，中国对安全的着魔影响到最近的几项外交行动。</text:p>
      <text:p text:style-name="P4">
例如，由于拒绝谴责其亲密盟友和最大石油供应国俄罗斯，中国推动乌克兰和平计划的努力遭到质疑。</text:p>
      <text:p text:style-name="P4">
<text:a xlink:type="simple" xlink:href="https://www.dw.com/zh/zh/中烏領袖通話-美國促和效果有待觀察/a-65443720" text:style-name="Internet_20_link" text:visited-style-name="Visited_20_Internet_20_Link">
 </text:a>
 --目的是为了强调北京不偏袒任何一方--在中国驻法国大使质疑乌克兰主权后，被一些分析人士称为"有害的控制" 。</text:p>
      <text:p text:style-name="P4">
英国智库地缘战略委员会研究员帕顿（Charles Parton）表示，中国呼吁乌克兰实现和平与其自身与美国的斗争有关。</text:p>
      <text:p text:style-name="P4">
他说："北京不在乎它的调解是否奏效……重要的是这是一个损毁美国声誉的机会"。他指的是中国声称美国及其盟友为乌克兰提供武器是在为战争火上浇油。</text:p>
      <text:p text:style-name="P4">
波士顿克拉克大学政治学副教授巴特勒 (Michael Butler) 表示，乌克兰战争是检验美国保卫台湾的决心的试金石。</text:p>
      <text:p text:style-name="P4">
他说："习近平特别关注的是美国会不会或者在多大程度上捍卫乌克兰，帮助其抵御俄罗斯的侵略，同时公开将中国塑造为清醒理性的声音，将美国塑造为爱管闲事的侵略者。"</text:p>
      <text:p text:style-name="P4">
<draw:frame draw:style-name="fr1" draw:name="Image154" text:anchor-type="as-char" svg:width="6.9236in" svg:height="3.896998in" draw:z-index="0">
<draw:image xlink:href="../Images/dwzh/2023-05-08T12-45-00Z/65248957_401.jpg" xlink:type="simple" xlink:show="embed" xlink:actuate="onLoad" draw:mime-type="image/jpeg"/>
</draw:frame>
</text:p>
      <text:p text:style-name="P4">
习近平4月6日在北京会晤来访的法国总统马克龙</text:p>
      <text:p text:style-name="P4">
分析人士说，中国试图拉拢美国在欧洲的盟友也是其对抗华盛顿影响力战略的一部分，但取得的成果喜忧参半。</text:p>
      <text:p text:style-name="P4">
他们提到了上个月习近平与法国总统马克龙在中国的会晤。这似乎是一次友好的、建设性的会晤，其美好印象却让中国在马克龙离开数小时之后就展开的 <text:a xlink:type="simple" xlink:href="https://www.dw.com/zh/zh/反制措施来了中国军演-台回应蓄意制造紧张关系/a-65262404" text:style-name="Internet_20_link" text:visited-style-name="Visited_20_Internet_20_Link">
</text:a>
 毁坏了。</text:p>
      <text:p text:style-name="P4">
这与马克龙被认为在台湾问题上的软弱表态一起，引发了舆论对他此行讨好中国的强烈批评。欧盟官员随后对中国采取了更加强硬的立场。</text:p>
      <text:h text:style-name="P12" text:outline-level="3">
<text:span text:style-name="T4">
<text:span text:style-name="T4">
商业振兴的喜与忧</text:span>
</text:span>
</text:h>
      <text:p text:style-name="P4">
中国的安全强调也有可能让它在经济上陷入孤立。</text:p>
      <text:p text:style-name="P4">
今年3月份在中国举行的两次备受瞩目的商业峰会上，中国官员们煞费苦心地强调该国在疫情之后在商业上重新开放。</text:p>
      <text:p text:style-name="P4">
但最近几周，中国通过了范围广泛的新版反间谍法，并对在中国的一些海外公司采取了美国称之为 "惩罚性"的行动。</text:p>
      <text:p text:style-name="P4">
美国商会中国政策委员会主席罗斯（Lester Ross）告诉路透社，"在中国寻求吸引更多的外国投资的同时，安全部门似乎更加肆无忌惮了。"</text:p>
      <text:p text:style-name="P4">
中国外交部官员此前曾表示，北京欢迎遵守中国法律的外国公司。</text:p>
      <text:p text:style-name="P4">
外国投资者非但没有对中国重新开放抱持乐观态度，而且中国资本市场长达数十年的上涨行情也正在跌落。中国与美国的竞争成为投资者最担心的问题。</text:p>
      <text:p text:style-name="P4">
其中包括世界最大的对冲基之一金桥水基金（Bridgewater Associates））的创始人达利欧 (Ray Dalio)，他曾经是备受瞩目的看好中国的外国投资人士。</text:p>
      <text:p text:style-name="P4">
今年早些时候退休的达利欧最近在他的个人领英（LinkedIn）账户上写道。</text:p>
      <text:p text:style-name="P4">
"（中国和美国的关系）非常接近红线。如果越过红线，将不可挽回地将它们推向某种类型的战争的边缘。这会让这两个国家都受到损害，而且对世界秩序造成严重和不可挽回的破坏。"</text:p>
      <text:p text:style-name="P4">
（路透社）</text:p>
      <text:p text:style-name="P4">
Source: <text:a xlink:type="simple" xlink:href="https://www.dw.com/zh/路透：着魔国家安全可能让中国陷入孤立/a-65551671" text:style-name="Internet_20_link" text:visited-style-name="Visited_20_Internet_20_Link">
https://www.dw.com/zh/路透：着魔国家安全可能让中国陷入孤立/a-65551671?maca=chi-rss-chi-all-1127-rdf</text:a>
</text:p>
      <!--NEWS-->
      <text:h text:style-name="P10" text:outline-level="1">
<text:span text:style-name="T4">
日本把冠病下调至季节性流感等级</text:span>
</text:h>
      <text:p text:style-name="P4">
Author: 联合早报 (Person)</text:p>
      <text:p text:style-name="P4">
Publisher: 联合早报 (Organization)</text:p>
      <text:p text:style-name="P4">
Published Time: 2023-05-08T14:22</text:p>
      <text:p text:style-name="P4">
Modified Time: 2023-05-08T15:04</text:p>
      <text:p text:style-name="P4">
Description: 日本从星期一（5月8日）起把冠病的传染病等级调低到与季节性流感相同的五级，历时三年多的冠病对策从“突发事件”大幅转变为“平时”的应对。共同社的统计显示，日本国内冠病确诊病例总计达3...</text:p>
      <text:p text:style-name="P4">
Videos: []</text:p>
      <text:p text:style-name="P4">
Audios: []</text:p>
      <text:p text:style-name="P4">
Images: []</text:p>
      <text:p text:style-name="P4">
Type: NewsArticle</text:p>
      <text:p text:style-name="P4">
Breadcrumbs: ['即时', '国际']</text:p>
      <text:p text:style-name="P4">
Keywords: ['日本', '冠状病毒19', '经济', '游客']</text:p>
      <!--METADATA-->
      <text:p text:style-name="P4">
日本从星期一（5月8日）起把冠病的传染病等级调低到与季节性流感相同的五级，历时三年多的冠病对策从“突发事件”大幅转变为“平时”的应对。</text:p>
      <text:p text:style-name="P4">
共同社的统计显示，日本国内冠病确诊病例总计达3300万人，死亡超过7万人。</text:p>
      <text:p text:style-name="P4">
部分专家认为，今后出现第九波疫情的可能性依然存在，而且规模可能超过第八波疫情。不过，日本政府表明，包括全国90%的医院和一些诊所在内的约8400家医疗机构已做好准备，可接收总数达5万8000名的冠病病患，约4万4000家诊所负责门诊服务，高于上个月的4万2000家。</text:p>
      <text:p text:style-name="P4">
另外，根据专家估算，日本下调冠病等级带来4.2万亿日元（约413亿新元）的经济效应。第一生命经济研究所首席经济学家熊野英生认为，访日游客增多带来的人均消费额上升，将成为日本经济的助力。</text:p>
      <text:p text:style-name="P4">
熊野预测，今后来自中国的旅游团也将增多。他列举日元贬值因素称“海外游客的购买力巨大”，认为访日游客人均消费额与疫情前相比将增约三成。</text:p>
      <text:p text:style-name="P4">
他还指出，住宿和餐饮等行业趋于活跃也将推升整体经济。</text:p>
      <text:p text:style-name="P4">
Source: <text:a xlink:type="simple" xlink:href="https://www.zaobao.com.sg/realtime/world/story20230508-1392131" text:style-name="Internet_20_link" text:visited-style-name="Visited_20_Internet_20_Link">
https://www.zaobao.com.sg/realtime/world/story20230508-1392131</text:a>
</text:p>
      <!--NEWS-->
      <text:h text:style-name="P10" text:outline-level="1">
<text:span text:style-name="T4">
秦刚见美驻华大使伯恩斯：美方要“深刻反思一系列错误言行”</text:span>
</text:h>
      <text:p text:style-name="P4">
Author: chinese@voanews.com (杨安)</text:p>
      <text:p text:style-name="P4">
Publisher: 美国之音中文网 (Type: NewsMediaOrganization)</text:p>
      <text:p text:style-name="P4">
Published Time: 2023-05-08T15:13:48+08:00</text:p>
      <text:p text:style-name="P4">
Modified Time: 2023-05-08 07:13:48Z</text:p>
      <text:p text:style-name="P4">
Description: 中国国务委员兼外长秦刚周一（5月8日）在北京会见美国驻中国大使尼古拉斯·伯恩斯（Nicholas Burns）。据《央视新闻》报道，秦刚表示，当务之急是稳定中美关系，防止出现意外，这应该是中美之间最基本的共识，也是是两个大国相处必须要守住的底线。</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chinese-foreign-minister-meets-us-ambassador-20230508/7083140.html" text:style-name="Internet_20_link" text:visited-style-name="Visited_20_Internet_20_Link">
https://www.voachinese.com/a/chinese-foreign-minister-meets-us-ambassador-20230508/7083140.html</text:a>
</text:p>
      <!--NEWS-->
      <text:h text:style-name="P10" text:outline-level="1">
<text:span text:style-name="T4">
澳洲东南部气温骤降 提前迎来下雪天</text:span>
</text:h>
      <text:p text:style-name="P4">
Author: 联合早报 (Person)</text:p>
      <text:p text:style-name="P4">
Publisher: 联合早报 (Organization)</text:p>
      <text:p text:style-name="P4">
Published Time: 2023-05-08T15:17</text:p>
      <text:p text:style-name="P4">
Modified Time: 2023-05-08T15:23</text:p>
      <text:p text:style-name="P4">
Description: 澳大利亚今年的冬天来得早，一股冷锋给澳洲东南部带来了强风、降雪和冰雹。路透社报道，澳洲气象局说，这股寒流可能会持续到本周中段。 5月7日上载到社媒平台的视频截图显示，...</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澳大利亚', '气象局', '天气']</text:p>
      <!--METADATA-->
      <text:p text:style-name="P4">
澳大利亚今年的冬天来得早，一股冷锋给澳洲东南部带来了强风、降雪和冰雹。</text:p>
      <text:p text:style-name="P4">
路透社报道，澳洲气象局说，这股寒流可能会持续到本周中段。</text:p>
      <text:p text:style-name="P4">
<draw:frame draw:style-name="fr1" draw:name="Image155" text:anchor-type="as-char" svg:width="6.9236in" svg:height="4.615733in" draw:z-index="0">
<draw:image xlink:href="../Images/zaobao world/2023-05-08T15-17/000000.png" xlink:type="simple" xlink:show="embed" xlink:actuate="onLoad" draw:mime-type="image/png"/>
</draw:frame>
5月7日上载到社媒平台的视频截图显示，澳洲纳玛吉国家公园大雪纷飞。（路透社）</text:p>
      <text:p text:style-name="P4">
悉尼以西约120公里处的小镇奥伯伦（Oberon）星期一（5月8日）下雪。气象局提醒东南部和高山地区的放牧者，羊群暴露在寒冷潮湿的环境中可能会死亡。</text:p>
      <text:p text:style-name="P4">
奥伯伦居民斯坦顿说：“想不到积雪这么厚。昨天午后就开始下雪，而且一直没有停过。当我起床时，一切全被白雪覆盖了。”</text:p>
      <text:p text:style-name="P4">
澳洲的滑雪季节一个多月后才开始，但佩里舍滑雪胜地（Perisher ski resort）过去24小时的降雪量已经达到10公分。</text:p>
      <text:p text:style-name="P4">
气象局高级气象员纳拉莫尔告诉九号新闻台，仍处于秋季的澳洲东海岸沿线气温星期一早上降至零度以下。</text:p>
      <text:p text:style-name="P4">
悉尼机场发言人说，受强风影响，悉尼机场从星期天晚上到星期一中午关闭了两条跑道，一些航班受延误。</text:p>
      <text:p text:style-name="P4">
另外，在社交媒体上分享的视频显示，澳洲首都堪培拉星期天下大雪，但白天气温升高后，消融的白雪变成了泥泞。</text:p>
      <text:p text:style-name="P4">
Source: <text:a xlink:type="simple" xlink:href="https://www.zaobao.com.sg/realtime/world/story20230508-1392239" text:style-name="Internet_20_link" text:visited-style-name="Visited_20_Internet_20_Link">
https://www.zaobao.com.sg/realtime/world/story20230508-1392239</text:a>
</text:p>
      <!--NEWS-->
      <text:h text:style-name="P10" text:outline-level="1">
<text:span text:style-name="T4">
拜登拟要求美航空对滞留乘客提供赔偿</text:span>
</text:h>
      <text:p text:style-name="P4">
Author: 联合早报 (Person)</text:p>
      <text:p text:style-name="P4">
Publisher: 联合早报 (Organization)</text:p>
      <text:p text:style-name="P4">
Published Time: 2023-05-08T15:27</text:p>
      <text:p text:style-name="P4">
Modified Time: 2023-05-08T18:27</text:p>
      <text:p text:style-name="P4">
Description: 美国总统拜登预计将在星期一（5月8日）宣布一项新规则，要求美航空公司在出现重大航班延误或取消情况时，为乘客提供赔偿。综合彭博社和路透社报道，美交通部长布蒂吉格（Pete Butti...</text:p>
      <text:p text:style-name="P4">
Videos: []</text:p>
      <text:p text:style-name="P4">
Audios: []</text:p>
      <text:p text:style-name="P4">
Images: []</text:p>
      <text:p text:style-name="P4">
Type: NewsArticle</text:p>
      <text:p text:style-name="P4">
Breadcrumbs: ['即时', '国际']</text:p>
      <text:p text:style-name="P4">
Keywords: ['美国', '拜登', '航空业', '消费者']</text:p>
      <!--METADATA-->
      <text:p text:style-name="P4">
美国总统拜登预计将在星期一（5月8日）宣布一项新规则，要求美航空公司在出现重大航班延误或取消情况时，为乘客提供赔偿。</text:p>
      <text:p text:style-name="P4">
综合彭博社和路透社报道，美交通部长布蒂吉格（Pete Buttigieg）发声明说：”当航空公司造成航班取消或延误时，乘客不应该买单。”</text:p>
      <text:p text:style-name="P4">
声明指出，美交通部计划编写法规，要求航空公司等承运方须对滞留旅客负责，包括承担餐饮和酒店等。</text:p>
      <text:p text:style-name="P4">
一位要求匿名的白宫官员说，政府还将推出一个新版交通部官网，以显示哪些航空公司已为遭遇延误和取消的旅客提供了补偿。他说，白宫希望能促使航空公司扩大现有的福利，称几乎没有航空公司为乘客提供除退款外的补偿。</text:p>
      <text:p text:style-name="P4">
美国运输安全管理局预计，今年夏季的航班需求将超过冠病疫情前的水平。为了保护乘客权益，拜登政府才计划推动相应的监管措施。</text:p>
      <text:p text:style-name="P4">
2022年夏天，美国航空公司无法快速增加航班，促使数以万计的航班延误和取消。同年冬季，西南航空公司再出现技术系统问题，数十万旅客受到影响。</text:p>
      <text:p text:style-name="P4">
美国航空协会则说：“没有动机推迟或取消航班，并尽其所能确保航班按时起飞和抵达，但安全始终是首要任务。”</text:p>
      <text:p text:style-name="P4">
美航空协会认为，航班延误或取消与美联邦航空管理局（FAA）为减少系统压力减少航班有关。FAA曾指出，因缺乏空中交通管制人员将减少部分航班。</text:p>
      <text:p text:style-name="P4">
Source: <text:a xlink:type="simple" xlink:href="https://www.zaobao.com.sg/realtime/world/story20230508-1392278" text:style-name="Internet_20_link" text:visited-style-name="Visited_20_Internet_20_Link">
https://www.zaobao.com.sg/realtime/world/story20230508-1392278</text:a>
</text:p>
      <!--NEWS-->
      <text:h text:style-name="P10" text:outline-level="1">
<text:span text:style-name="T4">
亚细安官员到缅甸提供人道援助遇袭 佐科表示谴责</text:span>
</text:h>
      <text:p text:style-name="P4">
Author: 联合早报 (Person)</text:p>
      <text:p text:style-name="P4">
Publisher: 联合早报 (Organization)</text:p>
      <text:p text:style-name="P4">
Published Time: 2023-05-08T15:42</text:p>
      <text:p text:style-name="P4">
Modified Time: 2023-05-08T15:44</text:p>
      <text:p text:style-name="P4">
Description: 印度尼西亚总统佐科星期一（5月8日）对到缅甸提供人道主义援助的亚细安官员遭遇袭击，表示谴责。路透社报道，佐科没有说明亚细安官员遇袭的细节，但他表明，印尼和其他亚细安国家不会因此放弃...</text:p>
      <text:p text:style-name="P4">
Videos: []</text:p>
      <text:p text:style-name="P4">
Audios: []</text:p>
      <text:p text:style-name="P4">
Images: []</text:p>
      <text:p text:style-name="P4">
Type: NewsArticle</text:p>
      <text:p text:style-name="P4">
Breadcrumbs: ['即时', '国际']</text:p>
      <text:p text:style-name="P4">
Keywords: ['印度尼西亚', '佐科', '亚细安', '袭击', '缅甸军政府', '缅甸']</text:p>
      <!--METADATA-->
      <text:p text:style-name="P4">
印度尼西亚总统佐科星期一（5月8日）对到缅甸提供人道主义援助的亚细安官员遭遇袭击，表示谴责。</text:p>
      <text:p text:style-name="P4">
路透社报道，佐科没有说明亚细安官员遇袭的细节，但他表明，印尼和其他亚细安国家不会因此放弃推动缅甸重返和平的努力，他也呼吁结束这个饱受冲突蹂躏国家的暴力行为。</text:p>
      <text:p text:style-name="P4">
目前仍不清楚谁是此次袭击的幕后黑手。</text:p>
      <text:p text:style-name="P4">
佐科说：“停止使用武力，停止暴力，因为受害的是人民。在当前情况下，不会有任何赢家。”</text:p>
      <text:p text:style-name="P4">
佐科还说，印尼鼓励所有利益相关者进行对话，一起寻找解决方案。</text:p>
      <text:p text:style-name="P4">
与反军方民兵“人民国防军” (PDF) 结盟的缅甸影子政府“民族团结政府”（NUG）说，它对袭击事件毫不知情。</text:p>
      <text:p text:style-name="P4">
人民国防军没有立即回应置评请求，缅甸军政府也没有回应置评请求。</text:p>
      <text:p text:style-name="P4">
Source: <text:a xlink:type="simple" xlink:href="https://www.zaobao.com.sg/realtime/world/story20230508-1392242" text:style-name="Internet_20_link" text:visited-style-name="Visited_20_Internet_20_Link">
https://www.zaobao.com.sg/realtime/world/story20230508-1392242</text:a>
</text:p>
      <!--NEWS-->
      <text:h text:style-name="P10" text:outline-level="1">
<text:span text:style-name="T4">
日本高龄就业人口十年内增加50%</text:span>
</text:h>
      <text:p text:style-name="P4">
Author: 联合早报 (Person)</text:p>
      <text:p text:style-name="P4">
Publisher: 联合早报 (Organization)</text:p>
      <text:p text:style-name="P4">
Published Time: 2023-05-08T15:47</text:p>
      <text:p text:style-name="P4">
Modified Time: 2023-05-08T20:22</text:p>
      <text:p text:style-name="P4">
Description: 日本人口老龄化导致劳动力减少，据日政府最新公布的数据，日本高领就业人口在过去十年内增加了50%。共同社报道，日本总务省劳动力的调查结果显示，65岁以上的就业人口在2022年平均达9...</text:p>
      <text:p text:style-name="P4">
Videos: []</text:p>
      <text:p text:style-name="P4">
Audios: []</text:p>
      <text:p text:style-name="P4">
Images: []</text:p>
      <text:p text:style-name="P4">
Type: NewsArticle</text:p>
      <text:p text:style-name="P4">
Breadcrumbs: ['即时', '国际']</text:p>
      <text:p text:style-name="P4">
Keywords: ['日本', '老龄化社会', '就业']</text:p>
      <!--METADATA-->
      <text:p text:style-name="P4">
日本人口老龄化导致劳动力减少，据日政府最新公布的数据，日本高领就业人口在过去十年内增加了50%。</text:p>
      <text:p text:style-name="P4">
共同社报道，日本总务省劳动力的调查结果显示，65岁以上的就业人口在2022年平均达912万人，比2012年的596万人高约1.5倍。</text:p>
      <text:p text:style-name="P4">
高龄就业人口数的上升与日本民众偏“健康长寿”有关。此外，许多高龄老人无法仅靠养老金生活，而不得不外出工作；而2020年暴发的冠病疫情也是高龄就业人口增加的背景成因之一。</text:p>
      <text:p text:style-name="P4">
日本厚生劳动省称，他们将2010年和2019年健康寿命对比后发现，男性年龄从70.42岁延长至72.68岁，女性也从73.62岁延长至75.38岁；与过去相比，体力和身体能力均提升。</text:p>
      <text:p text:style-name="P4">
日本目前有约3623.6万65岁以上人口，这一人数较2012年增加了1.2倍。</text:p>
      <text:p text:style-name="P4">
另据“劳动政策研究和研修机构”2020年面向60岁至69岁人群开展的调查报告，高达76.4%的受访者因“经济原因”被迫持续工作；33.4%的人“为了体现自我生存价值、参与社会”；22.6%则因空闲时间宽裕，所以愿意工作。</text:p>
      <text:p text:style-name="P4">
日本少子高龄化问题日趋严重，随着可支撑社保和经济活动的在职人群减少，日政府为解决这一问题，规定企业须让有意愿者工作到70岁。也有分析指出，政府未来或将不得不通过进一步增税、提高社会保险费率和抑制各项社会福利支出等改革方式，以维系社会保障制度的运转。</text:p>
      <text:p text:style-name="P4">
Source: <text:a xlink:type="simple" xlink:href="https://www.zaobao.com.sg/realtime/world/story20230508-1392244" text:style-name="Internet_20_link" text:visited-style-name="Visited_20_Internet_20_Link">
https://www.zaobao.com.sg/realtime/world/story20230508-1392244</text:a>
</text:p>
      <!--NEWS-->
      <text:h text:style-name="P10" text:outline-level="1">
<text:span text:style-name="T4">
韩裔夫妇和一子在得州枪击事件中遇难</text:span>
</text:h>
      <text:p text:style-name="P4">
Author: 联合早报 (Person)</text:p>
      <text:p text:style-name="P4">
Publisher: 联合早报 (Organization)</text:p>
      <text:p text:style-name="P4">
Published Time: 2023-05-08T16:08</text:p>
      <text:p text:style-name="P4">
Modified Time: 2023-05-08T16:16</text:p>
      <text:p text:style-name="P4">
Description: 在美国得克萨斯州达拉斯郊外购物中心发生的枪击事件，遇难者包括三名韩裔。韩联社报道，根据韩国驻休斯顿总领事馆达拉斯办事处星期天（5月7日）消息，星期六（6日）下午3时许，在达拉斯郊区...</text:p>
      <text:p text:style-name="P4">
Videos: []</text:p>
      <text:p text:style-name="P4">
Audios: []</text:p>
      <text:p text:style-name="P4">
Images: []</text:p>
      <text:p text:style-name="P4">
Type: NewsArticle</text:p>
      <text:p text:style-name="P4">
Breadcrumbs: ['即时', '国际']</text:p>
      <text:p text:style-name="P4">
Keywords: ['美国', '枪击事件', '韩国']</text:p>
      <!--METADATA-->
      <text:p text:style-name="P4">
在美国得克萨斯州达拉斯郊外购物中心发生的枪击事件，遇难者包括三名韩裔。</text:p>
      <text:p text:style-name="P4">
韩联社报道，根据韩国驻休斯顿总领事馆达拉斯办事处星期天（5月7日）消息，星期六（6日）下午3时许，在达拉斯郊区一座购物中心发生一起 <text:a xlink:type="simple" xlink:href="https://www.zaobao.com/realtime/world/story20230507-1391701" text:style-name="Internet_20_link" text:visited-style-name="Visited_20_Internet_20_Link">
</text:a>
，一对30多岁的韩裔夫妇和他们年仅3岁的孩子遇难。这对夫妇还有另一名5岁的孩子重伤送医。经确认，这个四口之家均为美国公民。</text:p>
      <text:p text:style-name="P4">
据悉，居住在达拉斯的这个家庭周末外出购物时遭遇不幸。据当地韩文媒体报道，遇难的夫妇均从事专业技术工作，在当地社区口碑良好。</text:p>
      <text:p text:style-name="P4">
多家美国媒体指男性凶嫌加西亚（MauricioGarcia）现年33岁，当过保安并接受过枪支训练。案发时，他使用一支AR-15式步枪和一把手枪向购物者和店员射击，被一名当时正在购物中心内的警察击毙。随后警方在加西亚的汽车里发现更多的武器和弹药。</text:p>
      <text:p text:style-name="P4">
美媒引述匿名执法官员的话说，加西亚住在达拉斯，拥有多个社交媒体账号，发布过多个支持 <text:a xlink:type="simple" xlink:href="https://www.zaobao.com/realtime/world/story20230508-1392095" text:style-name="Internet_20_link" text:visited-style-name="Visited_20_Internet_20_Link">
</text:a>
和白人至上主义的贴子。美国执法部门正在调查他是否受右翼极端主义思想驱使，目前尚未正式发布相关信息。</text:p>
      <text:p text:style-name="P4">
Source: <text:a xlink:type="simple" xlink:href="https://www.zaobao.com.sg/realtime/world/story20230508-1392250" text:style-name="Internet_20_link" text:visited-style-name="Visited_20_Internet_20_Link">
https://www.zaobao.com.sg/realtime/world/story20230508-1392250</text:a>
</text:p>
      <!--NEWS-->
      <text:h text:style-name="P10" text:outline-level="1">
<text:span text:style-name="T4">
时隔四年 韩日防长或于6月初会晤</text:span>
</text:h>
      <text:p text:style-name="P4">
Author: 联合早报 (Person)</text:p>
      <text:p text:style-name="P4">
Publisher: 联合早报 (Organization)</text:p>
      <text:p text:style-name="P4">
Published Time: 2023-05-08T16:41</text:p>
      <text:p text:style-name="P4">
Modified Time: 2023-05-08T16:50</text:p>
      <text:p text:style-name="P4">
Description: 知情人透露，日本和韩国防长将于6月初会晤，针对两国首脑会谈的后续措施进行讨论。若真的举行，这将是两国自2019年11月后时隔四年举行的首场防长会议。韩联社星期一（5月8日）引述多名...</text:p>
      <text:p text:style-name="P4">
Videos: []</text:p>
      <text:p text:style-name="P4">
Audios: []</text:p>
      <text:p text:style-name="P4">
Images: []</text:p>
      <text:p text:style-name="P4">
Type: NewsArticle</text:p>
      <text:p text:style-name="P4">
Breadcrumbs: ['即时', '国际']</text:p>
      <text:p text:style-name="P4">
Keywords: ['日韩关系', '日本', '韩国']</text:p>
      <!--METADATA-->
      <text:p text:style-name="P4">
知情人透露，日本和韩国防长将于6月初会晤，针对两国首脑会谈的后续措施进行讨论。若真的举行，这将是两国自2019年11月后时隔四年举行的首场防长会议。</text:p>
      <text:p text:style-name="P4">
韩联社星期一（5月8日）引述多名消息人士称，日韩两国防长或趁6月2日至4日到新加坡出席亚洲安全峰会——香格里拉对话时会面。届时，导致两国国防关系降至冰点的“日韩舰机矛盾”料成重点议题。</text:p>
      <text:p text:style-name="P4">
不过，韩国防部发言人全河奎星期一在例行记者会上说，国防部对“舰机矛盾”的立场不变，两国借此次首脑会谈商定加强互信关系，期待通过对话沟通寻求合理的解决方案。</text:p>
      <text:p text:style-name="P4">
日方指责韩国海军广开土大王号驱逐舰于2018年12月20日在韩国东部海域对日本海上自卫队P1巡逻机进行火控雷达照射，并公布了巡逻机拍摄的影像来佐证；韩政府则反驳指是日机低空飞行威胁了韩舰。韩日高层级国防政策会议因这起冲突而叫停。</text:p>
      <text:p text:style-name="P4">
Source: <text:a xlink:type="simple" xlink:href="https://www.zaobao.com.sg/realtime/world/story20230508-1392260" text:style-name="Internet_20_link" text:visited-style-name="Visited_20_Internet_20_Link">
https://www.zaobao.com.sg/realtime/world/story20230508-1392260</text:a>
</text:p>
      <!--NEWS-->
      <text:h text:style-name="P10" text:outline-level="1">
<text:span text:style-name="T4">
印度一架战机坠入民宅 三平民身亡</text:span>
</text:h>
      <text:p text:style-name="P4">
Author: 联合早报 (Person)</text:p>
      <text:p text:style-name="P4">
Publisher: 联合早报 (Organization)</text:p>
      <text:p text:style-name="P4">
Published Time: 2023-05-08T16:45</text:p>
      <text:p text:style-name="P4">
Modified Time: 2023-05-08T16:47</text:p>
      <text:p text:style-name="P4">
Description: 印度一架战机在北部边境拉贾斯坦邦坠入民宅，造成至少三名平民死亡。综合路透社和新华社报道，印度空军发声明说，一架米格-21战机星期一（5月8日）早上进行例行飞行训练时，在拉贾斯坦邦（...</text:p>
      <text:p text:style-name="P4">
Videos: []</text:p>
      <text:p text:style-name="P4">
Audios: []</text:p>
      <text:p text:style-name="P4">
Images: []</text:p>
      <text:p text:style-name="P4">
Type: NewsArticle</text:p>
      <text:p text:style-name="P4">
Breadcrumbs: ['即时', '国际']</text:p>
      <text:p text:style-name="P4">
Keywords: ['印度', '坠机', '战斗机']</text:p>
      <!--METADATA-->
      <text:p text:style-name="P4">
印度一架战机在北部边境拉贾斯坦邦坠入民宅，造成至少三名平民死亡。</text:p>
      <text:p text:style-name="P4">
综合路透社和新华社报道，印度空军发声明说，一架米格-21战机星期一（5月8日）早上进行例行飞行训练时，在拉贾斯坦邦（Rajasthan）苏拉特加尔空军基地附近的一处村落坠毁；飞行员在坠机前已跳伞逃命，但受了轻伤。</text:p>
      <text:p text:style-name="P4">
印度军方下令对坠机事故原因展开调查。</text:p>
      <text:p text:style-name="P4">
另据印度媒体报道，这架战机起飞后不久，飞行员就向地面发回出现技术故障的报告。</text:p>
      <text:p text:style-name="P4">
印度当局计划在2025年前停用所有苏联时代的战斗机机队。被印媒称为“飞行棺材”的米格-21战机，自1963年推出以来便一直是印度的主要战机，但近年接连发生坠机事故。</text:p>
      <text:p text:style-name="P4">
Source: <text:a xlink:type="simple" xlink:href="https://www.zaobao.com.sg/realtime/world/story20230508-1392261" text:style-name="Internet_20_link" text:visited-style-name="Visited_20_Internet_20_Link">
https://www.zaobao.com.sg/realtime/world/story20230508-1392261</text:a>
</text:p>
      <!--NEWS-->
      <text:h text:style-name="P10" text:outline-level="1">
<text:span text:style-name="T4">
美国佛罗里达州立法禁止中国公民在该州拥有土地 十多州研议跟进</text:span>
</text:h>
      <text:p text:style-name="P4">
Author: chinese@voanews.com (金谷)</text:p>
      <text:p text:style-name="P4">
Publisher: 美国之音中文网 (Type: NewsMediaOrganization)</text:p>
      <text:p text:style-name="P4">
Published Time: 2023-05-08T17:12:04+08:00</text:p>
      <text:p text:style-name="P4">
Modified Time: 2023-05-08 10:25:15Z</text:p>
      <text:p text:style-name="P4">
Description: 美国佛罗里达州一项禁止中国公民在该州拥有土地的法案已通过州立法机构，并提交给州长罗恩·德桑蒂斯(Ron DeSantis)签署成为法律，拟定7月1日正式实施。此法案引发当地华人不满群起抗议。</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florida-leigislation-chinese-land-ownership-20230508/7083177.html" text:style-name="Internet_20_link" text:visited-style-name="Visited_20_Internet_20_Link">
https://www.voachinese.com/a/florida-leigislation-chinese-land-ownership-20230508/7083177.html</text:a>
</text:p>
      <!--NEWS-->
      <text:h text:style-name="P10" text:outline-level="1">
<text:span text:style-name="T4">
挖俄罗斯墙角？习近平将主持中国中亚峰会</text:span>
</text:h>
      <text:p text:style-name="P4">
Author: chinese@voanews.com (杨安)</text:p>
      <text:p text:style-name="P4">
Publisher: 美国之音中文网 (Type: NewsMediaOrganization)</text:p>
      <text:p text:style-name="P4">
Published Time: 2023-05-08T17:29:33+08:00</text:p>
      <text:p text:style-name="P4">
Modified Time: 2023-05-08 09:29:33Z</text:p>
      <text:p text:style-name="P4">
Description: 中国外交部周一（5月8日）宣布，中国—中亚峰会将于5月18日在西安举行，中亚五国领导人应邀与会，国家主席习近平将主持峰会。俄罗斯自从入侵乌克兰后陷入泥沼，无暇南顾，中国正企图将影响力深植在中亚这块俄罗斯的传统势力范围。</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china-central-asia-summit-20230508/7083182.html" text:style-name="Internet_20_link" text:visited-style-name="Visited_20_Internet_20_Link">
https://www.voachinese.com/a/china-central-asia-summit-20230508/7083182.html</text:a>
</text:p>
      <!--NEWS-->
      <text:h text:style-name="P10" text:outline-level="1">
<text:span text:style-name="T4">
美国拟比照乌克兰模式军援台湾5亿美元武器 台湾国防部长：已经在谈</text:span>
</text:h>
      <text:p text:style-name="P4">
Author: chinese@voanews.com (金谷)</text:p>
      <text:p text:style-name="P4">
Publisher: 美国之音中文网 (Type: NewsMediaOrganization)</text:p>
      <text:p text:style-name="P4">
Published Time: 2023-05-08T18:06:24+08:00</text:p>
      <text:p text:style-name="P4">
Modified Time: 2023-05-08 10:06:24Z</text:p>
      <text:p text:style-name="P4">
Description: 路透社上周五(5月5日)报道，消息人士指出美国拜登政府计划利用与支持乌克兰类似的紧急授权，向台湾提供价值5亿美元的武器。周一(5月8日)台湾国防部长在立法院答询时证实此项说法，称该案已经在谈。</text:p>
      <text:p text:style-name="P4">
Videos: []</text:p>
      <text:p text:style-name="P4">
Images: []</text:p>
      <text:p text:style-name="P4">
Categories: ['美国', '中国', '台湾', '军事']</text:p>
      <text:p text:style-name="P4">
Type: None</text:p>
      <!--METADATA-->
      <text:p text:style-name="P4">
NoneNone</text:p>
      <text:p text:style-name="P4">
Source: <text:a xlink:type="simple" xlink:href="https://www.voachinese.com/a/taiwan-us-arms-aid-20230508/7083203.html" text:style-name="Internet_20_link" text:visited-style-name="Visited_20_Internet_20_Link">
https://www.voachinese.com/a/taiwan-us-arms-aid-20230508/7083203.html</text:a>
</text:p>
      <!--NEWS-->
      <text:h text:style-name="P10" text:outline-level="1">
<text:span text:style-name="T4">
拉菲兹：加息影响人民生活但会加强马币</text:span>
</text:h>
      <text:p text:style-name="P4">
Author: 联合早报 (Person)</text:p>
      <text:p text:style-name="P4">
Publisher: 联合早报 (Organization)</text:p>
      <text:p text:style-name="P4">
Published Time: 2023-05-08T18:27</text:p>
      <text:p text:style-name="P4">
Modified Time: 2023-05-08T18:27</text:p>
      <text:p text:style-name="P4">
Description: 马来西亚经济部长拉菲兹说，国家央行上调隔夜政策利率（OPR）的决定，虽会对民生造成影响，但却有助政府审慎地管理国家开销。 《东方日报》报道，拉菲兹星期一（5月8日）出席经济部开斋节...</text:p>
      <text:p text:style-name="P4">
Videos: []</text:p>
      <text:p text:style-name="P4">
Audios: []</text:p>
      <text:p text:style-name="P4">
Images: []</text:p>
      <text:p text:style-name="P4">
Type: NewsArticle</text:p>
      <text:p text:style-name="P4">
Breadcrumbs: ['即时', '国际']</text:p>
      <text:p text:style-name="P4">
Keywords: ['马来西亚', '经济', '加息']</text:p>
      <!--METADATA-->
      <text:p text:style-name="P4">
马来西亚经济部长拉菲兹说，国家央行上调隔夜政策利率（OPR）的决定，虽会对民生造成影响，但却有助政府审慎地管理国家开销。</text:p>
      <text:p text:style-name="P4">
《东方日报》报道，拉菲兹星期一（5月8日）出席经济部开斋节聚餐后，针对马国央行日前上调隔夜利率25个基点，恢复到冠病前的3%水平一事作出回应。</text:p>
      <text:p text:style-name="P4">
拉菲兹说，上调隔夜利率无形中也督促政府更审慎地消费，因为借贷成本更高，而加息是控制资金流动的手段之一。</text:p>
      <text:p text:style-name="P4">
加息虽然会对人民生活成本造成影响，但拉菲兹指出，从整体来看，加息也有助强化马国货币。</text:p>
      <text:p text:style-name="P4">
拉菲兹补充说：“若马国不顺应世界市场调整隔夜利率，将会造成其他影响，例如资金或投资组合外流的风险，最终削弱国家货币并流失投资。”</text:p>
      <text:p text:style-name="P4">
Source: <text:a xlink:type="simple" xlink:href="https://www.zaobao.com.sg/realtime/world/story20230508-1392279" text:style-name="Internet_20_link" text:visited-style-name="Visited_20_Internet_20_Link">
https://www.zaobao.com.sg/realtime/world/story20230508-1392279</text:a>
</text:p>
      <!--NEWS-->
      <text:h text:style-name="P10" text:outline-level="1">
<text:span text:style-name="T4">
亚细安外交官车队在缅甸遭枪袭</text:span>
</text:h>
      <text:p text:style-name="P4">
Author: 联合早报 (Person)</text:p>
      <text:p text:style-name="P4">
Publisher: 联合早报 (Organization)</text:p>
      <text:p text:style-name="P4">
Published Time: 2023-05-08T18:28</text:p>
      <text:p text:style-name="P4">
Modified Time: 2023-05-08T19:22</text:p>
      <text:p text:style-name="P4">
Description: 缅甸军方官员称，一支在缅甸旅行的亚细安外交官车队星期天（5月7日）遭不明武装分子持枪袭击。法新社报道，另一名常驻仰光的外国外交官说，这个由几辆车组成的外交官车队星期天在缅甸东部掸邦...</text:p>
      <text:p text:style-name="P4">
Videos: []</text:p>
      <text:p text:style-name="P4">
Audios: []</text:p>
      <text:p text:style-name="P4">
Images: []</text:p>
      <text:p text:style-name="P4">
Type: NewsArticle</text:p>
      <text:p text:style-name="P4">
Breadcrumbs: ['即时', '国际']</text:p>
      <text:p text:style-name="P4">
Keywords: ['亚细安', '缅甸']</text:p>
      <!--METADATA-->
      <text:p text:style-name="P4">
缅甸军方官员称，一支在缅甸旅行的亚细安外交官车队星期天（5月7日）遭不明武装分子持枪袭击。</text:p>
      <text:p text:style-name="P4">
法新社报道，另一名常驻仰光的外国外交官说，这个由几辆车组成的外交官车队星期天在缅甸东部掸邦首府的东枝市（Taunggyi）行驶时，遭到一个不明武装团体的袭击。</text:p>
      <text:p text:style-name="P4">
这名不愿具名的外交官指出，出事车队载有印度尼西亚和新加坡大使馆的外交官，以及协调亚细安区域集团人道主义救援的官员。但他并未透露车队的伤亡报告。</text:p>
      <text:p text:style-name="P4">
缅甸军官则说，车队遇袭时曾遭遇枪击。</text:p>
      <text:p text:style-name="P4">
印尼总统佐科星期一指出，这些官员和外交官星期天一直提供人道主义援助，并“在途中（与武装分子）发生枪战”。</text:p>
      <text:p text:style-name="P4">
掸邦南部的东枝市自政变于两年多前爆发后，鲜少发生暴力事件。但在今年3月，约有30名在当地一间寺院避难的人被杀，军政府和反政变者在屠杀发生后，相互推诿责任。</text:p>
      <text:p text:style-name="P4">
东南亚领导人将在本周前往印尼出席亚细安峰会，预计缅甸危机将成为此次峰会的主要议题。</text:p>
      <text:p text:style-name="P4">
Source: <text:a xlink:type="simple" xlink:href="https://www.zaobao.com.sg/realtime/world/story20230508-1392281" text:style-name="Internet_20_link" text:visited-style-name="Visited_20_Internet_20_Link">
https://www.zaobao.com.sg/realtime/world/story20230508-1392281</text:a>
</text:p>
      <!--NEWS-->
      <text:h text:style-name="P10" text:outline-level="1">
<text:span text:style-name="T4">
聿文视界：犹抱琵琶的“人民领袖”</text:span>
</text:h>
      <text:p text:style-name="P4">
Author: chinese@voanews.com (邓聿文)</text:p>
      <text:p text:style-name="P4">
Publisher: 美国之音中文网 (Type: NewsMediaOrganization)</text:p>
      <text:p text:style-name="P4">
Published Time: 2023-05-08T18:54:45+08:00</text:p>
      <text:p text:style-name="P4">
Modified Time: 2023-05-08 10:54:45Z</text:p>
      <text:p text:style-name="P4">
Description: 对习近平来说，在有了“核心”的称号后，他现在最想要的是“人民领袖”了。“核心”虽然意味着大权在握，但“人民领袖”除此之外，还意味着一种政治和道德的权威和神圣，自己的统治得到人民的拥护和支持。所以当局总想将这个称号正当化。</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deng-yuwen-on-xi-jinping-s-leadership-20230508/7083233.html" text:style-name="Internet_20_link" text:visited-style-name="Visited_20_Internet_20_Link">
https://www.voachinese.com/a/deng-yuwen-on-xi-jinping-s-leadership-20230508/7083233.html</text:a>
</text:p>
      <!--NEWS-->
      <text:h text:style-name="P10" text:outline-level="1">
<text:span text:style-name="T4">
印度一架米格21战机坠毁，酿二死数伤</text:span>
</text:h>
      <text:p text:style-name="P4">
Author: chinese@voanews.com (美国之音)</text:p>
      <text:p text:style-name="P4">
Publisher: 美国之音中文网 (Type: NewsMediaOrganization)</text:p>
      <text:p text:style-name="P4">
Published Time: 2023-05-08T19:41:15+08:00</text:p>
      <text:p text:style-name="P4">
Modified Time: 2023-05-08 11:41:15Z</text:p>
      <text:p text:style-name="P4">
Description: 一架印度军用喷气式飞机坠毁，造成地面上至少两人丧生，数人受伤。</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india-air-force-jet-crashes-2-killed-20230508/7083256.html" text:style-name="Internet_20_link" text:visited-style-name="Visited_20_Internet_20_Link">
https://www.voachinese.com/a/india-air-force-jet-crashes-2-killed-20230508/7083256.html</text:a>
</text:p>
      <!--NEWS-->
      <text:h text:style-name="P10" text:outline-level="1">
<text:span text:style-name="T4">
强化监控官员 中共措施恐难奏效</text:span>
</text:h>
      <text:p text:style-name="P4">
Author: chinese@voanews.com (平凡)</text:p>
      <text:p text:style-name="P4">
Publisher: 美国之音中文网 (Type: NewsMediaOrganization)</text:p>
      <text:p text:style-name="P4">
Published Time: 2023-05-08T20:51:49+08:00</text:p>
      <text:p text:style-name="P4">
Modified Time: 2023-05-08 12:51:49Z</text:p>
      <text:p text:style-name="P4">
Description: 据中国媒体5月1日报道，中共浙江省委原常委、杭州市委原书记周江勇被控受贿1.93亿余元，4月27日开庭审判，周江勇当庭认罪。中共改革开放四十余年，反腐倡廉也四十余年，但是官员贪腐仍然层出不穷，究竟根源何在？</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experts-on-nothing-can-stop-ccp-s-systematic-corruption-20230508-/7083347.html" text:style-name="Internet_20_link" text:visited-style-name="Visited_20_Internet_20_Link">
https://www.voachinese.com/a/china-experts-on-nothing-can-stop-ccp-s-systematic-corruption-20230508-/7083347.html</text:a>
</text:p>
      <!--NEWS-->
      <text:h text:style-name="P10" text:outline-level="1">
<text:span text:style-name="T4">
中国外长秦刚本周出访德、法、挪三国</text:span>
</text:h>
      <text:p text:style-name="P4">
Author: None (Language: zh)</text:p>
      <text:p text:style-name="P4">
Publisher: None</text:p>
      <text:p text:style-name="P4">
Time: 2023-05-08T5:28:00Z</text:p>
      <text:p text:style-name="P4">
Description: 中国外交部周一宣布，中国外长秦刚受邀将在本周先后访问德国、法国和挪威。秦刚周一在会见美国驻华大使伯恩斯时表示，当务之急是稳定中美关系、避免螺旋式下滑，防止中美之间出现意外，是两个大国相处必须要守住的底线。</text:p>
      <text:p text:style-name="P4">
Videos: []</text:p>
      <text:p text:style-name="P4">
Images: ["<text:a xlink:type="simple" xlink:href="https://static.dw.com/image/65382031_303.jpg" text:style-name="Internet_20_link" text:visited-style-name="Visited_20_Internet_20_Link">
65382031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奥巴马', '欧债危机', '欧盟', '岛屿主权争端', '专题报道：全景观看“习马会”', '德国', '中国', '挪威', '留学德国', '中共十九大']</text:p>
      <text:p text:style-name="P4">
Keywords: ['美国', '中国', '秦刚', '德国', '法国', '挪威', '布林肯', '伯恩斯', '美国驻华大使']</text:p>
      <text:p text:style-name="P4">
ID: 65549318</text:p>
      <!--METADATA-->
      <text:p text:style-name="P4">
<text:a xlink:type="simple" xlink:href="https://www.dw.com/zh/overlay/image/article/65549318/65382031" text:style-name="Internet_20_link" text:visited-style-name="Visited_20_Internet_20_Link">
 <draw:frame draw:style-name="fr1" draw:name="Image156" text:anchor-type="as-char" svg:width="6.9236in" svg:height="3.896998in" draw:z-index="0">
<draw:image xlink:href="../Images/dwzh/2023-05-08T5-28-00Z/65382031_303.jpg" xlink:type="simple" xlink:show="embed" xlink:actuate="onLoad" draw:mime-type="image/jpeg"/>
</draw:frame>
</text:a>
</text:p>
      <text:p text:style-name="P4">
秦刚将分别与德、法、挪三国外长举行会晤。</text:p>
      <text:p text:style-name="P4">
（德国之声中文网）中国外交部发言人汪文斌周一（5月8日）宣布，应德国外长贝尔博克、法国外长科隆纳、挪威外交大臣维特费尔特邀请，中国国务委员兼外交部长秦刚将于5月8日至12日访问德国、法国、挪威。访问期间，秦刚将分别与三国外长举行会晤。</text:p>
      <text:p text:style-name="P4">
德国外长 <text:a xlink:type="simple" xlink:href="https://www.dw.com/zh/zh/德外长访华有感如今中国更是制度对手/a-65374287" text:style-name="Internet_20_link" text:visited-style-name="Visited_20_Internet_20_Link">
 </text:a>
。她在访华期间表示，欧盟不久前表明，中国是伙伴、竞争者和体制对手。她说，明确的是，必须去面对这样一个有十多亿人口的崛起中的世界大国，并且是我们最大的贸易伙伴。而且，紧密的交流是必要的，这也符合民众、就业和经济界的利益。“但也很明确，我们在一些领域中对中国有依赖性，是不健康的依赖。”</text:p>
      <text:p text:style-name="P4">
贝尔博克说，这不意味着“脱钩”，而是降低风险，并且明确地知道经济上的依赖可能带来风险。贝尔博克说，因此，经济安全将是对华战略的一个中心议题。</text:p>
      <text:p text:style-name="P4">
就台湾问题，贝尔博克表态称，对德国政府而言，具有决定性的是，“那里不应出现军事冲突”。目标是冲突降级以及维护和平稳定。这意味着“不应单方面改变现状，更不能是使用军事武力”。</text:p>
      <text:h text:style-name="P12" text:outline-level="3">
<text:span text:style-name="T4">
德国外长访华 如何为马克龙「纠偏」？</text:span>
</text:h>
      <text:h text:style-name="P12" text:outline-level="3">
<text:span text:style-name="T4">
中国外交部警告欧盟 勿对中国企业实施制裁</text:span>
</text:h>
      <text:p text:style-name="P4">
据英国《金融时报》报道，布鲁塞尔将首次提议 <text:a xlink:type="simple" xlink:href="https://www.dw.com/zh/zh/媒體歐盟擬制裁七間助俄中企/a-65545705" text:style-name="Internet_20_link" text:visited-style-name="Visited_20_Internet_20_Link">
 </text:a>
。该报援引制裁名单副本指出，共有7家中国企业因向俄罗斯军工业出售可用于武器生产的设备而入列。欧盟成员国本週将讨论这项新制裁的具体措施，但要实际执行，还须得到27个成员国的一致同意。</text:p>
      <text:p text:style-name="P4">
中国外交部发言人汪文斌对此回应表示，“如果有关报道属实的话，欧方行径将严重破坏中欧互信与合作，加剧世界分裂和对抗，十分危险”。他强调说，中方敦促欧方不要走上错误道路，否则中方必将坚定维护自身合理合法权益。</text:p>
      <text:h text:style-name="P12" text:outline-level="3">
<text:span text:style-name="T4">
秦刚会见伯恩斯</text:span>
</text:h>
      <text:p text:style-name="P4">
中国外交部部长秦刚周一会见了 <text:a xlink:type="simple" xlink:href="https://www.dw.com/zh/zh/解凍美中關係美駐華大使願與中國對話/a-65497402" text:style-name="Internet_20_link" text:visited-style-name="Visited_20_Internet_20_Link">
 </text:a>
（NicholasBurns）。秦刚在会见时说：“去年11月，习近平主席同拜登总统在巴厘岛成功会晤并达成重要共识。但此后美方一系列错误言行破坏了中美关系来之不易的积极势头，双方商定的对话与合作议程受到干扰，两国关系再遇寒冰。”</text:p>
      <text:p text:style-name="P4">
他表示：“当务之急是稳定中美关系、避免螺旋式下滑，防止中美之间出现意外，这应该是中美之间最基本的共识，也是国与国、特别是两个大国相处必须要守住的底线。”</text:p>
      <text:p text:style-name="P4">
上周，美国驻华大使伯恩斯在华盛顿智库史汀生中心（StimsonCenter）举行的一次在线活动中表示，美国与中国的关系仍然复杂且充满竞争，但华盛顿并不寻求与北京发生冲突，并相信更多的对话将具有建设性。他强调，美国的大门是敞开的，但下一步的两国关系改善，取决于北京的态度。</text:p>
      <text:p text:style-name="P4">
今年2月，美军击落了一枚来自中国的疑似间谍气球之后，美中关系的进展也偏离了轨道，此事更导致美国国务卿布林肯取消了原定的北京之行。</text:p>
      <ul>
        <li>
          <draw:frame draw:style-name="fr1" draw:name="Image157" text:anchor-type="as-char" svg:width="6.9236in" svg:height="3.896998in" draw:z-index="0">
            <draw:image xlink:href="../Images/dwzh/2023-05-08T5-28-00Z/64640006_303.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158" text:anchor-type="as-char" svg:width="6.9236in" svg:height="3.896998in" draw:z-index="0">
            <draw:image xlink:href="../Images/dwzh/2023-05-08T5-28-00Z/64640851_303.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159" text:anchor-type="as-char" svg:width="6.9236in" svg:height="3.896998in" draw:z-index="0">
            <draw:image xlink:href="../Images/dwzh/2023-05-08T5-28-00Z/64636821_303.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160" text:anchor-type="as-char" svg:width="6.9236in" svg:height="3.896998in" draw:z-index="0">
            <draw:image xlink:href="../Images/dwzh/2023-05-08T5-28-00Z/64639698_303.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161" text:anchor-type="as-char" svg:width="6.9236in" svg:height="3.896998in" draw:z-index="0">
            <draw:image xlink:href="../Images/dwzh/2023-05-08T5-28-00Z/64639569_303.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162" text:anchor-type="as-char" svg:width="6.9236in" svg:height="3.896998in" draw:z-index="0">
            <draw:image xlink:href="../Images/dwzh/2023-05-08T5-28-00Z/64639728_303.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163" text:anchor-type="as-char" svg:width="6.9236in" svg:height="3.896998in" draw:z-index="0">
            <draw:image xlink:href="../Images/dwzh/2023-05-08T5-28-00Z/64641001_303.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上周 <text:a xlink:type="simple" xlink:href="https://www.dw.com/zh/zh/媒体中国拒绝重新安排布林肯访华行程/a-65334015" text:style-name="Internet_20_link" text:visited-style-name="Visited_20_Internet_20_Link">
 </text:a>
对《华盛顿邮报》表示，（美中）在各个层面重新建立正常的沟通渠道十分重要。路透社分析指出，这似乎显示出布林肯有希望访问北京。</text:p>
      <text:p text:style-name="P4">
下个月2日至4日“香格里拉对话”将在新加坡举办。彭博社引述不具名消息人士称，五角大厦正尝试安排美国国防部部长奥斯汀和中国国防部部长李尚福在“香格里拉对话”期间举行会谈。这一尝试发生在拜登政府试图与中方重启军事接触、但被后者多次拒接电话之际。</text:p>
      <text:p text:style-name="P4">
2018年9月20日，美国国务院宣布，因牵涉与俄罗斯主要武器出口商俄罗斯国防产品出口公司的“重大交易”，将依据2017年8月签署生效的“以制裁反制美国敌人法案”立即对时任中共中央军委装备发展部及部长李尚福实施制裁。</text:p>
      <text:p text:style-name="P4">
今年3月，李尚福被任命为国防部部长。</text:p>
      <text:p text:style-name="P4">
如果“香格里拉对话”期间的会谈成行，这将是今年2月气球事件后，中美防长首次举行面对面会晤。</text:p>
      <text:p text:style-name="P4">
上周，美国总统气候问题特使克里向路透社透露，中方已“邀请他近期访华”，就避免全球气候变化危机举行会谈。他表示拜登总统已经批准了这场会面，但具体时间尚不确定。</text:p>
      <text:p text:style-name="P4">
不过中国官方并未证实这一消息。中国外交部发言人毛宁上周在回答相关提问时说：“在气候变化问题上，中方的立场是一贯的。（涉及克里访华的）具体问题，请向中方主管部门了解。”</text:p>
      <text:p text:style-name="P4">
一段时间以来，美国国务卿布林肯、美国财政部长耶伦和商务部长雷蒙多都表达出 <text:a xlink:type="simple" xlink:href="https://www.dw.com/zh/zh/美財政部團隊傳2月赴中-媒體為耶倫訪華鋪路/a-64459379" text:style-name="Internet_20_link" text:visited-style-name="Visited_20_Internet_20_Link">
 </text:a>
 愿望，但暂时都未获得进展。</text:p>
      <text:p text:style-name="P4">
周一在与美国驻华大使伯恩斯举行会面时，中国外长秦刚还表示，美方应端正对华认知，回归理性，扣好中美关系的第一粒纽扣，在两国各自更好发展中彼此成就。不能一方面讲沟通，一方面却不断对中国打压遏制。不能说一套做一套。必须尊重中方的底线红线，停止损害中国的主权、安全、发展利益，尤其要正确处理台湾问题，停止继续掏空一个中国原则，停止支持纵容“台独”分裂势力。</text:p>
      <text:h text:style-name="P12" text:outline-level="3">
<text:span text:style-name="T4">
北京将如何解决台湾问题</text:span>
</text:h>
      <text:p text:style-name="P4">
上周，路透社曾报道，美国国会批准透过总统拨款权（PDA）向台湾提供5亿美元武器援助。总统拨款权是加速提供安全援助的授权办法。美国援助乌克兰曾采取过此方式，即允许美国总统在紧急情况下，不经国会许可即转移美国库存中的物品和服务。</text:p>
      <text:p text:style-name="P4">
美国驻华大使伯恩斯周一在推特上表示：“今天，我与国务委员兼外交部长秦刚举行了会晤。我们讨论了美中关系中的挑战，以及稳定关系并扩大高级别沟通的必要性。”</text:p>
      <text:p text:style-name="P4">
（法新社、路透社）</text:p>
      <text:p text:style-name="P4">
Source: <text:a xlink:type="simple" xlink:href="https://www.dw.com/zh/中国外长秦刚本周出访德、法、挪三国/a-65549318" text:style-name="Internet_20_link" text:visited-style-name="Visited_20_Internet_20_Link">
https://www.dw.com/zh/中国外长秦刚本周出访德、法、挪三国/a-65549318?maca=chi-rss-chi-all-1127-rdf</text:a>
</text:p>
      <!--NEWS-->
      <text:h text:style-name="P10" text:outline-level="1">
<text:span text:style-name="T4">
56年前俘虏切．格瓦拉 玻利维亚将军普拉多萨蒙辞世</text:span>
</text:h>
      <text:p text:style-name="P4">
Publisher: 法新社</text:p>
      <text:p text:style-name="P4">
Published Time: 2023-05-08T5:32:08+00:00</text:p>
      <text:p text:style-name="P4">
Modified Time: 2023-05-08T09:05:02+00:00</text:p>
      <text:p text:style-name="P4">
Description: （法新社拉巴斯7日电） 玻利维亚将军普拉多萨蒙（Gary Prado Salmon）的儿子在社群媒体上表示，1967年俘虏共产主义革命领袖切・格瓦拉（Ernes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5-08T5-32-08-00-00/000000.png" xlink:type="simple" xlink:show="embed" xlink:actuate="onLoad" draw:mime-type="image/png"/>
</draw:frame>
</text:p>
      <text:p text:style-name="P4">
普拉多萨蒙的儿子在脸书（Facebook）写道：「他的妻儿随侍在侧。」</text:p>
      <text:p text:style-name="P4">
「他留给我们爱、诚实、毅力等遗产。他是个了不起的人。」</text:p>
      <text:p text:style-name="P4">
阿根廷革命家切・格瓦拉在古巴共产革命期间和斐代尔・卡斯楚（Fidel Castro）一起成名。</text:p>
      <text:p text:style-name="P4">
1967年10月8日，身为巡逻队负责人的普拉多萨蒙在玻利维亚西南部，俘获在军事行动中受了伤的切・格瓦拉。玻利维亚军方隔天就将他处决。</text:p>
      <text:p text:style-name="P4">
Source: <text:a xlink:type="simple" xlink:href="https://www.rfi.fr/cn/%E5%9B%BD%E9%99%85%E6%8A%A5%E9%81%93/20230508-56%E5%B9%B4%E5%89%8D%E4%BF%98%E8%99%8F%E5%88%87%EF%BC%8E%E6%A0%BC%E7%93%A6%E6%8B%89-%E7%8E%BB%E5%88%A9%E7%BB%B4%E4%BA%9A%E5%B0%86%E5%86%9B%E6%99%AE%E6%8B%89%E5%A4%9A%E8%90%A8%E8%92%99%E8%BE%9E%E4%B8%96" text:style-name="Internet_20_link" text:visited-style-name="Visited_20_Internet_20_Link">
https://www.rfi.fr/cn/%E5%9B%BD%E9%99%85%E6%8A%A5%E9%81%93/20230508-56%E5%B9%B4%E5%89%8D%E4%BF%98%E8%99%8F%E5%88%87%EF%BC%8E%E6%A0%BC%E7%93%A6%E6%8B%89-%E7%8E%BB%E5%88%A9%E7%BB%B4%E4%BA%9A%E5%B0%86%E5%86%9B%E6%99%AE%E6%8B%89%E5%A4%9A%E8%90%A8%E8%92%99%E8%BE%9E%E4%B8%96</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